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882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65in" fo:break-before="auto" style:use-optimal-row-height="fals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1.5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7b3ca"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b7b3ca"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0000"/>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number-columns-repeated="16383" table:default-cell-style-name="Default"/>
        <table:table-row table:style-name="ro1">
          <table:table-cell table:style-name="ce1" office:value-type="string" calcext:value-type="string">
            <text:p>2008 11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Kam atiteks namai?" Komedija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Virėjų kovo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Žvaigždžių vart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25 Eurolygos rungtynės. "Sluc Nancy Basket" – Kauno "Žalgiris".</text:p>
          </table:table-cell>
          <table:table-cell table:number-columns-repeated="16383"/>
        </table:table-row>
        <table:table-row table:style-name="ro1">
          <table:table-cell office:value-type="string" calcext:value-type="string">
            <text:p>23.20 "Peterburgo banditai".</text:p>
          </table:table-cell>
          <table:table-cell table:number-columns-repeated="16383"/>
        </table:table-row>
        <table:table-row table:style-name="ro1">
          <table:table-cell office:value-type="string" calcext:value-type="string">
            <text:p>0.20 "Sielų jūra".</text:p>
          </table:table-cell>
          <table:table-cell table:number-columns-repeated="16383"/>
        </table:table-row>
        <table:table-row table:style-name="ro1">
          <table:table-cell office:value-type="string" calcext:value-type="string">
            <text:p>1.30 "Telejazz".</text:p>
          </table:table-cell>
          <table:table-cell table:number-columns-repeated="16383"/>
        </table:table-row>
        <table:table-row table:style-name="ro1">
          <table:table-cell office:value-type="string" calcext:value-type="string">
            <text:p>2008 11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Čia ir dabar".</text:p>
          </table:table-cell>
          <table:table-cell table:number-columns-repeated="16383"/>
        </table:table-row>
        <table:table-row table:style-name="ro1">
          <table:table-cell office:value-type="string" calcext:value-type="string">
            <text:p>20.35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Brolis lokys". Animacinis f.</text:p>
          </table:table-cell>
          <table:table-cell table:number-columns-repeated="16383"/>
        </table:table-row>
        <table:table-row table:style-name="ro1">
          <table:table-cell office:value-type="string" calcext:value-type="string">
            <text:p>21.45 "Psichoterapija". Komedija.</text:p>
          </table:table-cell>
          <table:table-cell table:number-columns-repeated="16383"/>
        </table:table-row>
        <table:table-row table:style-name="ro1">
          <table:table-cell office:value-type="string" calcext:value-type="string">
            <text:p>23.55 "Sodų bendrija". Komedija.</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1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Magija".</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Amerikietiškos Faivelo istorijos".</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Kazamas". Komedija.</text:p>
          </table:table-cell>
          <table:table-cell table:number-columns-repeated="16383"/>
        </table:table-row>
        <table:table-row table:style-name="ro1">
          <table:table-cell office:value-type="string" calcext:value-type="string">
            <text:p>12.00 "Briusterio milijonai".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Atlantida".</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Žvaigždžių vartai".</text:p>
          </table:table-cell>
          <table:table-cell table:number-columns-repeated="16383"/>
        </table:table-row>
        <table:table-row table:style-name="ro1">
          <table:table-cell office:value-type="string" calcext:value-type="string">
            <text:p>21.10 "Pražūtinga viršukalnė". Veiksmo f.</text:p>
          </table:table-cell>
          <table:table-cell table:number-columns-repeated="16383"/>
        </table:table-row>
        <table:table-row table:style-name="ro1">
          <table:table-cell office:value-type="string" calcext:value-type="string">
            <text:p>23.10 "Grobuonis". Trileris.</text:p>
          </table:table-cell>
          <table:table-cell table:number-columns-repeated="16383"/>
        </table:table-row>
        <table:table-row table:style-name="ro1">
          <table:table-cell office:value-type="string" calcext:value-type="string">
            <text:p>1.20 "Šventasis Ralfas". Komedij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3" office:value-type="string" calcext:value-type="string" table:number-columns-spanned="2" table:number-rows-spanned="1">
            <text:p>2008 11 16</text:p>
          </table:table-cell>
          <table:covered-table-cell/>
          <table:table-cell table:number-columns-repeated="16382"/>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Magija".</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Amerikietiškos Faivelo istorijos".</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Šnipų istorija". Nuotykių f.</text:p>
          </table:table-cell>
          <table:table-cell table:number-columns-repeated="16383"/>
        </table:table-row>
        <table:table-row table:style-name="ro1">
          <table:table-cell office:value-type="string" calcext:value-type="string">
            <text:p>12.00 "Boufingeri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Atlantida".</text:p>
          </table:table-cell>
          <table:table-cell table:number-columns-repeated="16383"/>
        </table:table-row>
        <table:table-row table:style-name="ro1">
          <table:table-cell office:value-type="string" calcext:value-type="string">
            <text:p>17.00 "DiArchy kodas"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Saulės ašaros". Veiksmo f.</text:p>
          </table:table-cell>
          <table:table-cell table:number-columns-repeated="16383"/>
        </table:table-row>
        <table:table-row table:style-name="ro1">
          <table:table-cell office:value-type="string" calcext:value-type="string">
            <text:p>0.00 "Neištikimoji". Drama.</text:p>
          </table:table-cell>
          <table:table-cell table:number-columns-repeated="16383"/>
        </table:table-row>
        <table:table-row table:style-name="ro1">
          <table:table-cell office:value-type="string" calcext:value-type="string">
            <text:p>2.3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3" office:value-type="string" calcext:value-type="string" table:number-columns-spanned="2" table:number-rows-spanned="1">
            <text:p>2008 11 17</text:p>
          </table:table-cell>
          <table:covered-table-cell/>
          <table:table-cell table:number-columns-repeated="16382"/>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Boufingeris". Komedija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ce1" office:value-type="string" calcext:value-type="string">
            <text:p>2008 11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Virėjų kovo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ce1" office:value-type="string" calcext:value-type="string">
            <text:p>2008 11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Žvaigždžių vart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Peterburgo banditai".</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ce1" office:value-type="string" calcext:value-type="string">
            <text:p>2008 11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Čia ir dabar".</text:p>
          </table:table-cell>
          <table:table-cell table:number-columns-repeated="16383"/>
        </table:table-row>
        <table:table-row table:style-name="ro1">
          <table:table-cell office:value-type="string" calcext:value-type="string">
            <text:p>20.35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ce1" office:value-type="string" calcext:value-type="string">
            <text:p>2008 11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Atkovotas kamuolys". Komedija.</text:p>
          </table:table-cell>
          <table:table-cell table:number-columns-repeated="16383"/>
        </table:table-row>
        <table:table-row table:style-name="ro1">
          <table:table-cell office:value-type="string" calcext:value-type="string">
            <text:p>21.50 "Laimingasis Gilmoras". Komedija.</text:p>
          </table:table-cell>
          <table:table-cell table:number-columns-repeated="16383"/>
        </table:table-row>
        <table:table-row table:style-name="ro1">
          <table:table-cell office:value-type="string" calcext:value-type="string">
            <text:p>23.50 "Jackass. Numeris antras". Komedija.</text:p>
          </table:table-cell>
          <table:table-cell table:number-columns-repeated="16383"/>
        </table:table-row>
        <table:table-row table:style-name="ro1">
          <table:table-cell office:value-type="string" calcext:value-type="string">
            <text:p>1.30 "Telejazz".</text:p>
          </table:table-cell>
          <table:table-cell table:number-columns-repeated="16383"/>
        </table:table-row>
        <table:table-row table:style-name="ro1">
          <table:table-cell table:style-name="ce1" office:value-type="string" calcext:value-type="string">
            <text:p>2008 11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Magija".</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Amerikietiškos Faivelo istorijos".</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2">
          <table:table-cell office:value-type="string" calcext:value-type="string">
            <text:p>10.00 "Vėžliai nindzės 2: Ozo paslaptis". Veiksmo f.</text:p>
          </table:table-cell>
          <table:table-cell table:number-columns-repeated="16383"/>
        </table:table-row>
        <table:table-row table:style-name="ro1">
          <table:table-cell office:value-type="string" calcext:value-type="string">
            <text:p>11.35 "Noting Hila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Žvaigždžių vartai. Finalas".</text:p>
          </table:table-cell>
          <table:table-cell table:number-columns-repeated="16383"/>
        </table:table-row>
        <table:table-row table:style-name="ro1">
          <table:table-cell office:value-type="string" calcext:value-type="string">
            <text:p>21.10 "Žemės branduolys". Veiksmo f.</text:p>
          </table:table-cell>
          <table:table-cell table:number-columns-repeated="16383"/>
        </table:table-row>
        <table:table-row table:style-name="ro1">
          <table:table-cell office:value-type="string" calcext:value-type="string">
            <text:p>23.50 "Grobuonis2". Trileris.</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8 11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Magija".</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Amerikietiškos Faivelo istorijos".</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Skolininkai". Fantastinis f.</text:p>
          </table:table-cell>
          <table:table-cell table:number-columns-repeated="16383"/>
        </table:table-row>
        <table:table-row table:style-name="ro1">
          <table:table-cell office:value-type="string" calcext:value-type="string">
            <text:p>11.40 "Žaislai". Komedija. </text:p>
          </table:table-cell>
          <table:table-cell table:number-columns-repeated="16383"/>
        </table:table-row>
        <table:table-row table:style-name="ro2">
          <table:table-cell office:value-type="string" calcext:value-type="string">
            <text:p>14.25 "Juokingiausi Amerikos namų vaizdeliai".</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iArchy kodas"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Mirties apsupty". Veiksmo f.</text:p>
          </table:table-cell>
          <table:table-cell table:number-columns-repeated="16383"/>
        </table:table-row>
        <table:table-row table:style-name="ro1">
          <table:table-cell office:value-type="string" calcext:value-type="string">
            <text:p>23.30 "Didelės mergaitės neverkia". Drama.</text:p>
          </table:table-cell>
          <table:table-cell table:number-columns-repeated="16383"/>
        </table:table-row>
        <table:table-row table:style-name="ro1">
          <table:table-cell office:value-type="string" calcext:value-type="string">
            <text:p>1.3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8 11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Žaislai". Komedija (k).</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Virėjų kovo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Žvaigždžių vartai. Finala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Sielų jūr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8 11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2">
          <table:table-cell office:value-type="string" calcext:value-type="string">
            <text:p>19.40 Eurolygos rungtynės. Kauno "Žalgiris" – "FC Barcelona".</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5 "Kaulai".</text:p>
          </table:table-cell>
          <table:table-cell table:number-columns-repeated="16383"/>
        </table:table-row>
        <table:table-row table:style-name="ro1">
          <table:table-cell office:value-type="string" calcext:value-type="string">
            <text:p>0.05 "Džesika Flečer".</text:p>
          </table:table-cell>
          <table:table-cell table:number-columns-repeated="16383"/>
        </table:table-row>
        <table:table-row table:style-name="ro1">
          <table:table-cell office:value-type="string" calcext:value-type="string">
            <text:p>2.05 "Telejazz".</text:p>
          </table:table-cell>
          <table:table-cell table:number-columns-repeated="16383"/>
        </table:table-row>
        <table:table-row table:style-name="ro1">
          <table:table-cell office:value-type="string" calcext:value-type="string">
            <text:p>2008 11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Skylė sienoj" (k).</text:p>
          </table:table-cell>
          <table:table-cell table:number-columns-repeated="16383"/>
        </table:table-row>
        <table:table-row table:style-name="ro1">
          <table:table-cell office:value-type="string" calcext:value-type="string">
            <text:p>10.30 "Detektyvai"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Avata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Medalionas". Komedija.</text:p>
          </table:table-cell>
          <table:table-cell table:number-columns-repeated="16383"/>
        </table:table-row>
        <table:table-row table:style-name="ro1">
          <table:table-cell office:value-type="string" calcext:value-type="string">
            <text:p>21.50 "Gladiatorius". Veiksmo f.</text:p>
          </table:table-cell>
          <table:table-cell table:number-columns-repeated="16383"/>
        </table:table-row>
        <table:table-row table:style-name="ro1">
          <table:table-cell office:value-type="string" calcext:value-type="string">
            <text:p>1.00 "Apgirtę nuo meilės". Komedija.</text:p>
          </table:table-cell>
          <table:table-cell table:number-columns-repeated="16383"/>
        </table:table-row>
        <table:table-row table:style-name="ro1">
          <table:table-cell office:value-type="string" calcext:value-type="string">
            <text:p>3.00 "Telejazz".</text:p>
          </table:table-cell>
          <table:table-cell table:number-columns-repeated="16383"/>
        </table:table-row>
        <table:table-row table:style-name="ro1">
          <table:table-cell office:value-type="string" calcext:value-type="string">
            <text:p>2008 11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Magija".</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Vėžliai nindzės 3". Veiksmo f.</text:p>
          </table:table-cell>
          <table:table-cell table:number-columns-repeated="16383"/>
        </table:table-row>
        <table:table-row table:style-name="ro1">
          <table:table-cell office:value-type="string" calcext:value-type="string">
            <text:p>12.00 "Mėlynakis Miki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Auksiniai svogūnai 2008".</text:p>
          </table:table-cell>
          <table:table-cell table:number-columns-repeated="16383"/>
        </table:table-row>
        <table:table-row table:style-name="ro1">
          <table:table-cell office:value-type="string" calcext:value-type="string">
            <text:p>22.05 "Lūžio linija". Veiksmo f.</text:p>
          </table:table-cell>
          <table:table-cell table:number-columns-repeated="16383"/>
        </table:table-row>
        <table:table-row table:style-name="ro1">
          <table:table-cell office:value-type="string" calcext:value-type="string">
            <text:p>23.45 "Detoksikacija". Trileris.</text:p>
          </table:table-cell>
          <table:table-cell table:number-columns-repeated="16383"/>
        </table:table-row>
        <table:table-row table:style-name="ro1">
          <table:table-cell office:value-type="string" calcext:value-type="string">
            <text:p>1.45 "Tarpinė grandis". Nuotykių f.</text:p>
          </table:table-cell>
          <table:table-cell table:number-columns-repeated="16383"/>
        </table:table-row>
        <table:table-row table:style-name="ro1">
          <table:table-cell table:style-name="ce1" office:value-type="string" calcext:value-type="string">
            <text:p>2008 11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Magija".</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Jaunasis Heraklis".</text:p>
          </table:table-cell>
          <table:table-cell table:number-columns-repeated="16383"/>
        </table:table-row>
        <table:table-row table:style-name="ro1">
          <table:table-cell office:value-type="string" calcext:value-type="string">
            <text:p>11.40 "Pašėlęs dėl Mambo". Komedija.</text:p>
          </table:table-cell>
          <table:table-cell table:number-columns-repeated="16383"/>
        </table:table-row>
        <table:table-row table:style-name="ro2">
          <table:table-cell office:value-type="string" calcext:value-type="string">
            <text:p>13.2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iArchy kodas"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Užsienietis". Veiksmo f.</text:p>
          </table:table-cell>
          <table:table-cell table:number-columns-repeated="16383"/>
        </table:table-row>
        <table:table-row table:style-name="ro1">
          <table:table-cell office:value-type="string" calcext:value-type="string">
            <text:p>23.30 "Tėvo Amaro nusikaltimas". Drama.</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8 12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Avata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Pašėlęs dėl Mambo". Komedija (k).</text:p>
          </table:table-cell>
          <table:table-cell table:number-columns-repeated="16383"/>
        </table:table-row>
        <table:table-row table:style-name="ro2">
          <table:table-cell office:value-type="string" calcext:value-type="string">
            <text:p>12.40 "Juokingiausi Amerikos namų vaizdeli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 </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8 12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Virėjų kovo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Auksiniai svogūnai 2008"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2">
          <table:table-cell office:value-type="string" calcext:value-type="string">
            <text:p>19.40 Eurolygos rungtynės. Kauno "Žalgiris" – Atėnų "Panathinaiko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Skylė sienoj" (k).</text:p>
          </table:table-cell>
          <table:table-cell table:number-columns-repeated="16383"/>
        </table:table-row>
        <table:table-row table:style-name="ro1">
          <table:table-cell office:value-type="string" calcext:value-type="string">
            <text:p>10.30 "Detektyvai"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Šarlotės voratinklis". Komedija.</text:p>
          </table:table-cell>
          <table:table-cell table:number-columns-repeated="16383"/>
        </table:table-row>
        <table:table-row table:style-name="ro1">
          <table:table-cell office:value-type="string" calcext:value-type="string">
            <text:p>22.10 "Kelyje po Europą". Komedija.</text:p>
          </table:table-cell>
          <table:table-cell table:number-columns-repeated="16383"/>
        </table:table-row>
        <table:table-row table:style-name="ro1">
          <table:table-cell office:value-type="string" calcext:value-type="string">
            <text:p>0.10 "Skandalingoji plunksna". Drama.</text:p>
          </table:table-cell>
          <table:table-cell table:number-columns-repeated="16383"/>
        </table:table-row>
        <table:table-row table:style-name="ro1">
          <table:table-cell office:value-type="string" calcext:value-type="string">
            <text:p>2.50 "Telejazz".</text:p>
          </table:table-cell>
          <table:table-cell table:number-columns-repeated="16383"/>
        </table:table-row>
        <table:table-row table:style-name="ro1">
          <table:table-cell office:value-type="string" calcext:value-type="string">
            <text:p>2008 12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Magija".</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ano mergytė". Komedija.</text:p>
          </table:table-cell>
          <table:table-cell table:number-columns-repeated="16383"/>
        </table:table-row>
        <table:table-row table:style-name="ro1">
          <table:table-cell office:value-type="string" calcext:value-type="string">
            <text:p>12.00 "Fleča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9.05 "Vakar buvo vakar". "Picaso" sugrįžimo koncertas.</text:p>
          </table:table-cell>
          <table:table-cell table:number-columns-repeated="16383"/>
        </table:table-row>
        <table:table-row table:style-name="ro1">
          <table:table-cell office:value-type="string" calcext:value-type="string">
            <text:p>21.05 "Nuostabioji". Komedija.</text:p>
          </table:table-cell>
          <table:table-cell table:number-columns-repeated="16383"/>
        </table:table-row>
        <table:table-row table:style-name="ro1">
          <table:table-cell office:value-type="string" calcext:value-type="string">
            <text:p>23.05 "Pagrobimas". Kriminalinis f.</text:p>
          </table:table-cell>
          <table:table-cell table:number-columns-repeated="16383"/>
        </table:table-row>
        <table:table-row table:style-name="ro1">
          <table:table-cell office:value-type="string" calcext:value-type="string">
            <text:p>1.05 "Meilė ir kulka". Veiksmo f.</text:p>
          </table:table-cell>
          <table:table-cell table:number-columns-repeated="16383"/>
        </table:table-row>
        <table:table-row table:style-name="ro1">
          <table:table-cell office:value-type="string" calcext:value-type="string">
            <text:p>2.45 "Telejazz".</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8 12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Magija".</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Tikrasis makao lobis". Nuotykių f.</text:p>
          </table:table-cell>
          <table:table-cell table:number-columns-repeated="16383"/>
        </table:table-row>
        <table:table-row table:style-name="ro1">
          <table:table-cell office:value-type="string" calcext:value-type="string">
            <text:p>11.40 "Gobšuoliai".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iArchy kodas"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Kartą Meksikoje". Veiksmo f.</text:p>
          </table:table-cell>
          <table:table-cell table:number-columns-repeated="16383"/>
        </table:table-row>
        <table:table-row table:style-name="ro1">
          <table:table-cell office:value-type="string" calcext:value-type="string">
            <text:p>23.30 "Išleisti dvasią". Komedija.</text:p>
          </table:table-cell>
          <table:table-cell table:number-columns-repeated="16383"/>
        </table:table-row>
        <table:table-row table:style-name="ro1">
          <table:table-cell office:value-type="string" calcext:value-type="string">
            <text:p>1.10 "Telejazz".</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8 12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Gobšuoliai". Komedij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 ("</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2">
          <table:table-cell office:value-type="string" calcext:value-type="string">
            <text:p>11.00 "Vakar buvo vakar". „Picaso" sugrįžimo koncerta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2">
          <table:table-cell office:value-type="string" calcext:value-type="string">
            <text:p>21.55 Eurolygos rungtynės. Sienos "Montepaschi" – Kauno</text:p>
          </table:table-cell>
          <table:table-cell table:number-columns-repeated="16383"/>
        </table:table-row>
        <table:table-row table:style-name="ro1">
          <table:table-cell office:value-type="string" calcext:value-type="string">
            <text:p>"Žalgir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Čia ir dabar".</text:p>
          </table:table-cell>
          <table:table-cell table:number-columns-repeated="16383"/>
        </table:table-row>
        <table:table-row table:style-name="ro1">
          <table:table-cell office:value-type="string" calcext:value-type="string">
            <text:p>20.35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8 12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 </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Madagaskaras".</text:p>
          </table:table-cell>
          <table:table-cell table:number-columns-repeated="16383"/>
        </table:table-row>
        <table:table-row table:style-name="ro1">
          <table:table-cell office:value-type="string" calcext:value-type="string">
            <text:p>21.45 "Skorpionų karalius". Nuotykių f.</text:p>
          </table:table-cell>
          <table:table-cell table:number-columns-repeated="16383"/>
        </table:table-row>
        <table:table-row table:style-name="ro1">
          <table:table-cell office:value-type="string" calcext:value-type="string">
            <text:p>23.25 "Siaubo klubas". Trileris.</text:p>
          </table:table-cell>
          <table:table-cell table:number-columns-repeated="16383"/>
        </table:table-row>
        <table:table-row table:style-name="ro1">
          <table:table-cell office:value-type="string" calcext:value-type="string">
            <text:p>1.30 "Telejazz".</text:p>
          </table:table-cell>
          <table:table-cell table:number-columns-repeated="16383"/>
        </table:table-row>
        <table:table-row table:style-name="ro1">
          <table:table-cell office:value-type="string" calcext:value-type="string">
            <text:p>2008 12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Magija".</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ano mergytė 2". Komedija.</text:p>
          </table:table-cell>
          <table:table-cell table:number-columns-repeated="16383"/>
        </table:table-row>
        <table:table-row table:style-name="ro1">
          <table:table-cell office:value-type="string" calcext:value-type="string">
            <text:p>12.00 "Flečas gyvas".</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Vienas namuose". Komedija.</text:p>
          </table:table-cell>
          <table:table-cell table:number-columns-repeated="16383"/>
        </table:table-row>
        <table:table-row table:style-name="ro1">
          <table:table-cell office:value-type="string" calcext:value-type="string">
            <text:p>21.10 "Vyrai juodais drabužiais". Komedija.</text:p>
          </table:table-cell>
          <table:table-cell table:number-columns-repeated="16383"/>
        </table:table-row>
        <table:table-row table:style-name="ro1">
          <table:table-cell office:value-type="string" calcext:value-type="string">
            <text:p>23.10 "Prezidento lėktuvas 2". Veiksmo f.</text:p>
          </table:table-cell>
          <table:table-cell table:number-columns-repeated="16383"/>
        </table:table-row>
        <table:table-row table:style-name="ro1">
          <table:table-cell office:value-type="string" calcext:value-type="string">
            <text:p>0.50 "Vienišas karys". Veiksmo f.</text:p>
          </table:table-cell>
          <table:table-cell table:number-columns-repeated="16383"/>
        </table:table-row>
        <table:table-row table:style-name="ro1">
          <table:table-cell office:value-type="string" calcext:value-type="string">
            <text:p>2.3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15 "Teleparduotuvė".</text:p>
          </table:table-cell>
          <table:table-cell table:number-columns-repeated="16383"/>
        </table:table-row>
        <table:table-row table:style-name="ro1">
          <table:table-cell office:value-type="string" calcext:value-type="string">
            <text:p>6.30 "Magija".</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aslapčių saugotoja". Komedija.</text:p>
          </table:table-cell>
          <table:table-cell table:number-columns-repeated="16383"/>
        </table:table-row>
        <table:table-row table:style-name="ro1">
          <table:table-cell office:value-type="string" calcext:value-type="string">
            <text:p>12.00 "Įsibrovėlė".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2">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II-ojo etapo apžvalg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2">
          <table:table-cell office:value-type="string" calcext:value-type="string">
            <text:p>21.30 "Griausmingieji Čarlio angelai". Veiksmo f.</text:p>
          </table:table-cell>
          <table:table-cell table:number-columns-repeated="16383"/>
        </table:table-row>
        <table:table-row table:style-name="ro1">
          <table:table-cell office:value-type="string" calcext:value-type="string">
            <text:p>23.40 "Ponas Džounsas". Drama.</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8 12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Įsibrovėlė". Komedij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Kriminaliniai tyrimai".</text:p>
          </table:table-cell>
          <table:table-cell table:number-columns-repeated="16383"/>
        </table:table-row>
        <table:table-row table:style-name="ro1">
          <table:table-cell office:value-type="string" calcext:value-type="string">
            <text:p>20.35 "Skylė sienoj".</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2">
          <table:table-cell office:value-type="string" calcext:value-type="string">
            <text:p>19.40 Eurolygos rungtynės. Kauno "Žalgiris" – Sopoto "Asseco</text:p>
          </table:table-cell>
          <table:table-cell table:number-columns-repeated="16383"/>
        </table:table-row>
        <table:table-row table:style-name="ro1">
          <table:table-cell office:value-type="string" calcext:value-type="string">
            <text:p>Prokom".</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Skylė sienoj" (k).</text:p>
          </table:table-cell>
          <table:table-cell table:number-columns-repeated="16383"/>
        </table:table-row>
        <table:table-row table:style-name="ro1">
          <table:table-cell office:value-type="string" calcext:value-type="string">
            <text:p>10.30 "Detektyvai" (k).</text:p>
          </table:table-cell>
          <table:table-cell table:number-columns-repeated="16383"/>
        </table:table-row>
        <table:table-row table:style-name="ro1">
          <table:table-cell office:value-type="string" calcext:value-type="string">
            <text:p>11.00 "Broliai"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2">
          <table:table-cell office:value-type="string" calcext:value-type="string">
            <text:p>20.10 "Milijonas šventinių lempučių". Komedija.</text:p>
          </table:table-cell>
          <table:table-cell table:number-columns-repeated="16383"/>
        </table:table-row>
        <table:table-row table:style-name="ro1">
          <table:table-cell office:value-type="string" calcext:value-type="string">
            <text:p>22.10 "Pakvaišę dėl Merės". Komedija.</text:p>
          </table:table-cell>
          <table:table-cell table:number-columns-repeated="16383"/>
        </table:table-row>
        <table:table-row table:style-name="ro1">
          <table:table-cell office:value-type="string" calcext:value-type="string">
            <text:p>0.40 "Moteris ir trys jos vyrai". Komedija.</text:p>
          </table:table-cell>
          <table:table-cell table:number-columns-repeated="16383"/>
        </table:table-row>
        <table:table-row table:style-name="ro1">
          <table:table-cell office:value-type="string" calcext:value-type="string">
            <text:p>2.45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Didžioji Edžio aistra". Komedija.</text:p>
          </table:table-cell>
          <table:table-cell table:number-columns-repeated="16383"/>
        </table:table-row>
        <table:table-row table:style-name="ro1">
          <table:table-cell office:value-type="string" calcext:value-type="string">
            <text:p>11.35 "Hadsakerio įpėdini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9.05 "Vienas namuose 2: pasiklydęs Niujorke". Komedija.</text:p>
          </table:table-cell>
          <table:table-cell table:number-columns-repeated="16383"/>
        </table:table-row>
        <table:table-row table:style-name="ro2">
          <table:table-cell office:value-type="string" calcext:value-type="string">
            <text:p>21.35 "Vyrai juodais drabužiais 2". Veiksmo komedija.</text:p>
          </table:table-cell>
          <table:table-cell table:number-columns-repeated="16383"/>
        </table:table-row>
        <table:table-row table:style-name="ro1">
          <table:table-cell office:value-type="string" calcext:value-type="string">
            <text:p>23.15 "Mėlynasis demonas". Veiksmo f.</text:p>
          </table:table-cell>
          <table:table-cell table:number-columns-repeated="16383"/>
        </table:table-row>
        <table:table-row table:style-name="ro1">
          <table:table-cell office:value-type="string" calcext:value-type="string">
            <text:p>1.15 "Egocentrikai". Dram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8 12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15 "Teleparduotuvė".</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2">
          <table:table-cell office:value-type="string" calcext:value-type="string">
            <text:p>10.00 "Išsipildymo akcijos 2008" maratonas.</text:p>
          </table:table-cell>
          <table:table-cell table:number-columns-repeated="16383"/>
        </table:table-row>
        <table:table-row table:style-name="ro1">
          <table:table-cell office:value-type="string" calcext:value-type="string">
            <text:p>14.00 "Karalius Ralfas". Komedija.</text:p>
          </table:table-cell>
          <table:table-cell table:number-columns-repeated="16383"/>
        </table:table-row>
        <table:table-row table:style-name="ro2">
          <table:table-cell office:value-type="string" calcext:value-type="string">
            <text:p>15.05 -pertraukoje – "Išsipildymo akcijos 2008" maratonas.</text:p>
          </table:table-cell>
          <table:table-cell table:number-columns-repeated="16383"/>
        </table:table-row>
        <table:table-row table:style-name="ro2">
          <table:table-cell office:value-type="string" calcext:value-type="string">
            <text:p>16.40 "Išsipildymo akcijos 2008" maratonas.</text:p>
          </table:table-cell>
          <table:table-cell table:number-columns-repeated="16383"/>
        </table:table-row>
        <table:table-row table:style-name="ro1">
          <table:table-cell office:value-type="string" calcext:value-type="string">
            <text:p>17.10 "Iki pergalės! Virėjų kovos".</text:p>
          </table:table-cell>
          <table:table-cell table:number-columns-repeated="16383"/>
        </table:table-row>
        <table:table-row table:style-name="ro2">
          <table:table-cell office:value-type="string" calcext:value-type="string">
            <text:p>18.15 "Išsipildymo akcijos 2008" maraton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9.00 "Išsipildymo akcijos 2008" labdaros koncertas.</text:p>
          </table:table-cell>
          <table:table-cell table:number-columns-repeated="16383"/>
        </table:table-row>
        <table:table-row table:style-name="ro1">
          <table:table-cell office:value-type="string" calcext:value-type="string">
            <text:p>23.00 "Išgyventi Kalėdas". Komedija.</text:p>
          </table:table-cell>
          <table:table-cell table:number-columns-repeated="16383"/>
        </table:table-row>
        <table:table-row table:style-name="ro1">
          <table:table-cell office:value-type="string" calcext:value-type="string">
            <text:p>1.0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8 12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Išgyventi Kalėdas". Komedij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Kietas riešutėlis". Trileris.</text:p>
          </table:table-cell>
          <table:table-cell table:number-columns-repeated="16383"/>
        </table:table-row>
        <table:table-row table:style-name="ro1">
          <table:table-cell office:value-type="string" calcext:value-type="string">
            <text:p>1.4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Iki pergalės! (k).</text:p>
          </table:table-cell>
          <table:table-cell table:number-columns-repeated="16383"/>
        </table:table-row>
        <table:table-row table:style-name="ro1">
          <table:table-cell office:value-type="string" calcext:value-type="string">
            <text:p>12.00 "Penktokų iššūki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Kietas riešutėlis 2". Veiksmo f.</text:p>
          </table:table-cell>
          <table:table-cell table:number-columns-repeated="16383"/>
        </table:table-row>
        <table:table-row table:style-name="ro1">
          <table:table-cell office:value-type="string" calcext:value-type="string">
            <text:p>1.35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Bratz’ lėlės. Ryškios ir stilingos".</text:p>
          </table:table-cell>
          <table:table-cell table:number-columns-repeated="16383"/>
        </table:table-row>
        <table:table-row table:style-name="ro1">
          <table:table-cell office:value-type="string" calcext:value-type="string">
            <text:p>7.50 "Kalėdos su Viliu Vufu". Komedija.</text:p>
          </table:table-cell>
          <table:table-cell table:number-columns-repeated="16383"/>
        </table:table-row>
        <table:table-row table:style-name="ro2">
          <table:table-cell office:value-type="string" calcext:value-type="string">
            <text:p>9.50 "Išsipildymo akcijos 2008" labdaros koncertas.</text:p>
          </table:table-cell>
          <table:table-cell table:number-columns-repeated="16383"/>
        </table:table-row>
        <table:table-row table:style-name="ro2">
          <table:table-cell office:value-type="string" calcext:value-type="string">
            <text:p>13.50 "Alioša Popovičius ir Slibinas Tugorius".Animacinis filmas.</text:p>
          </table:table-cell>
          <table:table-cell table:number-columns-repeated="16383"/>
        </table:table-row>
        <table:table-row table:style-name="ro1">
          <table:table-cell office:value-type="string" calcext:value-type="string">
            <text:p>15.20 "Kalėdinės išdaigos". Komedija.</text:p>
          </table:table-cell>
          <table:table-cell table:number-columns-repeated="16383"/>
        </table:table-row>
        <table:table-row table:style-name="ro2">
          <table:table-cell office:value-type="string" calcext:value-type="string">
            <text:p>17.00 "Vadinkite mane Kalėdų seneliu".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Po Kalėdų žvaigžde".</text:p>
          </table:table-cell>
          <table:table-cell table:number-columns-repeated="16383"/>
        </table:table-row>
        <table:table-row table:style-name="ro1">
          <table:table-cell office:value-type="string" calcext:value-type="string">
            <text:p>21.00 "Titanikas".</text:p>
          </table:table-cell>
          <table:table-cell table:number-columns-repeated="16383"/>
        </table:table-row>
        <table:table-row table:style-name="ro1">
          <table:table-cell office:value-type="string" calcext:value-type="string">
            <text:p>0.50 "Kalėdos dviems". Komedij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Teleparduotuvė".</text:p>
          </table:table-cell>
          <table:table-cell table:number-columns-repeated="16383"/>
        </table:table-row>
        <table:table-row table:style-name="ro1">
          <table:table-cell office:value-type="string" calcext:value-type="string">
            <text:p>6.50 "Kalėdų giesmė". Drama.</text:p>
          </table:table-cell>
          <table:table-cell table:number-columns-repeated="16383"/>
        </table:table-row>
        <table:table-row table:style-name="ro1">
          <table:table-cell office:value-type="string" calcext:value-type="string">
            <text:p>8.50 "Kalėdos su Viliu Vufu 2". Komedija.</text:p>
          </table:table-cell>
          <table:table-cell table:number-columns-repeated="16383"/>
        </table:table-row>
        <table:table-row table:style-name="ro1">
          <table:table-cell office:value-type="string" calcext:value-type="string">
            <text:p>10.50 "Nesibaigiančios Kalėdos". Komedija.</text:p>
          </table:table-cell>
          <table:table-cell table:number-columns-repeated="16383"/>
        </table:table-row>
        <table:table-row table:style-name="ro2">
          <table:table-cell office:value-type="string" calcext:value-type="string">
            <text:p>12.30 "Slibinas Goriničius ir Dobrinia Nikitičius". Animacinis f.</text:p>
          </table:table-cell>
          <table:table-cell table:number-columns-repeated="16383"/>
        </table:table-row>
        <table:table-row table:style-name="ro2">
          <table:table-cell office:value-type="string" calcext:value-type="string">
            <text:p>13.45 "Kareivis grįžta namo". Muzikinė istorija.</text:p>
          </table:table-cell>
          <table:table-cell table:number-columns-repeated="16383"/>
        </table:table-row>
        <table:table-row table:style-name="ro2">
          <table:table-cell office:value-type="string" calcext:value-type="string">
            <text:p>14.55 "Kaip Grinčas Kalėdas vogė". Komedija.</text:p>
          </table:table-cell>
          <table:table-cell table:number-columns-repeated="16383"/>
        </table:table-row>
        <table:table-row table:style-name="ro2">
          <table:table-cell office:value-type="string" calcext:value-type="string">
            <text:p>17.00 "Kaip mama bučiavo Kalėdų Senelį".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9.00 "Kareivis grįžta namo 2". Muzikinė istorija. 2008.</text:p>
          </table:table-cell>
          <table:table-cell table:number-columns-repeated="16383"/>
        </table:table-row>
        <table:table-row table:style-name="ro1">
          <table:table-cell office:value-type="string" calcext:value-type="string">
            <text:p>20.40 "Šrekas. Kalėdų bumas". Animacinis f.</text:p>
          </table:table-cell>
          <table:table-cell table:number-columns-repeated="16383"/>
        </table:table-row>
        <table:table-row table:style-name="ro2">
          <table:table-cell office:value-type="string" calcext:value-type="string">
            <text:p>21.00 "Terminatorius 3. Mašinų prisikėlimas". Veiksmo f.</text:p>
          </table:table-cell>
          <table:table-cell table:number-columns-repeated="16383"/>
        </table:table-row>
        <table:table-row table:style-name="ro1">
          <table:table-cell office:value-type="string" calcext:value-type="string">
            <text:p>23.30 "Pirmasis riteris". Nuotykių f.</text:p>
          </table:table-cell>
          <table:table-cell table:number-columns-repeated="16383"/>
        </table:table-row>
        <table:table-row table:style-name="ro1">
          <table:table-cell office:value-type="string" calcext:value-type="string">
            <text:p>2008 12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Teleparduotuvė".</text:p>
          </table:table-cell>
          <table:table-cell table:number-columns-repeated="16383"/>
        </table:table-row>
        <table:table-row table:style-name="ro2">
          <table:table-cell office:value-type="string" calcext:value-type="string">
            <text:p>6.45 "Mažojo Mansterio Kalėdos". Komedija.</text:p>
          </table:table-cell>
          <table:table-cell table:number-columns-repeated="16383"/>
        </table:table-row>
        <table:table-row table:style-name="ro1">
          <table:table-cell office:value-type="string" calcext:value-type="string">
            <text:p>8.25 "Kalėdos su Viliu Vufu 3". Komedija.</text:p>
          </table:table-cell>
          <table:table-cell table:number-columns-repeated="16383"/>
        </table:table-row>
        <table:table-row table:style-name="ro2">
          <table:table-cell office:value-type="string" calcext:value-type="string">
            <text:p>10.25 "Šrekas. Kalėdų bumas". Animacinis f. (k).</text:p>
          </table:table-cell>
          <table:table-cell table:number-columns-repeated="16383"/>
        </table:table-row>
        <table:table-row table:style-name="ro1">
          <table:table-cell office:value-type="string" calcext:value-type="string">
            <text:p>10.45 "Pingvinas Amundsenas". Nuotykių f.</text:p>
          </table:table-cell>
          <table:table-cell table:number-columns-repeated="16383"/>
        </table:table-row>
        <table:table-row table:style-name="ro1">
          <table:table-cell office:value-type="string" calcext:value-type="string">
            <text:p>12.25 "Vejantis Kalėdas". Komedija.</text:p>
          </table:table-cell>
          <table:table-cell table:number-columns-repeated="16383"/>
        </table:table-row>
        <table:table-row table:style-name="ro2">
          <table:table-cell office:value-type="string" calcext:value-type="string">
            <text:p>13.55 "Ilja Muromietis ir Lakštingala Galvažudys". Animacinis f.</text:p>
          </table:table-cell>
          <table:table-cell table:number-columns-repeated="16383"/>
        </table:table-row>
        <table:table-row table:style-name="ro1">
          <table:table-cell office:value-type="string" calcext:value-type="string">
            <text:p>15.25 "Kalėdų pinklės". Filmas šeimai.</text:p>
          </table:table-cell>
          <table:table-cell table:number-columns-repeated="16383"/>
        </table:table-row>
        <table:table-row table:style-name="ro1">
          <table:table-cell office:value-type="string" calcext:value-type="string">
            <text:p>17.00 "Kalėdinės vestuvė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Padainuokim!".</text:p>
          </table:table-cell>
          <table:table-cell table:number-columns-repeated="16383"/>
        </table:table-row>
        <table:table-row table:style-name="ro1">
          <table:table-cell office:value-type="string" calcext:value-type="string">
            <text:p>20.00 "Užburtoji Ela". Romantinė komedija.</text:p>
          </table:table-cell>
          <table:table-cell table:number-columns-repeated="16383"/>
        </table:table-row>
        <table:table-row table:style-name="ro1">
          <table:table-cell office:value-type="string" calcext:value-type="string">
            <text:p>22.00 "Kalėdų karštinė". Komedija.</text:p>
          </table:table-cell>
          <table:table-cell table:number-columns-repeated="16383"/>
        </table:table-row>
        <table:table-row table:style-name="ro1">
          <table:table-cell office:value-type="string" calcext:value-type="string">
            <text:p>0.00 "Tolimas kraštas". Nuotykių f.</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 Komedija.</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Bingo". Nuotykių komedija.</text:p>
          </table:table-cell>
          <table:table-cell table:number-columns-repeated="16383"/>
        </table:table-row>
        <table:table-row table:style-name="ro1">
          <table:table-cell office:value-type="string" calcext:value-type="string">
            <text:p>11.40 "K-9". Nuotykių komedija.</text:p>
          </table:table-cell>
          <table:table-cell table:number-columns-repeated="16383"/>
        </table:table-row>
        <table:table-row table:style-name="ro1">
          <table:table-cell office:value-type="string" calcext:value-type="string">
            <text:p>13.40 "Kalėdų karštinė". Komedija (k).</text:p>
          </table:table-cell>
          <table:table-cell table:number-columns-repeated="16383"/>
        </table:table-row>
        <table:table-row table:style-name="ro2">
          <table:table-cell office:value-type="string" calcext:value-type="string">
            <text:p>15.40 "Užburtoji Ela". Romantinė komedija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Vienas namuose 3". Komedija.</text:p>
          </table:table-cell>
          <table:table-cell table:number-columns-repeated="16383"/>
        </table:table-row>
        <table:table-row table:style-name="ro1">
          <table:table-cell office:value-type="string" calcext:value-type="string">
            <text:p>21.00 "Mano super buvusioji". Komedija.</text:p>
          </table:table-cell>
          <table:table-cell table:number-columns-repeated="16383"/>
        </table:table-row>
        <table:table-row table:style-name="ro1">
          <table:table-cell office:value-type="string" calcext:value-type="string">
            <text:p>23.00 "Paniręs Fantomas". Veiksmo f.</text:p>
          </table:table-cell>
          <table:table-cell table:number-columns-repeated="16383"/>
        </table:table-row>
        <table:table-row table:style-name="ro2">
          <table:table-cell office:value-type="string" calcext:value-type="string">
            <text:p>1.00 "8 beprotiškos Adamo Sandlerio naktys". Animacinis f.</text:p>
          </table:table-cell>
          <table:table-cell table:number-columns-repeated="16383"/>
        </table:table-row>
        <table:table-row table:style-name="ro1">
          <table:table-cell office:value-type="string" calcext:value-type="string">
            <text:p>2.20 "Telejazz".</text:p>
          </table:table-cell>
          <table:table-cell table:number-columns-repeated="16383"/>
        </table:table-row>
        <table:table-row table:style-name="ro1">
          <table:table-cell table:number-columns-repeated="16384"/>
        </table:table-row>
        <table:table-row table:style-name="ro1">
          <table:table-cell office:value-type="string" calcext:value-type="string">
            <text:p>2008 12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 Komedija.</text:p>
          </table:table-cell>
          <table:table-cell table:number-columns-repeated="16383"/>
        </table:table-row>
        <table:table-row table:style-name="ro1">
          <table:table-cell office:value-type="string" calcext:value-type="string">
            <text:p>9.00 "Taip arba Ne" (k).</text:p>
          </table:table-cell>
          <table:table-cell table:number-columns-repeated="16383"/>
        </table:table-row>
        <table:table-row table:style-name="ro1">
          <table:table-cell office:value-type="string" calcext:value-type="string">
            <text:p>10.00 "Dėdė Bakas". Komedija.</text:p>
          </table:table-cell>
          <table:table-cell table:number-columns-repeated="16383"/>
        </table:table-row>
        <table:table-row table:style-name="ro1">
          <table:table-cell office:value-type="string" calcext:value-type="string">
            <text:p>12.00 "K-911". Veiksmo komedija.</text:p>
          </table:table-cell>
          <table:table-cell table:number-columns-repeated="16383"/>
        </table:table-row>
        <table:table-row table:style-name="ro1">
          <table:table-cell office:value-type="string" calcext:value-type="string">
            <text:p>13.40 "Kalėdinės vestuvės". Komedija (k).</text:p>
          </table:table-cell>
          <table:table-cell table:number-columns-repeated="16383"/>
        </table:table-row>
        <table:table-row table:style-name="ro1">
          <table:table-cell office:value-type="string" calcext:value-type="string">
            <text:p>15.20 "Vienas namuose 3". Komedija (k).</text:p>
          </table:table-cell>
          <table:table-cell table:number-columns-repeated="16383"/>
        </table:table-row>
        <table:table-row table:style-name="ro2">
          <table:table-cell office:value-type="string" calcext:value-type="string">
            <text:p>17.15 "Juokingiausi Amerikos namų vaizdeliai". </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Puikusis šou".</text:p>
          </table:table-cell>
          <table:table-cell table:number-columns-repeated="16383"/>
        </table:table-row>
        <table:table-row table:style-name="ro1">
          <table:table-cell office:value-type="string" calcext:value-type="string">
            <text:p>21.00 "Itališkas apiplėšimas". Veiksmo f.</text:p>
          </table:table-cell>
          <table:table-cell table:number-columns-repeated="16383"/>
        </table:table-row>
        <table:table-row table:style-name="ro1">
          <table:table-cell office:value-type="string" calcext:value-type="string">
            <text:p>23.10 "Serijinė žudikė". Komedija.</text:p>
          </table:table-cell>
          <table:table-cell table:number-columns-repeated="16383"/>
        </table:table-row>
        <table:table-row table:style-name="ro1">
          <table:table-cell office:value-type="string" calcext:value-type="string">
            <text:p>0.5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8 12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Lėlės Bratz" (k).</text:p>
          </table:table-cell>
          <table:table-cell table:number-columns-repeated="16383"/>
        </table:table-row>
        <table:table-row table:style-name="ro1">
          <table:table-cell office:value-type="string" calcext:value-type="string">
            <text:p>7.25 "Smalsutė Dora"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2">
          <table:table-cell office:value-type="string" calcext:value-type="string">
            <text:p>11.00 "Itališkas apiplėšimas". Veiksmo f.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Paparacai".</text:p>
          </table:table-cell>
          <table:table-cell table:number-columns-repeated="16383"/>
        </table:table-row>
        <table:table-row table:style-name="ro1">
          <table:table-cell office:value-type="string" calcext:value-type="string">
            <text:p>20.35 "DiArchy koda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Lūpdažių džiunglės". Komedija.</text:p>
          </table:table-cell>
          <table:table-cell table:number-columns-repeated="16383"/>
        </table:table-row>
        <table:table-row table:style-name="ro2">
          <table:table-cell office:value-type="string" calcext:value-type="string">
            <text:p>23.00 "Tai nutiko Manhetene". Romantinė komedija.</text:p>
          </table:table-cell>
          <table:table-cell table:number-columns-repeated="16383"/>
        </table:table-row>
        <table:table-row table:style-name="ro1">
          <table:table-cell office:value-type="string" calcext:value-type="string">
            <text:p>1.00 "Telejazz".</text:p>
          </table:table-cell>
          <table:table-cell table:number-columns-repeated="16383"/>
        </table:table-row>
        <table:table-row table:style-name="ro1">
          <table:table-cell office:value-type="string" calcext:value-type="string">
            <text:p>2008 12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Teleparduotuvė".</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roliai".</text:p>
          </table:table-cell>
          <table:table-cell table:number-columns-repeated="16383"/>
        </table:table-row>
        <table:table-row table:style-name="ro1">
          <table:table-cell office:value-type="string" calcext:value-type="string">
            <text:p>19.40 "Taip arba Ne".</text:p>
          </table:table-cell>
          <table:table-cell table:number-columns-repeated="16383"/>
        </table:table-row>
        <table:table-row table:style-name="ro1">
          <table:table-cell office:value-type="string" calcext:value-type="string">
            <text:p>20.35 "Detektyv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Sveika, sužadėtine!"</text:p>
          </table:table-cell>
          <table:table-cell table:number-columns-repeated="16383"/>
        </table:table-row>
        <table:table-row table:style-name="ro1">
          <table:table-cell office:value-type="string" calcext:value-type="string">
            <text:p>1.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8 12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35 "Teleparduotuvė".</text:p>
          </table:table-cell>
          <table:table-cell table:number-columns-repeated="16383"/>
        </table:table-row>
        <table:table-row table:style-name="ro2">
          <table:table-cell office:value-type="string" calcext:value-type="string">
            <text:p>7.50 "Kalėdų Senelio gyvenimas ir nuotykiai".</text:p>
          </table:table-cell>
          <table:table-cell table:number-columns-repeated="16383"/>
        </table:table-row>
        <table:table-row table:style-name="ro1">
          <table:table-cell office:value-type="string" calcext:value-type="string">
            <text:p>9.10 "Kablys". Nuotykių f.</text:p>
          </table:table-cell>
          <table:table-cell table:number-columns-repeated="16383"/>
        </table:table-row>
        <table:table-row table:style-name="ro1">
          <table:table-cell office:value-type="string" calcext:value-type="string">
            <text:p>11.55 "Nykštukas Nosis". Animacinis f.</text:p>
          </table:table-cell>
          <table:table-cell table:number-columns-repeated="16383"/>
        </table:table-row>
        <table:table-row table:style-name="ro1">
          <table:table-cell office:value-type="string" calcext:value-type="string">
            <text:p>13.25 "Vagiant kalėdas". Komedija.</text:p>
          </table:table-cell>
          <table:table-cell table:number-columns-repeated="16383"/>
        </table:table-row>
        <table:table-row table:style-name="ro1">
          <table:table-cell office:value-type="string" calcext:value-type="string">
            <text:p>15.05 "Aš dar dainuosiu".</text:p>
          </table:table-cell>
          <table:table-cell table:number-columns-repeated="16383"/>
        </table:table-row>
        <table:table-row table:style-name="ro1">
          <table:table-cell office:value-type="string" calcext:value-type="string">
            <text:p>17.05 "Vienas namuose 4".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oterys meluoja geriau".</text:p>
          </table:table-cell>
          <table:table-cell table:number-columns-repeated="16383"/>
        </table:table-row>
        <table:table-row table:style-name="ro1">
          <table:table-cell office:value-type="string" calcext:value-type="string">
            <text:p>20.30 "Mino ir draugai". Koncertas.</text:p>
          </table:table-cell>
          <table:table-cell table:number-columns-repeated="16383"/>
        </table:table-row>
        <table:table-row table:style-name="ro1">
          <table:table-cell office:value-type="string" calcext:value-type="string">
            <text:p>23.00 Naujametė "Dzin" pasaka.</text:p>
          </table:table-cell>
          <table:table-cell table:number-columns-repeated="16383"/>
        </table:table-row>
        <table:table-row table:style-name="ro2">
          <table:table-cell office:value-type="string" calcext:value-type="string">
            <text:p>0.30 "Madagaskaro pingvinų" išdaigos Lietuvoje. Naujametis koncertas.</text:p>
          </table:table-cell>
          <table:table-cell table:number-columns-repeated="16383"/>
        </table:table-row>
        <table:table-row table:style-name="ro2">
          <table:table-cell office:value-type="string" calcext:value-type="string">
            <text:p>1.50 "Likimo ironija, arba Po pirties". Lyrinė komedija.</text:p>
          </table:table-cell>
          <table:table-cell table:number-columns-repeated="16383"/>
        </table:table-row>
        <table:table-row table:style-name="ro1">
          <table:table-cell office:value-type="string" calcext:value-type="string">
            <text:p>5.25 " Svečiuose pas ‘Ambroziją’".</text:p>
          </table:table-cell>
          <table:table-cell table:number-columns-repeated="16383"/>
        </table:table-row>
        <table:table-row table:style-name="ro1">
          <table:table-cell office:value-type="string" calcext:value-type="string">
            <text:p>2009 01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10 "Teleparduotuvė".</text:p>
          </table:table-cell>
          <table:table-cell table:number-columns-repeated="16383"/>
        </table:table-row>
        <table:table-row table:style-name="ro1">
          <table:table-cell office:value-type="string" calcext:value-type="string">
            <text:p>7.25 "’Bratz’ mažylės". Animacinis f.</text:p>
          </table:table-cell>
          <table:table-cell table:number-columns-repeated="16383"/>
        </table:table-row>
        <table:table-row table:style-name="ro1">
          <table:table-cell office:value-type="string" calcext:value-type="string">
            <text:p>8.40 "Angelas". Filmas šeimai.</text:p>
          </table:table-cell>
          <table:table-cell table:number-columns-repeated="16383"/>
        </table:table-row>
        <table:table-row table:style-name="ro1">
          <table:table-cell office:value-type="string" calcext:value-type="string">
            <text:p>10.15 "Kerolo Kalėdos". Komedija.</text:p>
          </table:table-cell>
          <table:table-cell table:number-columns-repeated="16383"/>
        </table:table-row>
        <table:table-row table:style-name="ro1">
          <table:table-cell office:value-type="string" calcext:value-type="string">
            <text:p>11.50 "Kalėdų norai". Filmas šeimai.</text:p>
          </table:table-cell>
          <table:table-cell table:number-columns-repeated="16383"/>
        </table:table-row>
        <table:table-row table:style-name="ro1">
          <table:table-cell office:value-type="string" calcext:value-type="string">
            <text:p>13.30 "Elka". Animacinis f.</text:p>
          </table:table-cell>
          <table:table-cell table:number-columns-repeated="16383"/>
        </table:table-row>
        <table:table-row table:style-name="ro1">
          <table:table-cell office:value-type="string" calcext:value-type="string">
            <text:p>15.00 "Šeimos šventė". Filmas šeimai.</text:p>
          </table:table-cell>
          <table:table-cell table:number-columns-repeated="16383"/>
        </table:table-row>
        <table:table-row table:style-name="ro1">
          <table:table-cell office:value-type="string" calcext:value-type="string">
            <text:p>16.40 Grupės "Tikri vyrai" koncert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Atsigaukim!".</text:p>
          </table:table-cell>
          <table:table-cell table:number-columns-repeated="16383"/>
        </table:table-row>
        <table:table-row table:style-name="ro1">
          <table:table-cell office:value-type="string" calcext:value-type="string">
            <text:p>20.50 "Žmogus – voras". Veiksmo f.</text:p>
          </table:table-cell>
          <table:table-cell table:number-columns-repeated="16383"/>
        </table:table-row>
        <table:table-row table:style-name="ro2">
          <table:table-cell office:value-type="string" calcext:value-type="string">
            <text:p>23.15 "2008 metų Pasaulio muzikos apdovanojimai".</text:p>
          </table:table-cell>
          <table:table-cell table:number-columns-repeated="16383"/>
        </table:table-row>
        <table:table-row table:style-name="ro1">
          <table:table-cell office:value-type="string" calcext:value-type="string">
            <text:p>1.00 Naujametė "Dzin" pasaka (k).</text:p>
          </table:table-cell>
          <table:table-cell table:number-columns-repeated="16383"/>
        </table:table-row>
        <table:table-row table:style-name="ro1">
          <table:table-cell office:value-type="string" calcext:value-type="string">
            <text:p>2.45 "Telejazz".</text:p>
          </table:table-cell>
          <table:table-cell table:number-columns-repeated="16383"/>
        </table:table-row>
        <table:table-row table:style-name="ro1">
          <table:table-cell office:value-type="string" calcext:value-type="string">
            <text:p>2009 01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00 "Teleparduotuvė".</text:p>
          </table:table-cell>
          <table:table-cell table:number-columns-repeated="16383"/>
        </table:table-row>
        <table:table-row table:style-name="ro1">
          <table:table-cell office:value-type="string" calcext:value-type="string">
            <text:p>7.15 "Žmogus – voras". Veiksmo f. (k).</text:p>
          </table:table-cell>
          <table:table-cell table:number-columns-repeated="16383"/>
        </table:table-row>
        <table:table-row table:style-name="ro1">
          <table:table-cell office:value-type="string" calcext:value-type="string">
            <text:p>9.30 "Pakvaišęs dėl Kalėdų". Filmas šeimai.</text:p>
          </table:table-cell>
          <table:table-cell table:number-columns-repeated="16383"/>
        </table:table-row>
        <table:table-row table:style-name="ro1">
          <table:table-cell office:value-type="string" calcext:value-type="string">
            <text:p>11.10 "Anastasija". Animacinis miuziklas.</text:p>
          </table:table-cell>
          <table:table-cell table:number-columns-repeated="16383"/>
        </table:table-row>
        <table:table-row table:style-name="ro2">
          <table:table-cell office:value-type="string" calcext:value-type="string">
            <text:p>13.00 "Prezidento duktė". Romantiška drama.</text:p>
          </table:table-cell>
          <table:table-cell table:number-columns-repeated="16383"/>
        </table:table-row>
        <table:table-row table:style-name="ro2">
          <table:table-cell office:value-type="string" calcext:value-type="string">
            <text:p>15.00 "K- 9. Privatus detektyvas". Veiksmo komedija</text:p>
          </table:table-cell>
          <table:table-cell table:number-columns-repeated="16383"/>
        </table:table-row>
        <table:table-row table:style-name="ro2">
          <table:table-cell office:value-type="string" calcext:value-type="string">
            <text:p>16.50 "Tegul šeimos dainuoja, o ne skirias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Padainuokim!".</text:p>
          </table:table-cell>
          <table:table-cell table:number-columns-repeated="16383"/>
        </table:table-row>
        <table:table-row table:style-name="ro2">
          <table:table-cell office:value-type="string" calcext:value-type="string">
            <text:p>20.00 "Ilgai ir laimingai: Pelenės istorija". Romantinė komedija.</text:p>
          </table:table-cell>
          <table:table-cell table:number-columns-repeated="16383"/>
        </table:table-row>
        <table:table-row table:style-name="ro2">
          <table:table-cell office:value-type="string" calcext:value-type="string">
            <text:p>22.30 "Beverli Hilso policininkas". Veiksmo f.</text:p>
          </table:table-cell>
          <table:table-cell table:number-columns-repeated="16383"/>
        </table:table-row>
        <table:table-row table:style-name="ro1">
          <table:table-cell office:value-type="string" calcext:value-type="string">
            <text:p>0.30 "Kur tėtušio testamentas?" Komedija.</text:p>
          </table:table-cell>
          <table:table-cell table:number-columns-repeated="16383"/>
        </table:table-row>
        <table:table-row table:style-name="ro1">
          <table:table-cell office:value-type="string" calcext:value-type="string">
            <text:p>2.2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1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Iš visų jėgų". Komedija.</text:p>
          </table:table-cell>
          <table:table-cell table:number-columns-repeated="16383"/>
        </table:table-row>
        <table:table-row table:style-name="ro1">
          <table:table-cell office:value-type="string" calcext:value-type="string">
            <text:p>11.30 "Vejantis gražuoliuką". Komedija.</text:p>
          </table:table-cell>
          <table:table-cell table:number-columns-repeated="16383"/>
        </table:table-row>
        <table:table-row table:style-name="ro2">
          <table:table-cell office:value-type="string" calcext:value-type="string">
            <text:p>13.00 "Prezidento duktė". Romantiška drama (k).</text:p>
          </table:table-cell>
          <table:table-cell table:number-columns-repeated="16383"/>
        </table:table-row>
        <table:table-row table:style-name="ro2">
          <table:table-cell office:value-type="string" calcext:value-type="string">
            <text:p>15.00 "Ilgai ir laimingai: Pelenės istorija". Romantinė komedija (k).</text:p>
          </table:table-cell>
          <table:table-cell table:number-columns-repeated="16383"/>
        </table:table-row>
        <table:table-row table:style-name="ro2">
          <table:table-cell office:value-type="string" calcext:value-type="string">
            <text:p>17.15 "Juokingiausi Amerikos namų vaizdeliai".</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9.00 "Nepriklausomybės diena". Veiksmo f.</text:p>
          </table:table-cell>
          <table:table-cell table:number-columns-repeated="16383"/>
        </table:table-row>
        <table:table-row table:style-name="ro2">
          <table:table-cell office:value-type="string" calcext:value-type="string">
            <text:p>21.35 "Ledinė kompanija". Veiksmo komedija.</text:p>
          </table:table-cell>
          <table:table-cell table:number-columns-repeated="16383"/>
        </table:table-row>
        <table:table-row table:style-name="ro1">
          <table:table-cell office:value-type="string" calcext:value-type="string">
            <text:p>23.10 "Pragaro pasiuntinys". Veiksmo f.</text:p>
          </table:table-cell>
          <table:table-cell table:number-columns-repeated="16383"/>
        </table:table-row>
        <table:table-row table:style-name="ro1">
          <table:table-cell office:value-type="string" calcext:value-type="string">
            <text:p>1.00 "’Victoria’s Secret’ mados šou".</text:p>
          </table:table-cell>
          <table:table-cell table:number-columns-repeated="16383"/>
        </table:table-row>
        <table:table-row table:style-name="ro1">
          <table:table-cell office:value-type="string" calcext:value-type="string">
            <text:p>2.00"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1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Teleparduotuvė".</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Taip arba Ne" (k).</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Betovenas". Nuotykių komedija.</text:p>
          </table:table-cell>
          <table:table-cell table:number-columns-repeated="16383"/>
        </table:table-row>
        <table:table-row table:style-name="ro1">
          <table:table-cell office:value-type="string" calcext:value-type="string">
            <text:p>11.30 "Zolaris". Nuotykių f.</text:p>
          </table:table-cell>
          <table:table-cell table:number-columns-repeated="16383"/>
        </table:table-row>
        <table:table-row table:style-name="ro1">
          <table:table-cell office:value-type="string" calcext:value-type="string">
            <text:p>13.00 "Šeimos šventė". Filmas šeimai (k).</text:p>
          </table:table-cell>
          <table:table-cell table:number-columns-repeated="16383"/>
        </table:table-row>
        <table:table-row table:style-name="ro2">
          <table:table-cell office:value-type="string" calcext:value-type="string">
            <text:p>14.40 "Nepriklausomybės diena". Veiksmo f. (k).</text:p>
          </table:table-cell>
          <table:table-cell table:number-columns-repeated="16383"/>
        </table:table-row>
        <table:table-row table:style-name="ro2">
          <table:table-cell office:value-type="string" calcext:value-type="string">
            <text:p>17.15 "Juokingiausi Amerikos namų vaizdeliai".</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2.15 "Paskutinė tvirtovė". Trileris.</text:p>
          </table:table-cell>
          <table:table-cell table:number-columns-repeated="16383"/>
        </table:table-row>
        <table:table-row table:style-name="ro1">
          <table:table-cell office:value-type="string" calcext:value-type="string">
            <text:p>0.45 "Stebėjimo bokštas". Trileris.</text:p>
          </table:table-cell>
          <table:table-cell table:number-columns-repeated="16383"/>
        </table:table-row>
        <table:table-row table:style-name="ro1">
          <table:table-cell office:value-type="string" calcext:value-type="string">
            <text:p>2.4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1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Lėlės Bratz" (k).</text:p>
          </table:table-cell>
          <table:table-cell table:number-columns-repeated="16383"/>
        </table:table-row>
        <table:table-row table:style-name="ro1">
          <table:table-cell office:value-type="string" calcext:value-type="string">
            <text:p>7.25 "Smalsutė Dora"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Zolaris". Nuotykių f. (k).</text:p>
          </table:table-cell>
          <table:table-cell table:number-columns-repeated="16383"/>
        </table:table-row>
        <table:table-row table:style-name="ro2">
          <table:table-cell office:value-type="string" calcext:value-type="string">
            <text:p>12.30 "Juokingiausi Amerikos namų vaizdeliai"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1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1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1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1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Sunkus vaikas". Komedija.</text:p>
          </table:table-cell>
          <table:table-cell table:number-columns-repeated="16383"/>
        </table:table-row>
        <table:table-row table:style-name="ro2">
          <table:table-cell office:value-type="string" calcext:value-type="string">
            <text:p>21.45 "Beverli Hilso policininkas 2". Komedija.</text:p>
          </table:table-cell>
          <table:table-cell table:number-columns-repeated="16383"/>
        </table:table-row>
        <table:table-row table:style-name="ro1">
          <table:table-cell office:value-type="string" calcext:value-type="string">
            <text:p>23.45 "Vienintelė".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Airiška sėkmė". Nuotykių f.</text:p>
          </table:table-cell>
          <table:table-cell table:number-columns-repeated="16383"/>
        </table:table-row>
        <table:table-row table:style-name="ro1">
          <table:table-cell office:value-type="string" calcext:value-type="string">
            <text:p>11.30 "Neišsaugota". Drama.</text:p>
          </table:table-cell>
          <table:table-cell table:number-columns-repeated="16383"/>
        </table:table-row>
        <table:table-row table:style-name="ro1">
          <table:table-cell office:value-type="string" calcext:value-type="string">
            <text:p>13.15 "Skylė sienoj"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2">
          <table:table-cell office:value-type="string" calcext:value-type="string">
            <text:p>21.05 "13-osios nuovados apgultis". Veiksmo f.</text:p>
          </table:table-cell>
          <table:table-cell table:number-columns-repeated="16383"/>
        </table:table-row>
        <table:table-row table:style-name="ro1">
          <table:table-cell office:value-type="string" calcext:value-type="string">
            <text:p>23.10 "Ugnikalnis". Veiksmo f.</text:p>
          </table:table-cell>
          <table:table-cell table:number-columns-repeated="16383"/>
        </table:table-row>
        <table:table-row table:style-name="ro1">
          <table:table-cell office:value-type="string" calcext:value-type="string">
            <text:p>1.10 "Kaifas".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Betovenas 2". Komedija.</text:p>
          </table:table-cell>
          <table:table-cell table:number-columns-repeated="16383"/>
        </table:table-row>
        <table:table-row table:style-name="ro1">
          <table:table-cell office:value-type="string" calcext:value-type="string">
            <text:p>11.40 "Jei ne Vinis Diksis". Komedija.</text:p>
          </table:table-cell>
          <table:table-cell table:number-columns-repeated="16383"/>
        </table:table-row>
        <table:table-row table:style-name="ro2">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Ambrozijos TV"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Laiko įkaitai". Veiksmo f.</text:p>
          </table:table-cell>
          <table:table-cell table:number-columns-repeated="16383"/>
        </table:table-row>
        <table:table-row table:style-name="ro1">
          <table:table-cell office:value-type="string" calcext:value-type="string">
            <text:p>23.55 "Pražūtingos mintys". Trileri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1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Jei ne Vinis Diksis". Komedij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 Detektyvas.</text:p>
          </table:table-cell>
          <table:table-cell table:number-columns-repeated="16383"/>
        </table:table-row>
        <table:table-row table:style-name="ro1">
          <table:table-cell office:value-type="string" calcext:value-type="string">
            <text:p>2009 01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Takas ir Džiudžiu gali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 Detektyvas.</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1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akas ir Džiudžiu galia"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Eurolygos apžvalga".</text:p>
          </table:table-cell>
          <table:table-cell table:number-columns-repeated="16383"/>
        </table:table-row>
        <table:table-row table:style-name="ro1">
          <table:table-cell office:value-type="string" calcext:value-type="string">
            <text:p>0.30 "Džesika Flečer".</text:p>
          </table:table-cell>
          <table:table-cell table:number-columns-repeated="16383"/>
        </table:table-row>
        <table:table-row table:style-name="ro1">
          <table:table-cell office:value-type="string" calcext:value-type="string">
            <text:p>2009 01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Džesika Flečer". Detektyva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Džesika Flečer". Detektyvas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Sunkus vaikas 2". Komedija.</text:p>
          </table:table-cell>
          <table:table-cell table:number-columns-repeated="16383"/>
        </table:table-row>
        <table:table-row table:style-name="ro2">
          <table:table-cell office:value-type="string" calcext:value-type="string">
            <text:p>21.45 "Beverli Hilso policininkas 3". Veiksmo f.</text:p>
          </table:table-cell>
          <table:table-cell table:number-columns-repeated="16383"/>
        </table:table-row>
        <table:table-row table:style-name="ro1">
          <table:table-cell office:value-type="string" calcext:value-type="string">
            <text:p>23.45 "Iš meilės pinigams".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Paprastas noras". Komedija.</text:p>
          </table:table-cell>
          <table:table-cell table:number-columns-repeated="16383"/>
        </table:table-row>
        <table:table-row table:style-name="ro1">
          <table:table-cell office:value-type="string" calcext:value-type="string">
            <text:p>11.30 "Ozis".</text:p>
          </table:table-cell>
          <table:table-cell table:number-columns-repeated="16383"/>
        </table:table-row>
        <table:table-row table:style-name="ro1">
          <table:table-cell office:value-type="string" calcext:value-type="string">
            <text:p>13.15 "Skylė sienoj"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Misija: Marsas". Nuotykių f.</text:p>
          </table:table-cell>
          <table:table-cell table:number-columns-repeated="16383"/>
        </table:table-row>
        <table:table-row table:style-name="ro1">
          <table:table-cell office:value-type="string" calcext:value-type="string">
            <text:p>23.10 "Už įstatymo ribų". Veiksmo f.</text:p>
          </table:table-cell>
          <table:table-cell table:number-columns-repeated="16383"/>
        </table:table-row>
        <table:table-row table:style-name="ro1">
          <table:table-cell office:value-type="string" calcext:value-type="string">
            <text:p>1.10 "Pusamžės moters kerštas".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18</text:p>
          </table:table-cell>
          <table:table-cell table:style-name="ce6"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Betovenas 3". Komedija.</text:p>
          </table:table-cell>
          <table:table-cell table:number-columns-repeated="16383"/>
        </table:table-row>
        <table:table-row table:style-name="ro1">
          <table:table-cell office:value-type="string" calcext:value-type="string">
            <text:p>12.00 "Medaus mėnuo su mama". Komedija.</text:p>
          </table:table-cell>
          <table:table-cell table:number-columns-repeated="16383"/>
        </table:table-row>
        <table:table-row table:style-name="ro2">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Ambrozijos TV"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Šventasis". Trileris.</text:p>
          </table:table-cell>
          <table:table-cell table:number-columns-repeated="16383"/>
        </table:table-row>
        <table:table-row table:style-name="ro2">
          <table:table-cell office:value-type="string" calcext:value-type="string">
            <text:p>23.55 "Reklamos žmogus Viktoras Fogelis".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1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2">
          <table:table-cell office:value-type="string" calcext:value-type="string">
            <text:p>11.00 "Medaus mėnuo su mama". Komedija (k).</text:p>
          </table:table-cell>
          <table:table-cell table:number-columns-repeated="16383"/>
        </table:table-row>
        <table:table-row table:style-name="ro2">
          <table:table-cell office:value-type="string" calcext:value-type="string">
            <text:p>12.40 "Juokingiausi Amerikos namų vaizdeliai"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Sunkus vaikas 3". Komedija.</text:p>
          </table:table-cell>
          <table:table-cell table:number-columns-repeated="16383"/>
        </table:table-row>
        <table:table-row table:style-name="ro1">
          <table:table-cell office:value-type="string" calcext:value-type="string">
            <text:p>21.50 "Melagi, melagi". Komedija.</text:p>
          </table:table-cell>
          <table:table-cell table:number-columns-repeated="16383"/>
        </table:table-row>
        <table:table-row table:style-name="ro1">
          <table:table-cell office:value-type="string" calcext:value-type="string">
            <text:p>23.25 "Negailestingieji".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Puikios atostogos". Komedija.</text:p>
          </table:table-cell>
          <table:table-cell table:number-columns-repeated="16383"/>
        </table:table-row>
        <table:table-row table:style-name="ro1">
          <table:table-cell office:value-type="string" calcext:value-type="string">
            <text:p>11.40 "Riedutininkai".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Jardai". Trileris.</text:p>
          </table:table-cell>
          <table:table-cell table:number-columns-repeated="16383"/>
        </table:table-row>
        <table:table-row table:style-name="ro1">
          <table:table-cell office:value-type="string" calcext:value-type="string">
            <text:p>23.20 "Juodasis erelis".Veiksmo f.</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1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 GX".</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Betovenas 4". Komedija.</text:p>
          </table:table-cell>
          <table:table-cell table:number-columns-repeated="16383"/>
        </table:table-row>
        <table:table-row table:style-name="ro1">
          <table:table-cell office:value-type="string" calcext:value-type="string">
            <text:p>11.40 "Gaudynės metro stotyje". Komedija.</text:p>
          </table:table-cell>
          <table:table-cell table:number-columns-repeated="16383"/>
        </table:table-row>
        <table:table-row table:style-name="ro1">
          <table:table-cell office:value-type="string" calcext:value-type="string">
            <text:p>13.15 "Skylė sienoj"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2">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III-iojo etapo apžvalg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Pašėlę vyrukai 2". Komedija.</text:p>
          </table:table-cell>
          <table:table-cell table:number-columns-repeated="16383"/>
        </table:table-row>
        <table:table-row table:style-name="ro1">
          <table:table-cell office:value-type="string" calcext:value-type="string">
            <text:p>0.25 "Ką daryti kilus gaisrui?"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1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Gaudynės metro stotyje (k).</text:p>
          </table:table-cell>
          <table:table-cell table:number-columns-repeated="16383"/>
        </table:table-row>
        <table:table-row table:style-name="ro2">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1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1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Brangioji, aš sumažinau vaiku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1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Geidžiamas kūn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Džesika Flečer"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Simarono žirgas".</text:p>
          </table:table-cell>
          <table:table-cell table:number-columns-repeated="16383"/>
        </table:table-row>
        <table:table-row table:style-name="ro1">
          <table:table-cell office:value-type="string" calcext:value-type="string">
            <text:p>21.50 "Mergina iš Džersio". Komedija.</text:p>
          </table:table-cell>
          <table:table-cell table:number-columns-repeated="16383"/>
        </table:table-row>
        <table:table-row table:style-name="ro1">
          <table:table-cell office:value-type="string" calcext:value-type="string">
            <text:p>23.50 "Velniop tą darbą". Komedija.</text:p>
          </table:table-cell>
          <table:table-cell table:number-columns-repeated="16383"/>
        </table:table-row>
        <table:table-row table:style-name="ro1">
          <table:table-cell office:value-type="string" calcext:value-type="string">
            <text:p>2009 01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 GX"</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Vasaros stovykla". Komedija.</text:p>
          </table:table-cell>
          <table:table-cell table:number-columns-repeated="16383"/>
        </table:table-row>
        <table:table-row table:style-name="ro1">
          <table:table-cell office:value-type="string" calcext:value-type="string">
            <text:p>12.00 "Laukinis kraštas". Nuotykių f.</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Didysis pabėgimas". Veiksmo f.</text:p>
          </table:table-cell>
          <table:table-cell table:number-columns-repeated="16383"/>
        </table:table-row>
        <table:table-row table:style-name="ro1">
          <table:table-cell office:value-type="string" calcext:value-type="string">
            <text:p>23.35 "Išgelbėk mane".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2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2">
          <table:table-cell office:value-type="string" calcext:value-type="string">
            <text:p>10.00 Filmas vaikams. "Bethovenas 5". Komedija.</text:p>
          </table:table-cell>
          <table:table-cell table:number-columns-repeated="16383"/>
        </table:table-row>
        <table:table-row table:style-name="ro1">
          <table:table-cell office:value-type="string" calcext:value-type="string">
            <text:p>11.40 "Aistringas pomėgis". Komedija.</text:p>
          </table:table-cell>
          <table:table-cell table:number-columns-repeated="16383"/>
        </table:table-row>
        <table:table-row table:style-name="ro2">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Ambrozijos TV"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Baikeriai". Veiksmo f.</text:p>
          </table:table-cell>
          <table:table-cell table:number-columns-repeated="16383"/>
        </table:table-row>
        <table:table-row table:style-name="ro1">
          <table:table-cell office:value-type="string" calcext:value-type="string">
            <text:p>23.40 "Ugnies aren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2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Aistringas pomėgis". Komedija (k).</text:p>
          </table:table-cell>
          <table:table-cell table:number-columns-repeated="16383"/>
        </table:table-row>
        <table:table-row table:style-name="ro2">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2">
          <table:table-cell office:value-type="string" calcext:value-type="string">
            <text:p>11.00 "Beprotiškas penktadienis". Komedija.</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2">
          <table:table-cell office:value-type="string" calcext:value-type="string">
            <text:p>11.00 "Paskutinis Nojaus laivo skrydis". Nuotykių f.</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Šnipas ne savo noru". Komedija.</text:p>
          </table:table-cell>
          <table:table-cell table:number-columns-repeated="16383"/>
        </table:table-row>
        <table:table-row table:style-name="ro1">
          <table:table-cell office:value-type="string" calcext:value-type="string">
            <text:p>21.50 "Didžioji banga". Drama.</text:p>
          </table:table-cell>
          <table:table-cell table:number-columns-repeated="16383"/>
        </table:table-row>
        <table:table-row table:style-name="ro1">
          <table:table-cell office:value-type="string" calcext:value-type="string">
            <text:p>23.50 "Imperija". Veiksmo f.</text:p>
          </table:table-cell>
          <table:table-cell table:number-columns-repeated="16383"/>
        </table:table-row>
        <table:table-row table:style-name="ro1">
          <table:table-cell office:value-type="string" calcext:value-type="string">
            <text:p>2009 02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Smalsutė Dor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2">
          <table:table-cell office:value-type="string" calcext:value-type="string">
            <text:p>10.00 "Murkianti seklė: Misis Merfi detektyvas". Nuotykių f.</text:p>
          </table:table-cell>
          <table:table-cell table:number-columns-repeated="16383"/>
        </table:table-row>
        <table:table-row table:style-name="ro1">
          <table:table-cell office:value-type="string" calcext:value-type="string">
            <text:p>11.35 "Karas". Nuotykių f.</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Kai pasirodo svetimi". Veiksmo f.</text:p>
          </table:table-cell>
          <table:table-cell table:number-columns-repeated="16383"/>
        </table:table-row>
        <table:table-row table:style-name="ro1">
          <table:table-cell office:value-type="string" calcext:value-type="string">
            <text:p>23.00 "Vandens pasaulis". Veiksmo f.</text:p>
          </table:table-cell>
          <table:table-cell table:number-columns-repeated="16383"/>
        </table:table-row>
        <table:table-row table:style-name="ro2">
          <table:table-cell office:value-type="string" calcext:value-type="string">
            <text:p>1.30 "Nepaprasta mažėjanti moteris". Komedija.</text:p>
          </table:table-cell>
          <table:table-cell table:number-columns-repeated="16383"/>
        </table:table-row>
        <table:table-row table:style-name="ro3">
          <table:table-cell table:number-columns-repeated="16384"/>
        </table:table-row>
        <table:table-row table:style-name="ro3">
          <table:table-cell table:style-name="ce1" office:value-type="string" calcext:value-type="string">
            <text:p>2009 02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Smalsutė Dor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Šuo. Slaptasis agentas". Nuotykių f.</text:p>
          </table:table-cell>
          <table:table-cell table:number-columns-repeated="16383"/>
        </table:table-row>
        <table:table-row table:style-name="ro1">
          <table:table-cell office:value-type="string" calcext:value-type="string">
            <text:p>11.30 "Blekriveris". Nuotykių f.</text:p>
          </table:table-cell>
          <table:table-cell table:number-columns-repeated="16383"/>
        </table:table-row>
        <table:table-row table:style-name="ro1">
          <table:table-cell office:value-type="string" calcext:value-type="string">
            <text:p>13.05 "Geriausi magų triuk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2">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IV-ojo etapo apžvalg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Išdavystė". Trileris.</text:p>
          </table:table-cell>
          <table:table-cell table:number-columns-repeated="16383"/>
        </table:table-row>
        <table:table-row table:style-name="ro2">
          <table:table-cell office:value-type="string" calcext:value-type="string">
            <text:p>23.40 "Kapitono Korelio mandolin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2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Blekriveris". Nuotykių f. (k).</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Lūpdažių džiungl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2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2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Teksas". Drama.</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Spec. būry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Greičio ruožas".</text:p>
          </table:table-cell>
          <table:table-cell table:number-columns-repeated="16383"/>
        </table:table-row>
        <table:table-row table:style-name="ro1">
          <table:table-cell office:value-type="string" calcext:value-type="string">
            <text:p>2009 02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Popajus". Komedija.</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Peliukas Stiuartas Litlis". Komedija.</text:p>
          </table:table-cell>
          <table:table-cell table:number-columns-repeated="16383"/>
        </table:table-row>
        <table:table-row table:style-name="ro1">
          <table:table-cell office:value-type="string" calcext:value-type="string">
            <text:p>21.50 "Beiskrepšis". Komedija.</text:p>
          </table:table-cell>
          <table:table-cell table:number-columns-repeated="16383"/>
        </table:table-row>
        <table:table-row table:style-name="ro1">
          <table:table-cell office:value-type="string" calcext:value-type="string">
            <text:p>23.50 "Vampyras Brukline". Komedij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2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Stebuklingas vaikelis". Drama.</text:p>
          </table:table-cell>
          <table:table-cell table:number-columns-repeated="16383"/>
        </table:table-row>
        <table:table-row table:style-name="ro1">
          <table:table-cell office:value-type="string" calcext:value-type="string">
            <text:p>11.40 "Kaip aš tapau Diku". Komedija.</text:p>
          </table:table-cell>
          <table:table-cell table:number-columns-repeated="16383"/>
        </table:table-row>
        <table:table-row table:style-name="ro1">
          <table:table-cell office:value-type="string" calcext:value-type="string">
            <text:p>13.20 "Juokingiausi Amerikos namų vaizdeliai. Kvailas Kupidonas".</text:p>
          </table:table-cell>
          <table:table-cell table:number-columns-repeated="16383"/>
        </table:table-row>
        <table:table-row table:style-name="ro1">
          <table:table-cell office:value-type="string" calcext:value-type="string">
            <text:p>14.15 "Skuba tik kvailiai". Komedija.</text:p>
          </table:table-cell>
          <table:table-cell table:number-columns-repeated="16383"/>
        </table:table-row>
        <table:table-row table:style-name="ro1">
          <table:table-cell office:value-type="string" calcext:value-type="string">
            <text:p>16.20 "Dzin" (k).</text:p>
          </table:table-cell>
          <table:table-cell table:number-columns-repeated="16383"/>
        </table:table-row>
        <table:table-row table:style-name="ro1">
          <table:table-cell office:value-type="string" calcext:value-type="string">
            <text:p>17.00 "Valentino diena su Marijonu: Bliamba, juk aš tave myliu!".</text:p>
          </table:table-cell>
          <table:table-cell table:number-columns-repeated="16383"/>
        </table:table-row>
        <table:table-row table:style-name="ro1">
          <table:table-cell office:value-type="string" calcext:value-type="string">
            <text:p>Koncert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Jei tai būtų tiesa". Komedija.</text:p>
          </table:table-cell>
          <table:table-cell table:number-columns-repeated="16383"/>
        </table:table-row>
        <table:table-row table:style-name="ro1">
          <table:table-cell office:value-type="string" calcext:value-type="string">
            <text:p>23.00 "Baimė". Trileris.</text:p>
          </table:table-cell>
          <table:table-cell table:number-columns-repeated="16383"/>
        </table:table-row>
        <table:table-row table:style-name="ro1">
          <table:table-cell office:value-type="string" calcext:value-type="string">
            <text:p>1.00 "Kalėjimo maištininkės". Dram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2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Lėlės Bratz".</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Auklė". Komedija.</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Beieškant Rin Tin Tin". Komedija.</text:p>
          </table:table-cell>
          <table:table-cell table:number-columns-repeated="16383"/>
        </table:table-row>
        <table:table-row table:style-name="ro1">
          <table:table-cell office:value-type="string" calcext:value-type="string">
            <text:p>11.40 "Antinas Hovardas". Komedija.</text:p>
          </table:table-cell>
          <table:table-cell table:number-columns-repeated="16383"/>
        </table:table-row>
        <table:table-row table:style-name="ro1">
          <table:table-cell office:value-type="string" calcext:value-type="string">
            <text:p>13.45 "Juokingiausi Amerikos namų vaizdeliai. Geriausiųjų kova".</text:p>
          </table:table-cell>
          <table:table-cell table:number-columns-repeated="16383"/>
        </table:table-row>
        <table:table-row table:style-name="ro1">
          <table:table-cell office:value-type="string" calcext:value-type="string">
            <text:p>15.40 "Jei tai būtų tiesa". Komedija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Mongolas". Drama.</text:p>
          </table:table-cell>
          <table:table-cell table:number-columns-repeated="16383"/>
        </table:table-row>
        <table:table-row table:style-name="ro1">
          <table:table-cell office:value-type="string" calcext:value-type="string">
            <text:p>23.40 "Sėkmės džentelmenai".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2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Basas viršininkas". Komedija.</text:p>
          </table:table-cell>
          <table:table-cell table:number-columns-repeated="16383"/>
        </table:table-row>
        <table:table-row table:style-name="ro1">
          <table:table-cell office:value-type="string" calcext:value-type="string">
            <text:p>8.30 "Burtininkai ir milžinai". Animacinis f.</text:p>
          </table:table-cell>
          <table:table-cell table:number-columns-repeated="16383"/>
        </table:table-row>
        <table:table-row table:style-name="ro1">
          <table:table-cell office:value-type="string" calcext:value-type="string">
            <text:p>10.05 "Geriausi magų triukai".</text:p>
          </table:table-cell>
          <table:table-cell table:number-columns-repeated="16383"/>
        </table:table-row>
        <table:table-row table:style-name="ro1">
          <table:table-cell office:value-type="string" calcext:value-type="string">
            <text:p>11.05 "Gyvatė erelio šešėlyje". Komedija.</text:p>
          </table:table-cell>
          <table:table-cell table:number-columns-repeated="16383"/>
        </table:table-row>
        <table:table-row table:style-name="ro1">
          <table:table-cell office:value-type="string" calcext:value-type="string">
            <text:p>13.05 Naujametė "Dzin" pasaka.</text:p>
          </table:table-cell>
          <table:table-cell table:number-columns-repeated="16383"/>
        </table:table-row>
        <table:table-row table:style-name="ro1">
          <table:table-cell office:value-type="string" calcext:value-type="string">
            <text:p>14.40 "Stebuklingi batai". Komedija.</text:p>
          </table:table-cell>
          <table:table-cell table:number-columns-repeated="16383"/>
        </table:table-row>
        <table:table-row table:style-name="ro1">
          <table:table-cell office:value-type="string" calcext:value-type="string">
            <text:p>16.40 "Iš vabalų gyvenimo". Animacinis f.</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Paskutinis tamplierius". Nuotykių f.</text:p>
          </table:table-cell>
          <table:table-cell table:number-columns-repeated="16383"/>
        </table:table-row>
        <table:table-row table:style-name="ro1">
          <table:table-cell office:value-type="string" calcext:value-type="string">
            <text:p>22.30 "Panikos kambarys". Trileris.</text:p>
          </table:table-cell>
          <table:table-cell table:number-columns-repeated="16383"/>
        </table:table-row>
        <table:table-row table:style-name="ro1">
          <table:table-cell office:value-type="string" calcext:value-type="string">
            <text:p>2009 02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Geriausi magų triuk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Geriausi magų triukai".</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mbrozijos TV".</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Žmogus-kondoras". Komedija.</text:p>
          </table:table-cell>
          <table:table-cell table:number-columns-repeated="16383"/>
        </table:table-row>
        <table:table-row table:style-name="ro1">
          <table:table-cell office:value-type="string" calcext:value-type="string">
            <text:p>12.40 "Linksmasis triušiukas".</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Hantikas. Sekliai ir paslapty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Hantikas. Sekliai ir paslapty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Ekstremalūs namų pokyčiai".</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Gepardžiukės". Komedija.</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Peliukas Stiuartas Litlis 2". Komedija.</text:p>
          </table:table-cell>
          <table:table-cell table:number-columns-repeated="16383"/>
        </table:table-row>
        <table:table-row table:style-name="ro1">
          <table:table-cell office:value-type="string" calcext:value-type="string">
            <text:p>21.45 "Nuleist periskopą!" Komedija.</text:p>
          </table:table-cell>
          <table:table-cell table:number-columns-repeated="16383"/>
        </table:table-row>
        <table:table-row table:style-name="ro1">
          <table:table-cell office:value-type="string" calcext:value-type="string">
            <text:p>23.45 "Kelionė į Ameriką". Komedij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2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text:p>
          </table:table-cell>
          <table:table-cell table:number-columns-repeated="16383"/>
        </table:table-row>
        <table:table-row table:style-name="ro1">
          <table:table-cell office:value-type="string" calcext:value-type="string">
            <text:p>7.30 "Lėlės Bratz".</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Keturi draugai ir šuo Mocartas". Nuotykių f.</text:p>
          </table:table-cell>
          <table:table-cell table:number-columns-repeated="16383"/>
        </table:table-row>
        <table:table-row table:style-name="ro1">
          <table:table-cell office:value-type="string" calcext:value-type="string">
            <text:p>13.05 "Ekstremalūs namų pokyčiai"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Penktokų iššūk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Epicentras". Veiksmo f.</text:p>
          </table:table-cell>
          <table:table-cell table:number-columns-repeated="16383"/>
        </table:table-row>
        <table:table-row table:style-name="ro1">
          <table:table-cell office:value-type="string" calcext:value-type="string">
            <text:p>22.35 "Tekanti saulė". Veiksmo f.</text:p>
          </table:table-cell>
          <table:table-cell table:number-columns-repeated="16383"/>
        </table:table-row>
        <table:table-row table:style-name="ro1">
          <table:table-cell office:value-type="string" calcext:value-type="string">
            <text:p>1.15 "Metropolis". Animacinis f.</text:p>
          </table:table-cell>
          <table:table-cell table:number-columns-repeated="16383"/>
        </table:table-row>
        <table:table-row table:style-name="ro1">
          <table:table-cell office:value-type="string" calcext:value-type="string">
            <text:p>2009 02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Winx’ klubas". </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Loch Neso paslaptis". Fantastinis f.</text:p>
          </table:table-cell>
          <table:table-cell table:number-columns-repeated="16383"/>
        </table:table-row>
        <table:table-row table:style-name="ro1">
          <table:table-cell office:value-type="string" calcext:value-type="string">
            <text:p>11.40 "Seržantas Bilko". Komedija.</text:p>
          </table:table-cell>
          <table:table-cell table:number-columns-repeated="16383"/>
        </table:table-row>
        <table:table-row table:style-name="ro1">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Bjaurusis ančiukas".</text:p>
          </table:table-cell>
          <table:table-cell table:number-columns-repeated="16383"/>
        </table:table-row>
        <table:table-row table:style-name="ro1">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IV-ojo etapo apžvalg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Tapatybė". Veiksmo f.</text:p>
          </table:table-cell>
          <table:table-cell table:number-columns-repeated="16383"/>
        </table:table-row>
        <table:table-row table:style-name="ro1">
          <table:table-cell office:value-type="string" calcext:value-type="string">
            <text:p>23.10 "Voratinklis". Detektyva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2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Seržantas Bilko". Komedij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Liepsnojantis led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 Komedija.</text:p>
          </table:table-cell>
          <table:table-cell table:number-columns-repeated="16383"/>
        </table:table-row>
        <table:table-row table:style-name="ro1">
          <table:table-cell office:value-type="string" calcext:value-type="string">
            <text:p>23.15 "CSI Majamis".</text:p>
          </table:table-cell>
          <table:table-cell table:number-columns-repeated="16383"/>
        </table:table-row>
        <table:table-row table:style-name="ro1">
          <table:table-cell office:value-type="string" calcext:value-type="string">
            <text:p>0.15 "Greičio ruožas".</text:p>
          </table:table-cell>
          <table:table-cell table:number-columns-repeated="16383"/>
        </table:table-row>
        <table:table-row table:style-name="ro1">
          <table:table-cell office:value-type="string" calcext:value-type="string">
            <text:p>2009 02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Į trasą". Biografinė drama.</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Greičio ruožas".</text:p>
          </table:table-cell>
          <table:table-cell table:number-columns-repeated="16383"/>
        </table:table-row>
        <table:table-row table:style-name="ro1">
          <table:table-cell office:value-type="string" calcext:value-type="string">
            <text:p>2009 02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Zenon – XXI amžiaus mergaitė 3" . Komedija.</text:p>
          </table:table-cell>
          <table:table-cell table:number-columns-repeated="16383"/>
        </table:table-row>
        <table:table-row table:style-name="ro1">
          <table:table-cell office:value-type="string" calcext:value-type="string">
            <text:p>12.35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dainuokim!".</text:p>
          </table:table-cell>
          <table:table-cell table:number-columns-repeated="16383"/>
        </table:table-row>
        <table:table-row table:style-name="ro1">
          <table:table-cell office:value-type="string" calcext:value-type="string">
            <text:p>20.15 "Piteris Penas". Nuotykių f.</text:p>
          </table:table-cell>
          <table:table-cell table:number-columns-repeated="16383"/>
        </table:table-row>
        <table:table-row table:style-name="ro1">
          <table:table-cell office:value-type="string" calcext:value-type="string">
            <text:p>22.30 "Gyvenimas be Diko". Komedija.</text:p>
          </table:table-cell>
          <table:table-cell table:number-columns-repeated="16383"/>
        </table:table-row>
        <table:table-row table:style-name="ro1">
          <table:table-cell office:value-type="string" calcext:value-type="string">
            <text:p>0.30 "Neperšaunamas". Komedija.</text:p>
          </table:table-cell>
          <table:table-cell table:number-columns-repeated="16383"/>
        </table:table-row>
        <table:table-row table:style-name="ro1">
          <table:table-cell office:value-type="string" calcext:value-type="string">
            <text:p>2009 02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ūsų miesto legenda". Drama.</text:p>
          </table:table-cell>
          <table:table-cell table:number-columns-repeated="16383"/>
        </table:table-row>
        <table:table-row table:style-name="ro1">
          <table:table-cell office:value-type="string" calcext:value-type="string">
            <text:p>12.00 "Jaunos ir karštos. Viskas arba nieko".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Nerealieji. Lietuvos šeimų lyga".</text:p>
          </table:table-cell>
          <table:table-cell table:number-columns-repeated="16383"/>
        </table:table-row>
        <table:table-row table:style-name="ro1">
          <table:table-cell office:value-type="string" calcext:value-type="string">
            <text:p>21.00 "Atominė katastrofa". Veiksmo f.</text:p>
          </table:table-cell>
          <table:table-cell table:number-columns-repeated="16383"/>
        </table:table-row>
        <table:table-row table:style-name="ro1">
          <table:table-cell office:value-type="string" calcext:value-type="string">
            <text:p>22.40 "Bučiuoti merginas". Trileris.</text:p>
          </table:table-cell>
          <table:table-cell table:number-columns-repeated="16383"/>
        </table:table-row>
        <table:table-row table:style-name="ro1">
          <table:table-cell office:value-type="string" calcext:value-type="string">
            <text:p>1.05 "Dykumos žiedas".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3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Laisvės kaina". Nuotykių f.</text:p>
          </table:table-cell>
          <table:table-cell table:number-columns-repeated="16383"/>
        </table:table-row>
        <table:table-row table:style-name="ro1">
          <table:table-cell office:value-type="string" calcext:value-type="string">
            <text:p>11.35 "Einantis per ugnį". Nuotykių f.</text:p>
          </table:table-cell>
          <table:table-cell table:number-columns-repeated="16383"/>
        </table:table-row>
        <table:table-row table:style-name="ro1">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Angel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metų moteris 2008".</text:p>
          </table:table-cell>
          <table:table-cell table:number-columns-repeated="16383"/>
        </table:table-row>
        <table:table-row table:style-name="ro1">
          <table:table-cell office:value-type="string" calcext:value-type="string">
            <text:p>21.30 "Holivudo žmogžudysčių skyrius". Veiksmo f.</text:p>
          </table:table-cell>
          <table:table-cell table:number-columns-repeated="16383"/>
        </table:table-row>
        <table:table-row table:style-name="ro1">
          <table:table-cell office:value-type="string" calcext:value-type="string">
            <text:p>0.00 "Nauja geriausia draugė".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3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dainuokim!" (k).</text:p>
          </table:table-cell>
          <table:table-cell table:number-columns-repeated="16383"/>
        </table:table-row>
        <table:table-row table:style-name="ro1">
          <table:table-cell office:value-type="string" calcext:value-type="string">
            <text:p>11.00 "Einantis per ugnį". Nuotykių f.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 Komedija.</text:p>
          </table:table-cell>
          <table:table-cell table:number-columns-repeated="16383"/>
        </table:table-row>
        <table:table-row table:style-name="ro1">
          <table:table-cell office:value-type="string" calcext:value-type="string">
            <text:p>23.15 "CSI Majamis".</text:p>
          </table:table-cell>
          <table:table-cell table:number-columns-repeated="16383"/>
        </table:table-row>
        <table:table-row table:style-name="ro1">
          <table:table-cell office:value-type="string" calcext:value-type="string">
            <text:p>0.15 "Džesika Flečer".</text:p>
          </table:table-cell>
          <table:table-cell table:number-columns-repeated="16383"/>
        </table:table-row>
        <table:table-row table:style-name="ro1">
          <table:table-cell office:value-type="string" calcext:value-type="string">
            <text:p>1.15 "Laukinės palmės". Drama.</text:p>
          </table:table-cell>
          <table:table-cell table:number-columns-repeated="16383"/>
        </table:table-row>
        <table:table-row table:style-name="ro1">
          <table:table-cell office:value-type="string" calcext:value-type="string">
            <text:p>2009 03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Nerealieji. Lietuvos šeimų lyg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Laukinės palmės". Drama.</text:p>
          </table:table-cell>
          <table:table-cell table:number-columns-repeated="16383"/>
        </table:table-row>
        <table:table-row table:style-name="ro1">
          <table:table-cell office:value-type="string" calcext:value-type="string">
            <text:p>2009 03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10 "’Bratz’lėlės. Roko angelai". Animacinis f.</text:p>
          </table:table-cell>
          <table:table-cell table:number-columns-repeated="16383"/>
        </table:table-row>
        <table:table-row table:style-name="ro1">
          <table:table-cell office:value-type="string" calcext:value-type="string">
            <text:p>12.35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Švenčiame vardines: Kazimierinės".</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0 "Džesika Flečer".</text:p>
          </table:table-cell>
          <table:table-cell table:number-columns-repeated="16383"/>
        </table:table-row>
        <table:table-row table:style-name="ro1">
          <table:table-cell office:value-type="string" calcext:value-type="string">
            <text:p>1.00 "Laukinės palmės".</text:p>
          </table:table-cell>
          <table:table-cell table:number-columns-repeated="16383"/>
        </table:table-row>
        <table:table-row table:style-name="ro1">
          <table:table-cell office:value-type="string" calcext:value-type="string">
            <text:p>2009 03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Bratz’ lėlės. Džinių kerai".</text:p>
          </table:table-cell>
          <table:table-cell table:number-columns-repeated="16383"/>
        </table:table-row>
        <table:table-row table:style-name="ro1">
          <table:table-cell office:value-type="string" calcext:value-type="string">
            <text:p>12.35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Laukinės palmės". Drama.</text:p>
          </table:table-cell>
          <table:table-cell table:number-columns-repeated="16383"/>
        </table:table-row>
        <table:table-row table:style-name="ro1">
          <table:table-cell office:value-type="string" calcext:value-type="string">
            <text:p>2009 03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Lietuvos metų moteris 2008"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Super Džonis". Nuotykių f.</text:p>
          </table:table-cell>
          <table:table-cell table:number-columns-repeated="16383"/>
        </table:table-row>
        <table:table-row table:style-name="ro1">
          <table:table-cell office:value-type="string" calcext:value-type="string">
            <text:p>21.50 "Ponas Bynas". Komedija.</text:p>
          </table:table-cell>
          <table:table-cell table:number-columns-repeated="16383"/>
        </table:table-row>
        <table:table-row table:style-name="ro1">
          <table:table-cell office:value-type="string" calcext:value-type="string">
            <text:p>23.30 "Chotabičius". Komedija.</text:p>
          </table:table-cell>
          <table:table-cell table:number-columns-repeated="16383"/>
        </table:table-row>
        <table:table-row table:style-name="ro1">
          <table:table-cell office:value-type="string" calcext:value-type="string">
            <text:p>2009 03 07</text:p>
          </table:table-cell>
          <table:table-cell table:number-columns-repeated="16383"/>
        </table:table-row>
        <table:table-row table:style-name="ro1">
          <table:table-cell office:value-type="string" calcext:value-type="string">
            <text:p>TV3                                   </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isija Karvės". Animacinis f.</text:p>
          </table:table-cell>
          <table:table-cell table:number-columns-repeated="16383"/>
        </table:table-row>
        <table:table-row table:style-name="ro1">
          <table:table-cell office:value-type="string" calcext:value-type="string">
            <text:p>11.25 "Tūkstantmečio žmogus". Fantastinis f.</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Šoklieji bičiuliai". Komedija.</text:p>
          </table:table-cell>
          <table:table-cell table:number-columns-repeated="16383"/>
        </table:table-row>
        <table:table-row table:style-name="ro1">
          <table:table-cell office:value-type="string" calcext:value-type="string">
            <text:p>20.35 "Lavos audra". Drama.</text:p>
          </table:table-cell>
          <table:table-cell table:number-columns-repeated="16383"/>
        </table:table-row>
        <table:table-row table:style-name="ro1">
          <table:table-cell office:value-type="string" calcext:value-type="string">
            <text:p>22.10 "Savigyna". Trileris.</text:p>
          </table:table-cell>
          <table:table-cell table:number-columns-repeated="16383"/>
        </table:table-row>
        <table:table-row table:style-name="ro1">
          <table:table-cell office:value-type="string" calcext:value-type="string">
            <text:p>0.10 "Maratonas". Dram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3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Mažylis". Komedija.</text:p>
          </table:table-cell>
          <table:table-cell table:number-columns-repeated="16383"/>
        </table:table-row>
        <table:table-row table:style-name="ro1">
          <table:table-cell office:value-type="string" calcext:value-type="string">
            <text:p>12.00 "Belstis į duri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Juokingiausi Amerikos namų vaizdeliai".</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Sargybinis". Veiksmo f.</text:p>
          </table:table-cell>
          <table:table-cell table:number-columns-repeated="16383"/>
        </table:table-row>
        <table:table-row table:style-name="ro1">
          <table:table-cell office:value-type="string" calcext:value-type="string">
            <text:p>23.40 "Neliečiamieji". Kriminalinis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3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Belstis į duris". Komedija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5 "Džesika Flečer".</text:p>
          </table:table-cell>
          <table:table-cell table:number-columns-repeated="16383"/>
        </table:table-row>
        <table:table-row table:style-name="ro1">
          <table:table-cell office:value-type="string" calcext:value-type="string">
            <text:p>1.15 "Laukinės palmės".</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3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Kietas riešutėlis. Kerštas su kaupu". Veiksmo f.</text:p>
          </table:table-cell>
          <table:table-cell table:number-columns-repeated="16383"/>
        </table:table-row>
        <table:table-row table:style-name="ro1">
          <table:table-cell office:value-type="string" calcext:value-type="string">
            <text:p>2009 03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Mažylių šalis". Animacinis f.</text:p>
          </table:table-cell>
          <table:table-cell table:number-columns-repeated="16383"/>
        </table:table-row>
        <table:table-row table:style-name="ro1">
          <table:table-cell office:value-type="string" calcext:value-type="string">
            <text:p>7.25 "Magiškasis perlas". Animacinis f.</text:p>
          </table:table-cell>
          <table:table-cell table:number-columns-repeated="16383"/>
        </table:table-row>
        <table:table-row table:style-name="ro1">
          <table:table-cell office:value-type="string" calcext:value-type="string">
            <text:p>8.40 "Skraidanti lova ir šluotkočiai". Animacinis f.</text:p>
          </table:table-cell>
          <table:table-cell table:number-columns-repeated="16383"/>
        </table:table-row>
        <table:table-row table:style-name="ro1">
          <table:table-cell office:value-type="string" calcext:value-type="string">
            <text:p>10.55 "Belaisvis medyje". Nuotykių f.</text:p>
          </table:table-cell>
          <table:table-cell table:number-columns-repeated="16383"/>
        </table:table-row>
        <table:table-row table:style-name="ro1">
          <table:table-cell office:value-type="string" calcext:value-type="string">
            <text:p>12.35 "Kaštonas. Centrinio parko didvyris".</text:p>
          </table:table-cell>
          <table:table-cell table:number-columns-repeated="16383"/>
        </table:table-row>
        <table:table-row table:style-name="ro1">
          <table:table-cell office:value-type="string" calcext:value-type="string">
            <text:p>Komedija.</text:p>
          </table:table-cell>
          <table:table-cell table:number-columns-repeated="16383"/>
        </table:table-row>
        <table:table-row table:style-name="ro1">
          <table:table-cell office:value-type="string" calcext:value-type="string">
            <text:p>14.10 "Princesė Gulbė. Užburtojo lobio paslaptis". Animacinis f.</text:p>
          </table:table-cell>
          <table:table-cell table:number-columns-repeated="16383"/>
        </table:table-row>
        <table:table-row table:style-name="ro1">
          <table:table-cell office:value-type="string" calcext:value-type="string">
            <text:p>15.30 "Kung pau. Gauk į dūdą". Komedija.</text:p>
          </table:table-cell>
          <table:table-cell table:number-columns-repeated="16383"/>
        </table:table-row>
        <table:table-row table:style-name="ro1">
          <table:table-cell office:value-type="string" calcext:value-type="string">
            <text:p>17.00 "Stok! Arba mano mama šaus".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Humoro vakaras su Violeta Mičiuliene, Raimondu Šilansku,</text:p>
          </table:table-cell>
          <table:table-cell table:number-columns-repeated="16383"/>
        </table:table-row>
        <table:table-row table:style-name="ro1">
          <table:table-cell office:value-type="string" calcext:value-type="string">
            <text:p>"Ambrozija".</text:p>
          </table:table-cell>
          <table:table-cell table:number-columns-repeated="16383"/>
        </table:table-row>
        <table:table-row table:style-name="ro1">
          <table:table-cell office:value-type="string" calcext:value-type="string">
            <text:p>21.00 "Kapų plėšikė Lara Kroft". Veiksmo f.</text:p>
          </table:table-cell>
          <table:table-cell table:number-columns-repeated="16383"/>
        </table:table-row>
        <table:table-row table:style-name="ro1">
          <table:table-cell office:value-type="string" calcext:value-type="string">
            <text:p>23.00 "Laukinės aistros". Erotinis f.</text:p>
          </table:table-cell>
          <table:table-cell table:number-columns-repeated="16383"/>
        </table:table-row>
        <table:table-row table:style-name="ro1">
          <table:table-cell office:value-type="string" calcext:value-type="string">
            <text:p>2009 03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Rožinės panteros nuotyki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Kung pau. Gauk į dūdą". Komedija (k).</text:p>
          </table:table-cell>
          <table:table-cell table:number-columns-repeated="16383"/>
        </table:table-row>
        <table:table-row table:style-name="ro1">
          <table:table-cell office:value-type="string" calcext:value-type="string">
            <text:p>12.3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Laukinės palmės". Drama.</text:p>
          </table:table-cell>
          <table:table-cell table:number-columns-repeated="16383"/>
        </table:table-row>
        <table:table-row table:style-name="ro1">
          <table:table-cell office:value-type="string" calcext:value-type="string">
            <text:p>2009 03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Beilio klaida". Drama.</text:p>
          </table:table-cell>
          <table:table-cell table:number-columns-repeated="16383"/>
        </table:table-row>
        <table:table-row table:style-name="ro1">
          <table:table-cell office:value-type="string" calcext:value-type="string">
            <text:p>12.3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Srovės nublokšti". Animacinė f.</text:p>
          </table:table-cell>
          <table:table-cell table:number-columns-repeated="16383"/>
        </table:table-row>
        <table:table-row table:style-name="ro1">
          <table:table-cell office:value-type="string" calcext:value-type="string">
            <text:p>21.50 "Jaunėlis". Komedija.</text:p>
          </table:table-cell>
          <table:table-cell table:number-columns-repeated="16383"/>
        </table:table-row>
        <table:table-row table:style-name="ro1">
          <table:table-cell office:value-type="string" calcext:value-type="string">
            <text:p>0.00 "Forestas Gampas". Dram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3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Ančių istorijos".</text:p>
          </table:table-cell>
          <table:table-cell table:number-columns-repeated="16383"/>
        </table:table-row>
        <table:table-row table:style-name="ro1">
          <table:table-cell office:value-type="string" calcext:value-type="string">
            <text:p>7.00 "Yu-Gi-Oh!"</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Aš ir mano antrininkė". Komedija.</text:p>
          </table:table-cell>
          <table:table-cell table:number-columns-repeated="16383"/>
        </table:table-row>
        <table:table-row table:style-name="ro1">
          <table:table-cell office:value-type="string" calcext:value-type="string">
            <text:p>12.00 "Nugalėtojas Kalas". Nuotykių f.</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Beždžionėlė ledo ritulininkė". Komedija.</text:p>
          </table:table-cell>
          <table:table-cell table:number-columns-repeated="16383"/>
        </table:table-row>
        <table:table-row table:style-name="ro1">
          <table:table-cell office:value-type="string" calcext:value-type="string">
            <text:p>20.50 "Saulė naikintoja". Veiksmo f.</text:p>
          </table:table-cell>
          <table:table-cell table:number-columns-repeated="16383"/>
        </table:table-row>
        <table:table-row table:style-name="ro1">
          <table:table-cell office:value-type="string" calcext:value-type="string">
            <text:p>22.30 "Kaukolės 2". Trileris.</text:p>
          </table:table-cell>
          <table:table-cell table:number-columns-repeated="16383"/>
        </table:table-row>
        <table:table-row table:style-name="ro1">
          <table:table-cell office:value-type="string" calcext:value-type="string">
            <text:p>0.30 "Saulėtoji valstija".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3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Ančių istorijos".</text:p>
          </table:table-cell>
          <table:table-cell table:number-columns-repeated="16383"/>
        </table:table-row>
        <table:table-row table:style-name="ro1">
          <table:table-cell office:value-type="string" calcext:value-type="string">
            <text:p>6.55 "Yu-Gi-Oh!"</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Mažylis mieste". Komedija.</text:p>
          </table:table-cell>
          <table:table-cell table:number-columns-repeated="16383"/>
        </table:table-row>
        <table:table-row table:style-name="ro1">
          <table:table-cell office:value-type="string" calcext:value-type="string">
            <text:p>12.00 "Makinsio sala". Komedija.</text:p>
          </table:table-cell>
          <table:table-cell table:number-columns-repeated="16383"/>
        </table:table-row>
        <table:table-row table:style-name="ro1">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 Drama.</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Projekto "Tūkstantmečio odisėja. Vienas vardas – Lietuva" V-ojo</text:p>
          </table:table-cell>
          <table:table-cell table:number-columns-repeated="16383"/>
        </table:table-row>
        <table:table-row table:style-name="ro1">
          <table:table-cell office:value-type="string" calcext:value-type="string">
            <text:p>etapo apžvalg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Baimės kaina". Drama.</text:p>
          </table:table-cell>
          <table:table-cell table:number-columns-repeated="16383"/>
        </table:table-row>
        <table:table-row table:style-name="ro1">
          <table:table-cell office:value-type="string" calcext:value-type="string">
            <text:p>0.00 "Išleisti dvasią".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3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Makinsio sala". Komedija (k).</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upirkta mei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0 "Džesika Flečer".</text:p>
          </table:table-cell>
          <table:table-cell table:number-columns-repeated="16383"/>
        </table:table-row>
        <table:table-row table:style-name="ro1">
          <table:table-cell office:value-type="string" calcext:value-type="string">
            <text:p>1.10 "Žvaigždžių medžiotojas".</text:p>
          </table:table-cell>
          <table:table-cell table:number-columns-repeated="16383"/>
        </table:table-row>
        <table:table-row table:style-name="ro1">
          <table:table-cell office:value-type="string" calcext:value-type="string">
            <text:p>2009 03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atpažintas skraidantis keistuolis". Komedija.</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50 TV3 sporta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Teksas". Drama.</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3.35 "Žmogus – vor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Švenčiame vardinės: Kazimierinės" (k).</text:p>
          </table:table-cell>
          <table:table-cell table:number-columns-repeated="16383"/>
        </table:table-row>
        <table:table-row table:style-name="ro1">
          <table:table-cell office:value-type="string" calcext:value-type="string">
            <text:p>13.3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Didžiosios motušės namai". Komedija.</text:p>
          </table:table-cell>
          <table:table-cell table:number-columns-repeated="16383"/>
        </table:table-row>
        <table:table-row table:style-name="ro1">
          <table:table-cell office:value-type="string" calcext:value-type="string">
            <text:p>22.15 "Guru". Komedija.</text:p>
          </table:table-cell>
          <table:table-cell table:number-columns-repeated="16383"/>
        </table:table-row>
        <table:table-row table:style-name="ro1">
          <table:table-cell office:value-type="string" calcext:value-type="string">
            <text:p>0.15 "Gelbėkit mus nuo Evos". Komedija.</text:p>
          </table:table-cell>
          <table:table-cell table:number-columns-repeated="16383"/>
        </table:table-row>
        <table:table-row table:style-name="ro1">
          <table:table-cell office:value-type="string" calcext:value-type="string">
            <text:p>2009 03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Didysis Barnio nuotykis". Nuotykių f.</text:p>
          </table:table-cell>
          <table:table-cell table:number-columns-repeated="16383"/>
        </table:table-row>
        <table:table-row table:style-name="ro1">
          <table:table-cell office:value-type="string" calcext:value-type="string">
            <text:p>11.25 "Teisinguolis Dadlis". Komedija.</text:p>
          </table:table-cell>
          <table:table-cell table:number-columns-repeated="16383"/>
        </table:table-row>
        <table:table-row table:style-name="ro1">
          <table:table-cell office:value-type="string" calcext:value-type="string">
            <text:p>12.50 "Neįtikėčiausi pasaulio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Lenktyninis paršelis Rudis". Komedija.</text:p>
          </table:table-cell>
          <table:table-cell table:number-columns-repeated="16383"/>
        </table:table-row>
        <table:table-row table:style-name="ro1">
          <table:table-cell office:value-type="string" calcext:value-type="string">
            <text:p>21.10 "Visiškas užtemimas". Veiksmo f.</text:p>
          </table:table-cell>
          <table:table-cell table:number-columns-repeated="16383"/>
        </table:table-row>
        <table:table-row table:style-name="ro1">
          <table:table-cell office:value-type="string" calcext:value-type="string">
            <text:p>22.45 "Kaukolės 3". Trileris.</text:p>
          </table:table-cell>
          <table:table-cell table:number-columns-repeated="16383"/>
        </table:table-row>
        <table:table-row table:style-name="ro1">
          <table:table-cell office:value-type="string" calcext:value-type="string">
            <text:p>0.50 "8 milijonai būdų mirti". Veiksmo f.</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3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Šoklusis bičiulis. Pasaulio čempionas". Komedija.</text:p>
          </table:table-cell>
          <table:table-cell table:number-columns-repeated="16383"/>
        </table:table-row>
        <table:table-row table:style-name="ro1">
          <table:table-cell office:value-type="string" calcext:value-type="string">
            <text:p>11.30 "Bėgimas naktį".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Angel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Bebaimis". Drama.</text:p>
          </table:table-cell>
          <table:table-cell table:number-columns-repeated="16383"/>
        </table:table-row>
        <table:table-row table:style-name="ro1">
          <table:table-cell office:value-type="string" calcext:value-type="string">
            <text:p>23.35 "Ketvirtadienis". Veiksmo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3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Žmogus-kondoras" (k).</text:p>
          </table:table-cell>
          <table:table-cell table:number-columns-repeated="16383"/>
        </table:table-row>
        <table:table-row table:style-name="ro1">
          <table:table-cell office:value-type="string" calcext:value-type="string">
            <text:p>12.40 "Juokingiausi Amerikos namų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0 "Džesika Flečer".</text:p>
          </table:table-cell>
          <table:table-cell table:number-columns-repeated="16383"/>
        </table:table-row>
        <table:table-row table:style-name="ro1">
          <table:table-cell office:value-type="string" calcext:value-type="string">
            <text:p>1.10 "Žvaigždžių medžiotojas".</text:p>
          </table:table-cell>
          <table:table-cell table:number-columns-repeated="16383"/>
        </table:table-row>
        <table:table-row table:style-name="ro1">
          <table:table-cell office:value-type="string" calcext:value-type="string">
            <text:p>2009 03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erybinink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Skylė sienoj".</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0.40 TV3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3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2.10 "Džiunglių katė".</text:p>
          </table:table-cell>
          <table:table-cell table:number-columns-repeated="16383"/>
        </table:table-row>
        <table:table-row table:style-name="ro1">
          <table:table-cell office:value-type="string" calcext:value-type="string">
            <text:p>13.35 "Filas iš ateitie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Didžiosios motušės namai 2". Komedija.</text:p>
          </table:table-cell>
          <table:table-cell table:number-columns-repeated="16383"/>
        </table:table-row>
        <table:table-row table:style-name="ro1">
          <table:table-cell office:value-type="string" calcext:value-type="string">
            <text:p>22.15 "Trenkti draugeliai". Komedija.</text:p>
          </table:table-cell>
          <table:table-cell table:number-columns-repeated="16383"/>
        </table:table-row>
        <table:table-row table:style-name="ro1">
          <table:table-cell office:value-type="string" calcext:value-type="string">
            <text:p>23.50 "Koketės". Komedija.</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3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Švelnusis Benas". Nuotykių f.</text:p>
          </table:table-cell>
          <table:table-cell table:number-columns-repeated="16383"/>
        </table:table-row>
        <table:table-row table:style-name="ro1">
          <table:table-cell office:value-type="string" calcext:value-type="string">
            <text:p>11.45 "Bilis Medisonas". Komedija.</text:p>
          </table:table-cell>
          <table:table-cell table:number-columns-repeated="16383"/>
        </table:table-row>
        <table:table-row table:style-name="ro1">
          <table:table-cell office:value-type="string" calcext:value-type="string">
            <text:p>13.2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 Domus galer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Keturkojis hercogas". Komedija.</text:p>
          </table:table-cell>
          <table:table-cell table:number-columns-repeated="16383"/>
        </table:table-row>
        <table:table-row table:style-name="ro1">
          <table:table-cell office:value-type="string" calcext:value-type="string">
            <text:p>20.40 "Tornado grėsmė". Drama.</text:p>
          </table:table-cell>
          <table:table-cell table:number-columns-repeated="16383"/>
        </table:table-row>
        <table:table-row table:style-name="ro1">
          <table:table-cell office:value-type="string" calcext:value-type="string">
            <text:p>22.20 "Tamsos karys". Veiksmo f.</text:p>
          </table:table-cell>
          <table:table-cell table:number-columns-repeated="16383"/>
        </table:table-row>
        <table:table-row table:style-name="ro1">
          <table:table-cell office:value-type="string" calcext:value-type="string">
            <text:p>23.50 "Moterų pavilijonas".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3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Formulės – 1" pasaulio čempionato Didžiojo Australijos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1.00 "Šoklusis bičiulis. Septinto padavimo smūgis". Komedija.</text:p>
          </table:table-cell>
          <table:table-cell table:number-columns-repeated="16383"/>
        </table:table-row>
        <table:table-row table:style-name="ro1">
          <table:table-cell office:value-type="string" calcext:value-type="string">
            <text:p>12.40 "Turte ir skurde". Komedija.</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Projekto "Tūkstantmečio odisėj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Ringo karalius". Veiksmo f.</text:p>
          </table:table-cell>
          <table:table-cell table:number-columns-repeated="16383"/>
        </table:table-row>
        <table:table-row table:style-name="ro1">
          <table:table-cell office:value-type="string" calcext:value-type="string">
            <text:p>23.35 "Rolerbolas". Veiksmo f.</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3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Sunkus vai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odėmingoji Kalifornija". Komedija.</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0 "Džesika Flečer".</text:p>
          </table:table-cell>
          <table:table-cell table:number-columns-repeated="16383"/>
        </table:table-row>
        <table:table-row table:style-name="ro1">
          <table:table-cell office:value-type="string" calcext:value-type="string">
            <text:p>1.10 "Žvaigždžių medžiotojas".</text:p>
          </table:table-cell>
          <table:table-cell table:number-columns-repeated="16383"/>
        </table:table-row>
        <table:table-row table:style-name="ro1">
          <table:table-cell office:value-type="string" calcext:value-type="string">
            <text:p>2009 03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Sunkus vai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nspektoriu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Vilko bilietas". Dram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Auksiniai svogūnai 2009".</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lystkeliai". Komedija.</text:p>
          </table:table-cell>
          <table:table-cell table:number-columns-repeated="16383"/>
        </table:table-row>
        <table:table-row table:style-name="ro1">
          <table:table-cell office:value-type="string" calcext:value-type="string">
            <text:p>0.35 "Džesika Flečer".</text:p>
          </table:table-cell>
          <table:table-cell table:number-columns-repeated="16383"/>
        </table:table-row>
        <table:table-row table:style-name="ro1">
          <table:table-cell office:value-type="string" calcext:value-type="string">
            <text:p>1.35 "Žvaigždžių medžiotojas".</text:p>
          </table:table-cell>
          <table:table-cell table:number-columns-repeated="16383"/>
        </table:table-row>
        <table:table-row table:style-name="ro1">
          <table:table-cell office:value-type="string" calcext:value-type="string">
            <text:p>2009 04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Auksiniai svogūnai 2009" (k).</text:p>
          </table:table-cell>
          <table:table-cell table:number-columns-repeated="16383"/>
        </table:table-row>
        <table:table-row table:style-name="ro1">
          <table:table-cell office:value-type="string" calcext:value-type="string">
            <text:p>12.30 "Juokingiausi Amerikos namų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Smokingas. Komedija.</text:p>
          </table:table-cell>
          <table:table-cell table:number-columns-repeated="16383"/>
        </table:table-row>
        <table:table-row table:style-name="ro1">
          <table:table-cell office:value-type="string" calcext:value-type="string">
            <text:p>22.15 "Įsivėlęs". Komedija.</text:p>
          </table:table-cell>
          <table:table-cell table:number-columns-repeated="16383"/>
        </table:table-row>
        <table:table-row table:style-name="ro1">
          <table:table-cell office:value-type="string" calcext:value-type="string">
            <text:p>0.15 "Gražios būtybės". Drama.</text:p>
          </table:table-cell>
          <table:table-cell table:number-columns-repeated="16383"/>
        </table:table-row>
        <table:table-row table:style-name="ro1">
          <table:table-cell office:value-type="string" calcext:value-type="string">
            <text:p>2009 04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Švelnusis Benas 2". Drama.</text:p>
          </table:table-cell>
          <table:table-cell table:number-columns-repeated="16383"/>
        </table:table-row>
        <table:table-row table:style-name="ro1">
          <table:table-cell office:value-type="string" calcext:value-type="string">
            <text:p>11.40 "Aršūs padarai". Komedija.</text:p>
          </table:table-cell>
          <table:table-cell table:number-columns-repeated="16383"/>
        </table:table-row>
        <table:table-row table:style-name="ro1">
          <table:table-cell office:value-type="string" calcext:value-type="string">
            <text:p>13.25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Kai norisi geriau. Domus galer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Beždžionėlė šnipė". Nuotykių f.</text:p>
          </table:table-cell>
          <table:table-cell table:number-columns-repeated="16383"/>
        </table:table-row>
        <table:table-row table:style-name="ro1">
          <table:table-cell office:value-type="string" calcext:value-type="string">
            <text:p>20.35 "Pasikėsinimas į Popiežių". Trileris.</text:p>
          </table:table-cell>
          <table:table-cell table:number-columns-repeated="16383"/>
        </table:table-row>
        <table:table-row table:style-name="ro1">
          <table:table-cell office:value-type="string" calcext:value-type="string">
            <text:p>22.50 "Pasilik". Drama.</text:p>
          </table:table-cell>
          <table:table-cell table:number-columns-repeated="16383"/>
        </table:table-row>
        <table:table-row table:style-name="ro1">
          <table:table-cell office:value-type="string" calcext:value-type="string">
            <text:p>0.50 "Klaidingas ėjimas". Drama.</text:p>
          </table:table-cell>
          <table:table-cell table:number-columns-repeated="16383"/>
        </table:table-row>
        <table:table-row table:style-name="ro1">
          <table:table-cell office:value-type="string" calcext:value-type="string">
            <text:p>2009 04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Šoklusis bičiulis. Sugrįžimas". Komedija.</text:p>
          </table:table-cell>
          <table:table-cell table:number-columns-repeated="16383"/>
        </table:table-row>
        <table:table-row table:style-name="ro1">
          <table:table-cell office:value-type="string" calcext:value-type="string">
            <text:p>11.35 "Juokingiausi Amerikos namų vaizdeliai".</text:p>
          </table:table-cell>
          <table:table-cell table:number-columns-repeated="16383"/>
        </table:table-row>
        <table:table-row table:style-name="ro1">
          <table:table-cell office:value-type="string" calcext:value-type="string">
            <text:p>11.50 "Formulės – 1" pasaulio čempionato Didžiojo Malaizijos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Angel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Už priešo linijos". Trileris.</text:p>
          </table:table-cell>
          <table:table-cell table:number-columns-repeated="16383"/>
        </table:table-row>
        <table:table-row table:style-name="ro1">
          <table:table-cell office:value-type="string" calcext:value-type="string">
            <text:p>23.35 "Klientas". Trileri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4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Paparacai".</text:p>
          </table:table-cell>
          <table:table-cell table:number-columns-repeated="16383"/>
        </table:table-row>
        <table:table-row table:style-name="ro1">
          <table:table-cell office:value-type="string" calcext:value-type="string">
            <text:p>20.15 "Humoro klub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ašmyro mafija". Komed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Vilko bilietas". Dram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Kai norisi geriau. Domus galerija".</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Biomoteri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Anapus tvoros". Animacinis f.</text:p>
          </table:table-cell>
          <table:table-cell table:number-columns-repeated="16383"/>
        </table:table-row>
        <table:table-row table:style-name="ro1">
          <table:table-cell office:value-type="string" calcext:value-type="string">
            <text:p>21.50 "Nacionalinis saugumas". Komedija.</text:p>
          </table:table-cell>
          <table:table-cell table:number-columns-repeated="16383"/>
        </table:table-row>
        <table:table-row table:style-name="ro1">
          <table:table-cell office:value-type="string" calcext:value-type="string">
            <text:p>23.25 "Nublokšti". Komedija.</text:p>
          </table:table-cell>
          <table:table-cell table:number-columns-repeated="16383"/>
        </table:table-row>
        <table:table-row table:style-name="ro1">
          <table:table-cell office:value-type="string" calcext:value-type="string">
            <text:p>1.05 "Sibiro tranzitas". Komedija.</text:p>
          </table:table-cell>
          <table:table-cell table:number-columns-repeated="16383"/>
        </table:table-row>
        <table:table-row table:style-name="ro1">
          <table:table-cell table:style-name="ce1" office:value-type="string" calcext:value-type="string">
            <text:p>2009 04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onstrų kūrėjai". Fantastinis f.</text:p>
          </table:table-cell>
          <table:table-cell table:number-columns-repeated="16383"/>
        </table:table-row>
        <table:table-row table:style-name="ro1">
          <table:table-cell office:value-type="string" calcext:value-type="string">
            <text:p>11.40 "Amerikos prezidenta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Skylė sienoj".</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Daktaras Dolitlis". Komedija.</text:p>
          </table:table-cell>
          <table:table-cell table:number-columns-repeated="16383"/>
        </table:table-row>
        <table:table-row table:style-name="ro1">
          <table:table-cell office:value-type="string" calcext:value-type="string">
            <text:p>20.35 "Vulkanas Niujorke". Veiksmo f.</text:p>
          </table:table-cell>
          <table:table-cell table:number-columns-repeated="16383"/>
        </table:table-row>
        <table:table-row table:style-name="ro1">
          <table:table-cell office:value-type="string" calcext:value-type="string">
            <text:p>22.35 "Neatšaukiamas įsakymas". Veiksmo f.</text:p>
          </table:table-cell>
          <table:table-cell table:number-columns-repeated="16383"/>
        </table:table-row>
        <table:table-row table:style-name="ro1">
          <table:table-cell office:value-type="string" calcext:value-type="string">
            <text:p>0.35 "Atsitiktinis didvyris". Komedija.</text:p>
          </table:table-cell>
          <table:table-cell table:number-columns-repeated="16383"/>
        </table:table-row>
        <table:table-row table:style-name="ro1">
          <table:table-cell table:style-name="ce1" office:value-type="string" calcext:value-type="string">
            <text:p>2009 04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05 "Alisa stebuklų šalyje". Nuotykių f.</text:p>
          </table:table-cell>
          <table:table-cell table:number-columns-repeated="16383"/>
        </table:table-row>
        <table:table-row table:style-name="ro1">
          <table:table-cell office:value-type="string" calcext:value-type="string">
            <text:p>8.55 "Bebė – mažoji burtininkė". Komedija.</text:p>
          </table:table-cell>
          <table:table-cell table:number-columns-repeated="16383"/>
        </table:table-row>
        <table:table-row table:style-name="ro1">
          <table:table-cell office:value-type="string" calcext:value-type="string">
            <text:p>11.05 "Beždžionėlė riedlentininkė". Komedija.</text:p>
          </table:table-cell>
          <table:table-cell table:number-columns-repeated="16383"/>
        </table:table-row>
        <table:table-row table:style-name="ro1">
          <table:table-cell office:value-type="string" calcext:value-type="string">
            <text:p>12.45 "Karštos galvos". Komedija.</text:p>
          </table:table-cell>
          <table:table-cell table:number-columns-repeated="16383"/>
        </table:table-row>
        <table:table-row table:style-name="ro1">
          <table:table-cell office:value-type="string" calcext:value-type="string">
            <text:p>14.20 "Žydroji pakrantė". Nuotykių f.</text:p>
          </table:table-cell>
          <table:table-cell table:number-columns-repeated="16383"/>
        </table:table-row>
        <table:table-row table:style-name="ro1">
          <table:table-cell office:value-type="string" calcext:value-type="string">
            <text:p>16.30 "Ekstraordinarių džentelmenų lyga". Veiksmo f.</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Milžinas Halkas". Nuotykių f.</text:p>
          </table:table-cell>
          <table:table-cell table:number-columns-repeated="16383"/>
        </table:table-row>
        <table:table-row table:style-name="ro1">
          <table:table-cell office:value-type="string" calcext:value-type="string">
            <text:p>0.15 "Man neskaud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4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20 "Alisa stebuklų šalyje". Nuotykių f.</text:p>
          </table:table-cell>
          <table:table-cell table:number-columns-repeated="16383"/>
        </table:table-row>
        <table:table-row table:style-name="ro1">
          <table:table-cell office:value-type="string" calcext:value-type="string">
            <text:p>9.00 "Bebė ir mėlynųjų pelėdų paslaptis". Komedija.</text:p>
          </table:table-cell>
          <table:table-cell table:number-columns-repeated="16383"/>
        </table:table-row>
        <table:table-row table:style-name="ro1">
          <table:table-cell office:value-type="string" calcext:value-type="string">
            <text:p>11.15 "Beždžionėlė ekstremalė". Komedija.</text:p>
          </table:table-cell>
          <table:table-cell table:number-columns-repeated="16383"/>
        </table:table-row>
        <table:table-row table:style-name="ro1">
          <table:table-cell office:value-type="string" calcext:value-type="string">
            <text:p>12.55 "Karštos galvos! 2". Komedija.</text:p>
          </table:table-cell>
          <table:table-cell table:number-columns-repeated="16383"/>
        </table:table-row>
        <table:table-row table:style-name="ro1">
          <table:table-cell office:value-type="string" calcext:value-type="string">
            <text:p>14.35 "Sugrįžimas į Žydrąją pakrantę". Nuotykių f.</text:p>
          </table:table-cell>
          <table:table-cell table:number-columns-repeated="16383"/>
        </table:table-row>
        <table:table-row table:style-name="ro1">
          <table:table-cell office:value-type="string" calcext:value-type="string">
            <text:p>16.40 "Briliantinė ranka".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Vaikų balsas 2009".</text:p>
          </table:table-cell>
          <table:table-cell table:number-columns-repeated="16383"/>
        </table:table-row>
        <table:table-row table:style-name="ro1">
          <table:table-cell office:value-type="string" calcext:value-type="string">
            <text:p>21.30 "Bėgimas džiunglėse". Komedija.</text:p>
          </table:table-cell>
          <table:table-cell table:number-columns-repeated="16383"/>
        </table:table-row>
        <table:table-row table:style-name="ro1">
          <table:table-cell office:value-type="string" calcext:value-type="string">
            <text:p>23.35 "Šnipų žaidimas". Veiksmo f.</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office:value-type="string" calcext:value-type="string">
            <text:p>2009 04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Betsės kelionės ir nuotykiai Skanumynų šalyje". Animacinis f.</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Taip arba Ne".</text:p>
          </table:table-cell>
          <table:table-cell table:number-columns-repeated="16383"/>
        </table:table-row>
        <table:table-row table:style-name="ro1">
          <table:table-cell office:value-type="string" calcext:value-type="string">
            <text:p>20.15 "Angel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Vilko bilietas". Dram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4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Rožinės panteros nuotykiai".</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Kriminaliniai tyrimai".</text:p>
          </table:table-cell>
          <table:table-cell table:number-columns-repeated="16383"/>
        </table:table-row>
        <table:table-row table:style-name="ro1">
          <table:table-cell office:value-type="string" calcext:value-type="string">
            <text:p>20.15 "Kai norisi geriau. Domus galerija".</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9 04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Laukinis gyvenimas". Komedija.</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9 04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Čia ir dabar"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Nerealieji. Lietuvos šeimų lyga".</text:p>
          </table:table-cell>
          <table:table-cell table:number-columns-repeated="16383"/>
        </table:table-row>
        <table:table-row table:style-name="ro1">
          <table:table-cell office:value-type="string" calcext:value-type="string">
            <text:p>20.15 "Urmu pigiau". Komedija.</text:p>
          </table:table-cell>
          <table:table-cell table:number-columns-repeated="16383"/>
        </table:table-row>
        <table:table-row table:style-name="ro1">
          <table:table-cell office:value-type="string" calcext:value-type="string">
            <text:p>22.15 "Aš – nugalėtojas". Komedija.</text:p>
          </table:table-cell>
          <table:table-cell table:number-columns-repeated="16383"/>
        </table:table-row>
        <table:table-row table:style-name="ro1">
          <table:table-cell office:value-type="string" calcext:value-type="string">
            <text:p>0.15 "Nukentėjęs pareigūnas".</text:p>
          </table:table-cell>
          <table:table-cell table:number-columns-repeated="16383"/>
        </table:table-row>
        <table:table-row table:style-name="ro1">
          <table:table-cell office:value-type="string" calcext:value-type="string">
            <text:p>2.15 "Telejazz".</text:p>
          </table:table-cell>
          <table:table-cell table:number-columns-repeated="16383"/>
        </table:table-row>
        <table:table-row table:style-name="ro1">
          <table:table-cell office:value-type="string" calcext:value-type="string">
            <text:p>2009 04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Ji nesuvaldoma". Komedija.</text:p>
          </table:table-cell>
          <table:table-cell table:number-columns-repeated="16383"/>
        </table:table-row>
        <table:table-row table:style-name="ro1">
          <table:table-cell office:value-type="string" calcext:value-type="string">
            <text:p>12.00 "Majoras Peina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Skylė sienoj".</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Daktaras Dolitlis 2". Komedija.</text:p>
          </table:table-cell>
          <table:table-cell table:number-columns-repeated="16383"/>
        </table:table-row>
        <table:table-row table:style-name="ro1">
          <table:table-cell office:value-type="string" calcext:value-type="string">
            <text:p>20.40 "Siaubingas tornadas Niujorke". Veiksmo f.</text:p>
          </table:table-cell>
          <table:table-cell table:number-columns-repeated="16383"/>
        </table:table-row>
        <table:table-row table:style-name="ro1">
          <table:table-cell office:value-type="string" calcext:value-type="string">
            <text:p>22.40 "Visa griaunantis melas". Drama.</text:p>
          </table:table-cell>
          <table:table-cell table:number-columns-repeated="16383"/>
        </table:table-row>
        <table:table-row table:style-name="ro1">
          <table:table-cell office:value-type="string" calcext:value-type="string">
            <text:p>0.15 "Gangsteris Nr.1". Drama.</text:p>
          </table:table-cell>
          <table:table-cell table:number-columns-repeated="16383"/>
        </table:table-row>
        <table:table-row table:style-name="ro1">
          <table:table-cell office:value-type="string" calcext:value-type="string">
            <text:p>2.20 "Telejazz".</text:p>
          </table:table-cell>
          <table:table-cell table:number-columns-repeated="16383"/>
        </table:table-row>
        <table:table-row table:style-name="ro1">
          <table:table-cell office:value-type="string" calcext:value-type="string">
            <text:p>2009 04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Formulės – 1" pasaulio čempionato Didžiojo Kinijos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2.00 "Drakono širdis". Nuotykių f.</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Angel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Greiti ir įsiutę". Veiksmo f.</text:p>
          </table:table-cell>
          <table:table-cell table:number-columns-repeated="16383"/>
        </table:table-row>
        <table:table-row table:style-name="ro1">
          <table:table-cell office:value-type="string" calcext:value-type="string">
            <text:p>23.40 "Vanilinis dangus". Trileris.</text:p>
          </table:table-cell>
          <table:table-cell table:number-columns-repeated="16383"/>
        </table:table-row>
        <table:table-row table:style-name="ro1">
          <table:table-cell office:value-type="string" calcext:value-type="string">
            <text:p>2.25 "Telejazz".</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4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00 "Humoro klubas".</text:p>
          </table:table-cell>
          <table:table-cell table:number-columns-repeated="16383"/>
        </table:table-row>
        <table:table-row table:style-name="ro1">
          <table:table-cell office:value-type="string" calcext:value-type="string">
            <text:p>20.30 "Balsas.lt televiz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šmyro mafija". Komed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4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aip arba Ne".</text:p>
          </table:table-cell>
          <table:table-cell table:number-columns-repeated="16383"/>
        </table:table-row>
        <table:table-row table:style-name="ro1">
          <table:table-cell office:value-type="string" calcext:value-type="string">
            <text:p>20.00 "Angelai".</text:p>
          </table:table-cell>
          <table:table-cell table:number-columns-repeated="16383"/>
        </table:table-row>
        <table:table-row table:style-name="ro1">
          <table:table-cell office:value-type="string" calcext:value-type="string">
            <text:p>20.30 "Grįžta vyrai".</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9.00 Techninė profilaktik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O jei tai meilė…"</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riminaliniai tyrimai".</text:p>
          </table:table-cell>
          <table:table-cell table:number-columns-repeated="16383"/>
        </table:table-row>
        <table:table-row table:style-name="ro1">
          <table:table-cell office:value-type="string" calcext:value-type="string">
            <text:p>20.00 "Nuodėmių dešimtukas".</text:p>
          </table:table-cell>
          <table:table-cell table:number-columns-repeated="16383"/>
        </table:table-row>
        <table:table-row table:style-name="ro1">
          <table:table-cell office:value-type="string" calcext:value-type="string">
            <text:p>20.30 "Kai norisi geriau. Domus galer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1.00 "Žvaigždžių medžiotojas".</text:p>
          </table:table-cell>
          <table:table-cell table:number-columns-repeated="16383"/>
        </table:table-row>
        <table:table-row table:style-name="ro1">
          <table:table-cell office:value-type="string" calcext:value-type="string">
            <text:p>2009 04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Dingę vaik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5 "Švenčiame vardines: Jurginė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9 04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Švenčiame vardines: Jurginės" (k).</text:p>
          </table:table-cell>
          <table:table-cell table:number-columns-repeated="16383"/>
        </table:table-row>
        <table:table-row table:style-name="ro1">
          <table:table-cell office:value-type="string" calcext:value-type="string">
            <text:p>12.35 "Juokingiausi Amerikos namų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Urmu pigiau 2". Komedija.</text:p>
          </table:table-cell>
          <table:table-cell table:number-columns-repeated="16383"/>
        </table:table-row>
        <table:table-row table:style-name="ro1">
          <table:table-cell office:value-type="string" calcext:value-type="string">
            <text:p>21.50 "Maža paslaptis". Komedija.</text:p>
          </table:table-cell>
          <table:table-cell table:number-columns-repeated="16383"/>
        </table:table-row>
        <table:table-row table:style-name="ro1">
          <table:table-cell office:value-type="string" calcext:value-type="string">
            <text:p>23.30 "Karjeros galimybės". Komedija.</text:p>
          </table:table-cell>
          <table:table-cell table:number-columns-repeated="16383"/>
        </table:table-row>
        <table:table-row table:style-name="ro1">
          <table:table-cell office:value-type="string" calcext:value-type="string">
            <text:p>1.00 "Saldi laisvė". Komedija.</text:p>
          </table:table-cell>
          <table:table-cell table:number-columns-repeated="16383"/>
        </table:table-row>
        <table:table-row table:style-name="ro1">
          <table:table-cell office:value-type="string" calcext:value-type="string">
            <text:p>2009 04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Kito kailyje". Komedija.</text:p>
          </table:table-cell>
          <table:table-cell table:number-columns-repeated="16383"/>
        </table:table-row>
        <table:table-row table:style-name="ro1">
          <table:table-cell office:value-type="string" calcext:value-type="string">
            <text:p>12.00 "Gyvenimas pagal jį".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Balsas.lt televizija" (k).</text:p>
          </table:table-cell>
          <table:table-cell table:number-columns-repeated="16383"/>
        </table:table-row>
        <table:table-row table:style-name="ro1">
          <table:table-cell office:value-type="string" calcext:value-type="string">
            <text:p>17.40 "Skylė sienoj".</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Daktaras Dolitlis 3". Komedija.</text:p>
          </table:table-cell>
          <table:table-cell table:number-columns-repeated="16383"/>
        </table:table-row>
        <table:table-row table:style-name="ro1">
          <table:table-cell office:value-type="string" calcext:value-type="string">
            <text:p>21.05 "Nibelungų lobio medžioklė". Nuotykių f.</text:p>
          </table:table-cell>
          <table:table-cell table:number-columns-repeated="16383"/>
        </table:table-row>
        <table:table-row table:style-name="ro1">
          <table:table-cell office:value-type="string" calcext:value-type="string">
            <text:p>23.40 "Raudonasis skorpionas". Veiksmo f.</text:p>
          </table:table-cell>
          <table:table-cell table:number-columns-repeated="16383"/>
        </table:table-row>
        <table:table-row table:style-name="ro1">
          <table:table-cell office:value-type="string" calcext:value-type="string">
            <text:p>1.50 "Ties riba". Drama.</text:p>
          </table:table-cell>
          <table:table-cell table:number-columns-repeated="16383"/>
        </table:table-row>
        <table:table-row table:style-name="ro1">
          <table:table-cell office:value-type="string" calcext:value-type="string">
            <text:p>2009 04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Nemalonumai dėl vyresniojo brolio". Komedija.</text:p>
          </table:table-cell>
          <table:table-cell table:number-columns-repeated="16383"/>
        </table:table-row>
        <table:table-row table:style-name="ro1">
          <table:table-cell office:value-type="string" calcext:value-type="string">
            <text:p>11.40 "Drakono širdis. Nauja pradžia". Veiksmo f.</text:p>
          </table:table-cell>
          <table:table-cell table:number-columns-repeated="16383"/>
        </table:table-row>
        <table:table-row table:style-name="ro1">
          <table:table-cell office:value-type="string" calcext:value-type="string">
            <text:p>13.15 "Juokingiausi Amerikos namų vaizdeliai".</text:p>
          </table:table-cell>
          <table:table-cell table:number-columns-repeated="16383"/>
        </table:table-row>
        <table:table-row table:style-name="ro1">
          <table:table-cell office:value-type="string" calcext:value-type="string">
            <text:p>13.50 "Zoro. Špaga ir rožė".</text:p>
          </table:table-cell>
          <table:table-cell table:number-columns-repeated="16383"/>
        </table:table-row>
        <table:table-row table:style-name="ro1">
          <table:table-cell office:value-type="string" calcext:value-type="string">
            <text:p>14.50 "Formulės – 1" pasaulio čempionato Didžiojo Bahreino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7.00 "Grįžta vyr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Greiti ir įsiutę 2". Veiksmo f.</text:p>
          </table:table-cell>
          <table:table-cell table:number-columns-repeated="16383"/>
        </table:table-row>
        <table:table-row table:style-name="ro1">
          <table:table-cell office:value-type="string" calcext:value-type="string">
            <text:p>23.40 "Svarbaus žmogaus laidotuvės". Komedija.</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4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Nerealieji. Lietuvos šeimų lyga"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00 "Humoro klubas".</text:p>
          </table:table-cell>
          <table:table-cell table:number-columns-repeated="16383"/>
        </table:table-row>
        <table:table-row table:style-name="ro1">
          <table:table-cell office:value-type="string" calcext:value-type="string">
            <text:p>20.30 "Balsas.lt televiz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šmyro mafija". Komed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4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Paparacai" (k).</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aip arba Ne".</text:p>
          </table:table-cell>
          <table:table-cell table:number-columns-repeated="16383"/>
        </table:table-row>
        <table:table-row table:style-name="ro1">
          <table:table-cell office:value-type="string" calcext:value-type="string">
            <text:p>20.00 "Angelai".</text:p>
          </table:table-cell>
          <table:table-cell table:number-columns-repeated="16383"/>
        </table:table-row>
        <table:table-row table:style-name="ro1">
          <table:table-cell office:value-type="string" calcext:value-type="string">
            <text:p>20.30 "Grįžta vyrai".</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 Dram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4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Taip arba Ne"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riminaliniai tyrimai".</text:p>
          </table:table-cell>
          <table:table-cell table:number-columns-repeated="16383"/>
        </table:table-row>
        <table:table-row table:style-name="ro1">
          <table:table-cell office:value-type="string" calcext:value-type="string">
            <text:p>20.00 "Nuodėmių dešimtukas".</text:p>
          </table:table-cell>
          <table:table-cell table:number-columns-repeated="16383"/>
        </table:table-row>
        <table:table-row table:style-name="ro1">
          <table:table-cell office:value-type="string" calcext:value-type="string">
            <text:p>20.30 "Kai norisi geriau. Domus galer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4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Kriminaliniai tyrimai" (k).</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Betovena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Įspūdingasis žmogus – vor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Devintieji vartai". Fantastinis f.</text:p>
          </table:table-cell>
          <table:table-cell table:number-columns-repeated="16383"/>
        </table:table-row>
        <table:table-row table:style-name="ro1">
          <table:table-cell office:value-type="string" calcext:value-type="string">
            <text:p>2009 05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Mažylių šalis". Animacinis f.</text:p>
          </table:table-cell>
          <table:table-cell table:number-columns-repeated="16383"/>
        </table:table-row>
        <table:table-row table:style-name="ro1">
          <table:table-cell office:value-type="string" calcext:value-type="string">
            <text:p>7.15 "Stebuklingas Eivos nuotykis". Nuotykių f.</text:p>
          </table:table-cell>
          <table:table-cell table:number-columns-repeated="16383"/>
        </table:table-row>
        <table:table-row table:style-name="ro1">
          <table:table-cell office:value-type="string" calcext:value-type="string">
            <text:p>9.10 "Kaip aš gelbėjau Prezidentą". Nuotykių f.</text:p>
          </table:table-cell>
          <table:table-cell table:number-columns-repeated="16383"/>
        </table:table-row>
        <table:table-row table:style-name="ro1">
          <table:table-cell office:value-type="string" calcext:value-type="string">
            <text:p>10.35 "Bingo". Komedija.</text:p>
          </table:table-cell>
          <table:table-cell table:number-columns-repeated="16383"/>
        </table:table-row>
        <table:table-row table:style-name="ro1">
          <table:table-cell office:value-type="string" calcext:value-type="string">
            <text:p>12.15 "Mano pamotė iš kosmoso". Komedija.</text:p>
          </table:table-cell>
          <table:table-cell table:number-columns-repeated="16383"/>
        </table:table-row>
        <table:table-row table:style-name="ro1">
          <table:table-cell office:value-type="string" calcext:value-type="string">
            <text:p>14.25 "Niekados šalies beieškant". Biografinė drama.</text:p>
          </table:table-cell>
          <table:table-cell table:number-columns-repeated="16383"/>
        </table:table-row>
        <table:table-row table:style-name="ro1">
          <table:table-cell office:value-type="string" calcext:value-type="string">
            <text:p>16.25 "Girtas meistra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Į dangų". Šventinis grupės "Yva" koncertas.</text:p>
          </table:table-cell>
          <table:table-cell table:number-columns-repeated="16383"/>
        </table:table-row>
        <table:table-row table:style-name="ro1">
          <table:table-cell office:value-type="string" calcext:value-type="string">
            <text:p>20.30 "Išprotėjęs profesorius". Komedija.</text:p>
          </table:table-cell>
          <table:table-cell table:number-columns-repeated="16383"/>
        </table:table-row>
        <table:table-row table:style-name="ro1">
          <table:table-cell office:value-type="string" calcext:value-type="string">
            <text:p>22.30 "Amerikietiškas pyragas 2". Komedija.</text:p>
          </table:table-cell>
          <table:table-cell table:number-columns-repeated="16383"/>
        </table:table-row>
        <table:table-row table:style-name="ro1">
          <table:table-cell office:value-type="string" calcext:value-type="string">
            <text:p>0.35 "Privatus kurortas".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Mėlynas drugelis". Nuotykių f.</text:p>
          </table:table-cell>
          <table:table-cell table:number-columns-repeated="16383"/>
        </table:table-row>
        <table:table-row table:style-name="ro1">
          <table:table-cell office:value-type="string" calcext:value-type="string">
            <text:p>12.00 "Džesika Flečer. Pietvakarių kryptim".</text:p>
          </table:table-cell>
          <table:table-cell table:number-columns-repeated="16383"/>
        </table:table-row>
        <table:table-row table:style-name="ro1">
          <table:table-cell office:value-type="string" calcext:value-type="string">
            <text:p>13.4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Skylė sienoj".</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Mama, mes seniai užaugom". Koncertas.</text:p>
          </table:table-cell>
          <table:table-cell table:number-columns-repeated="16383"/>
        </table:table-row>
        <table:table-row table:style-name="ro1">
          <table:table-cell office:value-type="string" calcext:value-type="string">
            <text:p>21.00 "Ties jausmų riba". Biografinė drama.</text:p>
          </table:table-cell>
          <table:table-cell table:number-columns-repeated="16383"/>
        </table:table-row>
        <table:table-row table:style-name="ro1">
          <table:table-cell office:value-type="string" calcext:value-type="string">
            <text:p>23.40 "Miunchenas". Istorinė drama.</text:p>
          </table:table-cell>
          <table:table-cell table:number-columns-repeated="16383"/>
        </table:table-row>
        <table:table-row table:style-name="ro1">
          <table:table-cell table:style-name="ce1" office:value-type="string" calcext:value-type="string">
            <text:p>2009 05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7.00 "’Bratz’lėlės. Aistra madai".</text:p>
          </table:table-cell>
          <table:table-cell table:number-columns-repeated="16383"/>
        </table:table-row>
        <table:table-row table:style-name="ro1">
          <table:table-cell office:value-type="string" calcext:value-type="string">
            <text:p>8.25 "Beverli Hilso Būrys". Komedija.</text:p>
          </table:table-cell>
          <table:table-cell table:number-columns-repeated="16383"/>
        </table:table-row>
        <table:table-row table:style-name="ro1">
          <table:table-cell office:value-type="string" calcext:value-type="string">
            <text:p>10.30 "Penkios minutės kaime".</text:p>
          </table:table-cell>
          <table:table-cell table:number-columns-repeated="16383"/>
        </table:table-row>
        <table:table-row table:style-name="ro1">
          <table:table-cell office:value-type="string" calcext:value-type="string">
            <text:p>10.35 "Bučinio preliudija". Komedija.</text:p>
          </table:table-cell>
          <table:table-cell table:number-columns-repeated="16383"/>
        </table:table-row>
        <table:table-row table:style-name="ro1">
          <table:table-cell office:value-type="string" calcext:value-type="string">
            <text:p>12.40 "Mano gyvenimo žuvis". Nuotykių f.</text:p>
          </table:table-cell>
          <table:table-cell table:number-columns-repeated="16383"/>
        </table:table-row>
        <table:table-row table:style-name="ro1">
          <table:table-cell office:value-type="string" calcext:value-type="string">
            <text:p>15.10 "Noting Hilas". Komedija.</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rakalbink man širdį". Koncertas.</text:p>
          </table:table-cell>
          <table:table-cell table:number-columns-repeated="16383"/>
        </table:table-row>
        <table:table-row table:style-name="ro1">
          <table:table-cell office:value-type="string" calcext:value-type="string">
            <text:p>21.00 "Tau, mama". Koncertas.</text:p>
          </table:table-cell>
          <table:table-cell table:number-columns-repeated="16383"/>
        </table:table-row>
        <table:table-row table:style-name="ro1">
          <table:table-cell office:value-type="string" calcext:value-type="string">
            <text:p>23.05 "Melinda ir Melinda".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4" office:value-type="string" calcext:value-type="string">
            <text:p>-ERROR MISSING DATE-</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5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Įspūdingasis žmogus – vor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Lietuvos Respublikos Prezidento rinkimai 2009".</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0 "Lietuvos Respublikos Prezid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Lietuvos Respublikos Prezid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00 "Humoro klubas".</text:p>
          </table:table-cell>
          <table:table-cell table:number-columns-repeated="16383"/>
        </table:table-row>
        <table:table-row table:style-name="ro1">
          <table:table-cell office:value-type="string" calcext:value-type="string">
            <text:p>20.30 "Balsas.lt televiz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šmyro maf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Lietuvos Respublikos Prezidento rinkimai 2009".</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0 "Lietuvos Respublikos Prezid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Lietuvos Respublikos Prezid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Farai".</text:p>
          </table:table-cell>
          <table:table-cell table:number-columns-repeated="16383"/>
        </table:table-row>
        <table:table-row table:style-name="ro1">
          <table:table-cell office:value-type="string" calcext:value-type="string">
            <text:p>20.00 "Angelai".</text:p>
          </table:table-cell>
          <table:table-cell table:number-columns-repeated="16383"/>
        </table:table-row>
        <table:table-row table:style-name="ro1">
          <table:table-cell office:value-type="string" calcext:value-type="string">
            <text:p>20.30 "Grįžta vyrai".</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 Dram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Lietuvos Respublikos Prezidento rinkimai 2009".</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0 "Lietuvos Respublikos Prezid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 Drama.</text:p>
          </table:table-cell>
          <table:table-cell table:number-columns-repeated="16383"/>
        </table:table-row>
        <table:table-row table:style-name="ro1">
          <table:table-cell office:value-type="string" calcext:value-type="string">
            <text:p>18.35 "Lietuvos Respublikos Prezid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riminaliniai tyrimai".</text:p>
          </table:table-cell>
          <table:table-cell table:number-columns-repeated="16383"/>
        </table:table-row>
        <table:table-row table:style-name="ro1">
          <table:table-cell office:value-type="string" calcext:value-type="string">
            <text:p>20.00 "Nuodėmių dešimtukas".</text:p>
          </table:table-cell>
          <table:table-cell table:number-columns-repeated="16383"/>
        </table:table-row>
        <table:table-row table:style-name="ro1">
          <table:table-cell office:value-type="string" calcext:value-type="string">
            <text:p>20.30 "Kai norisi geriau. Domus galer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5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Lietuvos Respublikos Prezidento rinkimai 2009".</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0 "Lietuvos Respublikos Prezid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Lietuvos Respublikos Prezid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Lietuvos Respublikos Prezidento rinkimai 2009".</text:p>
          </table:table-cell>
          <table:table-cell table:number-columns-repeated="16383"/>
        </table:table-row>
        <table:table-row table:style-name="ro1">
          <table:table-cell office:value-type="string" calcext:value-type="string">
            <text:p>11.00 "Neįtikėčiausi pasaulio vaizdeliai".</text:p>
          </table:table-cell>
          <table:table-cell table:number-columns-repeated="16383"/>
        </table:table-row>
        <table:table-row table:style-name="ro1">
          <table:table-cell office:value-type="string" calcext:value-type="string">
            <text:p>13.00 "Lietuvos Respublikos Prezid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Lietuvos Respublikos Prezid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Atlantida. Prarastoji imperija". Animacinis f.</text:p>
          </table:table-cell>
          <table:table-cell table:number-columns-repeated="16383"/>
        </table:table-row>
        <table:table-row table:style-name="ro1">
          <table:table-cell office:value-type="string" calcext:value-type="string">
            <text:p>22.10 "Amerikietiškas pyragas. Nuogoji mylia". Komedija.</text:p>
          </table:table-cell>
          <table:table-cell table:number-columns-repeated="16383"/>
        </table:table-row>
        <table:table-row table:style-name="ro1">
          <table:table-cell office:value-type="string" calcext:value-type="string">
            <text:p>0.15 "Vienišas vyrukas". Komedija.</text:p>
          </table:table-cell>
          <table:table-cell table:number-columns-repeated="16383"/>
        </table:table-row>
        <table:table-row table:style-name="ro1">
          <table:table-cell office:value-type="string" calcext:value-type="string">
            <text:p>2009 05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irmykštė Žemė".</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Pramuštgalvių filmas".</text:p>
          </table:table-cell>
          <table:table-cell table:number-columns-repeated="16383"/>
        </table:table-row>
        <table:table-row table:style-name="ro1">
          <table:table-cell office:value-type="string" calcext:value-type="string">
            <text:p>11.30 "Džesika Flečer. Paskutinis išlaisvintas vergas".</text:p>
          </table:table-cell>
          <table:table-cell table:number-columns-repeated="16383"/>
        </table:table-row>
        <table:table-row table:style-name="ro1">
          <table:table-cell office:value-type="string" calcext:value-type="string">
            <text:p>13.05 "Robinzonas Kruzas"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6.45 "Dzin" (k).</text:p>
          </table:table-cell>
          <table:table-cell table:number-columns-repeated="16383"/>
        </table:table-row>
        <table:table-row table:style-name="ro1">
          <table:table-cell office:value-type="string" calcext:value-type="string">
            <text:p>17.35 "Čia ir dabar"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Kas čia vėl kalba?" Komedija.</text:p>
          </table:table-cell>
          <table:table-cell table:number-columns-repeated="16383"/>
        </table:table-row>
        <table:table-row table:style-name="ro1">
          <table:table-cell office:value-type="string" calcext:value-type="string">
            <text:p>20.35 "Ana ir karalius". Drama.</text:p>
          </table:table-cell>
          <table:table-cell table:number-columns-repeated="16383"/>
        </table:table-row>
        <table:table-row table:style-name="ro1">
          <table:table-cell office:value-type="string" calcext:value-type="string">
            <text:p>23.25 "Pakaks". Trileirs.</text:p>
          </table:table-cell>
          <table:table-cell table:number-columns-repeated="16383"/>
        </table:table-row>
        <table:table-row table:style-name="ro1">
          <table:table-cell office:value-type="string" calcext:value-type="string">
            <text:p>1.55 "Išgerkit pialą arbatos".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irmykštė Žemė".</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irmykštė Žemė II. Nuotykiai Didžiajame slėnyje". Animacinis f.</text:p>
          </table:table-cell>
          <table:table-cell table:number-columns-repeated="16383"/>
        </table:table-row>
        <table:table-row table:style-name="ro1">
          <table:table-cell office:value-type="string" calcext:value-type="string">
            <text:p>11.25 "Mėnulis virš Paradoro". Komedija.</text:p>
          </table:table-cell>
          <table:table-cell table:number-columns-repeated="16383"/>
        </table:table-row>
        <table:table-row table:style-name="ro1">
          <table:table-cell office:value-type="string" calcext:value-type="string">
            <text:p>13.30 "Juokingiausi Amerikos namų vaizdeliai. Kvailas Kupidonas".</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Grįžta vyrai" (k).</text:p>
          </table:table-cell>
          <table:table-cell table:number-columns-repeated="16383"/>
        </table:table-row>
        <table:table-row table:style-name="ro1">
          <table:table-cell office:value-type="string" calcext:value-type="string">
            <text:p>17.40 "Iki pergalės! Virėjų kovo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Operacija Y ir kiti Šuriko nuotykiai". Komedija.</text:p>
          </table:table-cell>
          <table:table-cell table:number-columns-repeated="16383"/>
        </table:table-row>
        <table:table-row table:style-name="ro1">
          <table:table-cell office:value-type="string" calcext:value-type="string">
            <text:p>21.00 "Puikusis pasirinkimas 2009".</text:p>
          </table:table-cell>
          <table:table-cell table:number-columns-repeated="16383"/>
        </table:table-row>
        <table:table-row table:style-name="ro1">
          <table:table-cell office:value-type="string" calcext:value-type="string">
            <text:p>0.10 "Raganos medžioklė". Fantastinis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5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 Drama.</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00 "Humoro klubas".</text:p>
          </table:table-cell>
          <table:table-cell table:number-columns-repeated="16383"/>
        </table:table-row>
        <table:table-row table:style-name="ro1">
          <table:table-cell office:value-type="string" calcext:value-type="string">
            <text:p>20.30 "Balsas.lt televiz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šmyro maf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Farai".</text:p>
          </table:table-cell>
          <table:table-cell table:number-columns-repeated="16383"/>
        </table:table-row>
        <table:table-row table:style-name="ro1">
          <table:table-cell office:value-type="string" calcext:value-type="string">
            <text:p>20.00 "Angelai".</text:p>
          </table:table-cell>
          <table:table-cell table:number-columns-repeated="16383"/>
        </table:table-row>
        <table:table-row table:style-name="ro1">
          <table:table-cell office:value-type="string" calcext:value-type="string">
            <text:p>20.30 "Grįžta vyrai".</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riminaliniai tyrimai".</text:p>
          </table:table-cell>
          <table:table-cell table:number-columns-repeated="16383"/>
        </table:table-row>
        <table:table-row table:style-name="ro1">
          <table:table-cell office:value-type="string" calcext:value-type="string">
            <text:p>20.00 "Nuodėmių dešimtukas".</text:p>
          </table:table-cell>
          <table:table-cell table:number-columns-repeated="16383"/>
        </table:table-row>
        <table:table-row table:style-name="ro1">
          <table:table-cell office:value-type="string" calcext:value-type="string">
            <text:p>20.30 "Kai norisi geriau. Domus galer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er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Degantis kraujas".</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Paskutinis jaunikio išbandymas". Komedija.</text:p>
          </table:table-cell>
          <table:table-cell table:number-columns-repeated="16383"/>
        </table:table-row>
        <table:table-row table:style-name="ro1">
          <table:table-cell office:value-type="string" calcext:value-type="string">
            <text:p>22.20 "Amerikietiškas pyragas 3. Vestuvės".</text:p>
          </table:table-cell>
          <table:table-cell table:number-columns-repeated="16383"/>
        </table:table-row>
        <table:table-row table:style-name="ro1">
          <table:table-cell office:value-type="string" calcext:value-type="string">
            <text:p>0.20 "Barbė". Veiksmo f.</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Simpsonai".</text:p>
          </table:table-cell>
          <table:table-cell table:number-columns-repeated="16383"/>
        </table:table-row>
        <table:table-row table:style-name="ro1">
          <table:table-cell office:value-type="string" calcext:value-type="string">
            <text:p>10.00 "Pramuštgalviai iškylauja". Animacinis f.</text:p>
          </table:table-cell>
          <table:table-cell table:number-columns-repeated="16383"/>
        </table:table-row>
        <table:table-row table:style-name="ro1">
          <table:table-cell office:value-type="string" calcext:value-type="string">
            <text:p>11.35 "Džesika Flečer. Keltiškas galvosūkis". Drama.</text:p>
          </table:table-cell>
          <table:table-cell table:number-columns-repeated="16383"/>
        </table:table-row>
        <table:table-row table:style-name="ro1">
          <table:table-cell office:value-type="string" calcext:value-type="string">
            <text:p>13.2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6.45 "Dzin" (k).</text:p>
          </table:table-cell>
          <table:table-cell table:number-columns-repeated="16383"/>
        </table:table-row>
        <table:table-row table:style-name="ro1">
          <table:table-cell office:value-type="string" calcext:value-type="string">
            <text:p>17.35 "Čia ir dabar"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Kas čia dabar kalba?" Komedija.</text:p>
          </table:table-cell>
          <table:table-cell table:number-columns-repeated="16383"/>
        </table:table-row>
        <table:table-row table:style-name="ro1">
          <table:table-cell office:value-type="string" calcext:value-type="string">
            <text:p>21.05 "Kaulų kolekcininkas". Drama.</text:p>
          </table:table-cell>
          <table:table-cell table:number-columns-repeated="16383"/>
        </table:table-row>
        <table:table-row table:style-name="ro1">
          <table:table-cell office:value-type="string" calcext:value-type="string">
            <text:p>23.35 "Informatorius". Trileris.</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irmykštė Žemė III. Didžiojo dalijimosi metas". Animacinis f.</text:p>
          </table:table-cell>
          <table:table-cell table:number-columns-repeated="16383"/>
        </table:table-row>
        <table:table-row table:style-name="ro1">
          <table:table-cell office:value-type="string" calcext:value-type="string">
            <text:p>11.20 "Svajonių skraidyklė". Drama.</text:p>
          </table:table-cell>
          <table:table-cell table:number-columns-repeated="16383"/>
        </table:table-row>
        <table:table-row table:style-name="ro1">
          <table:table-cell office:value-type="string" calcext:value-type="string">
            <text:p>13.50 "Zoro. Špaga ir rožė".</text:p>
          </table:table-cell>
          <table:table-cell table:number-columns-repeated="16383"/>
        </table:table-row>
        <table:table-row table:style-name="ro1">
          <table:table-cell office:value-type="string" calcext:value-type="string">
            <text:p>14.50 "Formulės – 1" pasaulio čempionato Didžiojo Monako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7.00 "Grįžta vyrai" (k).</text:p>
          </table:table-cell>
          <table:table-cell table:number-columns-repeated="16383"/>
        </table:table-row>
        <table:table-row table:style-name="ro1">
          <table:table-cell office:value-type="string" calcext:value-type="string">
            <text:p>17.40 "Angelai" (k).</text:p>
          </table:table-cell>
          <table:table-cell table:number-columns-repeated="16383"/>
        </table:table-row>
        <table:table-row table:style-name="ro1">
          <table:table-cell office:value-type="string" calcext:value-type="string">
            <text:p>18.1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Prisiminti pavojinga". Trileris.</text:p>
          </table:table-cell>
          <table:table-cell table:number-columns-repeated="16383"/>
        </table:table-row>
        <table:table-row table:style-name="ro1">
          <table:table-cell office:value-type="string" calcext:value-type="string">
            <text:p>0.00 "Bobas Robertsas".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5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 13.00 "Europos Parlamento rinkimai</text:p>
          </table:table-cell>
          <table:table-cell table:number-columns-repeated="16383"/>
        </table:table-row>
        <table:table-row table:style-name="ro1">
          <table:table-cell office:value-type="string" calcext:value-type="string">
            <text:p>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00 "Tegul vaikai žaidži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šmyro mafija".</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Puikusis šou" (k).</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Dingę vaikai".</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Farai".</text:p>
          </table:table-cell>
          <table:table-cell table:number-columns-repeated="16383"/>
        </table:table-row>
        <table:table-row table:style-name="ro1">
          <table:table-cell office:value-type="string" calcext:value-type="string">
            <text:p>20.00 "Angelai".</text:p>
          </table:table-cell>
          <table:table-cell table:number-columns-repeated="16383"/>
        </table:table-row>
        <table:table-row table:style-name="ro1">
          <table:table-cell office:value-type="string" calcext:value-type="string">
            <text:p>20.30 "Grįžta vyrai".</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riminaliniai tyrimai".</text:p>
          </table:table-cell>
          <table:table-cell table:number-columns-repeated="16383"/>
        </table:table-row>
        <table:table-row table:style-name="ro1">
          <table:table-cell office:value-type="string" calcext:value-type="string">
            <text:p>20.00 "Nuodėmių dešimtukas".</text:p>
          </table:table-cell>
          <table:table-cell table:number-columns-repeated="16383"/>
        </table:table-row>
        <table:table-row table:style-name="ro1">
          <table:table-cell office:value-type="string" calcext:value-type="string">
            <text:p>20.30 "Kai norisi geriau. Domus galerija".</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5 "Dzin".</text:p>
          </table:table-cell>
          <table:table-cell table:number-columns-repeated="16383"/>
        </table:table-row>
        <table:table-row table:style-name="ro1">
          <table:table-cell office:value-type="string" calcext:value-type="string">
            <text:p>21.1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yklys".</text:p>
          </table:table-cell>
          <table:table-cell table:number-columns-repeated="16383"/>
        </table:table-row>
        <table:table-row table:style-name="ro1">
          <table:table-cell office:value-type="string" calcext:value-type="string">
            <text:p>0.00 "Džesika Flečer".</text:p>
          </table:table-cell>
          <table:table-cell table:number-columns-repeated="16383"/>
        </table:table-row>
        <table:table-row table:style-name="ro1">
          <table:table-cell office:value-type="string" calcext:value-type="string">
            <text:p>2009 05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Vaikų darželio policininkas". Komedija.</text:p>
          </table:table-cell>
          <table:table-cell table:number-columns-repeated="16383"/>
        </table:table-row>
        <table:table-row table:style-name="ro1">
          <table:table-cell office:value-type="string" calcext:value-type="string">
            <text:p>22.20 "Pametusi galvą". Komedija.</text:p>
          </table:table-cell>
          <table:table-cell table:number-columns-repeated="16383"/>
        </table:table-row>
        <table:table-row table:style-name="ro1">
          <table:table-cell office:value-type="string" calcext:value-type="string">
            <text:p>23.55 "Moters kvapas". Psichologinė drama.</text:p>
          </table:table-cell>
          <table:table-cell table:number-columns-repeated="16383"/>
        </table:table-row>
        <table:table-row table:style-name="ro1">
          <table:table-cell office:value-type="string" calcext:value-type="string">
            <text:p>2009 05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O tu manei, kad tavo tėvai keisti…". Komedija.</text:p>
          </table:table-cell>
          <table:table-cell table:number-columns-repeated="16383"/>
        </table:table-row>
        <table:table-row table:style-name="ro1">
          <table:table-cell office:value-type="string" calcext:value-type="string">
            <text:p>11.45 "Gaudynės". Komedij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Europos Parlamento rinkimai 2009".</text:p>
          </table:table-cell>
          <table:table-cell table:number-columns-repeated="16383"/>
        </table:table-row>
        <table:table-row table:style-name="ro1">
          <table:table-cell office:value-type="string" calcext:value-type="string">
            <text:p>16.00 Sveikinimų koncertas.</text:p>
          </table:table-cell>
          <table:table-cell table:number-columns-repeated="16383"/>
        </table:table-row>
        <table:table-row table:style-name="ro1">
          <table:table-cell office:value-type="string" calcext:value-type="string">
            <text:p>16.45 "Dzin" (k).</text:p>
          </table:table-cell>
          <table:table-cell table:number-columns-repeated="16383"/>
        </table:table-row>
        <table:table-row table:style-name="ro1">
          <table:table-cell office:value-type="string" calcext:value-type="string">
            <text:p>17.35 "Čia ir dabar"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Laukinės vištelės". Nuotylių f.</text:p>
          </table:table-cell>
          <table:table-cell table:number-columns-repeated="16383"/>
        </table:table-row>
        <table:table-row table:style-name="ro1">
          <table:table-cell office:value-type="string" calcext:value-type="string">
            <text:p>21.15 "Skrydis 93". Veiksmo f.</text:p>
          </table:table-cell>
          <table:table-cell table:number-columns-repeated="16383"/>
        </table:table-row>
        <table:table-row table:style-name="ro1">
          <table:table-cell office:value-type="string" calcext:value-type="string">
            <text:p>22.55 "Patriotų žaidimai". Veiksmo f.</text:p>
          </table:table-cell>
          <table:table-cell table:number-columns-repeated="16383"/>
        </table:table-row>
        <table:table-row table:style-name="ro1">
          <table:table-cell office:value-type="string" calcext:value-type="string">
            <text:p>1.25 "Sukti advokatai".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5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irmykštė Žemė IV. Kelionė per miglas". Animacinis f.</text:p>
          </table:table-cell>
          <table:table-cell table:number-columns-repeated="16383"/>
        </table:table-row>
        <table:table-row table:style-name="ro1">
          <table:table-cell office:value-type="string" calcext:value-type="string">
            <text:p>11.20 "Apolo 13". Dram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VIII-ojo etapo apžvalga.</text:p>
          </table:table-cell>
          <table:table-cell table:number-columns-repeated="16383"/>
        </table:table-row>
        <table:table-row table:style-name="ro1">
          <table:table-cell office:value-type="string" calcext:value-type="string">
            <text:p>17.40 "Angelai" (k).</text:p>
          </table:table-cell>
          <table:table-cell table:number-columns-repeated="16383"/>
        </table:table-row>
        <table:table-row table:style-name="ro1">
          <table:table-cell office:value-type="string" calcext:value-type="string">
            <text:p>18.1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Nepasiekiamasis". Veiksmo f.</text:p>
          </table:table-cell>
          <table:table-cell table:number-columns-repeated="16383"/>
        </table:table-row>
        <table:table-row table:style-name="ro1">
          <table:table-cell office:value-type="string" calcext:value-type="string">
            <text:p>23.05 "Blanša". Nuotykių f.</text:p>
          </table:table-cell>
          <table:table-cell table:number-columns-repeated="16383"/>
        </table:table-row>
        <table:table-row table:style-name="ro1">
          <table:table-cell office:value-type="string" calcext:value-type="string">
            <text:p>1.05 "Dona An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6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etsės kelionės ir nuotykiai Skanumynų šalyje". Animacinis f.</text:p>
          </table:table-cell>
          <table:table-cell table:number-columns-repeated="16383"/>
        </table:table-row>
        <table:table-row table:style-name="ro1">
          <table:table-cell office:value-type="string" calcext:value-type="string">
            <text:p>7.30 "’Bratz’ lėlės. Šokių stovykla". Animacinis f.</text:p>
          </table:table-cell>
          <table:table-cell table:number-columns-repeated="16383"/>
        </table:table-row>
        <table:table-row table:style-name="ro1">
          <table:table-cell office:value-type="string" calcext:value-type="string">
            <text:p>9.00 "Šėtonas ir Maksas Devlinas". Komedija.</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Mažoji mis Marker". Komedij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 Komedija.</text:p>
          </table:table-cell>
          <table:table-cell table:number-columns-repeated="16383"/>
        </table:table-row>
        <table:table-row table:style-name="ro1">
          <table:table-cell office:value-type="string" calcext:value-type="string">
            <text:p>23.00 "Bėgantis žmogus". Veiksmo f.</text:p>
          </table:table-cell>
          <table:table-cell table:number-columns-repeated="16383"/>
        </table:table-row>
        <table:table-row table:style-name="ro1">
          <table:table-cell office:value-type="string" calcext:value-type="string">
            <text:p>1.00 "Džesika Flečer".</text:p>
          </table:table-cell>
          <table:table-cell table:number-columns-repeated="16383"/>
        </table:table-row>
        <table:table-row table:style-name="ro1">
          <table:table-cell office:value-type="string" calcext:value-type="string">
            <text:p>2009 06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Grįžta vy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Komando". Kovinis f..</text:p>
          </table:table-cell>
          <table:table-cell table:number-columns-repeated="16383"/>
        </table:table-row>
        <table:table-row table:style-name="ro1">
          <table:table-cell office:value-type="string" calcext:value-type="string">
            <text:p>0.40 "Džesika Flečer".</text:p>
          </table:table-cell>
          <table:table-cell table:number-columns-repeated="16383"/>
        </table:table-row>
        <table:table-row table:style-name="ro1">
          <table:table-cell office:value-type="string" calcext:value-type="string">
            <text:p>2009 06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Grobuonis". Trileris.</text:p>
          </table:table-cell>
          <table:table-cell table:number-columns-repeated="16383"/>
        </table:table-row>
        <table:table-row table:style-name="ro1">
          <table:table-cell office:value-type="string" calcext:value-type="string">
            <text:p>1.10 "Džesika Flečer".</text:p>
          </table:table-cell>
          <table:table-cell table:number-columns-repeated="16383"/>
        </table:table-row>
        <table:table-row table:style-name="ro1">
          <table:table-cell office:value-type="string" calcext:value-type="string">
            <text:p>2009 06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Grobuonis 2". Trileris.</text:p>
          </table:table-cell>
          <table:table-cell table:number-columns-repeated="16383"/>
        </table:table-row>
        <table:table-row table:style-name="ro1">
          <table:table-cell office:value-type="string" calcext:value-type="string">
            <text:p>1.10 "Džesika Flečer".</text:p>
          </table:table-cell>
          <table:table-cell table:number-columns-repeated="16383"/>
        </table:table-row>
        <table:table-row table:style-name="ro1">
          <table:table-cell office:value-type="string" calcext:value-type="string">
            <text:p>2009 06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55 "Europos Parlamento rinkimai 2009".</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0 "Europos Parlamento rinkimai 2009".</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35 "Europos Parlamento rinkimai 2009".</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Kaubojus iš Šanchajaus". Komedija.</text:p>
          </table:table-cell>
          <table:table-cell table:number-columns-repeated="16383"/>
        </table:table-row>
        <table:table-row table:style-name="ro1">
          <table:table-cell office:value-type="string" calcext:value-type="string">
            <text:p>22.20 "Senoji mokykla". Komedija.</text:p>
          </table:table-cell>
          <table:table-cell table:number-columns-repeated="16383"/>
        </table:table-row>
        <table:table-row table:style-name="ro1">
          <table:table-cell office:value-type="string" calcext:value-type="string">
            <text:p>0.20 "Kur tėtušio testamentas?" Komedija. 2</text:p>
          </table:table-cell>
          <table:table-cell table:number-columns-repeated="16383"/>
        </table:table-row>
        <table:table-row table:style-name="ro1">
          <table:table-cell office:value-type="string" calcext:value-type="string">
            <text:p>2009 06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TKKG". Nuotykių f.</text:p>
          </table:table-cell>
          <table:table-cell table:number-columns-repeated="16383"/>
        </table:table-row>
        <table:table-row table:style-name="ro1">
          <table:table-cell office:value-type="string" calcext:value-type="string">
            <text:p>12.55 "Myli nemyli". Drama.</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Nuodėmių dešimtukas" (k).</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Žvaigždžių vartai".</text:p>
          </table:table-cell>
          <table:table-cell table:number-columns-repeated="16383"/>
        </table:table-row>
        <table:table-row table:style-name="ro1">
          <table:table-cell office:value-type="string" calcext:value-type="string">
            <text:p>21.20 "Instinktas". Trileris.</text:p>
          </table:table-cell>
          <table:table-cell table:number-columns-repeated="16383"/>
        </table:table-row>
        <table:table-row table:style-name="ro1">
          <table:table-cell office:value-type="string" calcext:value-type="string">
            <text:p>23.50 "Serijinė žudikė". Komedija.</text:p>
          </table:table-cell>
          <table:table-cell table:number-columns-repeated="16383"/>
        </table:table-row>
        <table:table-row table:style-name="ro1">
          <table:table-cell office:value-type="string" calcext:value-type="string">
            <text:p>1.30 "Viena naktis iš Džimio Rerdono gyvenimo".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6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Bakuganas".</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irmykštė Žemė V. Paslaptinga sala". Nuotykių f.</text:p>
          </table:table-cell>
          <table:table-cell table:number-columns-repeated="16383"/>
        </table:table-row>
        <table:table-row table:style-name="ro1">
          <table:table-cell office:value-type="string" calcext:value-type="string">
            <text:p>11.25 "Padarysiu viską". Komedija.</text:p>
          </table:table-cell>
          <table:table-cell table:number-columns-repeated="16383"/>
        </table:table-row>
        <table:table-row table:style-name="ro1">
          <table:table-cell office:value-type="string" calcext:value-type="string">
            <text:p>13.50 "Zoro. Špaga ir rožė".</text:p>
          </table:table-cell>
          <table:table-cell table:number-columns-repeated="16383"/>
        </table:table-row>
        <table:table-row table:style-name="ro1">
          <table:table-cell office:value-type="string" calcext:value-type="string">
            <text:p>14.50 "Formulės – 1" pasaulio čempionato Didžiojo Turkijos prizo</text:p>
          </table:table-cell>
          <table:table-cell table:number-columns-repeated="16383"/>
        </table:table-row>
        <table:table-row table:style-name="ro1">
          <table:table-cell office:value-type="string" calcext:value-type="string">
            <text:p>lenktynės.</text:p>
          </table:table-cell>
          <table:table-cell table:number-columns-repeated="16383"/>
        </table:table-row>
        <table:table-row table:style-name="ro1">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apžvalga.</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Pagrobimas". Kriminalinis f.</text:p>
          </table:table-cell>
          <table:table-cell table:number-columns-repeated="16383"/>
        </table:table-row>
        <table:table-row table:style-name="ro1">
          <table:table-cell office:value-type="string" calcext:value-type="string">
            <text:p>23.30 "Ponas Džounsa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6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text:p>
          </table:table-cell>
          <table:table-cell table:number-columns-repeated="16383"/>
        </table:table-row>
        <table:table-row table:style-name="ro1">
          <table:table-cell office:value-type="string" calcext:value-type="string">
            <text:p>23.00 "Bebaimis". Veiksmo f.</text:p>
          </table:table-cell>
          <table:table-cell table:number-columns-repeated="16383"/>
        </table:table-row>
        <table:table-row table:style-name="ro1">
          <table:table-cell office:value-type="string" calcext:value-type="string">
            <text:p>1.10 "Džesika Flečer".</text:p>
          </table:table-cell>
          <table:table-cell table:number-columns-repeated="16383"/>
        </table:table-row>
        <table:table-row table:style-name="ro1">
          <table:table-cell office:value-type="string" calcext:value-type="string">
            <text:p>2009 06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10 "Grįžta vy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Staigi mirtis". Veiksmo f.</text:p>
          </table:table-cell>
          <table:table-cell table:number-columns-repeated="16383"/>
        </table:table-row>
        <table:table-row table:style-name="ro1">
          <table:table-cell office:value-type="string" calcext:value-type="string">
            <text:p>1.10 "Džesika Flečer".</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6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Mirties nuosprendis". Veiksmo f.</text:p>
          </table:table-cell>
          <table:table-cell table:number-columns-repeated="16383"/>
        </table:table-row>
        <table:table-row table:style-name="ro1">
          <table:table-cell office:value-type="string" calcext:value-type="string">
            <text:p>0.40 "Džesika Flečer".</text:p>
          </table:table-cell>
          <table:table-cell table:number-columns-repeated="16383"/>
        </table:table-row>
        <table:table-row table:style-name="ro1">
          <table:table-cell office:value-type="string" calcext:value-type="string">
            <text:p>2009 06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Laiko policininkas". Trileris.</text:p>
          </table:table-cell>
          <table:table-cell table:number-columns-repeated="16383"/>
        </table:table-row>
        <table:table-row table:style-name="ro1">
          <table:table-cell office:value-type="string" calcext:value-type="string">
            <text:p>1.00 "Džesika Flečer".</text:p>
          </table:table-cell>
          <table:table-cell table:number-columns-repeated="16383"/>
        </table:table-row>
        <table:table-row table:style-name="ro1">
          <table:table-cell office:value-type="string" calcext:value-type="string">
            <text:p>2009 06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paracai".</text:p>
          </table:table-cell>
          <table:table-cell table:number-columns-repeated="16383"/>
        </table:table-row>
        <table:table-row table:style-name="ro1">
          <table:table-cell office:value-type="string" calcext:value-type="string">
            <text:p>20.10 "Lobių planeta". Animacinis f.</text:p>
          </table:table-cell>
          <table:table-cell table:number-columns-repeated="16383"/>
        </table:table-row>
        <table:table-row table:style-name="ro1">
          <table:table-cell office:value-type="string" calcext:value-type="string">
            <text:p>22.10 "Persirenginėjimo meistras". Komedija.</text:p>
          </table:table-cell>
          <table:table-cell table:number-columns-repeated="16383"/>
        </table:table-row>
        <table:table-row table:style-name="ro1">
          <table:table-cell office:value-type="string" calcext:value-type="string">
            <text:p>23.45 "Iš meilės pinigams". Komedija.</text:p>
          </table:table-cell>
          <table:table-cell table:number-columns-repeated="16383"/>
        </table:table-row>
        <table:table-row table:style-name="ro1">
          <table:table-cell office:value-type="string" calcext:value-type="string">
            <text:p>2009 06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Bakugan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Pramuštgalviai Paryžiuje". Animacinis f.</text:p>
          </table:table-cell>
          <table:table-cell table:number-columns-repeated="16383"/>
        </table:table-row>
        <table:table-row table:style-name="ro1">
          <table:table-cell office:value-type="string" calcext:value-type="string">
            <text:p>11.25 "Kaimynai". Komedija.</text:p>
          </table:table-cell>
          <table:table-cell table:number-columns-repeated="16383"/>
        </table:table-row>
        <table:table-row table:style-name="ro1">
          <table:table-cell office:value-type="string" calcext:value-type="string">
            <text:p>13.30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Nuodėmių dešimtukas" (k).</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Žvaigždžių vartai".</text:p>
          </table:table-cell>
          <table:table-cell table:number-columns-repeated="16383"/>
        </table:table-row>
        <table:table-row table:style-name="ro1">
          <table:table-cell office:value-type="string" calcext:value-type="string">
            <text:p>21.20 "Arlingtono kelias". Drama.</text:p>
          </table:table-cell>
          <table:table-cell table:number-columns-repeated="16383"/>
        </table:table-row>
        <table:table-row table:style-name="ro1">
          <table:table-cell office:value-type="string" calcext:value-type="string">
            <text:p>22.50 "8 mylia". Drama.</text:p>
          </table:table-cell>
          <table:table-cell table:number-columns-repeated="16383"/>
        </table:table-row>
        <table:table-row table:style-name="ro1">
          <table:table-cell office:value-type="string" calcext:value-type="string">
            <text:p>2.00 "Prisimimus Braiton Byčą". Komedija.</text:p>
          </table:table-cell>
          <table:table-cell table:number-columns-repeated="16383"/>
        </table:table-row>
        <table:table-row table:style-name="ro1">
          <table:table-cell office:value-type="string" calcext:value-type="string">
            <text:p>2009 06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Sveikas žmogus".</text:p>
          </table:table-cell>
          <table:table-cell table:number-columns-repeated="16383"/>
        </table:table-row>
        <table:table-row table:style-name="ro1">
          <table:table-cell office:value-type="string" calcext:value-type="string">
            <text:p>9.55 "Penkios minutės kaime".</text:p>
          </table:table-cell>
          <table:table-cell table:number-columns-repeated="16383"/>
        </table:table-row>
        <table:table-row table:style-name="ro1">
          <table:table-cell office:value-type="string" calcext:value-type="string">
            <text:p>10.00 "Pirmykštė Žemė VI. Zauro uolos paslaptis".</text:p>
          </table:table-cell>
          <table:table-cell table:number-columns-repeated="16383"/>
        </table:table-row>
        <table:table-row table:style-name="ro1">
          <table:table-cell office:value-type="string" calcext:value-type="string">
            <text:p>11.25 "Muštynės trečią valandą". Komedija.</text:p>
          </table:table-cell>
          <table:table-cell table:number-columns-repeated="16383"/>
        </table:table-row>
        <table:table-row table:style-name="ro1">
          <table:table-cell office:value-type="string" calcext:value-type="string">
            <text:p>13.05 "Robinzonas Kruzas" (k).</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Juokingiausi Amerikos namų vaizdeliai".</text:p>
          </table:table-cell>
          <table:table-cell table:number-columns-repeated="16383"/>
        </table:table-row>
        <table:table-row table:style-name="ro1">
          <table:table-cell office:value-type="string" calcext:value-type="string">
            <text:p>15.30 "Prakalbink man širdį".</text:p>
          </table:table-cell>
          <table:table-cell table:number-columns-repeated="16383"/>
        </table:table-row>
        <table:table-row table:style-name="ro1">
          <table:table-cell office:value-type="string" calcext:value-type="string">
            <text:p>17.00 Projekto "Tūkstantmečio odisėja. Vienas vardas – Lietuva"</text:p>
          </table:table-cell>
          <table:table-cell table:number-columns-repeated="16383"/>
        </table:table-row>
        <table:table-row table:style-name="ro1">
          <table:table-cell office:value-type="string" calcext:value-type="string">
            <text:p>apžvalga.</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Bėk neatsigręždamas". Trileris.</text:p>
          </table:table-cell>
          <table:table-cell table:number-columns-repeated="16383"/>
        </table:table-row>
        <table:table-row table:style-name="ro1">
          <table:table-cell office:value-type="string" calcext:value-type="string">
            <text:p>0.00 "Šaltakraujis".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6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Alergija monstrams”.</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text:p>
          </table:table-cell>
          <table:table-cell table:number-columns-repeated="16383"/>
        </table:table-row>
        <table:table-row table:style-name="ro1">
          <table:table-cell office:value-type="string" calcext:value-type="string">
            <text:p>23.00 „Juodasis erelis”.</text:p>
          </table:table-cell>
          <table:table-cell table:number-columns-repeated="16383"/>
        </table:table-row>
        <table:table-row table:style-name="ro1">
          <table:table-cell office:value-type="string" calcext:value-type="string">
            <text:p>1.00 „Džesika Flečer”.</text:p>
          </table:table-cell>
          <table:table-cell table:number-columns-repeated="16383"/>
        </table:table-row>
        <table:table-row table:style-name="ro1">
          <table:table-cell office:value-type="string" calcext:value-type="string">
            <text:p>2009 06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0 „Grįžta vy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Delta” būrys 2. Kolumbietiškoji grandis”. Veiksmo f.</text:p>
          </table:table-cell>
          <table:table-cell table:number-columns-repeated="16383"/>
        </table:table-row>
        <table:table-row table:style-name="ro1">
          <table:table-cell office:value-type="string" calcext:value-type="string">
            <text:p>1.10 „Džesika Flečer”.</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6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Didvyris ir siaubas”. Veiksmo f.</text:p>
          </table:table-cell>
          <table:table-cell table:number-columns-repeated="16383"/>
        </table:table-row>
        <table:table-row table:style-name="ro1">
          <table:table-cell office:value-type="string" calcext:value-type="string">
            <text:p>1.05 „Džesika Flečer”.</text:p>
          </table:table-cell>
          <table:table-cell table:number-columns-repeated="16383"/>
        </table:table-row>
        <table:table-row table:style-name="ro1">
          <table:table-cell office:value-type="string" calcext:value-type="string">
            <text:p>2009 06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Nemylimi”.</text:p>
          </table:table-cell>
          <table:table-cell table:number-columns-repeated="16383"/>
        </table:table-row>
        <table:table-row table:style-name="ro1">
          <table:table-cell office:value-type="string" calcext:value-type="string">
            <text:p>22.30 „Robinzonas Kruzas”.</text:p>
          </table:table-cell>
          <table:table-cell table:number-columns-repeated="16383"/>
        </table:table-row>
        <table:table-row table:style-name="ro1">
          <table:table-cell office:value-type="string" calcext:value-type="string">
            <text:p>23.40 „Pragaro pasiuntinys”. Veiksmo f.</text:p>
          </table:table-cell>
          <table:table-cell table:number-columns-repeated="16383"/>
        </table:table-row>
        <table:table-row table:style-name="ro1">
          <table:table-cell office:value-type="string" calcext:value-type="string">
            <text:p>1.40 „Džesika Flečer”.</text:p>
          </table:table-cell>
          <table:table-cell table:number-columns-repeated="16383"/>
        </table:table-row>
        <table:table-row table:style-name="ro1">
          <table:table-cell office:value-type="string" calcext:value-type="string">
            <text:p>2009 06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Čia ir dabar”.</text:p>
          </table:table-cell>
          <table:table-cell table:number-columns-repeated="16383"/>
        </table:table-row>
        <table:table-row table:style-name="ro1">
          <table:table-cell office:value-type="string" calcext:value-type="string">
            <text:p>20.10 „Uždelsta meilė”. Komedija.</text:p>
          </table:table-cell>
          <table:table-cell table:number-columns-repeated="16383"/>
        </table:table-row>
        <table:table-row table:style-name="ro1">
          <table:table-cell office:value-type="string" calcext:value-type="string">
            <text:p>22.10 „Mylėk ir tikėk”. Komedija.</text:p>
          </table:table-cell>
          <table:table-cell table:number-columns-repeated="16383"/>
        </table:table-row>
        <table:table-row table:style-name="ro1">
          <table:table-cell office:value-type="string" calcext:value-type="string">
            <text:p>0.50 „Siela ir dvasios”. Komedija.</text:p>
          </table:table-cell>
          <table:table-cell table:number-columns-repeated="16383"/>
        </table:table-row>
        <table:table-row table:style-name="ro1">
          <table:table-cell office:value-type="string" calcext:value-type="string">
            <text:p>2009 06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Yu-Gi-Oh!”</text:p>
          </table:table-cell>
          <table:table-cell table:number-columns-repeated="16383"/>
        </table:table-row>
        <table:table-row table:style-name="ro1">
          <table:table-cell office:value-type="string" calcext:value-type="string">
            <text:p>7.00 „Vėžliukai nindzės”.</text:p>
          </table:table-cell>
          <table:table-cell table:number-columns-repeated="16383"/>
        </table:table-row>
        <table:table-row table:style-name="ro1">
          <table:table-cell office:value-type="string" calcext:value-type="string">
            <text:p>7.30 „Winx” kluba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Aš parsisiunčiau vaiduoklį!”</text:p>
          </table:table-cell>
          <table:table-cell table:number-columns-repeated="16383"/>
        </table:table-row>
        <table:table-row table:style-name="ro1">
          <table:table-cell office:value-type="string" calcext:value-type="string">
            <text:p>12.00 „Titulo paveldėtojai”. Komedija.</text:p>
          </table:table-cell>
          <table:table-cell table:number-columns-repeated="16383"/>
        </table:table-row>
        <table:table-row table:style-name="ro1">
          <table:table-cell office:value-type="string" calcext:value-type="string">
            <text:p>13.35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Nuodėmių dešimtukas” (k).</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Žvaigždžių vartai”.</text:p>
          </table:table-cell>
          <table:table-cell table:number-columns-repeated="16383"/>
        </table:table-row>
        <table:table-row table:style-name="ro1">
          <table:table-cell office:value-type="string" calcext:value-type="string">
            <text:p>21.20 „Miško tankmėje”. Siaubo f.</text:p>
          </table:table-cell>
          <table:table-cell table:number-columns-repeated="16383"/>
        </table:table-row>
        <table:table-row table:style-name="ro1">
          <table:table-cell office:value-type="string" calcext:value-type="string">
            <text:p>22.55 „Ekstremalai”. Veiksmo f.</text:p>
          </table:table-cell>
          <table:table-cell table:number-columns-repeated="16383"/>
        </table:table-row>
        <table:table-row table:style-name="ro1">
          <table:table-cell office:value-type="string" calcext:value-type="string">
            <text:p>0.35 „Seksas ir vieniša mama”. Drama.</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6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Yu-Gi-Oh!”</text:p>
          </table:table-cell>
          <table:table-cell table:number-columns-repeated="16383"/>
        </table:table-row>
        <table:table-row table:style-name="ro1">
          <table:table-cell office:value-type="string" calcext:value-type="string">
            <text:p>6.55 „Vėžliukai nindzės”.</text:p>
          </table:table-cell>
          <table:table-cell table:number-columns-repeated="16383"/>
        </table:table-row>
        <table:table-row table:style-name="ro1">
          <table:table-cell office:value-type="string" calcext:value-type="string">
            <text:p>7.25 „Winx” kluba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Apie ūkį ir bites”.</text:p>
          </table:table-cell>
          <table:table-cell table:number-columns-repeated="16383"/>
        </table:table-row>
        <table:table-row table:style-name="ro1">
          <table:table-cell office:value-type="string" calcext:value-type="string">
            <text:p>9.25 „Penkios minutės kaime”.</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VII. Šaltos ugnies akmuo”.</text:p>
          </table:table-cell>
          <table:table-cell table:number-columns-repeated="16383"/>
        </table:table-row>
        <table:table-row table:style-name="ro1">
          <table:table-cell office:value-type="string" calcext:value-type="string">
            <text:p>11.25 „Dodsono kelionė”. Drama.</text:p>
          </table:table-cell>
          <table:table-cell table:number-columns-repeated="16383"/>
        </table:table-row>
        <table:table-row table:style-name="ro1">
          <table:table-cell office:value-type="string" calcext:value-type="string">
            <text:p>13.05 „Farai” (k).</text:p>
          </table:table-cell>
          <table:table-cell table:number-columns-repeated="16383"/>
        </table:table-row>
        <table:table-row table:style-name="ro1">
          <table:table-cell office:value-type="string" calcext:value-type="string">
            <text:p>13.50 „Zoro. Špaga ir rožė”.</text:p>
          </table:table-cell>
          <table:table-cell table:number-columns-repeated="16383"/>
        </table:table-row>
        <table:table-row table:style-name="ro2">
          <table:table-cell office:value-type="string" calcext:value-type="string">
            <text:p>14.50 „Formulės – 1” pasaulio čempionato Didžiojo Didžiosios Britanijos prizo lenktynės.</text:p>
          </table:table-cell>
          <table:table-cell table:number-columns-repeated="16383"/>
        </table:table-row>
        <table:table-row table:style-name="ro1">
          <table:table-cell office:value-type="string" calcext:value-type="string">
            <text:p>17.00 Projekto „Tūkstantmečio odisėja. Vienas vardas – Lietuva” apžvalga.</text:p>
          </table:table-cell>
          <table:table-cell table:number-columns-repeated="16383"/>
        </table:table-row>
        <table:table-row table:style-name="ro1">
          <table:table-cell office:value-type="string" calcext:value-type="string">
            <text:p>17.40 „Aiškiaregy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Spartanas”. Trileris.</text:p>
          </table:table-cell>
          <table:table-cell table:number-columns-repeated="16383"/>
        </table:table-row>
        <table:table-row table:style-name="ro1">
          <table:table-cell office:value-type="string" calcext:value-type="string">
            <text:p>23.40 „Gimęs liepos 4-ąją”. Karinė drama.</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6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 (</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text:p>
          </table:table-cell>
          <table:table-cell table:number-columns-repeated="16383"/>
        </table:table-row>
        <table:table-row table:style-name="ro1">
          <table:table-cell office:value-type="string" calcext:value-type="string">
            <text:p>23.00 „Baudėjas”. Trileris.</text:p>
          </table:table-cell>
          <table:table-cell table:number-columns-repeated="16383"/>
        </table:table-row>
        <table:table-row table:style-name="ro1">
          <table:table-cell office:value-type="string" calcext:value-type="string">
            <text:p>0.40 „Džesika Flečer”.</text:p>
          </table:table-cell>
          <table:table-cell table:number-columns-repeated="16383"/>
        </table:table-row>
        <table:table-row table:style-name="ro1">
          <table:table-cell office:value-type="string" calcext:value-type="string">
            <text:p>2009 06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Vainikuokim Jonines!”.</text:p>
          </table:table-cell>
          <table:table-cell table:number-columns-repeated="16383"/>
        </table:table-row>
        <table:table-row table:style-name="ro1">
          <table:table-cell office:value-type="string" calcext:value-type="string">
            <text:p>22.00 „Bibliotekininkas. Likimo ieties beieškant”. Nuotykių f.</text:p>
          </table:table-cell>
          <table:table-cell table:number-columns-repeated="16383"/>
        </table:table-row>
        <table:table-row table:style-name="ro1">
          <table:table-cell office:value-type="string" calcext:value-type="string">
            <text:p>0.00 „Pabučiuok nuotaką”. Komedija.</text:p>
          </table:table-cell>
          <table:table-cell table:number-columns-repeated="16383"/>
        </table:table-row>
        <table:table-row table:style-name="ro1">
          <table:table-cell office:value-type="string" calcext:value-type="string">
            <text:p>2.00 „Kaifas”. Komedija.</text:p>
          </table:table-cell>
          <table:table-cell table:number-columns-repeated="16383"/>
        </table:table-row>
        <table:table-row table:style-name="ro1">
          <table:table-cell office:value-type="string" calcext:value-type="string">
            <text:p>3.30 „Kas ta šeima”. Drama.</text:p>
          </table:table-cell>
          <table:table-cell table:number-columns-repeated="16383"/>
        </table:table-row>
        <table:table-row table:style-name="ro1">
          <table:table-cell office:value-type="string" calcext:value-type="string">
            <text:p>5.00 „Keistas išradimas”. Komedija.</text:p>
          </table:table-cell>
          <table:table-cell table:number-columns-repeated="16383"/>
        </table:table-row>
        <table:table-row table:style-name="ro1">
          <table:table-cell office:value-type="string" calcext:value-type="string">
            <text:p>2009 06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5 „Mažylių šalis”. Animacinis f.</text:p>
          </table:table-cell>
          <table:table-cell table:number-columns-repeated="16383"/>
        </table:table-row>
        <table:table-row table:style-name="ro1">
          <table:table-cell office:value-type="string" calcext:value-type="string">
            <text:p>7.40 „Brolyčio zuikio nuotykiai”.</text:p>
          </table:table-cell>
          <table:table-cell table:number-columns-repeated="16383"/>
        </table:table-row>
        <table:table-row table:style-name="ro1">
          <table:table-cell office:value-type="string" calcext:value-type="string">
            <text:p>9.00 „Skrajojanti klasė”. Nuotykių f.</text:p>
          </table:table-cell>
          <table:table-cell table:number-columns-repeated="16383"/>
        </table:table-row>
        <table:table-row table:style-name="ro1">
          <table:table-cell office:value-type="string" calcext:value-type="string">
            <text:p>11.15 „Princesė ant žirnio”. Animacinis f.</text:p>
          </table:table-cell>
          <table:table-cell table:number-columns-repeated="16383"/>
        </table:table-row>
        <table:table-row table:style-name="ro1">
          <table:table-cell office:value-type="string" calcext:value-type="string">
            <text:p>12.50 „Velniška sėkmė”. Komedija.</text:p>
          </table:table-cell>
          <table:table-cell table:number-columns-repeated="16383"/>
        </table:table-row>
        <table:table-row table:style-name="ro1">
          <table:table-cell office:value-type="string" calcext:value-type="string">
            <text:p>14.50 „Pabėgimas iš Atlantidos”. Nuotykių f.</text:p>
          </table:table-cell>
          <table:table-cell table:number-columns-repeated="16383"/>
        </table:table-row>
        <table:table-row table:style-name="ro1">
          <table:table-cell office:value-type="string" calcext:value-type="string">
            <text:p>16.30 „Paukšteli, spruk”.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venčiame vardines: Joninės”.</text:p>
          </table:table-cell>
          <table:table-cell table:number-columns-repeated="16383"/>
        </table:table-row>
        <table:table-row table:style-name="ro2">
          <table:table-cell office:value-type="string" calcext:value-type="string">
            <text:p>21.30 „Bibliotekininkas 2. Sugrįžimas į karaliaus Saliamono kasyklas”. Nuotykių f.</text:p>
          </table:table-cell>
          <table:table-cell table:number-columns-repeated="16383"/>
        </table:table-row>
        <table:table-row table:style-name="ro1">
          <table:table-cell office:value-type="string" calcext:value-type="string">
            <text:p>23.30 „2007 metų Pasaulio muzikos apdovanojimai”.</text:p>
          </table:table-cell>
          <table:table-cell table:number-columns-repeated="16383"/>
        </table:table-row>
        <table:table-row table:style-name="ro1">
          <table:table-cell office:value-type="string" calcext:value-type="string">
            <text:p>1.15 „Džesika Flečer”.</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06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Ekvilibriumas. Pusiausvyra”. Veiksmo f.</text:p>
          </table:table-cell>
          <table:table-cell table:number-columns-repeated="16383"/>
        </table:table-row>
        <table:table-row table:style-name="ro1">
          <table:table-cell office:value-type="string" calcext:value-type="string">
            <text:p>1.05 „Džesika Flečer”.</text:p>
          </table:table-cell>
          <table:table-cell table:number-columns-repeated="16383"/>
        </table:table-row>
        <table:table-row table:style-name="ro1">
          <table:table-cell office:value-type="string" calcext:value-type="string">
            <text:p>2009 06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erealieji. Lietuvos šeimų lyga”.</text:p>
          </table:table-cell>
          <table:table-cell table:number-columns-repeated="16383"/>
        </table:table-row>
        <table:table-row table:style-name="ro1">
          <table:table-cell office:value-type="string" calcext:value-type="string">
            <text:p>20.10 „Atkovotas kamuolys”. Komedija.</text:p>
          </table:table-cell>
          <table:table-cell table:number-columns-repeated="16383"/>
        </table:table-row>
        <table:table-row table:style-name="ro1">
          <table:table-cell office:value-type="string" calcext:value-type="string">
            <text:p>21.45 „Dvyniai”. Komedija.</text:p>
          </table:table-cell>
          <table:table-cell table:number-columns-repeated="16383"/>
        </table:table-row>
        <table:table-row table:style-name="ro1">
          <table:table-cell office:value-type="string" calcext:value-type="string">
            <text:p>23.55 „Verksnys”. Komedija.</text:p>
          </table:table-cell>
          <table:table-cell table:number-columns-repeated="16383"/>
        </table:table-row>
        <table:table-row table:style-name="ro1">
          <table:table-cell office:value-type="string" calcext:value-type="string">
            <text:p>2009 06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 lėlės. Pižamų vakarėli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Auklė”. Komedija.</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Paršelis Fricas”. Nuotykų f.</text:p>
          </table:table-cell>
          <table:table-cell table:number-columns-repeated="16383"/>
        </table:table-row>
        <table:table-row table:style-name="ro1">
          <table:table-cell office:value-type="string" calcext:value-type="string">
            <text:p>12.00 „Tikras pavojus”. Komedija.</text:p>
          </table:table-cell>
          <table:table-cell table:number-columns-repeated="16383"/>
        </table:table-row>
        <table:table-row table:style-name="ro1">
          <table:table-cell office:value-type="string" calcext:value-type="string">
            <text:p>13.35 „Juokingiausi Amerikos namų vaizdeliai”.</text:p>
          </table:table-cell>
          <table:table-cell table:number-columns-repeated="16383"/>
        </table:table-row>
        <table:table-row table:style-name="ro1">
          <table:table-cell office:value-type="string" calcext:value-type="string">
            <text:p>14.00 „Zoro. Špaga ir rožė”.</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Farai” (k).</text:p>
          </table:table-cell>
          <table:table-cell table:number-columns-repeated="16383"/>
        </table:table-row>
        <table:table-row table:style-name="ro1">
          <table:table-cell office:value-type="string" calcext:value-type="string">
            <text:p>17.40 „Aiškiaregy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Išsipildymo akcijos 2008” labdaros koncertas.</text:p>
          </table:table-cell>
          <table:table-cell table:number-columns-repeated="16383"/>
        </table:table-row>
        <table:table-row table:style-name="ro1">
          <table:table-cell office:value-type="string" calcext:value-type="string">
            <text:p>21.20 „Žaibas 7”. Veiksmo f.</text:p>
          </table:table-cell>
          <table:table-cell table:number-columns-repeated="16383"/>
        </table:table-row>
        <table:table-row table:style-name="ro1">
          <table:table-cell office:value-type="string" calcext:value-type="string">
            <text:p>23.20 „Liūtis”. Veiksmo f.</text:p>
          </table:table-cell>
          <table:table-cell table:number-columns-repeated="16383"/>
        </table:table-row>
        <table:table-row table:style-name="ro1">
          <table:table-cell office:value-type="string" calcext:value-type="string">
            <text:p>1.20 „Daugiau sekso ir vieniša mama”.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6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 Bratz lėlės. Mažylė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Apie ūkį ir bites”.</text:p>
          </table:table-cell>
          <table:table-cell table:number-columns-repeated="16383"/>
        </table:table-row>
        <table:table-row table:style-name="ro1">
          <table:table-cell office:value-type="string" calcext:value-type="string">
            <text:p>9.25 „Penkios minutės kaime”.</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VIII. Didysis atšalimas”. Animacinis f.</text:p>
          </table:table-cell>
          <table:table-cell table:number-columns-repeated="16383"/>
        </table:table-row>
        <table:table-row table:style-name="ro1">
          <table:table-cell office:value-type="string" calcext:value-type="string">
            <text:p>11.25 „Ferio Biulerio poilsio diena”. Komedija.</text:p>
          </table:table-cell>
          <table:table-cell table:number-columns-repeated="16383"/>
        </table:table-row>
        <table:table-row table:style-name="ro1">
          <table:table-cell office:value-type="string" calcext:value-type="string">
            <text:p>13.35 „Juokingiausi Amerikos namų vaizdeliai”.</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Projekto „Tūkstantmečio odisėja. Vienas vardas – Lietuva” apžvalga.</text:p>
          </table:table-cell>
          <table:table-cell table:number-columns-repeated="16383"/>
        </table:table-row>
        <table:table-row table:style-name="ro1">
          <table:table-cell office:value-type="string" calcext:value-type="string">
            <text:p>17.40 „Aiškiaregy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Dingti iš akių”. Veiksmo f.</text:p>
          </table:table-cell>
          <table:table-cell table:number-columns-repeated="16383"/>
        </table:table-row>
        <table:table-row table:style-name="ro1">
          <table:table-cell office:value-type="string" calcext:value-type="string">
            <text:p>0.00 „Didelės mergaitės neverkia”. Drama.</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6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ai norisi geriau. Domus galerija”.</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text:p>
          </table:table-cell>
          <table:table-cell table:number-columns-repeated="16383"/>
        </table:table-row>
        <table:table-row table:style-name="ro1">
          <table:table-cell office:value-type="string" calcext:value-type="string">
            <text:p>23.00 „Išgelbėk mane”. Komedija</text:p>
          </table:table-cell>
          <table:table-cell table:number-columns-repeated="16383"/>
        </table:table-row>
        <table:table-row table:style-name="ro1">
          <table:table-cell office:value-type="string" calcext:value-type="string">
            <text:p>1.00 „Džesika Flečer”.</text:p>
          </table:table-cell>
          <table:table-cell table:number-columns-repeated="16383"/>
        </table:table-row>
        <table:table-row table:style-name="ro1">
          <table:table-cell office:value-type="string" calcext:value-type="string">
            <text:p>2009 06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ai norisi geriau. Domus galerija”.</text:p>
          </table:table-cell>
          <table:table-cell table:number-columns-repeated="16383"/>
        </table:table-row>
        <table:table-row table:style-name="ro1">
          <table:table-cell office:value-type="string" calcext:value-type="string">
            <text:p>20.10 „Grįžta vy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lko bilietas”.</text:p>
          </table:table-cell>
          <table:table-cell table:number-columns-repeated="16383"/>
        </table:table-row>
        <table:table-row table:style-name="ro1">
          <table:table-cell office:value-type="string" calcext:value-type="string">
            <text:p>23.00 „Įsakymo vykdymas”. Veiksmo f.</text:p>
          </table:table-cell>
          <table:table-cell table:number-columns-repeated="16383"/>
        </table:table-row>
        <table:table-row table:style-name="ro1">
          <table:table-cell office:value-type="string" calcext:value-type="string">
            <text:p>1.00 „Įstatymas ir tvarka. Nusikalstami kėslai”.</text:p>
          </table:table-cell>
          <table:table-cell table:number-columns-repeated="16383"/>
        </table:table-row>
        <table:table-row table:style-name="ro1">
          <table:table-cell office:value-type="string" calcext:value-type="string">
            <text:p>2009 07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ai norisi geriau. Domus galerija”.</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Gyvasis skydas”. Veiksmo f.</text:p>
          </table:table-cell>
          <table:table-cell table:number-columns-repeated="16383"/>
        </table:table-row>
        <table:table-row table:style-name="ro1">
          <table:table-cell office:value-type="string" calcext:value-type="string">
            <text:p>1.00 „Įstatymas ir tvarka. Nusikalstami kėslai”. Drama.</text:p>
          </table:table-cell>
          <table:table-cell table:number-columns-repeated="16383"/>
        </table:table-row>
        <table:table-row table:style-name="ro1">
          <table:table-cell office:value-type="string" calcext:value-type="string">
            <text:p>2009 07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Geniuko Vudžio šou”.</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ai norisi geriau. Domus galerija”.</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Amerikos nindzė 5”. Veiksmo f.</text:p>
          </table:table-cell>
          <table:table-cell table:number-columns-repeated="16383"/>
        </table:table-row>
        <table:table-row table:style-name="ro1">
          <table:table-cell office:value-type="string" calcext:value-type="string">
            <text:p>1.00 „Įstatymas ir tvarka. Nusikalstami kėslai”.</text:p>
          </table:table-cell>
          <table:table-cell table:number-columns-repeated="16383"/>
        </table:table-row>
        <table:table-row table:style-name="ro1">
          <table:table-cell office:value-type="string" calcext:value-type="string">
            <text:p>2009 07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Kai norisi geriau. Domus galerija”.</text:p>
          </table:table-cell>
          <table:table-cell table:number-columns-repeated="16383"/>
        </table:table-row>
        <table:table-row table:style-name="ro1">
          <table:table-cell office:value-type="string" calcext:value-type="string">
            <text:p>20.10 „Tokia jau mano dalia”. Komedija.</text:p>
          </table:table-cell>
          <table:table-cell table:number-columns-repeated="16383"/>
        </table:table-row>
        <table:table-row table:style-name="ro1">
          <table:table-cell office:value-type="string" calcext:value-type="string">
            <text:p>22.15 „Turtingas plevėsa”. Komedija.</text:p>
          </table:table-cell>
          <table:table-cell table:number-columns-repeated="16383"/>
        </table:table-row>
        <table:table-row table:style-name="ro1">
          <table:table-cell office:value-type="string" calcext:value-type="string">
            <text:p>0.15 „Pievelė beržyne”.</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07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lėlės. Mados fėjos”.</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Laukinės vištelės’ ir meilė”. Nuotykių f.</text:p>
          </table:table-cell>
          <table:table-cell table:number-columns-repeated="16383"/>
        </table:table-row>
        <table:table-row table:style-name="ro1">
          <table:table-cell office:value-type="string" calcext:value-type="string">
            <text:p>12.15 „Parazitas”. Komedij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Sveikinimų koncertas.</text:p>
          </table:table-cell>
          <table:table-cell table:number-columns-repeated="16383"/>
        </table:table-row>
        <table:table-row table:style-name="ro1">
          <table:table-cell office:value-type="string" calcext:value-type="string">
            <text:p>17.00 „Nuodėmių dešimtukas” (k).</text:p>
          </table:table-cell>
          <table:table-cell table:number-columns-repeated="16383"/>
        </table:table-row>
        <table:table-row table:style-name="ro1">
          <table:table-cell office:value-type="string" calcext:value-type="string">
            <text:p>17.40 „Aiškiaregy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Vaikų balsas 2007”.</text:p>
          </table:table-cell>
          <table:table-cell table:number-columns-repeated="16383"/>
        </table:table-row>
        <table:table-row table:style-name="ro1">
          <table:table-cell office:value-type="string" calcext:value-type="string">
            <text:p>21.20 „Pašėlęs greitis”. Veiksmo f.</text:p>
          </table:table-cell>
          <table:table-cell table:number-columns-repeated="16383"/>
        </table:table-row>
        <table:table-row table:style-name="ro1">
          <table:table-cell office:value-type="string" calcext:value-type="string">
            <text:p>23.00 „Sugrįžimas į Rojų”. Drama.</text:p>
          </table:table-cell>
          <table:table-cell table:number-columns-repeated="16383"/>
        </table:table-row>
        <table:table-row table:style-name="ro1">
          <table:table-cell office:value-type="string" calcext:value-type="string">
            <text:p>1.15 „Dykumos žiedas”. Drama.</text:p>
          </table:table-cell>
          <table:table-cell table:number-columns-repeated="16383"/>
        </table:table-row>
        <table:table-row table:style-name="ro1">
          <table:table-cell office:value-type="string" calcext:value-type="string">
            <text:p>2009 07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 lėlės. Ryškios ir stilingo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Apie ūkį ir bites”.</text:p>
          </table:table-cell>
          <table:table-cell table:number-columns-repeated="16383"/>
        </table:table-row>
        <table:table-row table:style-name="ro1">
          <table:table-cell office:value-type="string" calcext:value-type="string">
            <text:p>9.25 „Penkios minutės kaime”.</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IX. Kelionė prie Didžiojo vandens”. Animacinis f.</text:p>
          </table:table-cell>
          <table:table-cell table:number-columns-repeated="16383"/>
        </table:table-row>
        <table:table-row table:style-name="ro1">
          <table:table-cell office:value-type="string" calcext:value-type="string">
            <text:p>11.25 „Mažasis Manhatanas”. Komedija.</text:p>
          </table:table-cell>
          <table:table-cell table:number-columns-repeated="16383"/>
        </table:table-row>
        <table:table-row table:style-name="ro1">
          <table:table-cell office:value-type="string" calcext:value-type="string">
            <text:p>13.05 „Robinzonas Kruzas” (k).</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Projekto „Tūkstantmečio odisėja. Vienas vardas – Lietuva” apžvalga.</text:p>
          </table:table-cell>
          <table:table-cell table:number-columns-repeated="16383"/>
        </table:table-row>
        <table:table-row table:style-name="ro1">
          <table:table-cell office:value-type="string" calcext:value-type="string">
            <text:p>17.40 „Aiškiaregy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Tūkstantmečio odisėja. Vienas vardas – Lietuva”. Sugrįžimas.</text:p>
          </table:table-cell>
          <table:table-cell table:number-columns-repeated="16383"/>
        </table:table-row>
        <table:table-row table:style-name="ro1">
          <table:table-cell office:value-type="string" calcext:value-type="string">
            <text:p>21.30 „Erotiniai žaidimai”. Drama.</text:p>
          </table:table-cell>
          <table:table-cell table:number-columns-repeated="16383"/>
        </table:table-row>
        <table:table-row table:style-name="ro1">
          <table:table-cell office:value-type="string" calcext:value-type="string">
            <text:p>23.30 „Kapitono Korelio mandolin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7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15 „Kartą miške”.</text:p>
          </table:table-cell>
          <table:table-cell table:number-columns-repeated="16383"/>
        </table:table-row>
        <table:table-row table:style-name="ro1">
          <table:table-cell office:value-type="string" calcext:value-type="string">
            <text:p>7.35 „Enė. Karališkas nuotykis”. Muzikinis f.</text:p>
          </table:table-cell>
          <table:table-cell table:number-columns-repeated="16383"/>
        </table:table-row>
        <table:table-row table:style-name="ro1">
          <table:table-cell office:value-type="string" calcext:value-type="string">
            <text:p>9.20 „Gyvūnų patruliai Pietų Amerikoje”. Nuotykių f.</text:p>
          </table:table-cell>
          <table:table-cell table:number-columns-repeated="16383"/>
        </table:table-row>
        <table:table-row table:style-name="ro1">
          <table:table-cell office:value-type="string" calcext:value-type="string">
            <text:p>11.05 „Mažylis ir aš”. Komedija.</text:p>
          </table:table-cell>
          <table:table-cell table:number-columns-repeated="16383"/>
        </table:table-row>
        <table:table-row table:style-name="ro1">
          <table:table-cell office:value-type="string" calcext:value-type="string">
            <text:p>13.05 „Pasimatymas su nepažįstamąja”. Komedija.</text:p>
          </table:table-cell>
          <table:table-cell table:number-columns-repeated="16383"/>
        </table:table-row>
        <table:table-row table:style-name="ro1">
          <table:table-cell office:value-type="string" calcext:value-type="string">
            <text:p>15.05 „Nykštukas Nosis”. Animacinis f.</text:p>
          </table:table-cell>
          <table:table-cell table:number-columns-repeated="16383"/>
        </table:table-row>
        <table:table-row table:style-name="ro1">
          <table:table-cell office:value-type="string" calcext:value-type="string">
            <text:p>16.40 „Vagis – policininka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Didžiosios lenktynės”.</text:p>
          </table:table-cell>
          <table:table-cell table:number-columns-repeated="16383"/>
        </table:table-row>
        <table:table-row table:style-name="ro1">
          <table:table-cell office:value-type="string" calcext:value-type="string">
            <text:p>20.30 „Meilės trikampis”.</text:p>
          </table:table-cell>
          <table:table-cell table:number-columns-repeated="16383"/>
        </table:table-row>
        <table:table-row table:style-name="ro1">
          <table:table-cell office:value-type="string" calcext:value-type="string">
            <text:p>21.15 „Šakalas”. Veiksmo f.</text:p>
          </table:table-cell>
          <table:table-cell table:number-columns-repeated="16383"/>
        </table:table-row>
        <table:table-row table:style-name="ro1">
          <table:table-cell office:value-type="string" calcext:value-type="string">
            <text:p>23.55 „Įsimylėjęs Šekspyras”. Drama.</text:p>
          </table:table-cell>
          <table:table-cell table:number-columns-repeated="16383"/>
        </table:table-row>
        <table:table-row table:style-name="ro1">
          <table:table-cell office:value-type="string" calcext:value-type="string">
            <text:p>2009 07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Nykštukas Nosis”. Animacinis f.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aip arba Ne”.</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 Siaubo f.</text:p>
          </table:table-cell>
          <table:table-cell table:number-columns-repeated="16383"/>
        </table:table-row>
        <table:table-row table:style-name="ro1">
          <table:table-cell office:value-type="string" calcext:value-type="string">
            <text:p>23.00 „Keršytojas”. Veiksmo f.</text:p>
          </table:table-cell>
          <table:table-cell table:number-columns-repeated="16383"/>
        </table:table-row>
        <table:table-row table:style-name="ro1">
          <table:table-cell office:value-type="string" calcext:value-type="string">
            <text:p>1.05 „Įstatymas ir tvarka. Nusikalstami kėslai”.</text:p>
          </table:table-cell>
          <table:table-cell table:number-columns-repeated="16383"/>
        </table:table-row>
        <table:table-row table:style-name="ro1">
          <table:table-cell office:value-type="string" calcext:value-type="string">
            <text:p>2009 07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ki pergalės! Virėjų kovos”.</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 Drama.</text:p>
          </table:table-cell>
          <table:table-cell table:number-columns-repeated="16383"/>
        </table:table-row>
        <table:table-row table:style-name="ro1">
          <table:table-cell office:value-type="string" calcext:value-type="string">
            <text:p>23.00 „Taikdarys”. Veiksmo f.</text:p>
          </table:table-cell>
          <table:table-cell table:number-columns-repeated="16383"/>
        </table:table-row>
        <table:table-row table:style-name="ro1">
          <table:table-cell office:value-type="string" calcext:value-type="string">
            <text:p>1.00 „Įstatymas ir tvarka. Nusikalstami kėslai”. Drama.</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07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ki pergalės! Virėjų kovos”.</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Robinzonas Kruzas”.</text:p>
          </table:table-cell>
          <table:table-cell table:number-columns-repeated="16383"/>
        </table:table-row>
        <table:table-row table:style-name="ro1">
          <table:table-cell office:value-type="string" calcext:value-type="string">
            <text:p>23.00 „Raudonasis skorpionas”. Veiksmo f.</text:p>
          </table:table-cell>
          <table:table-cell table:number-columns-repeated="16383"/>
        </table:table-row>
        <table:table-row table:style-name="ro1">
          <table:table-cell office:value-type="string" calcext:value-type="string">
            <text:p>1.10 „Įstatymas ir tvarka. Nusikalstami kėslai”. Drama.</text:p>
          </table:table-cell>
          <table:table-cell table:number-columns-repeated="16383"/>
        </table:table-row>
        <table:table-row table:style-name="ro1">
          <table:table-cell office:value-type="string" calcext:value-type="string">
            <text:p>2009 07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Iki pergalės! Virėjų kovos”.</text:p>
          </table:table-cell>
          <table:table-cell table:number-columns-repeated="16383"/>
        </table:table-row>
        <table:table-row table:style-name="ro1">
          <table:table-cell office:value-type="string" calcext:value-type="string">
            <text:p>20.10 „Misteris Dydsas”. Komedija.</text:p>
          </table:table-cell>
          <table:table-cell table:number-columns-repeated="16383"/>
        </table:table-row>
        <table:table-row table:style-name="ro1">
          <table:table-cell office:value-type="string" calcext:value-type="string">
            <text:p>22.10 „Pinigai Harvardui”.</text:p>
          </table:table-cell>
          <table:table-cell table:number-columns-repeated="16383"/>
        </table:table-row>
        <table:table-row table:style-name="ro1">
          <table:table-cell office:value-type="string" calcext:value-type="string">
            <text:p>23.50 „Parduotuvių slunkiai”. Komedija.</text:p>
          </table:table-cell>
          <table:table-cell table:number-columns-repeated="16383"/>
        </table:table-row>
        <table:table-row table:style-name="ro1">
          <table:table-cell office:value-type="string" calcext:value-type="string">
            <text:p>2009 07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ratz’lėlės. Aistra madai”.</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Kaip mano tėtis”. Komedija.</text:p>
          </table:table-cell>
          <table:table-cell table:number-columns-repeated="16383"/>
        </table:table-row>
        <table:table-row table:style-name="ro1">
          <table:table-cell office:value-type="string" calcext:value-type="string">
            <text:p>12.10 „Nerami vasar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Nuodėmių dešimtukas” (k).</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Vaikų balsas 2008”.</text:p>
          </table:table-cell>
          <table:table-cell table:number-columns-repeated="16383"/>
        </table:table-row>
        <table:table-row table:style-name="ro1">
          <table:table-cell office:value-type="string" calcext:value-type="string">
            <text:p>22.10 „Krokodilas”. Trileris.</text:p>
          </table:table-cell>
          <table:table-cell table:number-columns-repeated="16383"/>
        </table:table-row>
        <table:table-row table:style-name="ro1">
          <table:table-cell office:value-type="string" calcext:value-type="string">
            <text:p>23.50 „Pragaro virtuvės vaikėzai”.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7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ratz’ mažylės”.</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 Komedija.</text:p>
          </table:table-cell>
          <table:table-cell table:number-columns-repeated="16383"/>
        </table:table-row>
        <table:table-row table:style-name="ro1">
          <table:table-cell office:value-type="string" calcext:value-type="string">
            <text:p>8.55 „Apie ūkį ir bites”.</text:p>
          </table:table-cell>
          <table:table-cell table:number-columns-repeated="16383"/>
        </table:table-row>
        <table:table-row table:style-name="ro1">
          <table:table-cell office:value-type="string" calcext:value-type="string">
            <text:p>9.25 „Penkios minutės kaime”.</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X. Didžioji migracija”. Animacinis f.</text:p>
          </table:table-cell>
          <table:table-cell table:number-columns-repeated="16383"/>
        </table:table-row>
        <table:table-row table:style-name="ro1">
          <table:table-cell office:value-type="string" calcext:value-type="string">
            <text:p>11.35 „Karas”. Nuotykių f.</text:p>
          </table:table-cell>
          <table:table-cell table:number-columns-repeated="16383"/>
        </table:table-row>
        <table:table-row table:style-name="ro1">
          <table:table-cell office:value-type="string" calcext:value-type="string">
            <text:p>14.15 „Juokingiausi Amerikos namų vaizdeliai”.</text:p>
          </table:table-cell>
          <table:table-cell table:number-columns-repeated="16383"/>
        </table:table-row>
        <table:table-row table:style-name="ro2">
          <table:table-cell office:value-type="string" calcext:value-type="string">
            <text:p>14.50 „Formulės – 1” pasaulio čempionato Vokietijos Didžiojo prizo lenktynės.</text:p>
          </table:table-cell>
          <table:table-cell table:number-columns-repeated="16383"/>
        </table:table-row>
        <table:table-row table:style-name="ro1">
          <table:table-cell office:value-type="string" calcext:value-type="string">
            <text:p>17.00 „Farai” (k).</text:p>
          </table:table-cell>
          <table:table-cell table:number-columns-repeated="16383"/>
        </table:table-row>
        <table:table-row table:style-name="ro1">
          <table:table-cell office:value-type="string" calcext:value-type="string">
            <text:p>17.40 „Aiškiaregys”. Komedij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Naktinis reisas”. Trileris.</text:p>
          </table:table-cell>
          <table:table-cell table:number-columns-repeated="16383"/>
        </table:table-row>
        <table:table-row table:style-name="ro1">
          <table:table-cell office:value-type="string" calcext:value-type="string">
            <text:p>23.00 „Žalioji myli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7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Skylė sienoj”.</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Žmona ant ledo”.</text:p>
          </table:table-cell>
          <table:table-cell table:number-columns-repeated="16383"/>
        </table:table-row>
        <table:table-row table:style-name="ro1">
          <table:table-cell office:value-type="string" calcext:value-type="string">
            <text:p>23.00 „Dienos šviesa”. Veiksmo f.</text:p>
          </table:table-cell>
          <table:table-cell table:number-columns-repeated="16383"/>
        </table:table-row>
        <table:table-row table:style-name="ro1">
          <table:table-cell office:value-type="string" calcext:value-type="string">
            <text:p>1.15 „Įstatymas ir tvarka. Nusikalstami kėslai”.</text:p>
          </table:table-cell>
          <table:table-cell table:number-columns-repeated="16383"/>
        </table:table-row>
        <table:table-row table:style-name="ro1">
          <table:table-cell office:value-type="string" calcext:value-type="string">
            <text:p>2009 07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Skylė sienoj”.</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 Siaubo f.</text:p>
          </table:table-cell>
          <table:table-cell table:number-columns-repeated="16383"/>
        </table:table-row>
        <table:table-row table:style-name="ro1">
          <table:table-cell office:value-type="string" calcext:value-type="string">
            <text:p>23.00 „Detoksikacija”. Trileris.</text:p>
          </table:table-cell>
          <table:table-cell table:number-columns-repeated="16383"/>
        </table:table-row>
        <table:table-row table:style-name="ro1">
          <table:table-cell office:value-type="string" calcext:value-type="string">
            <text:p>1.00 „Įstatymas ir tvarka. Nusikalstami kėslai”. Drama.</text:p>
          </table:table-cell>
          <table:table-cell table:number-columns-repeated="16383"/>
        </table:table-row>
        <table:table-row table:style-name="ro1">
          <table:table-cell office:value-type="string" calcext:value-type="string">
            <text:p>2009 07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Skylė sienoj”.</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Merkurijaus kodas”. Veiksmo f.</text:p>
          </table:table-cell>
          <table:table-cell table:number-columns-repeated="16383"/>
        </table:table-row>
        <table:table-row table:style-name="ro1">
          <table:table-cell office:value-type="string" calcext:value-type="string">
            <text:p>1.15 „Įstatymas ir tvarka. Nusikalstami kėslai”.</text:p>
          </table:table-cell>
          <table:table-cell table:number-columns-repeated="16383"/>
        </table:table-row>
        <table:table-row table:style-name="ro1">
          <table:table-cell office:value-type="string" calcext:value-type="string">
            <text:p>2009 07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Skylė sienoj”.</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 Drama.</text:p>
          </table:table-cell>
          <table:table-cell table:number-columns-repeated="16383"/>
        </table:table-row>
        <table:table-row table:style-name="ro1">
          <table:table-cell office:value-type="string" calcext:value-type="string">
            <text:p>23.00 „Apgultis”. Trileris.</text:p>
          </table:table-cell>
          <table:table-cell table:number-columns-repeated="16383"/>
        </table:table-row>
        <table:table-row table:style-name="ro1">
          <table:table-cell office:value-type="string" calcext:value-type="string">
            <text:p>1.35 „Įstatymas ir tvarka. Nusikalstami kėslai”.</text:p>
          </table:table-cell>
          <table:table-cell table:number-columns-repeated="16383"/>
        </table:table-row>
        <table:table-row table:style-name="ro1">
          <table:table-cell office:value-type="string" calcext:value-type="string">
            <text:p>2009 07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Skylė sienoj”.</text:p>
          </table:table-cell>
          <table:table-cell table:number-columns-repeated="16383"/>
        </table:table-row>
        <table:table-row table:style-name="ro1">
          <table:table-cell office:value-type="string" calcext:value-type="string">
            <text:p>20.10 „Robotai”. Animacinis f.</text:p>
          </table:table-cell>
          <table:table-cell table:number-columns-repeated="16383"/>
        </table:table-row>
        <table:table-row table:style-name="ro1">
          <table:table-cell office:value-type="string" calcext:value-type="string">
            <text:p>21.45 „40 dienų ir 40 naktų”. Komedija.</text:p>
          </table:table-cell>
          <table:table-cell table:number-columns-repeated="16383"/>
        </table:table-row>
        <table:table-row table:style-name="ro1">
          <table:table-cell office:value-type="string" calcext:value-type="string">
            <text:p>23.45 „Sodų bendrija”. Komedija.</text:p>
          </table:table-cell>
          <table:table-cell table:number-columns-repeated="16383"/>
        </table:table-row>
        <table:table-row table:style-name="ro1">
          <table:table-cell office:value-type="string" calcext:value-type="string">
            <text:p>2009 07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ratz” lėlės. Šokių stovykla”.</text:p>
          </table:table-cell>
          <table:table-cell table:number-columns-repeated="16383"/>
        </table:table-row>
        <table:table-row table:style-name="ro1">
          <table:table-cell office:value-type="string" calcext:value-type="string">
            <text:p>8.00 „Perl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Šuniukas Vilis”. Komedija.</text:p>
          </table:table-cell>
          <table:table-cell table:number-columns-repeated="16383"/>
        </table:table-row>
        <table:table-row table:style-name="ro1">
          <table:table-cell office:value-type="string" calcext:value-type="string">
            <text:p>12.00 „Artimiausi giminės”. Dram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Aiškiaregys”.</text:p>
          </table:table-cell>
          <table:table-cell table:number-columns-repeated="16383"/>
        </table:table-row>
        <table:table-row table:style-name="ro1">
          <table:table-cell office:value-type="string" calcext:value-type="string">
            <text:p>18.0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Vaikų balsas 2009”.</text:p>
          </table:table-cell>
          <table:table-cell table:number-columns-repeated="16383"/>
        </table:table-row>
        <table:table-row table:style-name="ro1">
          <table:table-cell office:value-type="string" calcext:value-type="string">
            <text:p>21.35 „Juodoji našlė”. Trileris.</text:p>
          </table:table-cell>
          <table:table-cell table:number-columns-repeated="16383"/>
        </table:table-row>
        <table:table-row table:style-name="ro1">
          <table:table-cell office:value-type="string" calcext:value-type="string">
            <text:p>23.15 „Karo aukos”. Nuotykių f.</text:p>
          </table:table-cell>
          <table:table-cell table:number-columns-repeated="16383"/>
        </table:table-row>
        <table:table-row table:style-name="ro1">
          <table:table-cell office:value-type="string" calcext:value-type="string">
            <text:p>1.25 „Egocentrikai”. Dram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7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ratz” lėlės. Roko angelai”.</text:p>
          </table:table-cell>
          <table:table-cell table:number-columns-repeated="16383"/>
        </table:table-row>
        <table:table-row table:style-name="ro1">
          <table:table-cell office:value-type="string" calcext:value-type="string">
            <text:p>7.55 „Perla”.</text:p>
          </table:table-cell>
          <table:table-cell table:number-columns-repeated="16383"/>
        </table:table-row>
        <table:table-row table:style-name="ro1">
          <table:table-cell office:value-type="string" calcext:value-type="string">
            <text:p>8.25 „Auklė”.</text:p>
          </table:table-cell>
          <table:table-cell table:number-columns-repeated="16383"/>
        </table:table-row>
        <table:table-row table:style-name="ro1">
          <table:table-cell office:value-type="string" calcext:value-type="string">
            <text:p>8.55 „Apie ūkį ir bites”.</text:p>
          </table:table-cell>
          <table:table-cell table:number-columns-repeated="16383"/>
        </table:table-row>
        <table:table-row table:style-name="ro1">
          <table:table-cell office:value-type="string" calcext:value-type="string">
            <text:p>9.25 „Penkios minutės kaime”.</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XI. Mažozauriukų invazija”. Animacinis f.</text:p>
          </table:table-cell>
          <table:table-cell table:number-columns-repeated="16383"/>
        </table:table-row>
        <table:table-row table:style-name="ro1">
          <table:table-cell office:value-type="string" calcext:value-type="string">
            <text:p>11.35 „Neramios atostogos”. Drama.</text:p>
          </table:table-cell>
          <table:table-cell table:number-columns-repeated="16383"/>
        </table:table-row>
        <table:table-row table:style-name="ro1">
          <table:table-cell office:value-type="string" calcext:value-type="string">
            <text:p>13.35 „Juokingiausi Amerikos namų vaizdeliai”.</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Aiškiaregys”. Komedija.</text:p>
          </table:table-cell>
          <table:table-cell table:number-columns-repeated="16383"/>
        </table:table-row>
        <table:table-row table:style-name="ro1">
          <table:table-cell office:value-type="string" calcext:value-type="string">
            <text:p>18.00 „Farai”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Įkaitas”. Trileris.</text:p>
          </table:table-cell>
          <table:table-cell table:number-columns-repeated="16383"/>
        </table:table-row>
        <table:table-row table:style-name="ro1">
          <table:table-cell office:value-type="string" calcext:value-type="string">
            <text:p>0.00 „Kur nuneša sapnai”.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7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7.40 „Grožio na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mbrozijos TV”.</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 Komedija.</text:p>
          </table:table-cell>
          <table:table-cell table:number-columns-repeated="16383"/>
        </table:table-row>
        <table:table-row table:style-name="ro1">
          <table:table-cell office:value-type="string" calcext:value-type="string">
            <text:p>23.10 „Užsimaskavę dinozaurai”. Veiksmo f.</text:p>
          </table:table-cell>
          <table:table-cell table:number-columns-repeated="16383"/>
        </table:table-row>
        <table:table-row table:style-name="ro1">
          <table:table-cell office:value-type="string" calcext:value-type="string">
            <text:p>0.45 „Įstatymas ir tvarka. Nusikalstami kėslai”.</text:p>
          </table:table-cell>
          <table:table-cell table:number-columns-repeated="16383"/>
        </table:table-row>
        <table:table-row table:style-name="ro1">
          <table:table-cell office:value-type="string" calcext:value-type="string">
            <text:p>2009 07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mbrozijos TV”.</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Tikras liudininkas”. Trileris.</text:p>
          </table:table-cell>
          <table:table-cell table:number-columns-repeated="16383"/>
        </table:table-row>
        <table:table-row table:style-name="ro1">
          <table:table-cell office:value-type="string" calcext:value-type="string">
            <text:p>0.35 „Įstatymas ir tvarka. Nusikalstami kėslai”.</text:p>
          </table:table-cell>
          <table:table-cell table:number-columns-repeated="16383"/>
        </table:table-row>
        <table:table-row table:style-name="ro1">
          <table:table-cell office:value-type="string" calcext:value-type="string">
            <text:p>2009 07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mbrozijos TV”.</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Geri vyrukai”. Drama.</text:p>
          </table:table-cell>
          <table:table-cell table:number-columns-repeated="16383"/>
        </table:table-row>
        <table:table-row table:style-name="ro1">
          <table:table-cell office:value-type="string" calcext:value-type="string">
            <text:p>2009 07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ransformeriai”.</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mbrozijos TV”.</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Griaustinio dienos”. Veiksmo f.</text:p>
          </table:table-cell>
          <table:table-cell table:number-columns-repeated="16383"/>
        </table:table-row>
        <table:table-row table:style-name="ro1">
          <table:table-cell office:value-type="string" calcext:value-type="string">
            <text:p>1.10 „Įstatymas ir tvarka. Operatyvinių tyrimų skyrius”.</text:p>
          </table:table-cell>
          <table:table-cell table:number-columns-repeated="16383"/>
        </table:table-row>
        <table:table-row table:style-name="ro1">
          <table:table-cell office:value-type="string" calcext:value-type="string">
            <text:p>2009 07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mbrozijos TV”.</text:p>
          </table:table-cell>
          <table:table-cell table:number-columns-repeated="16383"/>
        </table:table-row>
        <table:table-row table:style-name="ro1">
          <table:table-cell office:value-type="string" calcext:value-type="string">
            <text:p>20.10 „Elektra”. Veiksmo f.</text:p>
          </table:table-cell>
          <table:table-cell table:number-columns-repeated="16383"/>
        </table:table-row>
        <table:table-row table:style-name="ro1">
          <table:table-cell office:value-type="string" calcext:value-type="string">
            <text:p>22.10 „Gladiatorius”. Veiksmo f.</text:p>
          </table:table-cell>
          <table:table-cell table:number-columns-repeated="16383"/>
        </table:table-row>
        <table:table-row table:style-name="ro1">
          <table:table-cell office:value-type="string" calcext:value-type="string">
            <text:p>1.25 „Briliantinas”. Komedija.</text:p>
          </table:table-cell>
          <table:table-cell table:number-columns-repeated="16383"/>
        </table:table-row>
        <table:table-row table:style-name="ro1">
          <table:table-cell office:value-type="string" calcext:value-type="string">
            <text:p>2009 07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 Bratz lėlės. Mažylė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Vilis Vufas Kanaruose”. Nuotykių f.</text:p>
          </table:table-cell>
          <table:table-cell table:number-columns-repeated="16383"/>
        </table:table-row>
        <table:table-row table:style-name="ro1">
          <table:table-cell office:value-type="string" calcext:value-type="string">
            <text:p>12.00 „Miško karys”.</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Atsigaukim!”</text:p>
          </table:table-cell>
          <table:table-cell table:number-columns-repeated="16383"/>
        </table:table-row>
        <table:table-row table:style-name="ro1">
          <table:table-cell office:value-type="string" calcext:value-type="string">
            <text:p>18.0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Lietuvos metų moteris 2008”.</text:p>
          </table:table-cell>
          <table:table-cell table:number-columns-repeated="16383"/>
        </table:table-row>
        <table:table-row table:style-name="ro1">
          <table:table-cell office:value-type="string" calcext:value-type="string">
            <text:p>21.15 „Mėlynasis demonas”. Veiksmo f.</text:p>
          </table:table-cell>
          <table:table-cell table:number-columns-repeated="16383"/>
        </table:table-row>
        <table:table-row table:style-name="ro1">
          <table:table-cell office:value-type="string" calcext:value-type="string">
            <text:p>23.15 „Dangus”. Trileris.</text:p>
          </table:table-cell>
          <table:table-cell table:number-columns-repeated="16383"/>
        </table:table-row>
        <table:table-row table:style-name="ro1">
          <table:table-cell office:value-type="string" calcext:value-type="string">
            <text:p>1.15 „Moterų paviljonas”. Drama.</text:p>
          </table:table-cell>
          <table:table-cell table:number-columns-repeated="16383"/>
        </table:table-row>
        <table:table-row table:style-name="ro1">
          <table:table-cell office:value-type="string" calcext:value-type="string">
            <text:p>2009 07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 lėlės. Pižamų vakarėli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Pirmykštė Žemė XII. Didžioji sparnuočių diena”. Animacinis f.</text:p>
          </table:table-cell>
          <table:table-cell table:number-columns-repeated="16383"/>
        </table:table-row>
        <table:table-row table:style-name="ro1">
          <table:table-cell office:value-type="string" calcext:value-type="string">
            <text:p>11.35 „Mano sėkmės paslaptis”. Komedija.</text:p>
          </table:table-cell>
          <table:table-cell table:number-columns-repeated="16383"/>
        </table:table-row>
        <table:table-row table:style-name="ro1">
          <table:table-cell office:value-type="string" calcext:value-type="string">
            <text:p>13.50 „Kobra 11”.</text:p>
          </table:table-cell>
          <table:table-cell table:number-columns-repeated="16383"/>
        </table:table-row>
        <table:table-row table:style-name="ro2">
          <table:table-cell office:value-type="string" calcext:value-type="string">
            <text:p>14.50 „Formulės – 1” pasaulio čempionato Didžiojo Vengrijos prizo lenktynės.</text:p>
          </table:table-cell>
          <table:table-cell table:number-columns-repeated="16383"/>
        </table:table-row>
        <table:table-row table:style-name="ro1">
          <table:table-cell office:value-type="string" calcext:value-type="string">
            <text:p>17.00 „Atsigaukim!”</text:p>
          </table:table-cell>
          <table:table-cell table:number-columns-repeated="16383"/>
        </table:table-row>
        <table:table-row table:style-name="ro1">
          <table:table-cell office:value-type="string" calcext:value-type="string">
            <text:p>18.00 „Farai”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Kruvinas nusikaltimas”. Trileris.</text:p>
          </table:table-cell>
          <table:table-cell table:number-columns-repeated="16383"/>
        </table:table-row>
        <table:table-row table:style-name="ro1">
          <table:table-cell office:value-type="string" calcext:value-type="string">
            <text:p>23.10 „Ugnies aren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7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Dosono įlanka”.</text:p>
          </table:table-cell>
          <table:table-cell table:number-columns-repeated="16383"/>
        </table:table-row>
        <table:table-row table:style-name="ro1">
          <table:table-cell office:value-type="string" calcext:value-type="string">
            <text:p>12.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iArchy kodas”.</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 Komedija.</text:p>
          </table:table-cell>
          <table:table-cell table:number-columns-repeated="16383"/>
        </table:table-row>
        <table:table-row table:style-name="ro1">
          <table:table-cell office:value-type="string" calcext:value-type="string">
            <text:p>23.10 „Anapus”. Siaubo f.</text:p>
          </table:table-cell>
          <table:table-cell table:number-columns-repeated="16383"/>
        </table:table-row>
        <table:table-row table:style-name="ro1">
          <table:table-cell office:value-type="string" calcext:value-type="string">
            <text:p>1.30 „Įstatymas ir tvarka. Operatyvinių tyrimų skyrius”.</text:p>
          </table:table-cell>
          <table:table-cell table:number-columns-repeated="16383"/>
        </table:table-row>
        <table:table-row table:style-name="ro1">
          <table:table-cell office:value-type="string" calcext:value-type="string">
            <text:p>2.40 „Telejazz”.</text:p>
          </table:table-cell>
          <table:table-cell table:number-columns-repeated="16383"/>
        </table:table-row>
        <table:table-row table:style-name="ro1">
          <table:table-cell office:value-type="string" calcext:value-type="string">
            <text:p>2009 07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iArchy kodas”.</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Kietas žaidimas”. Drama.</text:p>
          </table:table-cell>
          <table:table-cell table:number-columns-repeated="16383"/>
        </table:table-row>
        <table:table-row table:style-name="ro1">
          <table:table-cell office:value-type="string" calcext:value-type="string">
            <text:p>1.00 „Įstatymas ir tvarka. Operatyvinių tyrimų skyrius”.</text:p>
          </table:table-cell>
          <table:table-cell table:number-columns-repeated="16383"/>
        </table:table-row>
        <table:table-row table:style-name="ro1">
          <table:table-cell office:value-type="string" calcext:value-type="string">
            <text:p>2.05 „Telejazz”.</text:p>
          </table:table-cell>
          <table:table-cell table:number-columns-repeated="16383"/>
        </table:table-row>
        <table:table-row table:style-name="ro1">
          <table:table-cell office:value-type="string" calcext:value-type="string">
            <text:p>2009 07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iArchy kodas”.</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Avarija”. Veiksmo f.</text:p>
          </table:table-cell>
          <table:table-cell table:number-columns-repeated="16383"/>
        </table:table-row>
        <table:table-row table:style-name="ro1">
          <table:table-cell office:value-type="string" calcext:value-type="string">
            <text:p>0.45 „Įstatymas ir tvarka. Operatyvinių tyrimų skyrius”.</text:p>
          </table:table-cell>
          <table:table-cell table:number-columns-repeated="16383"/>
        </table:table-row>
        <table:table-row table:style-name="ro1">
          <table:table-cell office:value-type="string" calcext:value-type="string">
            <text:p>1.55 „Telejazz”.</text:p>
          </table:table-cell>
          <table:table-cell table:number-columns-repeated="16383"/>
        </table:table-row>
        <table:table-row table:style-name="ro1">
          <table:table-cell office:value-type="string" calcext:value-type="string">
            <text:p>2009 07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iArchy kodas”.</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Šaltas kaip plienas”. Veiksmo f.</text:p>
          </table:table-cell>
          <table:table-cell table:number-columns-repeated="16383"/>
        </table:table-row>
        <table:table-row table:style-name="ro1">
          <table:table-cell office:value-type="string" calcext:value-type="string">
            <text:p>1.00 „Įstatymas ir tvarka. Operatyvinių tyrimų skyrius”.</text:p>
          </table:table-cell>
          <table:table-cell table:number-columns-repeated="16383"/>
        </table:table-row>
        <table:table-row table:style-name="ro1">
          <table:table-cell office:value-type="string" calcext:value-type="string">
            <text:p>2.05 „Telejazz”.</text:p>
          </table:table-cell>
          <table:table-cell table:number-columns-repeated="16383"/>
        </table:table-row>
        <table:table-row table:style-name="ro1">
          <table:table-cell office:value-type="string" calcext:value-type="string">
            <text:p>2009 07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Patrakėlės katė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iArchy kodas”.</text:p>
          </table:table-cell>
          <table:table-cell table:number-columns-repeated="16383"/>
        </table:table-row>
        <table:table-row table:style-name="ro1">
          <table:table-cell office:value-type="string" calcext:value-type="string">
            <text:p>20.10 „Kietas tėtušis”. Komedija.</text:p>
          </table:table-cell>
          <table:table-cell table:number-columns-repeated="16383"/>
        </table:table-row>
        <table:table-row table:style-name="ro1">
          <table:table-cell office:value-type="string" calcext:value-type="string">
            <text:p>22.10 „Mirtis jai tinka”. Komedija.</text:p>
          </table:table-cell>
          <table:table-cell table:number-columns-repeated="16383"/>
        </table:table-row>
        <table:table-row table:style-name="ro1">
          <table:table-cell office:value-type="string" calcext:value-type="string">
            <text:p>0.15 „Gelbėkit mus nuo Evos”. Komedija.</text:p>
          </table:table-cell>
          <table:table-cell table:number-columns-repeated="16383"/>
        </table:table-row>
        <table:table-row table:style-name="ro1">
          <table:table-cell office:value-type="string" calcext:value-type="string">
            <text:p>2.25 „Telejazz”.</text:p>
          </table:table-cell>
          <table:table-cell table:number-columns-repeated="16383"/>
        </table:table-row>
        <table:table-row table:style-name="ro1">
          <table:table-cell office:value-type="string" calcext:value-type="string">
            <text:p>2009 08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Bratz lėlės. Džinių kerai”.</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Hekas ir čirvų karalius”. Nuotykių f.</text:p>
          </table:table-cell>
          <table:table-cell table:number-columns-repeated="16383"/>
        </table:table-row>
        <table:table-row table:style-name="ro1">
          <table:table-cell office:value-type="string" calcext:value-type="string">
            <text:p>12.00 „Dvylikos mylių kelias”. Dram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Kazimierinės”.</text:p>
          </table:table-cell>
          <table:table-cell table:number-columns-repeated="16383"/>
        </table:table-row>
        <table:table-row table:style-name="ro1">
          <table:table-cell office:value-type="string" calcext:value-type="string">
            <text:p>18.0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Tau, mama”. Koncertas.</text:p>
          </table:table-cell>
          <table:table-cell table:number-columns-repeated="16383"/>
        </table:table-row>
        <table:table-row table:style-name="ro1">
          <table:table-cell office:value-type="string" calcext:value-type="string">
            <text:p>21.05 „Pražūtinga viršukalnė”. Veiksmo f.</text:p>
          </table:table-cell>
          <table:table-cell table:number-columns-repeated="16383"/>
        </table:table-row>
        <table:table-row table:style-name="ro1">
          <table:table-cell office:value-type="string" calcext:value-type="string">
            <text:p>23.10 „Užkrėstieji”. Veiksmo f.</text:p>
          </table:table-cell>
          <table:table-cell table:number-columns-repeated="16383"/>
        </table:table-row>
        <table:table-row table:style-name="ro1">
          <table:table-cell office:value-type="string" calcext:value-type="string">
            <text:p>0.55 „Meilė ir kulka”. Veiksmo f.</text:p>
          </table:table-cell>
          <table:table-cell table:number-columns-repeated="16383"/>
        </table:table-row>
        <table:table-row table:style-name="ro1">
          <table:table-cell office:value-type="string" calcext:value-type="string">
            <text:p>2.30 „Telejazz”.</text:p>
          </table:table-cell>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08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lėlės. Mados fėjo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Vaizduotė”. Animacinis f.</text:p>
          </table:table-cell>
          <table:table-cell table:number-columns-repeated="16383"/>
        </table:table-row>
        <table:table-row table:style-name="ro1">
          <table:table-cell office:value-type="string" calcext:value-type="string">
            <text:p>11.40 „Tas pažįstamas jausmas”. Komedij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Kazimierinės”.</text:p>
          </table:table-cell>
          <table:table-cell table:number-columns-repeated="16383"/>
        </table:table-row>
        <table:table-row table:style-name="ro1">
          <table:table-cell office:value-type="string" calcext:value-type="string">
            <text:p>18.00 „Farai”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Raudonasis drakonas”. Trileris.</text:p>
          </table:table-cell>
          <table:table-cell table:number-columns-repeated="16383"/>
        </table:table-row>
        <table:table-row table:style-name="ro1">
          <table:table-cell office:value-type="string" calcext:value-type="string">
            <text:p>0.05 „Ką daryti kilus gaisrui?” Komedija.</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8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enktokų iššūkis”.</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text:p>
          </table:table-cell>
          <table:table-cell table:number-columns-repeated="16383"/>
        </table:table-row>
        <table:table-row table:style-name="ro1">
          <table:table-cell office:value-type="string" calcext:value-type="string">
            <text:p>23.10 „Silpnoji grandis”. Veiksmo f.</text:p>
          </table:table-cell>
          <table:table-cell table:number-columns-repeated="16383"/>
        </table:table-row>
        <table:table-row table:style-name="ro1">
          <table:table-cell office:value-type="string" calcext:value-type="string">
            <text:p>0.50 „Įstatymas ir tvarka. Operatyvinių tyrimų skyrius”.</text:p>
          </table:table-cell>
          <table:table-cell table:number-columns-repeated="16383"/>
        </table:table-row>
        <table:table-row table:style-name="ro1">
          <table:table-cell office:value-type="string" calcext:value-type="string">
            <text:p>1.55 „Telejazz”.</text:p>
          </table:table-cell>
          <table:table-cell table:number-columns-repeated="16383"/>
        </table:table-row>
        <table:table-row table:style-name="ro1">
          <table:table-cell office:value-type="string" calcext:value-type="string">
            <text:p>2009 08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Laukinis gyvenima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enktokų iššūkis”.</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Tykantis blogis”. Siaubo f.</text:p>
          </table:table-cell>
          <table:table-cell table:number-columns-repeated="16383"/>
        </table:table-row>
        <table:table-row table:style-name="ro1">
          <table:table-cell office:value-type="string" calcext:value-type="string">
            <text:p>0.45 „Įstatymas ir tvarka. Operatyvinių tyrimų skyrius”.</text:p>
          </table:table-cell>
          <table:table-cell table:number-columns-repeated="16383"/>
        </table:table-row>
        <table:table-row table:style-name="ro1">
          <table:table-cell office:value-type="string" calcext:value-type="string">
            <text:p>1.55 „Telejazz”.</text:p>
          </table:table-cell>
          <table:table-cell table:number-columns-repeated="16383"/>
        </table:table-row>
        <table:table-row table:style-name="ro1">
          <table:table-cell office:value-type="string" calcext:value-type="string">
            <text:p>2009 08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enktokų iššūkis”.</text:p>
          </table:table-cell>
          <table:table-cell table:number-columns-repeated="16383"/>
        </table:table-row>
        <table:table-row table:style-name="ro1">
          <table:table-cell office:value-type="string" calcext:value-type="string">
            <text:p>20.10 „Nuodėmių dešimtuka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Mirties ženklas”. Siaubo f.</text:p>
          </table:table-cell>
          <table:table-cell table:number-columns-repeated="16383"/>
        </table:table-row>
        <table:table-row table:style-name="ro1">
          <table:table-cell office:value-type="string" calcext:value-type="string">
            <text:p>0.40 „Įstatymas ir tvarka. Operatyvinių tyrimų skyrius”.</text:p>
          </table:table-cell>
          <table:table-cell table:number-columns-repeated="16383"/>
        </table:table-row>
        <table:table-row table:style-name="ro1">
          <table:table-cell office:value-type="string" calcext:value-type="string">
            <text:p>1.50 „Telejazz”.</text:p>
          </table:table-cell>
          <table:table-cell table:number-columns-repeated="16383"/>
        </table:table-row>
        <table:table-row table:style-name="ro1">
          <table:table-cell office:value-type="string" calcext:value-type="string">
            <text:p>2009 08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enktokų iššūkis”.</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Snaiperis 2”. Veiksmo f.</text:p>
          </table:table-cell>
          <table:table-cell table:number-columns-repeated="16383"/>
        </table:table-row>
        <table:table-row table:style-name="ro1">
          <table:table-cell office:value-type="string" calcext:value-type="string">
            <text:p>0.40 „Įstatymas ir tvarka. Operatyvinių tyrimų skyrius”.</text:p>
          </table:table-cell>
          <table:table-cell table:number-columns-repeated="16383"/>
        </table:table-row>
        <table:table-row table:style-name="ro1">
          <table:table-cell office:value-type="string" calcext:value-type="string">
            <text:p>1.50 „Telejazz”.</text:p>
          </table:table-cell>
          <table:table-cell table:number-columns-repeated="16383"/>
        </table:table-row>
        <table:table-row table:style-name="ro1">
          <table:table-cell office:value-type="string" calcext:value-type="string">
            <text:p>2009 08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enktokų iššūkis”.</text:p>
          </table:table-cell>
          <table:table-cell table:number-columns-repeated="16383"/>
        </table:table-row>
        <table:table-row table:style-name="ro1">
          <table:table-cell office:value-type="string" calcext:value-type="string">
            <text:p>20.10 „Sinbadas. Septynių jūrų legenda”. Animacinis f.</text:p>
          </table:table-cell>
          <table:table-cell table:number-columns-repeated="16383"/>
        </table:table-row>
        <table:table-row table:style-name="ro1">
          <table:table-cell office:value-type="string" calcext:value-type="string">
            <text:p>21.45 „Beverli Hilso policininkas 3”. Veiksmo f.</text:p>
          </table:table-cell>
          <table:table-cell table:number-columns-repeated="16383"/>
        </table:table-row>
        <table:table-row table:style-name="ro1">
          <table:table-cell office:value-type="string" calcext:value-type="string">
            <text:p>23.50 „Mėnulis virš Paradoro”. Komedija.</text:p>
          </table:table-cell>
          <table:table-cell table:number-columns-repeated="16383"/>
        </table:table-row>
        <table:table-row table:style-name="ro1">
          <table:table-cell office:value-type="string" calcext:value-type="string">
            <text:p>2.00 „Telejazz”.</text:p>
          </table:table-cell>
          <table:table-cell table:number-columns-repeated="16383"/>
        </table:table-row>
        <table:table-row table:style-name="ro1">
          <table:table-cell office:value-type="string" calcext:value-type="string">
            <text:p>2009 08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0 „Bratz lėlės. Ryškios ir stilingo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Keturi draugai ir šuo Mocartas”. Nuotykių f.</text:p>
          </table:table-cell>
          <table:table-cell table:number-columns-repeated="16383"/>
        </table:table-row>
        <table:table-row table:style-name="ro1">
          <table:table-cell office:value-type="string" calcext:value-type="string">
            <text:p>11.25 „Dvilypis Bilas”. Komedija.</text:p>
          </table:table-cell>
          <table:table-cell table:number-columns-repeated="16383"/>
        </table:table-row>
        <table:table-row table:style-name="ro1">
          <table:table-cell office:value-type="string" calcext:value-type="string">
            <text:p>13.00 „Penktokų iššūkis” (k).</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Jurginės”.</text:p>
          </table:table-cell>
          <table:table-cell table:number-columns-repeated="16383"/>
        </table:table-row>
        <table:table-row table:style-name="ro1">
          <table:table-cell office:value-type="string" calcext:value-type="string">
            <text:p>18.00 „Nuodėmių dešimtukas”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Auksiniai svogūnai 2008”.</text:p>
          </table:table-cell>
          <table:table-cell table:number-columns-repeated="16383"/>
        </table:table-row>
        <table:table-row table:style-name="ro1">
          <table:table-cell office:value-type="string" calcext:value-type="string">
            <text:p>22.05 „Abejonių šešėlis”. Trileris.</text:p>
          </table:table-cell>
          <table:table-cell table:number-columns-repeated="16383"/>
        </table:table-row>
        <table:table-row table:style-name="ro1">
          <table:table-cell office:value-type="string" calcext:value-type="string">
            <text:p>23.40 „Mirties ringas”. Drama.</text:p>
          </table:table-cell>
          <table:table-cell table:number-columns-repeated="16383"/>
        </table:table-row>
        <table:table-row table:style-name="ro1">
          <table:table-cell office:value-type="string" calcext:value-type="string">
            <text:p>1.20 „Kalėjimo maištininkės”. Drama.</text:p>
          </table:table-cell>
          <table:table-cell table:number-columns-repeated="16383"/>
        </table:table-row>
        <table:table-row table:style-name="ro1">
          <table:table-cell office:value-type="string" calcext:value-type="string">
            <text:p>3.05 „Telejazz”.</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8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Bratz lėlės. Aistra madai”.</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Mamyčių klubas”.</text:p>
          </table:table-cell>
          <table:table-cell table:number-columns-repeated="16383"/>
        </table:table-row>
        <table:table-row table:style-name="ro1">
          <table:table-cell office:value-type="string" calcext:value-type="string">
            <text:p>10.00 „Į kosmosą”. Drama.</text:p>
          </table:table-cell>
          <table:table-cell table:number-columns-repeated="16383"/>
        </table:table-row>
        <table:table-row table:style-name="ro1">
          <table:table-cell office:value-type="string" calcext:value-type="string">
            <text:p>12.05 „Nuoginamoji bomba”. Komedij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Jurginės”.</text:p>
          </table:table-cell>
          <table:table-cell table:number-columns-repeated="16383"/>
        </table:table-row>
        <table:table-row table:style-name="ro1">
          <table:table-cell office:value-type="string" calcext:value-type="string">
            <text:p>18.00 „Farai”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Dantės viršukalnė”. Veiksmo f.</text:p>
          </table:table-cell>
          <table:table-cell table:number-columns-repeated="16383"/>
        </table:table-row>
        <table:table-row table:style-name="ro1">
          <table:table-cell office:value-type="string" calcext:value-type="string">
            <text:p>23.40 „Neliečiamieji”. Kriminalinis f.</text:p>
          </table:table-cell>
          <table:table-cell table:number-columns-repeated="16383"/>
        </table:table-row>
        <table:table-row table:style-name="ro1">
          <table:table-cell office:value-type="string" calcext:value-type="string">
            <text:p>2.10 „Telejazz”.</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8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Žvaigždžių karai: Mia prieš Zvonkę”.</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text:p>
          </table:table-cell>
          <table:table-cell table:number-columns-repeated="16383"/>
        </table:table-row>
        <table:table-row table:style-name="ro1">
          <table:table-cell office:value-type="string" calcext:value-type="string">
            <text:p>23.10 „Kamera”. Drama.</text:p>
          </table:table-cell>
          <table:table-cell table:number-columns-repeated="16383"/>
        </table:table-row>
        <table:table-row table:style-name="ro1">
          <table:table-cell office:value-type="string" calcext:value-type="string">
            <text:p>1.25 „Įstatymas ir tvarka. Operatyvinių tyrimų skyrius”.</text:p>
          </table:table-cell>
          <table:table-cell table:number-columns-repeated="16383"/>
        </table:table-row>
        <table:table-row table:style-name="ro1">
          <table:table-cell office:value-type="string" calcext:value-type="string">
            <text:p>2.35 „Sexity.lt TV”.</text:p>
          </table:table-cell>
          <table:table-cell table:number-columns-repeated="16383"/>
        </table:table-row>
        <table:table-row table:style-name="ro1">
          <table:table-cell office:value-type="string" calcext:value-type="string">
            <text:p>2009 08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Keistos dienos”. Veiksmo f.</text:p>
          </table:table-cell>
          <table:table-cell table:number-columns-repeated="16383"/>
        </table:table-row>
        <table:table-row table:style-name="ro1">
          <table:table-cell office:value-type="string" calcext:value-type="string">
            <text:p>2.00 „Sexity.lt TV”.</text:p>
          </table:table-cell>
          <table:table-cell table:number-columns-repeated="16383"/>
        </table:table-row>
        <table:table-row table:style-name="ro1">
          <table:table-cell office:value-type="string" calcext:value-type="string">
            <text:p>2009 08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Draugiškos vyrų krepšinio rungtynės. Lietuva – Latvija.</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Tėvo Amaro nusikaltimas”. Drama.</text:p>
          </table:table-cell>
          <table:table-cell table:number-columns-repeated="16383"/>
        </table:table-row>
        <table:table-row table:style-name="ro1">
          <table:table-cell office:value-type="string" calcext:value-type="string">
            <text:p>1.35 „Įstatymas ir tvarka. Operatyvinių tyrimų skyrius”.</text:p>
          </table:table-cell>
          <table:table-cell table:number-columns-repeated="16383"/>
        </table:table-row>
        <table:table-row table:style-name="ro1">
          <table:table-cell office:value-type="string" calcext:value-type="string">
            <text:p>2.40 „Sexity.lt TV”.</text:p>
          </table:table-cell>
          <table:table-cell table:number-columns-repeated="16383"/>
        </table:table-row>
        <table:table-row table:style-name="ro1">
          <table:table-cell office:value-type="string" calcext:value-type="string">
            <text:p>2009 08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20.10 „Farai”.</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Amerikos kikboksininkas”. Veiksmo f.</text:p>
          </table:table-cell>
          <table:table-cell table:number-columns-repeated="16383"/>
        </table:table-row>
        <table:table-row table:style-name="ro1">
          <table:table-cell office:value-type="string" calcext:value-type="string">
            <text:p>0.40 „Įstatymas ir tvarka. Operatyvinių tyrimų skyrius”.</text:p>
          </table:table-cell>
          <table:table-cell table:number-columns-repeated="16383"/>
        </table:table-row>
        <table:table-row table:style-name="ro1">
          <table:table-cell office:value-type="string" calcext:value-type="string">
            <text:p>1.50 „Sexity.lt TV”.</text:p>
          </table:table-cell>
          <table:table-cell table:number-columns-repeated="16383"/>
        </table:table-row>
        <table:table-row table:style-name="ro1">
          <table:table-cell office:value-type="string" calcext:value-type="string">
            <text:p>2009 08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Gražūs žmonės”.</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adainuokim!”</text:p>
          </table:table-cell>
          <table:table-cell table:number-columns-repeated="16383"/>
        </table:table-row>
        <table:table-row table:style-name="ro1">
          <table:table-cell office:value-type="string" calcext:value-type="string">
            <text:p>19.40 Draugiškos vyrų krepšinio rungtynės. Latvija – Lietuva.</text:p>
          </table:table-cell>
          <table:table-cell table:number-columns-repeated="16383"/>
        </table:table-row>
        <table:table-row table:style-name="ro1">
          <table:table-cell office:value-type="string" calcext:value-type="string">
            <text:p>21.30 „Mano boso dukra”. Komedija.</text:p>
          </table:table-cell>
          <table:table-cell table:number-columns-repeated="16383"/>
        </table:table-row>
        <table:table-row table:style-name="ro1">
          <table:table-cell office:value-type="string" calcext:value-type="string">
            <text:p>23.05 „Slaptasis brolis”. Komedija.</text:p>
          </table:table-cell>
          <table:table-cell table:number-columns-repeated="16383"/>
        </table:table-row>
        <table:table-row table:style-name="ro1">
          <table:table-cell office:value-type="string" calcext:value-type="string">
            <text:p>0.40 „Forestas Gampas”. Drama.</text:p>
          </table:table-cell>
          <table:table-cell table:number-columns-repeated="16383"/>
        </table:table-row>
        <table:table-row table:style-name="ro1">
          <table:table-cell office:value-type="string" calcext:value-type="string">
            <text:p>3.30 „Sexity.lt TV”.</text:p>
          </table:table-cell>
          <table:table-cell table:number-columns-repeated="16383"/>
        </table:table-row>
        <table:table-row table:style-name="ro1">
          <table:table-cell office:value-type="string" calcext:value-type="string">
            <text:p>2009 08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00 „Šarlotės voratinklis. Didysis Vilburo nuotykis”. Animacinis f.</text:p>
          </table:table-cell>
          <table:table-cell table:number-columns-repeated="16383"/>
        </table:table-row>
        <table:table-row table:style-name="ro1">
          <table:table-cell office:value-type="string" calcext:value-type="string">
            <text:p>7.30 „Kermito gyvenimas pelkėje”. Komedija.</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Gyvenimas yra gražus” (k).</text:p>
          </table:table-cell>
          <table:table-cell table:number-columns-repeated="16383"/>
        </table:table-row>
        <table:table-row table:style-name="ro1">
          <table:table-cell office:value-type="string" calcext:value-type="string">
            <text:p>10.45 „Tai galėjo nutikti ir tau”. Komedija.</text:p>
          </table:table-cell>
          <table:table-cell table:number-columns-repeated="16383"/>
        </table:table-row>
        <table:table-row table:style-name="ro1">
          <table:table-cell office:value-type="string" calcext:value-type="string">
            <text:p>12.50 „Gyvatė erelio šešėlyje”. Komedija.</text:p>
          </table:table-cell>
          <table:table-cell table:number-columns-repeated="16383"/>
        </table:table-row>
        <table:table-row table:style-name="ro1">
          <table:table-cell office:value-type="string" calcext:value-type="string">
            <text:p>14.55 „Makinsio sala”. Komedija.</text:p>
          </table:table-cell>
          <table:table-cell table:number-columns-repeated="16383"/>
        </table:table-row>
        <table:table-row table:style-name="ro1">
          <table:table-cell office:value-type="string" calcext:value-type="string">
            <text:p>16.40 „Svečiuose pas „Ambroziją”.</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Žvaigždžių karai: Mia prieš Zvonkę”.</text:p>
          </table:table-cell>
          <table:table-cell table:number-columns-repeated="16383"/>
        </table:table-row>
        <table:table-row table:style-name="ro1">
          <table:table-cell office:value-type="string" calcext:value-type="string">
            <text:p>21.00 „Giluminė bomba”. Veiksmo f.</text:p>
          </table:table-cell>
          <table:table-cell table:number-columns-repeated="16383"/>
        </table:table-row>
        <table:table-row table:style-name="ro1">
          <table:table-cell office:value-type="string" calcext:value-type="string">
            <text:p>22.35 „Snaiperis”. Veiksmo f.</text:p>
          </table:table-cell>
          <table:table-cell table:number-columns-repeated="16383"/>
        </table:table-row>
        <table:table-row table:style-name="ro1">
          <table:table-cell office:value-type="string" calcext:value-type="string">
            <text:p>0.10 „Klaidingas ėjimas”. Drama.</text:p>
          </table:table-cell>
          <table:table-cell table:number-columns-repeated="16383"/>
        </table:table-row>
        <table:table-row table:style-name="ro1">
          <table:table-cell office:value-type="string" calcext:value-type="string">
            <text:p>2.20 „Sexity.lt TV”.</text:p>
          </table:table-cell>
          <table:table-cell table:number-columns-repeated="16383"/>
        </table:table-row>
        <table:table-row table:style-name="ro1">
          <table:table-cell office:value-type="string" calcext:value-type="string">
            <text:p>2009 08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 mažylė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Gimęs būti čempionu”. Drama.</text:p>
          </table:table-cell>
          <table:table-cell table:number-columns-repeated="16383"/>
        </table:table-row>
        <table:table-row table:style-name="ro1">
          <table:table-cell office:value-type="string" calcext:value-type="string">
            <text:p>12.05 „Laimingi skaičiai”. Komedija.</text:p>
          </table:table-cell>
          <table:table-cell table:number-columns-repeated="16383"/>
        </table:table-row>
        <table:table-row table:style-name="ro1">
          <table:table-cell office:value-type="string" calcext:value-type="string">
            <text:p>14.15 „Juokingiausi Amerikos namų vaizdeliai”.</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Stasinės”.</text:p>
          </table:table-cell>
          <table:table-cell table:number-columns-repeated="16383"/>
        </table:table-row>
        <table:table-row table:style-name="ro1">
          <table:table-cell office:value-type="string" calcext:value-type="string">
            <text:p>18.00 „Farai” (k).</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Didysis pabėgimas”. Veiksmo f.</text:p>
          </table:table-cell>
          <table:table-cell table:number-columns-repeated="16383"/>
        </table:table-row>
        <table:table-row table:style-name="ro1">
          <table:table-cell office:value-type="string" calcext:value-type="string">
            <text:p>0.10 „Ties riba”. Drama.</text:p>
          </table:table-cell>
          <table:table-cell table:number-columns-repeated="16383"/>
        </table:table-row>
        <table:table-row table:style-name="ro1">
          <table:table-cell office:value-type="string" calcext:value-type="string">
            <text:p>1.45 „Sexity.lt TV”.</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8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Žmona ant ledo”.</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00 „Taip arba Ne”.</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 Komedija.</text:p>
          </table:table-cell>
          <table:table-cell table:number-columns-repeated="16383"/>
        </table:table-row>
        <table:table-row table:style-name="ro1">
          <table:table-cell office:value-type="string" calcext:value-type="string">
            <text:p>23.10 „Gangsteris Nr.1”. Drama.</text:p>
          </table:table-cell>
          <table:table-cell table:number-columns-repeated="16383"/>
        </table:table-row>
        <table:table-row table:style-name="ro1">
          <table:table-cell office:value-type="string" calcext:value-type="string">
            <text:p>1.15 „Nuodėmingoji Kalifornija”.</text:p>
          </table:table-cell>
          <table:table-cell table:number-columns-repeated="16383"/>
        </table:table-row>
        <table:table-row table:style-name="ro1">
          <table:table-cell office:value-type="string" calcext:value-type="string">
            <text:p>2009 08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Žmona ant ledo”.</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zin”.</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Keršto paslaptis”. Trileris.</text:p>
          </table:table-cell>
          <table:table-cell table:number-columns-repeated="16383"/>
        </table:table-row>
        <table:table-row table:style-name="ro1">
          <table:table-cell office:value-type="string" calcext:value-type="string">
            <text:p>0.35 „Nuodėmingoji Kalifornija”.</text:p>
          </table:table-cell>
          <table:table-cell table:number-columns-repeated="16383"/>
        </table:table-row>
        <table:table-row table:style-name="ro1">
          <table:table-cell office:value-type="string" calcext:value-type="string">
            <text:p>2009 08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Žmona ant ledo”.</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raugiškos vyrų krepšinio rungtynės. Slovėnija – Lietuva.</text:p>
          </table:table-cell>
          <table:table-cell table:number-columns-repeated="16383"/>
        </table:table-row>
        <table:table-row table:style-name="ro1">
          <table:table-cell office:value-type="string" calcext:value-type="string">
            <text:p>21.00 „Meilės trikampi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Grizlio siautėjimas”. Siaubo f.</text:p>
          </table:table-cell>
          <table:table-cell table:number-columns-repeated="16383"/>
        </table:table-row>
        <table:table-row table:style-name="ro1">
          <table:table-cell office:value-type="string" calcext:value-type="string">
            <text:p>0.40 „Nuodėmingoji Kalifornija”.</text:p>
          </table:table-cell>
          <table:table-cell table:number-columns-repeated="16383"/>
        </table:table-row>
        <table:table-row table:style-name="ro1">
          <table:table-cell office:value-type="string" calcext:value-type="string">
            <text:p>2009 08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0.30 „Moterys meluoja geriau”.</text:p>
          </table:table-cell>
          <table:table-cell table:number-columns-repeated="16383"/>
        </table:table-row>
        <table:table-row table:style-name="ro1">
          <table:table-cell office:value-type="string" calcext:value-type="string">
            <text:p>11.00 „Kobra 11”.</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Draugiškos vyrų krepšinio rungtynės. Didžioji Britanija – Lietuva.</text:p>
          </table:table-cell>
          <table:table-cell table:number-columns-repeated="16383"/>
        </table:table-row>
        <table:table-row table:style-name="ro1">
          <table:table-cell office:value-type="string" calcext:value-type="string">
            <text:p>21.00 „Dzin”.</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Žvėries akis”. Siaubo f.</text:p>
          </table:table-cell>
          <table:table-cell table:number-columns-repeated="16383"/>
        </table:table-row>
        <table:table-row table:style-name="ro1">
          <table:table-cell office:value-type="string" calcext:value-type="string">
            <text:p>0.40 „Nuodėmingoji Kalifornija”.</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08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oterys meluoja geriau”.</text:p>
          </table:table-cell>
          <table:table-cell table:number-columns-repeated="16383"/>
        </table:table-row>
        <table:table-row table:style-name="ro1">
          <table:table-cell office:value-type="string" calcext:value-type="string">
            <text:p>11.00 „Kobra 11”.</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40 „Maištingoji siela”.</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Uošvio tvirtovė”. Komedija.</text:p>
          </table:table-cell>
          <table:table-cell table:number-columns-repeated="16383"/>
        </table:table-row>
        <table:table-row table:style-name="ro1">
          <table:table-cell office:value-type="string" calcext:value-type="string">
            <text:p>21.25 Draugiškos vyrų krepšinio rungtynės. Ispanija – Lietuva.</text:p>
          </table:table-cell>
          <table:table-cell table:number-columns-repeated="16383"/>
        </table:table-row>
        <table:table-row table:style-name="ro1">
          <table:table-cell office:value-type="string" calcext:value-type="string">
            <text:p>23.20 „Vaikis iš kalcio”. Komedija.</text:p>
          </table:table-cell>
          <table:table-cell table:number-columns-repeated="16383"/>
        </table:table-row>
        <table:table-row table:style-name="ro1">
          <table:table-cell office:value-type="string" calcext:value-type="string">
            <text:p>1.00 „Karjeros galimybės”. Komedija.</text:p>
          </table:table-cell>
          <table:table-cell table:number-columns-repeated="16383"/>
        </table:table-row>
        <table:table-row table:style-name="ro1">
          <table:table-cell office:value-type="string" calcext:value-type="string">
            <text:p>2009 08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Bratz lėlės. Pižamų vakarėli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Šeimos šventė”. Nuotykių f.</text:p>
          </table:table-cell>
          <table:table-cell table:number-columns-repeated="16383"/>
        </table:table-row>
        <table:table-row table:style-name="ro1">
          <table:table-cell office:value-type="string" calcext:value-type="string">
            <text:p>11.45 „Misteris Beisbolas”. Komedija.</text:p>
          </table:table-cell>
          <table:table-cell table:number-columns-repeated="16383"/>
        </table:table-row>
        <table:table-row table:style-name="ro1">
          <table:table-cell office:value-type="string" calcext:value-type="string">
            <text:p>14.00 „Kobra 11”.</text:p>
          </table:table-cell>
          <table:table-cell table:number-columns-repeated="16383"/>
        </table:table-row>
        <table:table-row table:style-name="ro1">
          <table:table-cell office:value-type="string" calcext:value-type="string">
            <text:p>15.00 „Kreivas veidrodis”.</text:p>
          </table:table-cell>
          <table:table-cell table:number-columns-repeated="16383"/>
        </table:table-row>
        <table:table-row table:style-name="ro1">
          <table:table-cell office:value-type="string" calcext:value-type="string">
            <text:p>17.00 „Švenčiame vardines: Joninės”.</text:p>
          </table:table-cell>
          <table:table-cell table:number-columns-repeated="16383"/>
        </table:table-row>
        <table:table-row table:style-name="ro1">
          <table:table-cell office:value-type="string" calcext:value-type="string">
            <text:p>18.00 „Dzin”.</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5 „Auksiniai svogūnai 2009”.</text:p>
          </table:table-cell>
          <table:table-cell table:number-columns-repeated="16383"/>
        </table:table-row>
        <table:table-row table:style-name="ro1">
          <table:table-cell office:value-type="string" calcext:value-type="string">
            <text:p>21.35 „Voratinklyje”. Trileris.</text:p>
          </table:table-cell>
          <table:table-cell table:number-columns-repeated="16383"/>
        </table:table-row>
        <table:table-row table:style-name="ro1">
          <table:table-cell office:value-type="string" calcext:value-type="string">
            <text:p>23.20 „Susitarimas tylėti”. Drama.</text:p>
          </table:table-cell>
          <table:table-cell table:number-columns-repeated="16383"/>
        </table:table-row>
        <table:table-row table:style-name="ro1">
          <table:table-cell office:value-type="string" calcext:value-type="string">
            <text:p>1.00 „Pakvaišėliai”. Komedija.</text:p>
          </table:table-cell>
          <table:table-cell table:number-columns-repeated="16383"/>
        </table:table-row>
        <table:table-row table:style-name="ro1">
          <table:table-cell office:value-type="string" calcext:value-type="string">
            <text:p>2009 08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 Bratz lėlės. Mažylė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Žvaigždžių vaikis”. Nuotykių f.</text:p>
          </table:table-cell>
          <table:table-cell table:number-columns-repeated="16383"/>
        </table:table-row>
        <table:table-row table:style-name="ro1">
          <table:table-cell office:value-type="string" calcext:value-type="string">
            <text:p>12.05 „Piršlys”. Komedija.</text:p>
          </table:table-cell>
          <table:table-cell table:number-columns-repeated="16383"/>
        </table:table-row>
        <table:table-row table:style-name="ro1">
          <table:table-cell office:value-type="string" calcext:value-type="string">
            <text:p>14.10 „Juokingiausi Amerikos namų vaizdeliai”.</text:p>
          </table:table-cell>
          <table:table-cell table:number-columns-repeated="16383"/>
        </table:table-row>
        <table:table-row table:style-name="ro1">
          <table:table-cell office:value-type="string" calcext:value-type="string">
            <text:p>14.55 „Formulės – 1” pasaulio čempionato Didžiojo Europos prizo lenktynės.</text:p>
          </table:table-cell>
          <table:table-cell table:number-columns-repeated="16383"/>
        </table:table-row>
        <table:table-row table:style-name="ro1">
          <table:table-cell office:value-type="string" calcext:value-type="string">
            <text:p>17.00 „Švenčiame vardines: Joninės”.</text:p>
          </table:table-cell>
          <table:table-cell table:number-columns-repeated="16383"/>
        </table:table-row>
        <table:table-row table:style-name="ro1">
          <table:table-cell office:value-type="string" calcext:value-type="string">
            <text:p>18.00 „Dzin”.</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Balsas.lt televizija”.</text:p>
          </table:table-cell>
          <table:table-cell table:number-columns-repeated="16383"/>
        </table:table-row>
        <table:table-row table:style-name="ro1">
          <table:table-cell office:value-type="string" calcext:value-type="string">
            <text:p>19.30 „Puikusis šou”.</text:p>
          </table:table-cell>
          <table:table-cell table:number-columns-repeated="16383"/>
        </table:table-row>
        <table:table-row table:style-name="ro1">
          <table:table-cell office:value-type="string" calcext:value-type="string">
            <text:p>21.30 „Broliai Grimai”. Nuotykių f.</text:p>
          </table:table-cell>
          <table:table-cell table:number-columns-repeated="16383"/>
        </table:table-row>
        <table:table-row table:style-name="ro1">
          <table:table-cell office:value-type="string" calcext:value-type="string">
            <text:p>0.00 „Vanilinis dangus”. Trileris.</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08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5 „Piršlys”. Komedija (k).</text:p>
          </table:table-cell>
          <table:table-cell table:number-columns-repeated="16383"/>
        </table:table-row>
        <table:table-row table:style-name="ro1">
          <table:table-cell office:value-type="string" calcext:value-type="string">
            <text:p>12.35 „Juokingiausi Amerikos namų vaizdeliai”.</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Draugiškos vyrų krepšinio rungtynės.</text:p>
          </table:table-cell>
          <table:table-cell table:number-columns-repeated="16383"/>
        </table:table-row>
        <table:table-row table:style-name="ro1">
          <table:table-cell office:value-type="string" calcext:value-type="string">
            <text:p>21.00 „Mano TV3!”.</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1.00 „Nuodėmingoji Kalifornija”.</text:p>
          </table:table-cell>
          <table:table-cell table:number-columns-repeated="16383"/>
        </table:table-row>
        <table:table-row table:style-name="ro1">
          <table:table-cell office:value-type="string" calcext:value-type="string">
            <text:p>2009 08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5 Grupės „Tikri vyrai” koncertas.</text:p>
          </table:table-cell>
          <table:table-cell table:number-columns-repeated="16383"/>
        </table:table-row>
        <table:table-row table:style-name="ro1">
          <table:table-cell office:value-type="string" calcext:value-type="string">
            <text:p>12.30 „Dzin”.</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Draugiškos vyrų krepšinio rungtynės. Lietuva – Serbija.</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1.00 „Nuodėmingoji Kalifornija”.</text:p>
          </table:table-cell>
          <table:table-cell table:number-columns-repeated="16383"/>
        </table:table-row>
        <table:table-row table:style-name="ro1">
          <table:table-cell office:value-type="string" calcext:value-type="string">
            <text:p>2009 08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5 „Aš dar dainuosiu”.</text:p>
          </table:table-cell>
          <table:table-cell table:number-columns-repeated="16383"/>
        </table:table-row>
        <table:table-row table:style-name="ro1">
          <table:table-cell office:value-type="string" calcext:value-type="string">
            <text:p>12.30 „Dzin”.</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Draugiškos vyrų krepšinio rungtynės. Graikija – Lietuva.</text:p>
          </table:table-cell>
          <table:table-cell table:number-columns-repeated="16383"/>
        </table:table-row>
        <table:table-row table:style-name="ro1">
          <table:table-cell office:value-type="string" calcext:value-type="string">
            <text:p>23.35 „Bėglys”. Drama.</text:p>
          </table:table-cell>
          <table:table-cell table:number-columns-repeated="16383"/>
        </table:table-row>
        <table:table-row table:style-name="ro1">
          <table:table-cell office:value-type="string" calcext:value-type="string">
            <text:p>0.35 „Nuodėmingoji Kalifornija”.</text:p>
          </table:table-cell>
          <table:table-cell table:number-columns-repeated="16383"/>
        </table:table-row>
        <table:table-row table:style-name="ro1">
          <table:table-cell office:value-type="string" calcext:value-type="string">
            <text:p>2009 08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5 „Tegul šeimos dainuoja, o ne skiriasi”.</text:p>
          </table:table-cell>
          <table:table-cell table:number-columns-repeated="16383"/>
        </table:table-row>
        <table:table-row table:style-name="ro1">
          <table:table-cell office:value-type="string" calcext:value-type="string">
            <text:p>12.30 „Dzin”.</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aujasis Amsterdamas”.</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1.00 „Nuodėmingoji Kalifornija”.</text:p>
          </table:table-cell>
          <table:table-cell table:number-columns-repeated="16383"/>
        </table:table-row>
        <table:table-row table:style-name="ro1">
          <table:table-cell office:value-type="string" calcext:value-type="string">
            <text:p>2009 08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Mano TV3!”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Fantastiškas ketvertas”. Veiksmo f.</text:p>
          </table:table-cell>
          <table:table-cell table:number-columns-repeated="16383"/>
        </table:table-row>
        <table:table-row table:style-name="ro1">
          <table:table-cell office:value-type="string" calcext:value-type="string">
            <text:p>22.15 „Džiglis. Komedija.</text:p>
          </table:table-cell>
          <table:table-cell table:number-columns-repeated="16383"/>
        </table:table-row>
        <table:table-row table:style-name="ro1">
          <table:table-cell office:value-type="string" calcext:value-type="string">
            <text:p>0.55 „Ali G parlamente”.</text:p>
          </table:table-cell>
          <table:table-cell table:number-columns-repeated="16383"/>
        </table:table-row>
        <table:table-row table:style-name="ro1">
          <table:table-cell office:value-type="string" calcext:value-type="string">
            <text:p>2009 08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Atvyksta Mansteriai”. Komedija.</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Biznio vaikai”. Komedija.</text:p>
          </table:table-cell>
          <table:table-cell table:number-columns-repeated="16383"/>
        </table:table-row>
        <table:table-row table:style-name="ro1">
          <table:table-cell office:value-type="string" calcext:value-type="string">
            <text:p>12.10 „Apgautasis”. Komedija.</text:p>
          </table:table-cell>
          <table:table-cell table:number-columns-repeated="16383"/>
        </table:table-row>
        <table:table-row table:style-name="ro1">
          <table:table-cell office:value-type="string" calcext:value-type="string">
            <text:p>13.40 „Pagauk, jei gali”. Komedija.</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1.30 „Kaip atsikratyti vaikino per 10 dienų”. Komedija.</text:p>
          </table:table-cell>
          <table:table-cell table:number-columns-repeated="16383"/>
        </table:table-row>
        <table:table-row table:style-name="ro1">
          <table:table-cell office:value-type="string" calcext:value-type="string">
            <text:p>0.00 „Giliam dugne”. Drama.</text:p>
          </table:table-cell>
          <table:table-cell table:number-columns-repeated="16383"/>
        </table:table-row>
        <table:table-row table:style-name="ro1">
          <table:table-cell office:value-type="string" calcext:value-type="string">
            <text:p>2.00 „Sekso maniakas”. Trileris.</text:p>
          </table:table-cell>
          <table:table-cell table:number-columns-repeated="16383"/>
        </table:table-row>
        <table:table-row table:style-name="ro1">
          <table:table-cell office:value-type="string" calcext:value-type="string">
            <text:p>2009 08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0 „Mažojo Mansterio Kalėdos”. Komedija.</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10.00 „Mūsų miesto legenda”. Drama.</text:p>
          </table:table-cell>
          <table:table-cell table:number-columns-repeated="16383"/>
        </table:table-row>
        <table:table-row table:style-name="ro1">
          <table:table-cell office:value-type="string" calcext:value-type="string">
            <text:p>12.10 „Plieninės magnolijos”. Drama.</text:p>
          </table:table-cell>
          <table:table-cell table:number-columns-repeated="16383"/>
        </table:table-row>
        <table:table-row table:style-name="ro1">
          <table:table-cell office:value-type="string" calcext:value-type="string">
            <text:p>14.55 „Formulės – 1” pasaulio čempionato Didžiojo Belgijos prizo lenktynės.</text:p>
          </table:table-cell>
          <table:table-cell table:number-columns-repeated="16383"/>
        </table:table-row>
        <table:table-row table:style-name="ro1">
          <table:table-cell office:value-type="string" calcext:value-type="string">
            <text:p>17.00 „Dzin” (k).</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Slavianskij bazar 2009”.</text:p>
          </table:table-cell>
          <table:table-cell table:number-columns-repeated="16383"/>
        </table:table-row>
        <table:table-row table:style-name="ro1">
          <table:table-cell office:value-type="string" calcext:value-type="string">
            <text:p>21.30 „Dangaus karalystė”. Veiksmo f.</text:p>
          </table:table-cell>
          <table:table-cell table:number-columns-repeated="16383"/>
        </table:table-row>
        <table:table-row table:style-name="ro1">
          <table:table-cell office:value-type="string" calcext:value-type="string">
            <text:p>0.20 „Gražios būtybė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8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Plieninės magnolijo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Draugiškos vyrų krepšinio rungtynės. Lietuva – Rusija.</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0 „Bėglys”.</text:p>
          </table:table-cell>
          <table:table-cell table:number-columns-repeated="16383"/>
        </table:table-row>
        <table:table-row table:style-name="ro1">
          <table:table-cell office:value-type="string" calcext:value-type="string">
            <text:p>1.10 „Nuodėmingoji Kalifornija”.</text:p>
          </table:table-cell>
          <table:table-cell table:number-columns-repeated="16383"/>
        </table:table-row>
        <table:table-row table:style-name="ro1">
          <table:table-cell office:value-type="string" calcext:value-type="string">
            <text:p>2009 09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Slavianskij bazar 2009”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1.00 „Nuodėmingoji Kalifornija”.</text:p>
          </table:table-cell>
          <table:table-cell table:number-columns-repeated="16383"/>
        </table:table-row>
        <table:table-row table:style-name="ro1">
          <table:table-cell office:value-type="string" calcext:value-type="string">
            <text:p>2009 09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Muzikinė karuselė” (k).</text:p>
          </table:table-cell>
          <table:table-cell table:number-columns-repeated="16383"/>
        </table:table-row>
        <table:table-row table:style-name="ro1">
          <table:table-cell office:value-type="string" calcext:value-type="string">
            <text:p>11.25 „Prieš srovę” (k).</text:p>
          </table:table-cell>
          <table:table-cell table:number-columns-repeated="16383"/>
        </table:table-row>
        <table:table-row table:style-name="ro1">
          <table:table-cell office:value-type="string" calcext:value-type="string">
            <text:p>12.15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Svieto lygintojai”.</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0.35 „Nuodėmingoji Kalifornija”.</text:p>
          </table:table-cell>
          <table:table-cell table:number-columns-repeated="16383"/>
        </table:table-row>
        <table:table-row table:style-name="ro1">
          <table:table-cell office:value-type="string" calcext:value-type="string">
            <text:p>2009 09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20 „Rožių kerai”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raugiškos vyrų krepšinio rungtynės. Lietuva – Ispanija.</text:p>
          </table:table-cell>
          <table:table-cell table:number-columns-repeated="16383"/>
        </table:table-row>
        <table:table-row table:style-name="ro1">
          <table:table-cell office:value-type="string" calcext:value-type="string">
            <text:p>22.30 „Naujasis Amsterdamas”.</text:p>
          </table:table-cell>
          <table:table-cell table:number-columns-repeated="16383"/>
        </table:table-row>
        <table:table-row table:style-name="ro1">
          <table:table-cell office:value-type="string" calcext:value-type="string">
            <text:p>23.30 „Kaulai”.</text:p>
          </table:table-cell>
          <table:table-cell table:number-columns-repeated="16383"/>
        </table:table-row>
        <table:table-row table:style-name="ro1">
          <table:table-cell office:value-type="string" calcext:value-type="string">
            <text:p>0.30 „Bėglys”.</text:p>
          </table:table-cell>
          <table:table-cell table:number-columns-repeated="16383"/>
        </table:table-row>
        <table:table-row table:style-name="ro1">
          <table:table-cell office:value-type="string" calcext:value-type="string">
            <text:p>1.30 „Nuodėmingoji Kalifornija”.</text:p>
          </table:table-cell>
          <table:table-cell table:number-columns-repeated="16383"/>
        </table:table-row>
        <table:table-row table:style-name="ro1">
          <table:table-cell office:value-type="string" calcext:value-type="string">
            <text:p>2009 09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Užburtoji Ela”. Komedija.</text:p>
          </table:table-cell>
          <table:table-cell table:number-columns-repeated="16383"/>
        </table:table-row>
        <table:table-row table:style-name="ro1">
          <table:table-cell office:value-type="string" calcext:value-type="string">
            <text:p>22.10 „Bridžitos Džouns dienoraštis”. Komedija.</text:p>
          </table:table-cell>
          <table:table-cell table:number-columns-repeated="16383"/>
        </table:table-row>
        <table:table-row table:style-name="ro1">
          <table:table-cell office:value-type="string" calcext:value-type="string">
            <text:p>0.10 „Svajonių komanda”. Komedija.</text:p>
          </table:table-cell>
          <table:table-cell table:number-columns-repeated="16383"/>
        </table:table-row>
        <table:table-row table:style-name="ro1">
          <table:table-cell office:value-type="string" calcext:value-type="string">
            <text:p>2009 09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0 „Mažoji mis Marker”.</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Dviratininkai”. Komedija.</text:p>
          </table:table-cell>
          <table:table-cell table:number-columns-repeated="16383"/>
        </table:table-row>
        <table:table-row table:style-name="ro1">
          <table:table-cell office:value-type="string" calcext:value-type="string">
            <text:p>11.30 „Moterų lyga”.</text:p>
          </table:table-cell>
          <table:table-cell table:number-columns-repeated="16383"/>
        </table:table-row>
        <table:table-row table:style-name="ro1">
          <table:table-cell office:value-type="string" calcext:value-type="string">
            <text:p>14.10 „Princesė ir jūrų pėstininkas”. Drama.</text:p>
          </table:table-cell>
          <table:table-cell table:number-columns-repeated="16383"/>
        </table:table-row>
        <table:table-row table:style-name="ro1">
          <table:table-cell office:value-type="string" calcext:value-type="string">
            <text:p>15.50 „Dzin”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1.30 „Zoro kaukė”. Veiksmo f.</text:p>
          </table:table-cell>
          <table:table-cell table:number-columns-repeated="16383"/>
        </table:table-row>
        <table:table-row table:style-name="ro1">
          <table:table-cell office:value-type="string" calcext:value-type="string">
            <text:p>0.15 „Apgirtę nuo meilės”. Komedija.</text:p>
          </table:table-cell>
          <table:table-cell table:number-columns-repeated="16383"/>
        </table:table-row>
        <table:table-row table:style-name="ro1">
          <table:table-cell office:value-type="string" calcext:value-type="string">
            <text:p>2.15 „8 beprotiškos Adamo Sandlerio naktys”. Animacinis f.</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09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Rūpestingieji meškučiai II: Naujoji karta”. Animacinis f.</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Šuo. Slaptasis agentas”. Nuotykių f.</text:p>
          </table:table-cell>
          <table:table-cell table:number-columns-repeated="16383"/>
        </table:table-row>
        <table:table-row table:style-name="ro1">
          <table:table-cell office:value-type="string" calcext:value-type="string">
            <text:p>11.30 „Legenda”. Nuotykių f.</text:p>
          </table:table-cell>
          <table:table-cell table:number-columns-repeated="16383"/>
        </table:table-row>
        <table:table-row table:style-name="ro1">
          <table:table-cell office:value-type="string" calcext:value-type="string">
            <text:p>13.30 „Upė”.</text:p>
          </table:table-cell>
          <table:table-cell table:number-columns-repeated="16383"/>
        </table:table-row>
        <table:table-row table:style-name="ro1">
          <table:table-cell office:value-type="string" calcext:value-type="string">
            <text:p>16.10 „Muzikinė karuselė” (k).</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Slavianskij bazar 2009”.</text:p>
          </table:table-cell>
          <table:table-cell table:number-columns-repeated="16383"/>
        </table:table-row>
        <table:table-row table:style-name="ro1">
          <table:table-cell office:value-type="string" calcext:value-type="string">
            <text:p>21.30 „Žemės branduolys”. Veiksmo f.</text:p>
          </table:table-cell>
          <table:table-cell table:number-columns-repeated="16383"/>
        </table:table-row>
        <table:table-row table:style-name="ro1">
          <table:table-cell office:value-type="string" calcext:value-type="string">
            <text:p>23.50 „Tobuli nepažįstamieji”. Trileri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9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Up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10 Europos vyrų krepšinio čempionato apžvalga.</text:p>
          </table:table-cell>
          <table:table-cell table:number-columns-repeated="16383"/>
        </table:table-row>
        <table:table-row table:style-name="ro1">
          <table:table-cell office:value-type="string" calcext:value-type="string">
            <text:p>22.15 Europos vyrų krepšinio čempionato rungtynės. Turkija – Lietuva.</text:p>
          </table:table-cell>
          <table:table-cell table:number-columns-repeated="16383"/>
        </table:table-row>
        <table:table-row table:style-name="ro1">
          <table:table-cell office:value-type="string" calcext:value-type="string">
            <text:p>0.10 Europos vyrų krepšinio čempionato rungtynės. Serbija – Ispanija.</text:p>
          </table:table-cell>
          <table:table-cell table:number-columns-repeated="16383"/>
        </table:table-row>
        <table:table-row table:style-name="ro1">
          <table:table-cell office:value-type="string" calcext:value-type="string">
            <text:p>2009 09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Slavianskij bazar 2009”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Europos vyrų krepšinio čempionato apžvalga.</text:p>
          </table:table-cell>
          <table:table-cell table:number-columns-repeated="16383"/>
        </table:table-row>
        <table:table-row table:style-name="ro1">
          <table:table-cell office:value-type="string" calcext:value-type="string">
            <text:p>19.15 Europos vyrų krepšinio čempionato rungtynės. Lietuva – Lenkija</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opos vyrų krepšinio čempionato rungtynės. Graikija – Kroatija.</text:p>
          </table:table-cell>
          <table:table-cell table:number-columns-repeated="16383"/>
        </table:table-row>
        <table:table-row table:style-name="ro1">
          <table:table-cell office:value-type="string" calcext:value-type="string">
            <text:p>2009 09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Be grimo” (k).</text:p>
          </table:table-cell>
          <table:table-cell table:number-columns-repeated="16383"/>
        </table:table-row>
        <table:table-row table:style-name="ro1">
          <table:table-cell office:value-type="string" calcext:value-type="string">
            <text:p>11.20 „Asteriksas ir vikingai”.</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10 Europos vyrų krepšinio čempionato apžvalga.</text:p>
          </table:table-cell>
          <table:table-cell table:number-columns-repeated="16383"/>
        </table:table-row>
        <table:table-row table:style-name="ro1">
          <table:table-cell office:value-type="string" calcext:value-type="string">
            <text:p>22.15 Europos vyrų krepšinio čempionato rungtynės. Lietuva – Bulgarija.</text:p>
          </table:table-cell>
          <table:table-cell table:number-columns-repeated="16383"/>
        </table:table-row>
        <table:table-row table:style-name="ro1">
          <table:table-cell office:value-type="string" calcext:value-type="string">
            <text:p>0.15 Europos vyrų krepšinio čempionato rungtynės. Ispanija – Slovėnija.</text:p>
          </table:table-cell>
          <table:table-cell table:number-columns-repeated="16383"/>
        </table:table-row>
        <table:table-row table:style-name="ro1">
          <table:table-cell office:value-type="string" calcext:value-type="string">
            <text:p>2009 09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15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Bėglys”.</text:p>
          </table:table-cell>
          <table:table-cell table:number-columns-repeated="16383"/>
        </table:table-row>
        <table:table-row table:style-name="ro1">
          <table:table-cell office:value-type="string" calcext:value-type="string">
            <text:p>1.00 „Svingeriai”. Drama.</text:p>
          </table:table-cell>
          <table:table-cell table:number-columns-repeated="16383"/>
        </table:table-row>
        <table:table-row table:style-name="ro1">
          <table:table-cell office:value-type="string" calcext:value-type="string">
            <text:p>2009 09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Šarlotės voratinklis”. Komedija.</text:p>
          </table:table-cell>
          <table:table-cell table:number-columns-repeated="16383"/>
        </table:table-row>
        <table:table-row table:style-name="ro1">
          <table:table-cell office:value-type="string" calcext:value-type="string">
            <text:p>22.10 „Bridžita Džouns. Ties proto riba”. Komedija.</text:p>
          </table:table-cell>
          <table:table-cell table:number-columns-repeated="16383"/>
        </table:table-row>
        <table:table-row table:style-name="ro1">
          <table:table-cell office:value-type="string" calcext:value-type="string">
            <text:p>0.20 Europos vyrų krepšinio čempionato rungtynių vaizdo įrašas.</text:p>
          </table:table-cell>
          <table:table-cell table:number-columns-repeated="16383"/>
        </table:table-row>
        <table:table-row table:style-name="ro1">
          <table:table-cell office:value-type="string" calcext:value-type="string">
            <text:p>2.10 Europos vyrų krepšinio čempionato rungtynių vaizdo įrašas..</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09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5 „Svajonių skraidy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Kikbokso akademija”. Nuotykių f.</text:p>
          </table:table-cell>
          <table:table-cell table:number-columns-repeated="16383"/>
        </table:table-row>
        <table:table-row table:style-name="ro1">
          <table:table-cell office:value-type="string" calcext:value-type="string">
            <text:p>11.40 „Tesės asmens sargybinis”. Komedija.</text:p>
          </table:table-cell>
          <table:table-cell table:number-columns-repeated="16383"/>
        </table:table-row>
        <table:table-row table:style-name="ro1">
          <table:table-cell office:value-type="string" calcext:value-type="string">
            <text:p>13.40 „Amerikos prezidentas”.</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1.55 Europos vyrų krepšinio čempionato apžvalga.</text:p>
          </table:table-cell>
          <table:table-cell table:number-columns-repeated="16383"/>
        </table:table-row>
        <table:table-row table:style-name="ro2">
          <table:table-cell office:value-type="string" calcext:value-type="string">
            <text:p>22.00 Numatomos Lietuvos rinktinės rungtynės Europos vyrų krepšinio čempionate.</text:p>
          </table:table-cell>
          <table:table-cell table:number-columns-repeated="16383"/>
        </table:table-row>
        <table:table-row table:style-name="ro1">
          <table:table-cell office:value-type="string" calcext:value-type="string">
            <text:p>23.55 Europos vyrų krepšinio čempionato rungtynių vaizdo įrašas.</text:p>
          </table:table-cell>
          <table:table-cell table:number-columns-repeated="16383"/>
        </table:table-row>
        <table:table-row table:style-name="ro1">
          <table:table-cell office:value-type="string" calcext:value-type="string">
            <text:p>1.45 „Metropolis”. Nuotykių f.</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09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Darilas. Jaunasis robotas”. Nuotykių f.</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Šnipų vaikučiai”. Nuotykių f.</text:p>
          </table:table-cell>
          <table:table-cell table:number-columns-repeated="16383"/>
        </table:table-row>
        <table:table-row table:style-name="ro1">
          <table:table-cell office:value-type="string" calcext:value-type="string">
            <text:p>11.35 „Nuotakos išpažintis”. Komedija.</text:p>
          </table:table-cell>
          <table:table-cell table:number-columns-repeated="16383"/>
        </table:table-row>
        <table:table-row table:style-name="ro1">
          <table:table-cell office:value-type="string" calcext:value-type="string">
            <text:p>13.15 „Ko žiurkės nedarytų”. Komedija.</text:p>
          </table:table-cell>
          <table:table-cell table:number-columns-repeated="16383"/>
        </table:table-row>
        <table:table-row table:style-name="ro1">
          <table:table-cell office:value-type="string" calcext:value-type="string">
            <text:p>14.55 „Formulės – 1” pasaulio čempionato Didžiojo Italijos prizo lenktynė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Slavianskij bazar 2009”.</text:p>
          </table:table-cell>
          <table:table-cell table:number-columns-repeated="16383"/>
        </table:table-row>
        <table:table-row table:style-name="ro1">
          <table:table-cell office:value-type="string" calcext:value-type="string">
            <text:p>21.30 „Greito reagavimo būrys”. Veiksmo f.</text:p>
          </table:table-cell>
          <table:table-cell table:number-columns-repeated="16383"/>
        </table:table-row>
        <table:table-row table:style-name="ro1">
          <table:table-cell office:value-type="string" calcext:value-type="string">
            <text:p>0.00 Europos vyrų krepšinio čempionato rungtynių vaizdo įrašas.</text:p>
          </table:table-cell>
          <table:table-cell table:number-columns-repeated="16383"/>
        </table:table-row>
        <table:table-row table:style-name="ro1">
          <table:table-cell office:value-type="string" calcext:value-type="string">
            <text:p>1.50 Europos vyrų krepšinio čempionato rungtynių vaizdo įraša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9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Nuotakos išpažintis” (k).</text:p>
          </table:table-cell>
          <table:table-cell table:number-columns-repeated="16383"/>
        </table:table-row>
        <table:table-row table:style-name="ro1">
          <table:table-cell office:value-type="string" calcext:value-type="string">
            <text:p>12.1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1.55 Europos vyrų krepšinio čempionato apžvalga.</text:p>
          </table:table-cell>
          <table:table-cell table:number-columns-repeated="16383"/>
        </table:table-row>
        <table:table-row table:style-name="ro1">
          <table:table-cell office:value-type="string" calcext:value-type="string">
            <text:p>22.00 Europos vyrų krepšinio čempionato rungtynės.</text:p>
          </table:table-cell>
          <table:table-cell table:number-columns-repeated="16383"/>
        </table:table-row>
        <table:table-row table:style-name="ro1">
          <table:table-cell office:value-type="string" calcext:value-type="string">
            <text:p>23.55 Europos vyrų krepšinio čempionato rungtynės.</text:p>
          </table:table-cell>
          <table:table-cell table:number-columns-repeated="16383"/>
        </table:table-row>
        <table:table-row table:style-name="ro1">
          <table:table-cell office:value-type="string" calcext:value-type="string">
            <text:p>2009 09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Slavianskij bazar 2009”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Europos vyrų krepšinio čempionato rungtynės.</text:p>
          </table:table-cell>
          <table:table-cell table:number-columns-repeated="16383"/>
        </table:table-row>
        <table:table-row table:style-name="ro1">
          <table:table-cell office:value-type="string" calcext:value-type="string">
            <text:p>0.50 Europos vyrų krepšinio čempionato rungtynės.</text:p>
          </table:table-cell>
          <table:table-cell table:number-columns-repeated="16383"/>
        </table:table-row>
        <table:table-row table:style-name="ro1">
          <table:table-cell office:value-type="string" calcext:value-type="string">
            <text:p>2009 09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Be grimo” (k).</text:p>
          </table:table-cell>
          <table:table-cell table:number-columns-repeated="16383"/>
        </table:table-row>
        <table:table-row table:style-name="ro1">
          <table:table-cell office:value-type="string" calcext:value-type="string">
            <text:p>11.20 „Prieš srovę” (k).</text:p>
          </table:table-cell>
          <table:table-cell table:number-columns-repeated="16383"/>
        </table:table-row>
        <table:table-row table:style-name="ro1">
          <table:table-cell office:value-type="string" calcext:value-type="string">
            <text:p>12.10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1.55 Europos vyrų krepšinio čempionato apžvalga.</text:p>
          </table:table-cell>
          <table:table-cell table:number-columns-repeated="16383"/>
        </table:table-row>
        <table:table-row table:style-name="ro1">
          <table:table-cell office:value-type="string" calcext:value-type="string">
            <text:p>22.00 Europos vyrų krepšinio čempionato rungtynės.</text:p>
          </table:table-cell>
          <table:table-cell table:number-columns-repeated="16383"/>
        </table:table-row>
        <table:table-row table:style-name="ro1">
          <table:table-cell office:value-type="string" calcext:value-type="string">
            <text:p>23.55 Europos vyrų krepšinio čempionato rungtynės.</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09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25 „Rožių kerai”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Europos vyrų krepšinio čempionato rungtynės.</text:p>
          </table:table-cell>
          <table:table-cell table:number-columns-repeated="16383"/>
        </table:table-row>
        <table:table-row table:style-name="ro1">
          <table:table-cell office:value-type="string" calcext:value-type="string">
            <text:p>0.50 Europos vyrų krepšinio čempionato rungtynės.</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09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Ledynmetis”. Komedija.</text:p>
          </table:table-cell>
          <table:table-cell table:number-columns-repeated="16383"/>
        </table:table-row>
        <table:table-row table:style-name="ro1">
          <table:table-cell office:value-type="string" calcext:value-type="string">
            <text:p>21.55 Europos vyrų krepšinio čempionato apžvalga.</text:p>
          </table:table-cell>
          <table:table-cell table:number-columns-repeated="16383"/>
        </table:table-row>
        <table:table-row table:style-name="ro1">
          <table:table-cell office:value-type="string" calcext:value-type="string">
            <text:p>22.00 Europos vyrų krepšinio čempionato rungtynės.</text:p>
          </table:table-cell>
          <table:table-cell table:number-columns-repeated="16383"/>
        </table:table-row>
        <table:table-row table:style-name="ro1">
          <table:table-cell office:value-type="string" calcext:value-type="string">
            <text:p>23.55 Europos vyrų krepšinio čempionato rungtynės.</text:p>
          </table:table-cell>
          <table:table-cell table:number-columns-repeated="16383"/>
        </table:table-row>
        <table:table-row table:style-name="ro1">
          <table:table-cell office:value-type="string" calcext:value-type="string">
            <text:p>1.45 „Iš meilės ar dėl pinigų”. Komedija.</text:p>
          </table:table-cell>
          <table:table-cell table:number-columns-repeated="16383"/>
        </table:table-row>
        <table:table-row table:style-name="ro1">
          <table:table-cell office:value-type="string" calcext:value-type="string">
            <text:p>2009 09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0 „Gyvūnų patruliai Pietų Amerikoje”.</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Švelnusis Benas”. Nuotykių f.</text:p>
          </table:table-cell>
          <table:table-cell table:number-columns-repeated="16383"/>
        </table:table-row>
        <table:table-row table:style-name="ro1">
          <table:table-cell office:value-type="string" calcext:value-type="string">
            <text:p>11.40 „Vasara su žirgais”. Nuotykių f.</text:p>
          </table:table-cell>
          <table:table-cell table:number-columns-repeated="16383"/>
        </table:table-row>
        <table:table-row table:style-name="ro1">
          <table:table-cell office:value-type="string" calcext:value-type="string">
            <text:p>13.25 „Monos Lizos šypsena”. Drama.</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Šok su manimi”.</text:p>
          </table:table-cell>
          <table:table-cell table:number-columns-repeated="16383"/>
        </table:table-row>
        <table:table-row table:style-name="ro1">
          <table:table-cell office:value-type="string" calcext:value-type="string">
            <text:p>19.25 Europos vyrų krepšinio čempionato pusfinalio rungtynės.</text:p>
          </table:table-cell>
          <table:table-cell table:number-columns-repeated="16383"/>
        </table:table-row>
        <table:table-row table:style-name="ro1">
          <table:table-cell office:value-type="string" calcext:value-type="string">
            <text:p>21.25 „Juokingiausi Amerikos namų vaizdeliai”.</text:p>
          </table:table-cell>
          <table:table-cell table:number-columns-repeated="16383"/>
        </table:table-row>
        <table:table-row table:style-name="ro1">
          <table:table-cell office:value-type="string" calcext:value-type="string">
            <text:p>21.55 Europos vyrų krepšinio čempionato apžvalga.</text:p>
          </table:table-cell>
          <table:table-cell table:number-columns-repeated="16383"/>
        </table:table-row>
        <table:table-row table:style-name="ro1">
          <table:table-cell office:value-type="string" calcext:value-type="string">
            <text:p>22.00 Europos vyrų krepšinio čempionato rungtynės.</text:p>
          </table:table-cell>
          <table:table-cell table:number-columns-repeated="16383"/>
        </table:table-row>
        <table:table-row table:style-name="ro1">
          <table:table-cell office:value-type="string" calcext:value-type="string">
            <text:p>23.55 „Voratinklis”.</text:p>
          </table:table-cell>
          <table:table-cell table:number-columns-repeated="16383"/>
        </table:table-row>
        <table:table-row table:style-name="ro1">
          <table:table-cell office:value-type="string" calcext:value-type="string">
            <text:p>1.35 „Saulėtoji valstija”. Drama.</text:p>
          </table:table-cell>
          <table:table-cell table:number-columns-repeated="16383"/>
        </table:table-row>
        <table:table-row table:style-name="ro1">
          <table:table-cell office:value-type="string" calcext:value-type="string">
            <text:p>2009 09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Mansterių keršt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Šnipų vaikučiai 2. Prarastų svajonių sala”. Nuotykių f.</text:p>
          </table:table-cell>
          <table:table-cell table:number-columns-repeated="16383"/>
        </table:table-row>
        <table:table-row table:style-name="ro1">
          <table:table-cell office:value-type="string" calcext:value-type="string">
            <text:p>12.15 „Boufingeris”. Komedija.</text:p>
          </table:table-cell>
          <table:table-cell table:number-columns-repeated="16383"/>
        </table:table-row>
        <table:table-row table:style-name="ro1">
          <table:table-cell office:value-type="string" calcext:value-type="string">
            <text:p>14.15 „Laukinė upė”. Drama.</text:p>
          </table:table-cell>
          <table:table-cell table:number-columns-repeated="16383"/>
        </table:table-row>
        <table:table-row table:style-name="ro1">
          <table:table-cell office:value-type="string" calcext:value-type="string">
            <text:p>16.00 „Dzin” (k).</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Slavianskij bazar 2009”.</text:p>
          </table:table-cell>
          <table:table-cell table:number-columns-repeated="16383"/>
        </table:table-row>
        <table:table-row table:style-name="ro1">
          <table:table-cell office:value-type="string" calcext:value-type="string">
            <text:p>21.30 „Juokingiausi Amerikos namų vaizdeliai”.</text:p>
          </table:table-cell>
          <table:table-cell table:number-columns-repeated="16383"/>
        </table:table-row>
        <table:table-row table:style-name="ro1">
          <table:table-cell office:value-type="string" calcext:value-type="string">
            <text:p>22.10 Europos vyrų krepšinio čempionato apžvalga.</text:p>
          </table:table-cell>
          <table:table-cell table:number-columns-repeated="16383"/>
        </table:table-row>
        <table:table-row table:style-name="ro1">
          <table:table-cell office:value-type="string" calcext:value-type="string">
            <text:p>22.15 Europos vyrų krepšinio čempionato rungtynės.</text:p>
          </table:table-cell>
          <table:table-cell table:number-columns-repeated="16383"/>
        </table:table-row>
        <table:table-row table:style-name="ro1">
          <table:table-cell office:value-type="string" calcext:value-type="string">
            <text:p>0.10 Europos vyrų krepšinio čempionato rungtynės.</text:p>
          </table:table-cell>
          <table:table-cell table:number-columns-repeated="16383"/>
        </table:table-row>
        <table:table-row table:style-name="ro1">
          <table:table-cell office:value-type="string" calcext:value-type="string">
            <text:p>2.00 „Tikrovė kandžiojasi”.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9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Vasara su žirgais” (k).</text:p>
          </table:table-cell>
          <table:table-cell table:number-columns-repeated="16383"/>
        </table:table-row>
        <table:table-row table:style-name="ro1">
          <table:table-cell office:value-type="string" calcext:value-type="string">
            <text:p>12.1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Viešbutis ‘Babilonas'”. Komedija.</text:p>
          </table:table-cell>
          <table:table-cell table:number-columns-repeated="16383"/>
        </table:table-row>
        <table:table-row table:style-name="ro1">
          <table:table-cell office:value-type="string" calcext:value-type="string">
            <text:p>23.10 „CSI Majamis”.</text:p>
          </table:table-cell>
          <table:table-cell table:number-columns-repeated="16383"/>
        </table:table-row>
        <table:table-row table:style-name="ro1">
          <table:table-cell office:value-type="string" calcext:value-type="string">
            <text:p>0.10 „Herojai”.</text:p>
          </table:table-cell>
          <table:table-cell table:number-columns-repeated="16383"/>
        </table:table-row>
        <table:table-row table:style-name="ro1">
          <table:table-cell office:value-type="string" calcext:value-type="string">
            <text:p>1.15 „Svingeriai”.</text:p>
          </table:table-cell>
          <table:table-cell table:number-columns-repeated="16383"/>
        </table:table-row>
        <table:table-row table:style-name="ro1">
          <table:table-cell office:value-type="string" calcext:value-type="string">
            <text:p>2009 09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Slavianskij bazar 2009”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09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TECHNINĖ PROFILAKTIKA.</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 (N-7)</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09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Titanų klasė”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20 „Rožių kerai”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09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Ledynmetis 2. Eros pabaiga”. Komedija.</text:p>
          </table:table-cell>
          <table:table-cell table:number-columns-repeated="16383"/>
        </table:table-row>
        <table:table-row table:style-name="ro1">
          <table:table-cell office:value-type="string" calcext:value-type="string">
            <text:p>21.50 „Melagi, melagi”. Komedija.</text:p>
          </table:table-cell>
          <table:table-cell table:number-columns-repeated="16383"/>
        </table:table-row>
        <table:table-row table:style-name="ro1">
          <table:table-cell office:value-type="string" calcext:value-type="string">
            <text:p>23.25 „Kaip Haroldas ir Kumaras kaifą gaudė”. Komedija.</text:p>
          </table:table-cell>
          <table:table-cell table:number-columns-repeated="16383"/>
        </table:table-row>
        <table:table-row table:style-name="ro1">
          <table:table-cell office:value-type="string" calcext:value-type="string">
            <text:p>1.00 „Ak, jau tie tėvai”. Komedija.</text:p>
          </table:table-cell>
          <table:table-cell table:number-columns-repeated="16383"/>
        </table:table-row>
        <table:table-row table:style-name="ro1">
          <table:table-cell office:value-type="string" calcext:value-type="string">
            <text:p>2009 09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25 „Gibraltaro raketa”. Drama.</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Švelnusis Benas 2”. Drama.</text:p>
          </table:table-cell>
          <table:table-cell table:number-columns-repeated="16383"/>
        </table:table-row>
        <table:table-row table:style-name="ro1">
          <table:table-cell office:value-type="string" calcext:value-type="string">
            <text:p>11.40 „Tikrasis makao lobis”. Nuotykių f.</text:p>
          </table:table-cell>
          <table:table-cell table:number-columns-repeated="16383"/>
        </table:table-row>
        <table:table-row table:style-name="ro1">
          <table:table-cell office:value-type="string" calcext:value-type="string">
            <text:p>13.40 „Mėlynakis Mikis”. Komedija.</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Griausmingieji Čarlio angelai”. Veiksmo f.</text:p>
          </table:table-cell>
          <table:table-cell table:number-columns-repeated="16383"/>
        </table:table-row>
        <table:table-row table:style-name="ro1">
          <table:table-cell office:value-type="string" calcext:value-type="string">
            <text:p>0.05 „Pasikėsinimas į Popiežių”. Trileris.</text:p>
          </table:table-cell>
          <table:table-cell table:number-columns-repeated="16383"/>
        </table:table-row>
        <table:table-row table:style-name="ro1">
          <table:table-cell office:value-type="string" calcext:value-type="string">
            <text:p>2.20 „Degalai, maistas, nakvynė”. Drama.</text:p>
          </table:table-cell>
          <table:table-cell table:number-columns-repeated="16383"/>
        </table:table-row>
        <table:table-row table:style-name="ro1">
          <table:table-cell office:value-type="string" calcext:value-type="string">
            <text:p>2009 09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0 „Nuodėmingoji šeima”.</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Šnipų vaikučiai 3. Žaidimo pabaiga”. Nuotykių f.</text:p>
          </table:table-cell>
          <table:table-cell table:number-columns-repeated="16383"/>
        </table:table-row>
        <table:table-row table:style-name="ro1">
          <table:table-cell office:value-type="string" calcext:value-type="string">
            <text:p>11.35 „Policininkai ir Robersonai”. Komedija.</text:p>
          </table:table-cell>
          <table:table-cell table:number-columns-repeated="16383"/>
        </table:table-row>
        <table:table-row table:style-name="ro1">
          <table:table-cell office:value-type="string" calcext:value-type="string">
            <text:p>13.15 „Dideli pinigai”.</text:p>
          </table:table-cell>
          <table:table-cell table:number-columns-repeated="16383"/>
        </table:table-row>
        <table:table-row table:style-name="ro2">
          <table:table-cell office:value-type="string" calcext:value-type="string">
            <text:p>14.55 „Formulės – 1” pasaulio čempionato Didžiojo Singapūro prizo lenktynė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Bornas. Sunaikinta tapatybė”. Veiksmo f.</text:p>
          </table:table-cell>
          <table:table-cell table:number-columns-repeated="16383"/>
        </table:table-row>
        <table:table-row table:style-name="ro1">
          <table:table-cell office:value-type="string" calcext:value-type="string">
            <text:p>23.35 „Pievelė beržyne”. Drama.</text:p>
          </table:table-cell>
          <table:table-cell table:number-columns-repeated="16383"/>
        </table:table-row>
        <table:table-row table:style-name="ro1">
          <table:table-cell office:value-type="string" calcext:value-type="string">
            <text:p>1.20 „Nukentėjęs pareigūnas”.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09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Tikrasis makao lobis”. Nuotykių f.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09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Švenčiame vardines: Mykolinės”.</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Harperio sala”.</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09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venčiame vardines: Mykolinė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10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15 „Be grimo”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Svingeriai”.</text:p>
          </table:table-cell>
          <table:table-cell table:number-columns-repeated="16383"/>
        </table:table-row>
        <table:table-row table:style-name="ro1">
          <table:table-cell office:value-type="string" calcext:value-type="string">
            <text:p>2009 10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Titanų klasė”.</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Naivuol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Pasižadėjęs kitai”. Komedija.</text:p>
          </table:table-cell>
          <table:table-cell table:number-columns-repeated="16383"/>
        </table:table-row>
        <table:table-row table:style-name="ro1">
          <table:table-cell office:value-type="string" calcext:value-type="string">
            <text:p>22.15 „Pabėgusi nuotaka”. Komedija.</text:p>
          </table:table-cell>
          <table:table-cell table:number-columns-repeated="16383"/>
        </table:table-row>
        <table:table-row table:style-name="ro1">
          <table:table-cell office:value-type="string" calcext:value-type="string">
            <text:p>0.50 „Vestuvių muzikantai”. Komedija.</text:p>
          </table:table-cell>
          <table:table-cell table:number-columns-repeated="16383"/>
        </table:table-row>
        <table:table-row table:style-name="ro1">
          <table:table-cell office:value-type="string" calcext:value-type="string">
            <text:p>2009 10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Pirmykštė Žemė II. Nuotykiai Didžiajame slėnyje”.</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Trys nindzės duoda atkirtį”. Komedija.</text:p>
          </table:table-cell>
          <table:table-cell table:number-columns-repeated="16383"/>
        </table:table-row>
        <table:table-row table:style-name="ro1">
          <table:table-cell office:value-type="string" calcext:value-type="string">
            <text:p>11.45 „Riedutininkai”. Komedija.</text:p>
          </table:table-cell>
          <table:table-cell table:number-columns-repeated="16383"/>
        </table:table-row>
        <table:table-row table:style-name="ro1">
          <table:table-cell office:value-type="string" calcext:value-type="string">
            <text:p>14.00 „Aistra”.</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Kapų plėšikė Lara Kroft”. Veiksmo f.</text:p>
          </table:table-cell>
          <table:table-cell table:number-columns-repeated="16383"/>
        </table:table-row>
        <table:table-row table:style-name="ro1">
          <table:table-cell office:value-type="string" calcext:value-type="string">
            <text:p>0.00 „Verdiktas už pinigus”. Trileris.</text:p>
          </table:table-cell>
          <table:table-cell table:number-columns-repeated="16383"/>
        </table:table-row>
        <table:table-row table:style-name="ro1">
          <table:table-cell office:value-type="string" calcext:value-type="string">
            <text:p>2009 10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Pirmykštė Žemė III. Didžiojo dalijimosi metas”.</text:p>
          </table:table-cell>
          <table:table-cell table:number-columns-repeated="16383"/>
        </table:table-row>
        <table:table-row table:style-name="ro1">
          <table:table-cell office:value-type="string" calcext:value-type="string">
            <text:p>7.55 „Formulės – 1” pasaulio čempionato Didžiojo Japonijos prizo lenktynės.</text:p>
          </table:table-cell>
          <table:table-cell table:number-columns-repeated="16383"/>
        </table:table-row>
        <table:table-row table:style-name="ro1">
          <table:table-cell office:value-type="string" calcext:value-type="string">
            <text:p>11.40 „Noras žvaigždei”.</text:p>
          </table:table-cell>
          <table:table-cell table:number-columns-repeated="16383"/>
        </table:table-row>
        <table:table-row table:style-name="ro1">
          <table:table-cell office:value-type="string" calcext:value-type="string">
            <text:p>13.25 „Gorilos rūke”. Drama.</text:p>
          </table:table-cell>
          <table:table-cell table:number-columns-repeated="16383"/>
        </table:table-row>
        <table:table-row table:style-name="ro1">
          <table:table-cell office:value-type="string" calcext:value-type="string">
            <text:p>16.10 „Juokingiausi Amerikos namų vaizdeliai”.</text:p>
          </table:table-cell>
          <table:table-cell table:number-columns-repeated="16383"/>
        </table:table-row>
        <table:table-row table:style-name="ro1">
          <table:table-cell office:value-type="string" calcext:value-type="string">
            <text:p>16.30 „Rožių kerai” (k).</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Bornas. Absoliutus pranašumas”. Veiksmo f.</text:p>
          </table:table-cell>
          <table:table-cell table:number-columns-repeated="16383"/>
        </table:table-row>
        <table:table-row table:style-name="ro1">
          <table:table-cell office:value-type="string" calcext:value-type="string">
            <text:p>23.10 „Nauja geriausia draugė”. Drama.</text:p>
          </table:table-cell>
          <table:table-cell table:number-columns-repeated="16383"/>
        </table:table-row>
        <table:table-row table:style-name="ro1">
          <table:table-cell office:value-type="string" calcext:value-type="string">
            <text:p>0.50 „Išgerkit pialą arbato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4" office:value-type="string" calcext:value-type="string">
            <text:p>ERROR MISSING DATE</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0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Rokio ir Bulvinklio nuotykiai”. Komedija (k).</text:p>
          </table:table-cell>
          <table:table-cell table:number-columns-repeated="16383"/>
        </table:table-row>
        <table:table-row table:style-name="ro1">
          <table:table-cell office:value-type="string" calcext:value-type="string">
            <text:p>12.05 „Juokingiausi Amerikos namų vaizdeliai”.</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Majamis”.</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10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Bjaurusis ančiukas”.</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Be grimo” (k).</text:p>
          </table:table-cell>
          <table:table-cell table:number-columns-repeated="16383"/>
        </table:table-row>
        <table:table-row table:style-name="ro1">
          <table:table-cell office:value-type="string" calcext:value-type="string">
            <text:p>11.20 „Prieš srovę” (k).</text:p>
          </table:table-cell>
          <table:table-cell table:number-columns-repeated="16383"/>
        </table:table-row>
        <table:table-row table:style-name="ro1">
          <table:table-cell office:value-type="string" calcext:value-type="string">
            <text:p>12.10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Renas ir Stimpi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Niujorkas”.</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9.30 „Juokingiausi Amerikos namų vaizdeliai”.</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Mados reidas” (k).</text:p>
          </table:table-cell>
          <table:table-cell table:number-columns-repeated="16383"/>
        </table:table-row>
        <table:table-row table:style-name="ro1">
          <table:table-cell office:value-type="string" calcext:value-type="string">
            <text:p>12.15 „Dzin”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Šrekas”.</text:p>
          </table:table-cell>
          <table:table-cell table:number-columns-repeated="16383"/>
        </table:table-row>
        <table:table-row table:style-name="ro1">
          <table:table-cell office:value-type="string" calcext:value-type="string">
            <text:p>21.45 „Pats baisiausias filmas”. Komedija.</text:p>
          </table:table-cell>
          <table:table-cell table:number-columns-repeated="16383"/>
        </table:table-row>
        <table:table-row table:style-name="ro1">
          <table:table-cell office:value-type="string" calcext:value-type="string">
            <text:p>23.25 „Moksliukų kerštas 2: moksliukai rojuje”. Komedija.</text:p>
          </table:table-cell>
          <table:table-cell table:number-columns-repeated="16383"/>
        </table:table-row>
        <table:table-row table:style-name="ro1">
          <table:table-cell office:value-type="string" calcext:value-type="string">
            <text:p>1.05 „Viltis ir šlovė”. Drama.</text:p>
          </table:table-cell>
          <table:table-cell table:number-columns-repeated="16383"/>
        </table:table-row>
        <table:table-row table:style-name="ro1">
          <table:table-cell office:value-type="string" calcext:value-type="string">
            <text:p>2009 10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Pirmykštė Žemė VI. Zauro uolos paslapti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Trys nindzės. Pusdienis pramogų parke”. Komedija.</text:p>
          </table:table-cell>
          <table:table-cell table:number-columns-repeated="16383"/>
        </table:table-row>
        <table:table-row table:style-name="ro1">
          <table:table-cell office:value-type="string" calcext:value-type="string">
            <text:p>11.40 „Melagių melagis”. Komedija.</text:p>
          </table:table-cell>
          <table:table-cell table:number-columns-repeated="16383"/>
        </table:table-row>
        <table:table-row table:style-name="ro1">
          <table:table-cell office:value-type="string" calcext:value-type="string">
            <text:p>13.40 „Tiesiog žavinga”. Komedija.</text:p>
          </table:table-cell>
          <table:table-cell table:number-columns-repeated="16383"/>
        </table:table-row>
        <table:table-row table:style-name="ro1">
          <table:table-cell office:value-type="string" calcext:value-type="string">
            <text:p>15.40 „Juokingiausi Amerikos namų vaizdeliai”.</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Pirmasis riteris”. Nuotykių f.</text:p>
          </table:table-cell>
          <table:table-cell table:number-columns-repeated="16383"/>
        </table:table-row>
        <table:table-row table:style-name="ro1">
          <table:table-cell office:value-type="string" calcext:value-type="string">
            <text:p>0.50 „Rėjus”. Biografinė drama.</text:p>
          </table:table-cell>
          <table:table-cell table:number-columns-repeated="16383"/>
        </table:table-row>
        <table:table-row table:style-name="ro1">
          <table:table-cell office:value-type="string" calcext:value-type="string">
            <text:p>2009 10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Pirmykštė Žemė VII. Šaltos ugnies akmuo”.</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Žaidimų aikštelė 2”. Komedija.</text:p>
          </table:table-cell>
          <table:table-cell table:number-columns-repeated="16383"/>
        </table:table-row>
        <table:table-row table:style-name="ro1">
          <table:table-cell office:value-type="string" calcext:value-type="string">
            <text:p>12.00 „Vaiduoklių medžiotojai”. Nuotykių f.</text:p>
          </table:table-cell>
          <table:table-cell table:number-columns-repeated="16383"/>
        </table:table-row>
        <table:table-row table:style-name="ro1">
          <table:table-cell office:value-type="string" calcext:value-type="string">
            <text:p>14.05 „K- 9. Privatus detektyvas”. Komedija.</text:p>
          </table:table-cell>
          <table:table-cell table:number-columns-repeated="16383"/>
        </table:table-row>
        <table:table-row table:style-name="ro1">
          <table:table-cell office:value-type="string" calcext:value-type="string">
            <text:p>16.05 „Juokingiausi Amerikos namų vaizdeliai”.</text:p>
          </table:table-cell>
          <table:table-cell table:number-columns-repeated="16383"/>
        </table:table-row>
        <table:table-row table:style-name="ro1">
          <table:table-cell office:value-type="string" calcext:value-type="string">
            <text:p>16.40 „Autopilota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2">
          <table:table-cell office:value-type="string" calcext:value-type="string">
            <text:p>18.55 „Formulės – 1” pasaulio čempionato Didžiojo Brazilijos prizo lenktynės.</text:p>
          </table:table-cell>
          <table:table-cell table:number-columns-repeated="16383"/>
        </table:table-row>
        <table:table-row table:style-name="ro1">
          <table:table-cell office:value-type="string" calcext:value-type="string">
            <text:p>21.00 „Lietuvos talentai 2009”.</text:p>
          </table:table-cell>
          <table:table-cell table:number-columns-repeated="16383"/>
        </table:table-row>
        <table:table-row table:style-name="ro1">
          <table:table-cell office:value-type="string" calcext:value-type="string">
            <text:p>22.30 „Drąsiaširdis”. Veiksmo f.</text:p>
          </table:table-cell>
          <table:table-cell table:number-columns-repeated="16383"/>
        </table:table-row>
        <table:table-row table:style-name="ro1">
          <table:table-cell office:value-type="string" calcext:value-type="string">
            <text:p>0.35 „Pakvaišėliai”.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0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K- 9. Privatus detektyvas”. Komedija (k).</text:p>
          </table:table-cell>
          <table:table-cell table:number-columns-repeated="16383"/>
        </table:table-row>
        <table:table-row table:style-name="ro1">
          <table:table-cell office:value-type="string" calcext:value-type="string">
            <text:p>12.30 „Dar pažiūrėsim&amp;”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 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Be grimo” (k).</text:p>
          </table:table-cell>
          <table:table-cell table:number-columns-repeated="16383"/>
        </table:table-row>
        <table:table-row table:style-name="ro1">
          <table:table-cell office:value-type="string" calcext:value-type="string">
            <text:p>11.20 „Prieš srovę” (k).</text:p>
          </table:table-cell>
          <table:table-cell table:number-columns-repeated="16383"/>
        </table:table-row>
        <table:table-row table:style-name="ro1">
          <table:table-cell office:value-type="string" calcext:value-type="string">
            <text:p>12.10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amp;”.</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15 „Dzin”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 Humoro laida.</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Garfildas”. Komedija.</text:p>
          </table:table-cell>
          <table:table-cell table:number-columns-repeated="16383"/>
        </table:table-row>
        <table:table-row table:style-name="ro1">
          <table:table-cell office:value-type="string" calcext:value-type="string">
            <text:p>21.35 „Pats baisiausias filmas 2”. Komedija.</text:p>
          </table:table-cell>
          <table:table-cell table:number-columns-repeated="16383"/>
        </table:table-row>
        <table:table-row table:style-name="ro1">
          <table:table-cell office:value-type="string" calcext:value-type="string">
            <text:p>23.05 „Moksliukų kerštas 3: kita karta”.</text:p>
          </table:table-cell>
          <table:table-cell table:number-columns-repeated="16383"/>
        </table:table-row>
        <table:table-row table:style-name="ro1">
          <table:table-cell office:value-type="string" calcext:value-type="string">
            <text:p>1.05 „Toks jau tas gyvenimas”. Drama.</text:p>
          </table:table-cell>
          <table:table-cell table:number-columns-repeated="16383"/>
        </table:table-row>
        <table:table-row table:style-name="ro1">
          <table:table-cell office:value-type="string" calcext:value-type="string">
            <text:p>2009 10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Pirmykštė Žemė VIII. Didysis atšalima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Mano mergytė”. Komedija.</text:p>
          </table:table-cell>
          <table:table-cell table:number-columns-repeated="16383"/>
        </table:table-row>
        <table:table-row table:style-name="ro1">
          <table:table-cell office:value-type="string" calcext:value-type="string">
            <text:p>12.05 „Pašėlęs dėl Mambo”. Komedija.</text:p>
          </table:table-cell>
          <table:table-cell table:number-columns-repeated="16383"/>
        </table:table-row>
        <table:table-row table:style-name="ro1">
          <table:table-cell office:value-type="string" calcext:value-type="string">
            <text:p>13.45 „Medaus mėnuo su mama”. Komedija.</text:p>
          </table:table-cell>
          <table:table-cell table:number-columns-repeated="16383"/>
        </table:table-row>
        <table:table-row table:style-name="ro1">
          <table:table-cell office:value-type="string" calcext:value-type="string">
            <text:p>15.25 „Juokingiausi Amerikos namų vaizdeliai”.</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Spąstai”. Veiksmo f.</text:p>
          </table:table-cell>
          <table:table-cell table:number-columns-repeated="16383"/>
        </table:table-row>
        <table:table-row table:style-name="ro1">
          <table:table-cell office:value-type="string" calcext:value-type="string">
            <text:p>0.15 „Pasidauginimas”. Komedija.</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10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Pirmykštė Žemė IX. Kelionė prie Didžiojo vandens”.</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Beieškant Rin Tin Tin”. Nuotykių f.</text:p>
          </table:table-cell>
          <table:table-cell table:number-columns-repeated="16383"/>
        </table:table-row>
        <table:table-row table:style-name="ro1">
          <table:table-cell office:value-type="string" calcext:value-type="string">
            <text:p>11.40 „Vaiduoklių medžiotojai 2”. Nuotykių f.</text:p>
          </table:table-cell>
          <table:table-cell table:number-columns-repeated="16383"/>
        </table:table-row>
        <table:table-row table:style-name="ro1">
          <table:table-cell office:value-type="string" calcext:value-type="string">
            <text:p>13.45 „Kung Fui”. Komedija.</text:p>
          </table:table-cell>
          <table:table-cell table:number-columns-repeated="16383"/>
        </table:table-row>
        <table:table-row table:style-name="ro1">
          <table:table-cell office:value-type="string" calcext:value-type="string">
            <text:p>15.30 „Kobra 11” (k).</text:p>
          </table:table-cell>
          <table:table-cell table:number-columns-repeated="16383"/>
        </table:table-row>
        <table:table-row table:style-name="ro1">
          <table:table-cell office:value-type="string" calcext:value-type="string">
            <text:p>16.40 „Autopilota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Nuodėmių dešimtuka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Transporteris 2” Veiksmo f.</text:p>
          </table:table-cell>
          <table:table-cell table:number-columns-repeated="16383"/>
        </table:table-row>
        <table:table-row table:style-name="ro1">
          <table:table-cell office:value-type="string" calcext:value-type="string">
            <text:p>22.35 „Nibelungų lobio medžioklė”.</text:p>
          </table:table-cell>
          <table:table-cell table:number-columns-repeated="16383"/>
        </table:table-row>
        <table:table-row table:style-name="ro1">
          <table:table-cell office:value-type="string" calcext:value-type="string">
            <text:p>1.05 „Dainuok”.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0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Kung Fui”. Komedija (k).</text:p>
          </table:table-cell>
          <table:table-cell table:number-columns-repeated="16383"/>
        </table:table-row>
        <table:table-row table:style-name="ro1">
          <table:table-cell office:value-type="string" calcext:value-type="string">
            <text:p>12.10 „Juokingiausi Amerikos namų vaizdeliai”.</text:p>
          </table:table-cell>
          <table:table-cell table:number-columns-repeated="16383"/>
        </table:table-row>
        <table:table-row table:style-name="ro1">
          <table:table-cell office:value-type="string" calcext:value-type="string">
            <text:p>12.30 „Dar pažiūrėsim…”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Be grimo”.</text:p>
          </table:table-cell>
          <table:table-cell table:number-columns-repeated="16383"/>
        </table:table-row>
        <table:table-row table:style-name="ro1">
          <table:table-cell office:value-type="string" calcext:value-type="string">
            <text:p>20.30 „Gyvenimas yra gražus”.</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Prieš srovę”.</text:p>
          </table:table-cell>
          <table:table-cell table:number-columns-repeated="16383"/>
        </table:table-row>
        <table:table-row table:style-name="ro1">
          <table:table-cell office:value-type="string" calcext:value-type="string">
            <text:p>20.30 „Rožių kerai”.</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Be grimo” (k).</text:p>
          </table:table-cell>
          <table:table-cell table:number-columns-repeated="16383"/>
        </table:table-row>
        <table:table-row table:style-name="ro1">
          <table:table-cell office:value-type="string" calcext:value-type="string">
            <text:p>11.20 „Prieš srovę” (k).</text:p>
          </table:table-cell>
          <table:table-cell table:number-columns-repeated="16383"/>
        </table:table-row>
        <table:table-row table:style-name="ro1">
          <table:table-cell office:value-type="string" calcext:value-type="string">
            <text:p>12.10 „Ekstrasensų mūšis”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Akistata”.</text:p>
          </table:table-cell>
          <table:table-cell table:number-columns-repeated="16383"/>
        </table:table-row>
        <table:table-row table:style-name="ro1">
          <table:table-cell office:value-type="string" calcext:value-type="string">
            <text:p>20.30 „Dar pažiūrėsim…”</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Herojai”.</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20 „Nuodėmių dešimtukas” (k).</text:p>
          </table:table-cell>
          <table:table-cell table:number-columns-repeated="16383"/>
        </table:table-row>
        <table:table-row table:style-name="ro1">
          <table:table-cell office:value-type="string" calcext:value-type="string">
            <text:p>12.15 „Dzin”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TV antis”.</text:p>
          </table:table-cell>
          <table:table-cell table:number-columns-repeated="16383"/>
        </table:table-row>
        <table:table-row table:style-name="ro1">
          <table:table-cell office:value-type="string" calcext:value-type="string">
            <text:p>19.40 „Ekstrasensų mūšis”.</text:p>
          </table:table-cell>
          <table:table-cell table:number-columns-repeated="16383"/>
        </table:table-row>
        <table:table-row table:style-name="ro1">
          <table:table-cell office:value-type="string" calcext:value-type="string">
            <text:p>20.30 „Dzin”.</text:p>
          </table:table-cell>
          <table:table-cell table:number-columns-repeated="16383"/>
        </table:table-row>
        <table:table-row table:style-name="ro1">
          <table:table-cell office:value-type="string" calcext:value-type="string">
            <text:p>21.10 „Moterys meluoja geriau”.</text:p>
          </table:table-cell>
          <table:table-cell table:number-columns-repeated="16383"/>
        </table:table-row>
        <table:table-row table:style-name="ro1">
          <table:table-cell office:value-type="string" calcext:value-type="string">
            <text:p>21.45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Eurek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0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Garfildas 2”. Komedija.</text:p>
          </table:table-cell>
          <table:table-cell table:number-columns-repeated="16383"/>
        </table:table-row>
        <table:table-row table:style-name="ro1">
          <table:table-cell office:value-type="string" calcext:value-type="string">
            <text:p>21.40 „Pats baisiausias filmas 3”.</text:p>
          </table:table-cell>
          <table:table-cell table:number-columns-repeated="16383"/>
        </table:table-row>
        <table:table-row table:style-name="ro1">
          <table:table-cell office:value-type="string" calcext:value-type="string">
            <text:p>23.10 „Moksliukų kerštas 4. Įsimylėję moksliukai”.</text:p>
          </table:table-cell>
          <table:table-cell table:number-columns-repeated="16383"/>
        </table:table-row>
        <table:table-row table:style-name="ro1">
          <table:table-cell office:value-type="string" calcext:value-type="string">
            <text:p>0.55 „Atsitiktinis didvyris”. Komedija.</text:p>
          </table:table-cell>
          <table:table-cell table:number-columns-repeated="16383"/>
        </table:table-row>
        <table:table-row table:style-name="ro1">
          <table:table-cell office:value-type="string" calcext:value-type="string">
            <text:p>2009 10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0 „Pirmykštė Žemė X. Didžioji migracija”.</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Filmas vaikams. „Mano mergytė 2”. Komedija.</text:p>
          </table:table-cell>
          <table:table-cell table:number-columns-repeated="16383"/>
        </table:table-row>
        <table:table-row table:style-name="ro1">
          <table:table-cell office:value-type="string" calcext:value-type="string">
            <text:p>12.00 „Briusterio milijonai”. Komedija.</text:p>
          </table:table-cell>
          <table:table-cell table:number-columns-repeated="16383"/>
        </table:table-row>
        <table:table-row table:style-name="ro1">
          <table:table-cell office:value-type="string" calcext:value-type="string">
            <text:p>14.00 „Džeinė skuba į pasimatymą”.</text:p>
          </table:table-cell>
          <table:table-cell table:number-columns-repeated="16383"/>
        </table:table-row>
        <table:table-row table:style-name="ro1">
          <table:table-cell office:value-type="string" calcext:value-type="string">
            <text:p>15.40 „Juokingiausi Amerikos namų vaizdeliai”.</text:p>
          </table:table-cell>
          <table:table-cell table:number-columns-repeated="16383"/>
        </table:table-row>
        <table:table-row table:style-name="ro1">
          <table:table-cell office:value-type="string" calcext:value-type="string">
            <text:p>16.00 „Gyvenimas yra gražus” (k).</text:p>
          </table:table-cell>
          <table:table-cell table:number-columns-repeated="16383"/>
        </table:table-row>
        <table:table-row table:style-name="ro1">
          <table:table-cell office:value-type="string" calcext:value-type="string">
            <text:p>16.4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Lemties ženklas 666”. Trileris.</text:p>
          </table:table-cell>
          <table:table-cell table:number-columns-repeated="16383"/>
        </table:table-row>
        <table:table-row table:style-name="ro1">
          <table:table-cell office:value-type="string" calcext:value-type="string">
            <text:p>0.10 „Slėpynės”. Trileris.</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11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45 „Betsės kelionės ir nuotykiai Skanumynų šalyje”. Animacinis f.</text:p>
          </table:table-cell>
          <table:table-cell table:number-columns-repeated="16383"/>
        </table:table-row>
        <table:table-row table:style-name="ro1">
          <table:table-cell office:value-type="string" calcext:value-type="string">
            <text:p>7.45 „Šmėklos”. Nuotykių f.</text:p>
          </table:table-cell>
          <table:table-cell table:number-columns-repeated="16383"/>
        </table:table-row>
        <table:table-row table:style-name="ro1">
          <table:table-cell office:value-type="string" calcext:value-type="string">
            <text:p>9.45 „Ilja Muromietis ir Lakštingala Galvažudys”.</text:p>
          </table:table-cell>
          <table:table-cell table:number-columns-repeated="16383"/>
        </table:table-row>
        <table:table-row table:style-name="ro1">
          <table:table-cell office:value-type="string" calcext:value-type="string">
            <text:p>11.15 „Džeru deimantas”. Nuotykių f.</text:p>
          </table:table-cell>
          <table:table-cell table:number-columns-repeated="16383"/>
        </table:table-row>
        <table:table-row table:style-name="ro1">
          <table:table-cell office:value-type="string" calcext:value-type="string">
            <text:p>12.55 „Niekados šalies beieškant”.</text:p>
          </table:table-cell>
          <table:table-cell table:number-columns-repeated="16383"/>
        </table:table-row>
        <table:table-row table:style-name="ro2">
          <table:table-cell office:value-type="string" calcext:value-type="string">
            <text:p>14.55 „Formulės – 1” pasaulio čempionato Didžiojo Abu Dabio prizo lenktynės.</text:p>
          </table:table-cell>
          <table:table-cell table:number-columns-repeated="16383"/>
        </table:table-row>
        <table:table-row table:style-name="ro1">
          <table:table-cell office:value-type="string" calcext:value-type="string">
            <text:p>17.00 „Šnipas ne savo noru”.</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Jūrų pėstininkas”. Veiksmo f.</text:p>
          </table:table-cell>
          <table:table-cell table:number-columns-repeated="16383"/>
        </table:table-row>
        <table:table-row table:style-name="ro1">
          <table:table-cell office:value-type="string" calcext:value-type="string">
            <text:p>22.35 „Sukeisti žudikai”. Veiksmo f.</text:p>
          </table:table-cell>
          <table:table-cell table:number-columns-repeated="16383"/>
        </table:table-row>
        <table:table-row table:style-name="ro1">
          <table:table-cell office:value-type="string" calcext:value-type="string">
            <text:p>0.15 „Raštingumo sezona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1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Niekados šalies beieškant”. Biografinė drama (k).</text:p>
          </table:table-cell>
          <table:table-cell table:number-columns-repeated="16383"/>
        </table:table-row>
        <table:table-row table:style-name="ro1">
          <table:table-cell office:value-type="string" calcext:value-type="string">
            <text:p>12.30 „Dar pažiūrėsim…”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e grimo”.</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rieš srovę”.</text:p>
          </table:table-cell>
          <table:table-cell table:number-columns-repeated="16383"/>
        </table:table-row>
        <table:table-row table:style-name="ro1">
          <table:table-cell office:value-type="string" calcext:value-type="string">
            <text:p>20.10 „Rožių kerai”.</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 Dram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Prieš srovę” (k).</text:p>
          </table:table-cell>
          <table:table-cell table:number-columns-repeated="16383"/>
        </table:table-row>
        <table:table-row table:style-name="ro1">
          <table:table-cell office:value-type="string" calcext:value-type="string">
            <text:p>11.30 „Mados reidas” (k).</text:p>
          </table:table-cell>
          <table:table-cell table:number-columns-repeated="16383"/>
        </table:table-row>
        <table:table-row table:style-name="ro1">
          <table:table-cell office:value-type="string" calcext:value-type="string">
            <text:p>12.30 „Dzin”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kistata”.</text:p>
          </table:table-cell>
          <table:table-cell table:number-columns-repeated="16383"/>
        </table:table-row>
        <table:table-row table:style-name="ro1">
          <table:table-cell office:value-type="string" calcext:value-type="string">
            <text:p>20.10 „Dar pažiūrėsim…”</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 Dram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30 „Be grimo” (k).</text:p>
          </table:table-cell>
          <table:table-cell table:number-columns-repeated="16383"/>
        </table:table-row>
        <table:table-row table:style-name="ro1">
          <table:table-cell office:value-type="string" calcext:value-type="string">
            <text:p>12.30 „Dar pažiūrėsim…” (k).</text:p>
          </table:table-cell>
          <table:table-cell table:number-columns-repeated="16383"/>
        </table:table-row>
        <table:table-row table:style-name="ro1">
          <table:table-cell office:value-type="string" calcext:value-type="string">
            <text:p>13.05 „Malkolmas vidurinysis”.</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uodėmių dešimtukas”.</text:p>
          </table:table-cell>
          <table:table-cell table:number-columns-repeated="16383"/>
        </table:table-row>
        <table:table-row table:style-name="ro1">
          <table:table-cell office:value-type="string" calcext:value-type="string">
            <text:p>20.10 „TV antis”.</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Eureka”. Dram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Eragonas”. Fantastinis f.</text:p>
          </table:table-cell>
          <table:table-cell table:number-columns-repeated="16383"/>
        </table:table-row>
        <table:table-row table:style-name="ro1">
          <table:table-cell office:value-type="string" calcext:value-type="string">
            <text:p>22.10 „Kelyje po Europą”. Komedija.</text:p>
          </table:table-cell>
          <table:table-cell table:number-columns-repeated="16383"/>
        </table:table-row>
        <table:table-row table:style-name="ro1">
          <table:table-cell office:value-type="string" calcext:value-type="string">
            <text:p>0.10 „Imperatoriškas klubas”. Drama.</text:p>
          </table:table-cell>
          <table:table-cell table:number-columns-repeated="16383"/>
        </table:table-row>
        <table:table-row table:style-name="ro1">
          <table:table-cell office:value-type="string" calcext:value-type="string">
            <text:p>2009 11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Lėlės Bratz”.</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text:p>
          </table:table-cell>
          <table:table-cell table:number-columns-repeated="16383"/>
        </table:table-row>
        <table:table-row table:style-name="ro1">
          <table:table-cell office:value-type="string" calcext:value-type="string">
            <text:p>9.30 „Žalioji akademija”.</text:p>
          </table:table-cell>
          <table:table-cell table:number-columns-repeated="16383"/>
        </table:table-row>
        <table:table-row table:style-name="ro1">
          <table:table-cell office:value-type="string" calcext:value-type="string">
            <text:p>10.00 „Šailas”. Nuotykių f.</text:p>
          </table:table-cell>
          <table:table-cell table:number-columns-repeated="16383"/>
        </table:table-row>
        <table:table-row table:style-name="ro1">
          <table:table-cell office:value-type="string" calcext:value-type="string">
            <text:p>11.45 „Aš užgrobiu pilį”. Drama.</text:p>
          </table:table-cell>
          <table:table-cell table:number-columns-repeated="16383"/>
        </table:table-row>
        <table:table-row table:style-name="ro1">
          <table:table-cell office:value-type="string" calcext:value-type="string">
            <text:p>14.00 „Vedybų karštligė”. Komedija.</text:p>
          </table:table-cell>
          <table:table-cell table:number-columns-repeated="16383"/>
        </table:table-row>
        <table:table-row table:style-name="ro1">
          <table:table-cell office:value-type="string" calcext:value-type="string">
            <text:p>15.35 „Santykių terapija”.</text:p>
          </table:table-cell>
          <table:table-cell table:number-columns-repeated="16383"/>
        </table:table-row>
        <table:table-row table:style-name="ro1">
          <table:table-cell office:value-type="string" calcext:value-type="string">
            <text:p>16.40 „Gyvenimas yra gražus” (k).</text:p>
          </table:table-cell>
          <table:table-cell table:number-columns-repeated="16383"/>
        </table:table-row>
        <table:table-row table:style-name="ro1">
          <table:table-cell office:value-type="string" calcext:value-type="string">
            <text:p>17.1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Godzila”.</text:p>
          </table:table-cell>
          <table:table-cell table:number-columns-repeated="16383"/>
        </table:table-row>
        <table:table-row table:style-name="ro1">
          <table:table-cell office:value-type="string" calcext:value-type="string">
            <text:p>0.45 „Aš – žudikas”. Trileris.</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11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Lėlės Bratz”.</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Vaikai Lobių saloje. Mūšis dėl salos”. Nuotykių f.</text:p>
          </table:table-cell>
          <table:table-cell table:number-columns-repeated="16383"/>
        </table:table-row>
        <table:table-row table:style-name="ro1">
          <table:table-cell office:value-type="string" calcext:value-type="string">
            <text:p>12.00 „Pavok mano širdį”. Komedija.</text:p>
          </table:table-cell>
          <table:table-cell table:number-columns-repeated="16383"/>
        </table:table-row>
        <table:table-row table:style-name="ro1">
          <table:table-cell office:value-type="string" calcext:value-type="string">
            <text:p>13.35 „Jei ne Vinis Diksis”. Komedija.</text:p>
          </table:table-cell>
          <table:table-cell table:number-columns-repeated="16383"/>
        </table:table-row>
        <table:table-row table:style-name="ro1">
          <table:table-cell office:value-type="string" calcext:value-type="string">
            <text:p>15.35 „Santykių terapija”. Melodrama.</text:p>
          </table:table-cell>
          <table:table-cell table:number-columns-repeated="16383"/>
        </table:table-row>
        <table:table-row table:style-name="ro1">
          <table:table-cell office:value-type="string" calcext:value-type="string">
            <text:p>16.40 „Autopilota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Ekstrasensų mūš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Nenugalėta širdis”. Biografinė drama.</text:p>
          </table:table-cell>
          <table:table-cell table:number-columns-repeated="16383"/>
        </table:table-row>
        <table:table-row table:style-name="ro1">
          <table:table-cell office:value-type="string" calcext:value-type="string">
            <text:p>23.05 „Tinklas”. Veiksmo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1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ailas”. Nuotykių f. (k).</text:p>
          </table:table-cell>
          <table:table-cell table:number-columns-repeated="16383"/>
        </table:table-row>
        <table:table-row table:style-name="ro1">
          <table:table-cell office:value-type="string" calcext:value-type="string">
            <text:p>12.15 „Rožių kerai”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Be grimo”.</text:p>
          </table:table-cell>
          <table:table-cell table:number-columns-repeated="16383"/>
        </table:table-row>
        <table:table-row table:style-name="ro1">
          <table:table-cell office:value-type="string" calcext:value-type="string">
            <text:p>20.10 „Gyvenimas yra gražus”.</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Nusivylusios namų šeimininkė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 Dram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Lietuvos talentai 2009” (k).</text:p>
          </table:table-cell>
          <table:table-cell table:number-columns-repeated="16383"/>
        </table:table-row>
        <table:table-row table:style-name="ro1">
          <table:table-cell office:value-type="string" calcext:value-type="string">
            <text:p>12.00 „Muzikinė karuselė”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Prieš srovę”.</text:p>
          </table:table-cell>
          <table:table-cell table:number-columns-repeated="16383"/>
        </table:table-row>
        <table:table-row table:style-name="ro1">
          <table:table-cell office:value-type="string" calcext:value-type="string">
            <text:p>20.10 „Rožių kerai”.</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alėjimo bėgliai”.</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Prieš srovę” (k).</text:p>
          </table:table-cell>
          <table:table-cell table:number-columns-repeated="16383"/>
        </table:table-row>
        <table:table-row table:style-name="ro1">
          <table:table-cell office:value-type="string" calcext:value-type="string">
            <text:p>11.30 „Nuodėmių dešimtukas” (k).</text:p>
          </table:table-cell>
          <table:table-cell table:number-columns-repeated="16383"/>
        </table:table-row>
        <table:table-row table:style-name="ro1">
          <table:table-cell office:value-type="string" calcext:value-type="string">
            <text:p>12.30 „Mados reidas”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Madagaskaro pingvinai”.</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Akistata”.</text:p>
          </table:table-cell>
          <table:table-cell table:number-columns-repeated="16383"/>
        </table:table-row>
        <table:table-row table:style-name="ro1">
          <table:table-cell office:value-type="string" calcext:value-type="string">
            <text:p>20.10 „Dar pažiūrėsim&amp;”.</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Daktaras Hausas”.</text:p>
          </table:table-cell>
          <table:table-cell table:number-columns-repeated="16383"/>
        </table:table-row>
        <table:table-row table:style-name="ro1">
          <table:table-cell office:value-type="string" calcext:value-type="string">
            <text:p>23.00 „CSI kriminalistai”.</text:p>
          </table:table-cell>
          <table:table-cell table:number-columns-repeated="16383"/>
        </table:table-row>
        <table:table-row table:style-name="ro1">
          <table:table-cell office:value-type="string" calcext:value-type="string">
            <text:p>0.00 „Eurek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office:value-type="string" calcext:value-type="string">
            <text:p>2009 11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Madagaskaro pingvinai”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Akistata” (k).</text:p>
          </table:table-cell>
          <table:table-cell table:number-columns-repeated="16383"/>
        </table:table-row>
        <table:table-row table:style-name="ro1">
          <table:table-cell office:value-type="string" calcext:value-type="string">
            <text:p>11.30 „Be grimo” (k).</text:p>
          </table:table-cell>
          <table:table-cell table:number-columns-repeated="16383"/>
        </table:table-row>
        <table:table-row table:style-name="ro1">
          <table:table-cell office:value-type="string" calcext:value-type="string">
            <text:p>12.30 „Dar pažiūrėsim…” (k).</text:p>
          </table:table-cell>
          <table:table-cell table:number-columns-repeated="16383"/>
        </table:table-row>
        <table:table-row table:style-name="ro1">
          <table:table-cell office:value-type="string" calcext:value-type="string">
            <text:p>13.05 „H2O”.</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Nuodėmių dešimtukas”.</text:p>
          </table:table-cell>
          <table:table-cell table:number-columns-repeated="16383"/>
        </table:table-row>
        <table:table-row table:style-name="ro1">
          <table:table-cell office:value-type="string" calcext:value-type="string">
            <text:p>20.10 „TV antis”.</text:p>
          </table:table-cell>
          <table:table-cell table:number-columns-repeated="16383"/>
        </table:table-row>
        <table:table-row table:style-name="ro1">
          <table:table-cell office:value-type="string" calcext:value-type="string">
            <text:p>21.00 „Moterys meluoja geriau”.</text:p>
          </table:table-cell>
          <table:table-cell table:number-columns-repeated="16383"/>
        </table:table-row>
        <table:table-row table:style-name="ro1">
          <table:table-cell office:value-type="string" calcext:value-type="string">
            <text:p>21.40 TV3 vakaro žinios.</text:p>
          </table:table-cell>
          <table:table-cell table:number-columns-repeated="16383"/>
        </table:table-row>
        <table:table-row table:style-name="ro1">
          <table:table-cell office:value-type="string" calcext:value-type="string">
            <text:p>22.00 „Kobra 11”.</text:p>
          </table:table-cell>
          <table:table-cell table:number-columns-repeated="16383"/>
        </table:table-row>
        <table:table-row table:style-name="ro1">
          <table:table-cell office:value-type="string" calcext:value-type="string">
            <text:p>23.00 „Kaulai”.</text:p>
          </table:table-cell>
          <table:table-cell table:number-columns-repeated="16383"/>
        </table:table-row>
        <table:table-row table:style-name="ro1">
          <table:table-cell office:value-type="string" calcext:value-type="string">
            <text:p>0.00 „Eureka”.</text:p>
          </table:table-cell>
          <table:table-cell table:number-columns-repeated="16383"/>
        </table:table-row>
        <table:table-row table:style-name="ro1">
          <table:table-cell office:value-type="string" calcext:value-type="string">
            <text:p>1.00 „Peterburgo banditai”.</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11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55 „Kempiniukas” (k).</text:p>
          </table:table-cell>
          <table:table-cell table:number-columns-repeated="16383"/>
        </table:table-row>
        <table:table-row table:style-name="ro1">
          <table:table-cell office:value-type="string" calcext:value-type="string">
            <text:p>7.25 „Simpsonai” (k).</text:p>
          </table:table-cell>
          <table:table-cell table:number-columns-repeated="16383"/>
        </table:table-row>
        <table:table-row table:style-name="ro1">
          <table:table-cell office:value-type="string" calcext:value-type="string">
            <text:p>7.55 „Zoro. Špaga ir rožė”.</text:p>
          </table:table-cell>
          <table:table-cell table:number-columns-repeated="16383"/>
        </table:table-row>
        <table:table-row table:style-name="ro1">
          <table:table-cell office:value-type="string" calcext:value-type="string">
            <text:p>8.55 „Meilės sūkuryje”.</text:p>
          </table:table-cell>
          <table:table-cell table:number-columns-repeated="16383"/>
        </table:table-row>
        <table:table-row table:style-name="ro1">
          <table:table-cell office:value-type="string" calcext:value-type="string">
            <text:p>10.00 „Broliai”.</text:p>
          </table:table-cell>
          <table:table-cell table:number-columns-repeated="16383"/>
        </table:table-row>
        <table:table-row table:style-name="ro1">
          <table:table-cell office:value-type="string" calcext:value-type="string">
            <text:p>10.30 „Šok su manimi” (k).</text:p>
          </table:table-cell>
          <table:table-cell table:number-columns-repeated="16383"/>
        </table:table-row>
        <table:table-row table:style-name="ro1">
          <table:table-cell office:value-type="string" calcext:value-type="string">
            <text:p>13.35 „Rožinės panteros nuotykiai”.</text:p>
          </table:table-cell>
          <table:table-cell table:number-columns-repeated="16383"/>
        </table:table-row>
        <table:table-row table:style-name="ro1">
          <table:table-cell office:value-type="string" calcext:value-type="string">
            <text:p>14.05 „Bakuganas”.</text:p>
          </table:table-cell>
          <table:table-cell table:number-columns-repeated="16383"/>
        </table:table-row>
        <table:table-row table:style-name="ro1">
          <table:table-cell office:value-type="string" calcext:value-type="string">
            <text:p>14.35 „Kempiniukas”.</text:p>
          </table:table-cell>
          <table:table-cell table:number-columns-repeated="16383"/>
        </table:table-row>
        <table:table-row table:style-name="ro1">
          <table:table-cell office:value-type="string" calcext:value-type="string">
            <text:p>15.05 „Simpsonai”.</text:p>
          </table:table-cell>
          <table:table-cell table:number-columns-repeated="16383"/>
        </table:table-row>
        <table:table-row table:style-name="ro1">
          <table:table-cell office:value-type="string" calcext:value-type="string">
            <text:p>15.35 „Vargšė milijonierė”.</text:p>
          </table:table-cell>
          <table:table-cell table:number-columns-repeated="16383"/>
        </table:table-row>
        <table:table-row table:style-name="ro1">
          <table:table-cell office:value-type="string" calcext:value-type="string">
            <text:p>16.35 „Maištingoji siela”.</text:p>
          </table:table-cell>
          <table:table-cell table:number-columns-repeated="16383"/>
        </table:table-row>
        <table:table-row table:style-name="ro1">
          <table:table-cell office:value-type="string" calcext:value-type="string">
            <text:p>17.35 „Emilija”.</text:p>
          </table:table-cell>
          <table:table-cell table:number-columns-repeated="16383"/>
        </table:table-row>
        <table:table-row table:style-name="ro1">
          <table:table-cell office:value-type="string" calcext:value-type="string">
            <text:p>18.25 „Susitikime virtuvėje”.</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10 „Muzikinė karuselė”.</text:p>
          </table:table-cell>
          <table:table-cell table:number-columns-repeated="16383"/>
        </table:table-row>
        <table:table-row table:style-name="ro1">
          <table:table-cell office:value-type="string" calcext:value-type="string">
            <text:p>20.10 „Naktis muziejuje”. Komedija.</text:p>
          </table:table-cell>
          <table:table-cell table:number-columns-repeated="16383"/>
        </table:table-row>
        <table:table-row table:style-name="ro1">
          <table:table-cell office:value-type="string" calcext:value-type="string">
            <text:p>22.15 „Kaimiečiai Beverlyje”. Komedija.</text:p>
          </table:table-cell>
          <table:table-cell table:number-columns-repeated="16383"/>
        </table:table-row>
        <table:table-row table:style-name="ro1">
          <table:table-cell office:value-type="string" calcext:value-type="string">
            <text:p>0.00 „Tiesa apie Čarlį”. Trileris.</text:p>
          </table:table-cell>
          <table:table-cell table:number-columns-repeated="16383"/>
        </table:table-row>
        <table:table-row table:style-name="ro1">
          <table:table-cell office:value-type="string" calcext:value-type="string">
            <text:p>2009 11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Lėlės Bratz”.</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Auklė”.</text:p>
          </table:table-cell>
          <table:table-cell table:number-columns-repeated="16383"/>
        </table:table-row>
        <table:table-row table:style-name="ro1">
          <table:table-cell office:value-type="string" calcext:value-type="string">
            <text:p>9.00 „Apie ūkį ir bites”. Laida apie kaimą.</text:p>
          </table:table-cell>
          <table:table-cell table:number-columns-repeated="16383"/>
        </table:table-row>
        <table:table-row table:style-name="ro1">
          <table:table-cell office:value-type="string" calcext:value-type="string">
            <text:p> 9.30 „Žalioji akademija”.</text:p>
          </table:table-cell>
          <table:table-cell table:number-columns-repeated="16383"/>
        </table:table-row>
        <table:table-row table:style-name="ro1">
          <table:table-cell office:value-type="string" calcext:value-type="string">
            <text:p>10.00 „Šailas 2. Šailo sezonas”.</text:p>
          </table:table-cell>
          <table:table-cell table:number-columns-repeated="16383"/>
        </table:table-row>
        <table:table-row table:style-name="ro1">
          <table:table-cell office:value-type="string" calcext:value-type="string">
            <text:p>12.00 „Šeimos paslaptys”. Drama.</text:p>
          </table:table-cell>
          <table:table-cell table:number-columns-repeated="16383"/>
        </table:table-row>
        <table:table-row table:style-name="ro1">
          <table:table-cell office:value-type="string" calcext:value-type="string">
            <text:p>13.30 „Ponia Vinterborn”. Drama.</text:p>
          </table:table-cell>
          <table:table-cell table:number-columns-repeated="16383"/>
        </table:table-row>
        <table:table-row table:style-name="ro1">
          <table:table-cell office:value-type="string" calcext:value-type="string">
            <text:p>15.35 „Santykių terapija”. Melodrama.</text:p>
          </table:table-cell>
          <table:table-cell table:number-columns-repeated="16383"/>
        </table:table-row>
        <table:table-row table:style-name="ro1">
          <table:table-cell office:value-type="string" calcext:value-type="string">
            <text:p>16.40 „Gyvenimas yra gražus” (k).</text:p>
          </table:table-cell>
          <table:table-cell table:number-columns-repeated="16383"/>
        </table:table-row>
        <table:table-row table:style-name="ro1">
          <table:table-cell office:value-type="string" calcext:value-type="string">
            <text:p>17.10 „Mados reidas”.</text:p>
          </table:table-cell>
          <table:table-cell table:number-columns-repeated="16383"/>
        </table:table-row>
        <table:table-row table:style-name="ro1">
          <table:table-cell office:value-type="string" calcext:value-type="string">
            <text:p>17.40 „Lietuvos perlai. Šauniausios damos rinkimai”.</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Šok su manimi”.</text:p>
          </table:table-cell>
          <table:table-cell table:number-columns-repeated="16383"/>
        </table:table-row>
        <table:table-row table:style-name="ro1">
          <table:table-cell office:value-type="string" calcext:value-type="string">
            <text:p>22.00 „Ir velnias dėvi Prada”. Komedija.</text:p>
          </table:table-cell>
          <table:table-cell table:number-columns-repeated="16383"/>
        </table:table-row>
        <table:table-row table:style-name="ro1">
          <table:table-cell office:value-type="string" calcext:value-type="string">
            <text:p>0.10 „Pamergė”. Trileris.</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2009 11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
          <table:table-cell office:value-type="string" calcext:value-type="string">
            <text:p>6.35 „Yu-Gi-Oh!”</text:p>
          </table:table-cell>
          <table:table-cell table:number-columns-repeated="16383"/>
        </table:table-row>
        <table:table-row table:style-name="ro1">
          <table:table-cell office:value-type="string" calcext:value-type="string">
            <text:p>7.00 „Lėlės Bratz”.</text:p>
          </table:table-cell>
          <table:table-cell table:number-columns-repeated="16383"/>
        </table:table-row>
        <table:table-row table:style-name="ro1">
          <table:table-cell office:value-type="string" calcext:value-type="string">
            <text:p>8.00 „Winx” klubas”.</text:p>
          </table:table-cell>
          <table:table-cell table:number-columns-repeated="16383"/>
        </table:table-row>
        <table:table-row table:style-name="ro1">
          <table:table-cell office:value-type="string" calcext:value-type="string">
            <text:p>8.30 „Mamyčių klubas”.</text:p>
          </table:table-cell>
          <table:table-cell table:number-columns-repeated="16383"/>
        </table:table-row>
        <table:table-row table:style-name="ro1">
          <table:table-cell office:value-type="string" calcext:value-type="string">
            <text:p>9.00 „Sveikas žmogus”.</text:p>
          </table:table-cell>
          <table:table-cell table:number-columns-repeated="16383"/>
        </table:table-row>
        <table:table-row table:style-name="ro1">
          <table:table-cell office:value-type="string" calcext:value-type="string">
            <text:p>10.00 „Vaikai Lobių saloje. Salos pabaisa”. Nuotykių f.</text:p>
          </table:table-cell>
          <table:table-cell table:number-columns-repeated="16383"/>
        </table:table-row>
        <table:table-row table:style-name="ro1">
          <table:table-cell office:value-type="string" calcext:value-type="string">
            <text:p>11.35 „Dievai tikriausiai pamišę”. Komedija.</text:p>
          </table:table-cell>
          <table:table-cell table:number-columns-repeated="16383"/>
        </table:table-row>
        <table:table-row table:style-name="ro1">
          <table:table-cell office:value-type="string" calcext:value-type="string">
            <text:p>13.50 „Beždžionėlė ledo ritulininkė”. Komedija.</text:p>
          </table:table-cell>
          <table:table-cell table:number-columns-repeated="16383"/>
        </table:table-row>
        <table:table-row table:style-name="ro1">
          <table:table-cell office:value-type="string" calcext:value-type="string">
            <text:p>15.35 „Santykių terapija”. Melodrama.</text:p>
          </table:table-cell>
          <table:table-cell table:number-columns-repeated="16383"/>
        </table:table-row>
        <table:table-row table:style-name="ro1">
          <table:table-cell office:value-type="string" calcext:value-type="string">
            <text:p>16.40 „Autopilotas”.</text:p>
          </table:table-cell>
          <table:table-cell table:number-columns-repeated="16383"/>
        </table:table-row>
        <table:table-row table:style-name="ro1">
          <table:table-cell office:value-type="string" calcext:value-type="string">
            <text:p>17.10 „Balsas.lt televizija”.</text:p>
          </table:table-cell>
          <table:table-cell table:number-columns-repeated="16383"/>
        </table:table-row>
        <table:table-row table:style-name="ro1">
          <table:table-cell office:value-type="string" calcext:value-type="string">
            <text:p>17.40 „Ekstrasensų mūšis”.</text:p>
          </table:table-cell>
          <table:table-cell table:number-columns-repeated="16383"/>
        </table:table-row>
        <table:table-row table:style-name="ro1">
          <table:table-cell office:value-type="string" calcext:value-type="string">
            <text:p>18.45 TV3 žinios.</text:p>
          </table:table-cell>
          <table:table-cell table:number-columns-repeated="16383"/>
        </table:table-row>
        <table:table-row table:style-name="ro1">
          <table:table-cell office:value-type="string" calcext:value-type="string">
            <text:p>19.00 „Savaitės komentarai”.</text:p>
          </table:table-cell>
          <table:table-cell table:number-columns-repeated="16383"/>
        </table:table-row>
        <table:table-row table:style-name="ro1">
          <table:table-cell office:value-type="string" calcext:value-type="string">
            <text:p>19.30 „Lietuvos talentai 2009”.</text:p>
          </table:table-cell>
          <table:table-cell table:number-columns-repeated="16383"/>
        </table:table-row>
        <table:table-row table:style-name="ro1">
          <table:table-cell office:value-type="string" calcext:value-type="string">
            <text:p>21.00 „Už priešo linijos 2”. Trileris.</text:p>
          </table:table-cell>
          <table:table-cell table:number-columns-repeated="16383"/>
        </table:table-row>
        <table:table-row table:style-name="ro1">
          <table:table-cell office:value-type="string" calcext:value-type="string">
            <text:p>22.55 „Velnio sėkla”. Trileris.</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11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Broliai”. 10.30 „Beždžionėlė ledo ritulininkė” (k). 12.10 „Rožių kerai” (k). 13.05 „H2O”.</text:p>
          </table:table-cell>
          <table:table-cell table:number-columns-repeated="16383"/>
        </table:table-row>
        <table:table-row table:style-name="ro2">
          <table:table-cell office:value-type="string" calcext:value-type="string">
            <text:p>13.35 „Rožinės panteros nuotykiai”. 14.05 „Bakuganas”. 14.35 „Kempiniukas”. 15.05 „Simpsonai”.</text:p>
          </table:table-cell>
          <table:table-cell table:number-columns-repeated="16383"/>
        </table:table-row>
        <table:table-row table:style-name="ro4">
          <table:table-cell office:value-type="string" calcext:value-type="string">
            <text:p>15.35 „Vargšė milijonierė”. 16.35 „Maištingoji siela”. 17.35 „Emilija”. 18.25 „Susitikime virtuvėje”. 18.45 TV3 žinios. 19.10 „Be grimo”. 20.10 „Gyvenimas yra gražus”. 21.00 „Moterys meluoja geriau”. 21.40 TV3 vakaro žinios. 22.00 „Nusivylusios namų šeimininkės”. 23.00 „CSI kriminalistai”. 0.00 „Eureka”. Drama. 1.00 „Peterburgo banditai”.</text:p>
          </table:table-cell>
          <table:table-cell table:number-columns-repeated="16383"/>
        </table:table-row>
        <table:table-row table:style-name="ro4">
          <table:table-cell table:number-columns-repeated="16384"/>
        </table:table-row>
        <table:table-row table:style-name="ro1">
          <table:table-cell table:style-name="ce1" office:value-type="string" calcext:value-type="string">
            <text:p>2009 11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Broliai”. 10.30 „Lietuvos talentai 2009” (k). 12.00 „Muzikinė karuselė” (k). 13.05 „H2O”.</text:p>
          </table:table-cell>
          <table:table-cell table:number-columns-repeated="16383"/>
        </table:table-row>
        <table:table-row table:style-name="ro5">
          <table:table-cell office:value-type="string" calcext:value-type="string">
            <text:p>13.35 „Rožinės panteros nuotykiai”. 14.05 „Bakuganas”. 14.35 „Kempiniukas”. 15.05 „Simpsonai”. 15.35 „Vargšė milijonierė”. 16.35 „Maištingoji siela”. 17.35 „Emilija”. 18.25 „Susitikime virtuvėje”. 18.45 TV3 žinios. 19.10 „Prieš srovę”. 20.10 „Rožių kerai”. 21.00 „Moterys meluoja geriau”. 21.40 TV3 vakaro žinios. 22.00 „Kalėjimo bėgliai”. 23.00 „CSI kriminalistai”. 0.00 „Eureka”. Drama. 1.00 „Peterburgo banditai”.</text:p>
          </table:table-cell>
          <table:table-cell table:number-columns-repeated="16383"/>
        </table:table-row>
        <table:table-row table:style-name="ro1">
          <table:table-cell office:value-type="string" calcext:value-type="string">
            <text:p>2009 11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6">
          <table:table-cell office:value-type="string" calcext:value-type="string">
            <text:p>10.00 „Broliai”. 10.30 „Prieš srovę” (k). 11.30 „Nuodėmių dešimtukas” (k). 12.30 „Mados reidas” (k). 13.05 „H2O”. 13.35 „Rožinės panteros nuotykiai”. 14.05 „Bakuganas”. 14.35 „Kempiniukas”.</text:p>
          </table:table-cell>
          <table:table-cell table:number-columns-repeated="16383"/>
        </table:table-row>
        <table:table-row table:style-name="ro4">
          <table:table-cell office:value-type="string" calcext:value-type="string">
            <text:p>15.05 „Simpsonai”. 15.35 „Vargšė milijonierė”. 16.35 „Maištingoji siela”. 17.35 „Emilija”. 18.25 „Susitikime virtuvėje”. 18.45 TV3 žinios. 19.10 „Akistata”. 20.10 „Dar pažiūrėsim…”. 21.00 „Moterys meluoja geriau”. 21.40 TV3 vakaro žinios. 22.00 „Daktaras Hausas”. 23.00 „CSI kriminalistai”. 0.00 „Eureka”. Drama. 1.00 „Peterburgo banditai”.</text:p>
          </table:table-cell>
          <table:table-cell table:number-columns-repeated="16383"/>
        </table:table-row>
        <table:table-row table:style-name="ro1">
          <table:table-cell office:value-type="string" calcext:value-type="string">
            <text:p>2009 11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5">
          <table:table-cell office:value-type="string" calcext:value-type="string">
            <text:p>10.00 „Broliai”. 10.30 „Akistata” (k). 11.30 „Be grimo” (k). 12.30 „Dar pažiūrėsim…” (k). 13.05 „H2O”. 13.35 „Rožinės panteros nuotykiai”. 14.05 „Bakuganas”. 14.35 „Kempiniukas”. 15.05 „Simpsonai”. 15.35 „Vargšė milijonierė”. 16.35 „Maištingoji siela”. 17.35 „Emilija”. 18.25 „Susitikime virtuvėje”. 18.45 TV3 žinios. 19.00 TV3 sportas. 19.10 „Nuodėmių dešimtukas”.</text:p>
          </table:table-cell>
          <table:table-cell table:number-columns-repeated="16383"/>
        </table:table-row>
        <table:table-row table:style-name="ro6">
          <table:table-cell office:value-type="string" calcext:value-type="string">
            <text:p>20.10 „TV antis”. 21.00 „Moterys meluoja geriau”. 21.40 TV3 vakaro žinios. 22.00 „Kobra 11”. 23.00 „Kaulai”. 0.00 „Eureka”. Drama. 1.00 „Peterburgo banditai”.</text:p>
          </table:table-cell>
          <table:table-cell table:number-columns-repeated="16383"/>
        </table:table-row>
        <table:table-row table:style-name="ro1">
          <table:table-cell office:value-type="string" calcext:value-type="string">
            <text:p>2009 11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Broliai”. 10.30 „Šok su manimi” (k). 13.35 „Rožinės panteros nuotykiai”. 14.05 „Padaužos bebriukai”. 14.35 „Kempiniukas”. 15.05 „Simpsonai”. 15.35 „Vargšė milijonierė”. 16.35 „Maištingoji siela”. 17.35 „Emilija”. 18.25 „Susitikime virtuvėje”. 18.45 TV3 žinios. 19.00 TV3 sportas. 19.10 „Muzikinė karuselė”. 20.10 „Šrekas 2”. Komedija. 22.05 „Boratas. Kaip šaunusis Kazachstano žurnalistas Amerikoj patirtį graibstė”. Komedija. 23.40 „Nevykėlių mokykla”. Komedija.</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11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5 „Yu-Gi-Oh!” 7.00 „Lėlės Bratz”. 8.00 „‘Winx’ klubas”. 8.30 „Auklė”. 9.00 „Apie ūkį ir bites”.</text:p>
          </table:table-cell>
          <table:table-cell table:number-columns-repeated="16383"/>
        </table:table-row>
        <table:table-row table:style-name="ro5">
          <table:table-cell office:value-type="string" calcext:value-type="string">
            <text:p>9.30 „Žalioji akademija”. 10.00 „Šailas 3. Gelbstint Šailą”. 11.40 „Lobio ieškotojai: Legenda apie Tilamuko auksą”. Nuotykių f. 13.55 „Šėtoniškas sandėris”. Komedija. 15.35 „Santykių terapija”. Melodrama. 16.40 „Taip arba Ne”. 17.40 „Lietuvos perlai. Šauniausios damos rinkimai”. 18.45 TV3 žinios. 19.00 „Šok su manimi”. 22.15 „Geri metai”. Komedija. 0.40 „Švyturio prižiūrėtojo moteris”. Drama.</text:p>
          </table:table-cell>
          <table:table-cell table:number-columns-repeated="16383"/>
        </table:table-row>
        <table:table-row table:style-name="ro1">
          <table:table-cell office:value-type="string" calcext:value-type="string">
            <text:p>2009 11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7.00 „Lėlės Bratz”. 8.00 „‘Winx’ klubas”. 8.30 „Mamyčių klubas”. 9.00 „Sveikas žmogus”. 10.00 „Vaikai Lobių saloje. Salos paslaptis”. Nuotykių f. 11.30 „Dievai tikriausiai pamišę II”. Komedija. 13.30 „Romanas su brangakmeniu”. Nuotykių f. 15.35 „Santykių terapija”. Melodrama. 16.40 „Autopilotas”. 17.10 „Balsas.lt televizija”. 17.40 „Ekstrasensų mūšis”. 18.45 TV3 žinios. 19.00 „Savaitės komentarai”. 19.30 „Lietuvos talentai 2009”. 21.00 „Snaiperis”. Trileris. 23.35 „Kruvinoji poezija”. Trileri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1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Broliai”. 10.30 „Šailas 3. Gelbstint Šailą” (k). 12.10 „Rožių kerai” (k). 13.05 „H2O”. 13.35 „Rožinės panteros nuotykiai”. 14.05 „Padaužos bebriukai”. 14.35 „Kempiniukas”. 15.05 „Simpsonai”. 15.35 „Vargšė milijonierė”. 16.35 „Maištingoji siela”. 17.35 „Emilija”. 18.25 „Susitikime virtuvėje”. 18.45 TV3 žinios. 19.10 „Be grimo”. 20.10 „Gyvenimas yra gražus”. 21.00 „Moterys meluoja geriau”. 21.40 TV3 vakaro žinios. 21.58 „Loto 6”. Loterija. 22.00 „Nusivylusios namų šeimininkės”. Drama. 23.00 „CSI kriminalistai”. 0.00 „Eureka”. Drama. 0.50 „Peterburgo banditai”.</text:p>
          </table:table-cell>
          <table:table-cell table:number-columns-repeated="16383"/>
        </table:table-row>
        <table:table-row table:style-name="ro1">
          <table:table-cell office:value-type="string" calcext:value-type="string">
            <text:p>2009 11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Broliai”. 10.30 „Lietuvos talentai 2009” (k). 12.15 „Muzikinė karuselė” (k). 13.05 „H2O”.</text:p>
          </table:table-cell>
          <table:table-cell table:number-columns-repeated="16383"/>
        </table:table-row>
        <table:table-row table:style-name="ro7">
          <table:table-cell office:value-type="string" calcext:value-type="string">
            <text:p>13.35 „Rožinės panteros nuotykiai”. 14.05 „Padaužos bebriukai”. 14.35 „Kempiniukas”. 15.05 „Simpsonai”. 15.35 „Vargšė milijonierė”. 16.35 „Maištingoji siela”. 17.35 „Emilija”. 18.25 „Susitikime virtuvėje”. 18.45 TV3 žinios. 19.10 „Prieš srovę”. 20.10 „Rožių kerai”. 21.00 „Moterys meluoja geriau”. 21.40 TV3 vakaro žinios. 21.58 „Loto 6”. Loterija. 22.00 „Kalėjimo bėgliai”. 23.00 „CSI kriminalistai”. 0.00 „Eureka”. Drama. 0.50 „Peterburgo banditai”.</text:p>
          </table:table-cell>
          <table:table-cell table:number-columns-repeated="16383"/>
        </table:table-row>
        <table:table-row table:style-name="ro1">
          <table:table-cell office:value-type="string" calcext:value-type="string">
            <text:p>2009 11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Broliai”. 10.30 „Prieš srovę” (k). 11.30 „Nuodėmių dešimtukas” (k). 12.30 „H2O”. 13.35 „Rožinės panteros nuotykiai”. 14.05 „Padaužos bebriukai”. 14.35 „Kempiniukas”. 15.05 „Simpsonai”. 15.35 „Vargšė milijonierė”. 16.35 „Maištingoji siela”. 17.35 „Emilija”. 18.25 „Susitikime virtuvėje”. 18.45 TV3 žinios. 19.10 „Akistata”. 20.10 „Dar pažiūrėsim&amp;”. 21.00 „Moterys meluoja geriau”. 21.40 TV3 vakaro žinios. 21.58 „Loto 6”. Loterija. 22.00 „Daktaras Hausas”. 23.00 „CSI kriminalistai”. 0.00 „Eureka”. Drama. 0.50 „Peterburgo banditai”.</text:p>
          </table:table-cell>
          <table:table-cell table:number-columns-repeated="16383"/>
        </table:table-row>
        <table:table-row table:style-name="ro1">
          <table:table-cell office:value-type="string" calcext:value-type="string">
            <text:p>2009 11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6">
          <table:table-cell office:value-type="string" calcext:value-type="string">
            <text:p>10.00 „Broliai”. 10.30 „Akistata” (k). 11.30 „Be grimo” (k). 12.30 „Dar pažiūrėsim&amp;” (k). 13.05 „H2O”. 13.35 „Rožinės panteros nuotykiai”. 14.05 „Padaužos bebriukai”. 14.35 „Kempiniukas”.  </text:p>
          </table:table-cell>
          <table:table-cell table:number-columns-repeated="16383"/>
        </table:table-row>
        <table:table-row table:style-name="ro6">
          <table:table-cell office:value-type="string" calcext:value-type="string">
            <text:p>15.05 „Simpsonai”. 15.35 „Vargšė milijonierė”. 16.35 „Maištingoji siela”. 17.35 „Emilija”. 18.25 „Susitikime virtuvėje”. 18.45 TV3 žinios. 19.10 „Nuodėmių dešimtukas”. 20.10 „TV antis”.</text:p>
          </table:table-cell>
          <table:table-cell table:number-columns-repeated="16383"/>
        </table:table-row>
        <table:table-row table:style-name="ro6">
          <table:table-cell office:value-type="string" calcext:value-type="string">
            <text:p>21.00 „Moterys meluoja geriau”. 21.40 TV3 vakaro žinios. 21.58 „Loto 6”. Loterija. 22.00 „Kobra 11”. 23.00 „Kaulai”. 0.00 „Eureka”. Drama. 0.50 „Peterburgo banditai.</text:p>
          </table:table-cell>
          <table:table-cell table:number-columns-repeated="16383"/>
        </table:table-row>
        <table:table-row table:style-name="ro1">
          <table:table-cell office:value-type="string" calcext:value-type="string">
            <text:p>2009 11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5">
          <table:table-cell office:value-type="string" calcext:value-type="string">
            <text:p>10.00 „Broliai”. 10.30 „Šok su manimi” (k). 13.35 „Rožinės panteros nuotykiai”. 14.05 „Padaužos bebriukai”. 14.35 „Kempiniukas”. 15.05 „Simpsonai”. 15.35 „Vargšė milijonierė”. 16.35 „Maištingoji siela”. 17.35 „Emilija”. 18.25 „Susitikime virtuvėje”. 18.45 TV3 žinios. 19.00 TV3 sportas. 19.10 „Muzikinė karuselė”. 20.10 „Transformeriai”. Fantastinis f. 23.05 „Pirmakursio orientacija”. Komedija. 1.00 „Įniršio kumštis”. Veiksmo f</text:p>
          </table:table-cell>
          <table:table-cell table:number-columns-repeated="16383"/>
        </table:table-row>
        <table:table-row table:style-name="ro1">
          <table:table-cell office:value-type="string" calcext:value-type="string">
            <text:p>2009 11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35 „Yu-Gi-Oh!” 7.00 „Lėlės Bratz”. 8.00 „‘Winx’ klubas”. 8.30 „Auklė”. 9.00 „Apie ūkį ir bites”. 9.30 „Mamyčių klubas”. 10.00 „Jaunieji lobių ieškotojai”. Nuotykių f. 11.35 „Flika”. Nuotykių f. 13.35 „Aleksas ir Ema”. Komedija. 15.35 „Santykių terapija. 16.40 „Gyvenimas yra gražus” (k). 17.10 „Mados reidas”. 17.40 „Lietuvos perlai. Šauniausios damos rinkimai”. 18.45 TV3 žinios.</text:p>
          </table:table-cell>
          <table:table-cell table:number-columns-repeated="16383"/>
        </table:table-row>
        <table:table-row table:style-name="ro2">
          <table:table-cell office:value-type="string" calcext:value-type="string">
            <text:p>19.00 „Šok su manimi”. 22.15 „Bėgantis paskui aitvarą”. Drama. 0.50 „Aš ir mano sesuo”. Komedija.</text:p>
          </table:table-cell>
          <table:table-cell table:number-columns-repeated="16383"/>
        </table:table-row>
        <table:table-row table:style-name="ro1">
          <table:table-cell office:value-type="string" calcext:value-type="string">
            <text:p>2009 11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35 „Yu-Gi-Oh!” 7.00 „Lėlės Bratz”. 8.00 „‘Winx’ klubas”. 8.30 „Auklė”. 9.00 „Sveikas žmogus”. 10.00 „Sautono salos lobis”. Nuotykių f. 11.55 „Klonų medžioklė”. Komedija. 13.35 „Nilo perlas”. Nuotykių f. 15.35 „Santykių terapija”. 16.40 „Autopilotas”. 17.10 „Balsas.lt televizija”.</text:p>
          </table:table-cell>
          <table:table-cell table:number-columns-repeated="16383"/>
        </table:table-row>
        <table:table-row table:style-name="ro6">
          <table:table-cell office:value-type="string" calcext:value-type="string">
            <text:p>17.40 „Ekstrasensų mūšis”. 18.45 TV3 žinios. 19.00 „Savaitės komentarai”. 19.30 „Lietuvos talentai 2009”. 21.15 „Užsienietis”. Veiksmo f. 23.10 „Neperšaunamas”. Komedija. 0.45 „Vera Dreik”.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1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Broliai” (k). 12.10 „Rožių kerai” (k). 13.05 „H2O”. 13.35 „Rožinės panteros nuotykiai”.</text:p>
          </table:table-cell>
          <table:table-cell table:number-columns-repeated="16383"/>
        </table:table-row>
        <table:table-row table:style-name="ro2">
          <table:table-cell office:value-type="string" calcext:value-type="string">
            <text:p>14.05 „Padaužos bebriukai”. 14.35 „Kempiniukas”. 15.05 „Simpsonai”. 15.35 „Vargšė milijonierė”.</text:p>
          </table:table-cell>
          <table:table-cell table:number-columns-repeated="16383"/>
        </table:table-row>
        <table:table-row table:style-name="ro9">
          <table:table-cell office:value-type="string" calcext:value-type="string">
            <text:p>16.35 „Maištingoji siela”. 17.35 „Emilija”. 18.25 „Susitikime virtuvėje”. 18.45 TV3 žinios. 19.10 „Be grimo”. 20.10 „Gyvenimas yra gražus”. 21.00 „Moterys meluoja geriau”. 21.40 TV3 vakaro žinios. 21.58 „Loto 6”. Loterija. 22.00 „Nusivylusios namų šeimininkės”. 23.00 „CSI kriminalistai”.</text:p>
          </table:table-cell>
          <table:table-cell table:number-columns-repeated="16383"/>
        </table:table-row>
        <table:table-row table:style-name="ro1">
          <table:table-cell office:value-type="string" calcext:value-type="string">
            <text:p>0.00 „Eureka”. 0.50 „Peterburgo banditai”.</text:p>
          </table:table-cell>
          <table:table-cell table:number-columns-repeated="16383"/>
        </table:table-row>
        <table:table-row table:style-name="ro1">
          <table:table-cell office:value-type="string" calcext:value-type="string">
            <text:p>2009 12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1.00 „Lietuvos talentai 2009” (k). 12.40 „Mados reidas” (k). 13.05 „H2O”.</text:p>
          </table:table-cell>
          <table:table-cell table:number-columns-repeated="16383"/>
        </table:table-row>
        <table:table-row table:style-name="ro7">
          <table:table-cell office:value-type="string" calcext:value-type="string">
            <text:p>13.35 „Rožinės panteros nuotykiai”. 14.05 „Padaužos bebriukai”. 14.35 „Kempiniukas”. 15.05 „Simpsonai”. 15.35 „Vargšė milijonierė”. 16.35 „Maištingoji siela”. 17.35 „Emilija”. 18.25 „Susitikime virtuvėje”. 18.45 TV3 žinios. 19.10 „Prieš srovę”. 20.10 „Rožių kerai”. 21.00 „Moterys meluoja geriau”. 21.40 TV3 vakaro žinios. 21.58 „Loto 6”. Loterija. 22.00 „Kalėjimo bėgliai”. 23.00 „CSI kriminalistai”. 0.00 „Eurolygos apžvalga”. 0.05 „Eureka”. 0.55 „Peterburgo banditai”.</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12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0 „Be grimo” (k). 12.00 „Prieš srovę” (k). 13.05 „H2O”. 13.35 „Rožinės panteros nuotykiai”. 14.05 „Padaužos bebriukai”. 14.35 „Kempiniukas”. 15.05 „Simpsonai”. 15.35 „Vargšė milijonierė”. 16.35 „Maištingoji siela”. 17.35 „Emilija”. 18.25 „Susitikime virtuvėje”. 8.45 TV3 žinios. 19.10 „Akistata”. 20.10 „Dar pažiūrėsim&amp;”. 21.00 „Moterys meluoja geriau”. 21.40 TV3 vakaro žinios. 21.58 „Loto 6”. Loterija. 22.00 „Daktaras Hausas”. 23.00 „CSI kriminalistai”.</text:p>
          </table:table-cell>
          <table:table-cell table:number-columns-repeated="16383"/>
        </table:table-row>
        <table:table-row table:style-name="ro1">
          <table:table-cell office:value-type="string" calcext:value-type="string">
            <text:p>0.00 „Eureka”. 0.50 „Peterburgo banditai”.</text:p>
          </table:table-cell>
          <table:table-cell table:number-columns-repeated="16383"/>
        </table:table-row>
        <table:table-row table:style-name="ro1">
          <table:table-cell office:value-type="string" calcext:value-type="string">
            <text:p>2009 12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0 „Akistata” (k). 12.00 „Nuodėmių dešimtukas” (k). 13.05 „H2O”. 13.35 „Rožinės panteros nuotykiai”. 14.05 „Padaužos bebriukai”. 14.35 „Kempiniukas”. 15.05 „Simpsonai”. 15.35 „Vargšė milijonierė”. 16.35 „Maištingoji siela”. 17.35 „Emilija”. 18.25 „Susitikime virtuvėje”. 18.45 TV3 žinios. 19.10 „Nuodėmių dešimtukas”. 20.10 „TV antis”. 21.00 „Moterys meluoja geriau”. 21.40 TV3 vakaro žinios. 21.58 „Loto 6”. Loterija. 22.00 „Spec. būrys”.</text:p>
          </table:table-cell>
          <table:table-cell table:number-columns-repeated="16383"/>
        </table:table-row>
        <table:table-row table:style-name="ro1">
          <table:table-cell office:value-type="string" calcext:value-type="string">
            <text:p>23.00 „Kaulai”. 0.00 „Eureka”. 0.50 „Peterburgo banditai”.</text:p>
          </table:table-cell>
          <table:table-cell table:number-columns-repeated="16383"/>
        </table:table-row>
        <table:table-row table:style-name="ro1">
          <table:table-cell office:value-type="string" calcext:value-type="string">
            <text:p>2009 12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0.30 „Šok su manimi” (k). 14.05 „Padaužos bebriukai”. 14.35 „Kempiniukas”.</text:p>
          </table:table-cell>
          <table:table-cell table:number-columns-repeated="16383"/>
        </table:table-row>
        <table:table-row table:style-name="ro9">
          <table:table-cell office:value-type="string" calcext:value-type="string">
            <text:p>15.05 „Simpsonai”. 15.35 „Vargšė milijonierė”. 16.35 „Maištingoji siela”. 17.35 „Emilija”. 18.25 „Susitikime virtuvėje”. 18.45 TV3 žinios. 19.10 „Muzikinė karuselė”. 20.10 „Vienas namuose”. Komedija. 22.10 „Taksi”. Veiksmo f. 0.05 „Karingieji angelai”. Veiksmo f.</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12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ėlės Bratz”. 8.00 „‘Winx’ klubas”. 8.30 „Auklė”. 9.00 „Apie ūkį ir bites”. 9.30 „Mamyčių klubas”. 10.00 „Karatė berniukas”. 12.45 „Septyneri metai Tibete”. Biografinė drama. 15.35 „Santykių terapija”. 16.40 „Gyvenimas yra gražus” (k). 17.10 „Mados reidas”. 17.40 „Lietuvos perlai. Šauniausios damos rinkimai”. 18.45 TV3 žinios. 19.00 „Šok su manimi”. 22.15 „Džekas Hanteris ir prarastas Ugarito lobis”. Nuotykių f. 0.10 „Rudens legendos”. Drama.</text:p>
          </table:table-cell>
          <table:table-cell table:number-columns-repeated="16383"/>
        </table:table-row>
        <table:table-row table:style-name="ro1">
          <table:table-cell office:value-type="string" calcext:value-type="string">
            <text:p>2009 12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ėlės Bratz”. 8.00 „‘Winx’ klubas”. 8.30 „Auklė”. 9.00 „Sveikas žmogus”. 10.00 „Šoklusis bičiulis. Pasaulio čempionas „. 11.25 „Miško karys”. 13.25 „Žydroji pakrantė”. Nuotykių f. 15.35 „Santykių terapija”. 16.40 „Autopilotas”. 17.10 „Balsas.lt televizija”. 17.40 „Ekstrasensų mūšis”. 18.45 TV3 žinios. 19.00 „Savaitės komentarai”. 19.30 „Lietuvos talentai 2009”. Talentų konkursas. 21.15 „Gelbstint eilinį Rajaną”. Veiksmo. 0.30 „Tylus įniršis”. Veiksmo f.</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office:value-type="string" calcext:value-type="string">
            <text:p>2009 11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Broliai” (k). 12.10 „Rožių kerai” (k). 13.05 „H2O”. 13.35 „Rožinės panteros nuotykiai”.</text:p>
          </table:table-cell>
          <table:table-cell table:number-columns-repeated="16383"/>
        </table:table-row>
        <table:table-row table:style-name="ro2">
          <table:table-cell office:value-type="string" calcext:value-type="string">
            <text:p>14.05 „Padaužos bebriukai”. 14.35 „Kempiniukas”. 15.05 „Simpsonai”. 15.35 „Vargšė milijonierė”.</text:p>
          </table:table-cell>
          <table:table-cell table:number-columns-repeated="16383"/>
        </table:table-row>
        <table:table-row table:style-name="ro9">
          <table:table-cell office:value-type="string" calcext:value-type="string">
            <text:p>16.35 „Maištingoji siela”. 17.35 „Emilija”. 18.25 „Susitikime virtuvėje”. 18.45 TV3 žinios. 19.10 „Be grimo”. 20.10 „Gyvenimas yra gražus”. 21.00 „Moterys meluoja geriau”. 21.40 TV3 vakaro žinios. 21.58 „Loto 6”. Loterija. 22.00 „Nusivylusios namų šeimininkės”. 23.00 „CSI kriminalistai”.</text:p>
          </table:table-cell>
          <table:table-cell table:number-columns-repeated="16383"/>
        </table:table-row>
        <table:table-row table:style-name="ro1">
          <table:table-cell office:value-type="string" calcext:value-type="string">
            <text:p>0.00 „Eureka”. 0.50 „Peterburgo banditai”.</text:p>
          </table:table-cell>
          <table:table-cell table:number-columns-repeated="16383"/>
        </table:table-row>
        <table:table-row table:style-name="ro1">
          <table:table-cell office:value-type="string" calcext:value-type="string">
            <text:p>2009 12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1.00 „Lietuvos talentai 2009” (k). 12.40 „Mados reidas” (k). 13.05 „H2O”.</text:p>
          </table:table-cell>
          <table:table-cell table:number-columns-repeated="16383"/>
        </table:table-row>
        <table:table-row table:style-name="ro7">
          <table:table-cell office:value-type="string" calcext:value-type="string">
            <text:p>13.35 „Rožinės panteros nuotykiai”. 14.05 „Padaužos bebriukai”. 14.35 „Kempiniukas”. 15.05 „Simpsonai”. 15.35 „Vargšė milijonierė”. 16.35 „Maištingoji siela”. 17.35 „Emilija”. 18.25 „Susitikime virtuvėje”. 18.45 TV3 žinios. 19.10 „Prieš srovę”. 20.10 „Rožių kerai”. 21.00 „Moterys meluoja geriau”. 21.40 TV3 vakaro žinios. 21.58 „Loto 6”. Loterija. 22.00 „Kalėjimo bėgliai”. 23.00 „CSI kriminalistai”. 0.00 „Eurolygos apžvalga”. 0.05 „Eureka”. 0.55 „Peterburgo banditai”.</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12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0 „Be grimo” (k). 12.00 „Prieš srovę” (k). 13.05 „H2O”. 13.35 „Rožinės panteros nuotykiai”. 14.05 „Padaužos bebriukai”. 14.35 „Kempiniukas”. 15.05 „Simpsonai”. 15.35 „Vargšė milijonierė”. 16.35 „Maištingoji siela”. 17.35 „Emilija”. 18.25 „Susitikime virtuvėje”. 8.45 TV3 žinios. 19.10 „Akistata”. 20.10 „Dar pažiūrėsim&amp;”. 21.00 „Moterys meluoja geriau”. 21.40 TV3 vakaro žinios. 21.58 „Loto 6”. Loterija. 22.00 „Daktaras Hausas”. 23.00 „CSI kriminalistai”.</text:p>
          </table:table-cell>
          <table:table-cell table:number-columns-repeated="16383"/>
        </table:table-row>
        <table:table-row table:style-name="ro1">
          <table:table-cell office:value-type="string" calcext:value-type="string">
            <text:p>0.00 „Eureka”. 0.50 „Peterburgo banditai”.</text:p>
          </table:table-cell>
          <table:table-cell table:number-columns-repeated="16383"/>
        </table:table-row>
        <table:table-row table:style-name="ro1">
          <table:table-cell office:value-type="string" calcext:value-type="string">
            <text:p>2009 12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0 „Akistata” (k). 12.00 „Nuodėmių dešimtukas” (k). 13.05 „H2O”. 13.35 „Rožinės panteros nuotykiai”. 14.05 „Padaužos bebriukai”. 14.35 „Kempiniukas”. 15.05 „Simpsonai”. 15.35 „Vargšė milijonierė”. 16.35 „Maištingoji siela”. 17.35 „Emilija”. 18.25 „Susitikime virtuvėje”. 18.45 TV3 žinios. 19.10 „Nuodėmių dešimtukas”. 20.10 „TV antis”. 21.00 „Moterys meluoja geriau”. 21.40 TV3 vakaro žinios. 21.58 „Loto 6”. Loterija. 22.00 „Spec. būrys”.</text:p>
          </table:table-cell>
          <table:table-cell table:number-columns-repeated="16383"/>
        </table:table-row>
        <table:table-row table:style-name="ro1">
          <table:table-cell office:value-type="string" calcext:value-type="string">
            <text:p>23.00 „Kaulai”. 0.00 „Eureka”. 0.50 „Peterburgo banditai”.</text:p>
          </table:table-cell>
          <table:table-cell table:number-columns-repeated="16383"/>
        </table:table-row>
        <table:table-row table:style-name="ro1">
          <table:table-cell office:value-type="string" calcext:value-type="string">
            <text:p>2009 12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0.30 „Šok su manimi” (k). 14.05 „Padaužos bebriukai”. 14.35 „Kempiniukas”.</text:p>
          </table:table-cell>
          <table:table-cell table:number-columns-repeated="16383"/>
        </table:table-row>
        <table:table-row table:style-name="ro9">
          <table:table-cell office:value-type="string" calcext:value-type="string">
            <text:p>15.05 „Simpsonai”. 15.35 „Vargšė milijonierė”. 16.35 „Maištingoji siela”. 17.35 „Emilija”. 18.25 „Susitikime virtuvėje”. 18.45 TV3 žinios. 19.10 „Muzikinė karuselė”. 20.10 „Vienas namuose”. Komedija. 22.10 „Taksi”. Veiksmo f. 0.05 „Karingieji angelai”. Veiksmo f.</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12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ėlės Bratz”. 8.00 „‘Winx’ klubas”. 8.30 „Auklė”. 9.00 „Apie ūkį ir bites”. 9.30 „Mamyčių klubas”. 10.00 „Karatė berniukas”. 12.45 „Septyneri metai Tibete”. Biografinė drama. 15.35 „Santykių terapija”. 16.40 „Gyvenimas yra gražus” (k). 17.10 „Mados reidas”. 17.40 „Lietuvos perlai. Šauniausios damos rinkimai”. 18.45 TV3 žinios. 19.00 „Šok su manimi”. 22.15 „Džekas Hanteris ir prarastas Ugarito lobis”. Nuotykių f. 0.10 „Rudens legendos”. Drama.</text:p>
          </table:table-cell>
          <table:table-cell table:number-columns-repeated="16383"/>
        </table:table-row>
        <table:table-row table:style-name="ro1">
          <table:table-cell office:value-type="string" calcext:value-type="string">
            <text:p>2009 12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ėlės Bratz”. 8.00 „‘Winx’ klubas”. 8.30 „Auklė”. 9.00 „Sveikas žmogus”. 10.00 „Šoklusis bičiulis. Pasaulio čempionas „. 11.25 „Miško karys”. 13.25 „Žydroji pakrantė”. Nuotykių f. 15.35 „Santykių terapija”. 16.40 „Autopilotas”. 17.10 „Balsas.lt televizija”. 17.40 „Ekstrasensų mūšis”. 18.45 TV3 žinios. 19.00 „Savaitės komentarai”. 19.30 „Lietuvos talentai 2009”. Talentų konkursas. 21.15 „Gelbstint eilinį Rajaną”. Veiksmo. 0.30 „Tylus įniršis”. Veiksmo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2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Miško karys”. Nuotykių f. (k). 13.05 „H2O”. 13.35 „Rožinės panteros nuotykiai”. 14.05 „Padaužos bebriukai”. 14.35 „Kempiniukas”. 15.05 „Simpsonai”. 15.35 „Vargšė milijonierė”. 16.35 „Maištingoji siela”. 17.35 „Emilija”. 18.25 „Susitikime virtuvėje”. 18.45 TV3 žinios. 19.10 „Be grimo”. 20.10 „Gyvenimas yra gražus”. 21.00 „Moterys meluoja geriau”. 21.40 TV3 vakaro žinios. 21.58 „Loto 6”. Loterija. 22.00 „Nusivylusios namų šeimininkės”. 23.00 „CSI kriminalistai”. 0.00 „Eureka”. Drama. 0.50 „Peterburgo banditai”.</text:p>
          </table:table-cell>
          <table:table-cell table:number-columns-repeated="16383"/>
        </table:table-row>
        <table:table-row table:style-name="ro1">
          <table:table-cell office:value-type="string" calcext:value-type="string">
            <text:p>2009 12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Lietuvos talentai 2009” (k). 13.05 „H2O”. 13.35 „Rožinės panteros nuotykiai”. 14.05 „Padaužos bebriukai”. 14.35 „Kempiniukas”. 15.05 „Simpsonai”. 15.35 „Vargšė milijonierė”. 16.35 „Maištingoji siela”. 17.35 „Emilija”. 18.25 „Susitikime virtuvėje”. 18.45 TV3 žinios. 19.10 „Prieš srovę”. 20.10 „Rožių kerai”. 21.00 „Moterys meluoja geriau”. 21.40 TV3 vakaro žinios. 21.58 „Loto 6”. Loterija. 22.00 „Kalėjimo bėgliai”. 23.00 „CSI kriminalistai”. 0.00 „Eurolygos apžvalga”. 0.05 „Eureka”. Drama. 0.55 „Peterburgo banditai”.</text:p>
          </table:table-cell>
          <table:table-cell table:number-columns-repeated="16383"/>
        </table:table-row>
        <table:table-row table:style-name="ro1">
          <table:table-cell office:value-type="string" calcext:value-type="string">
            <text:p>2009 12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6">
          <table:table-cell office:value-type="string" calcext:value-type="string">
            <text:p>10.00 „Nemylimi”. 11.00 „Be grimo” (k). 12.00 „Prieš srovę” (k). 13.05 „H2O”. 13.35 „Rožinės panteros nuotykiai”. 14.05 „Padaužos bebriukai”. 14.35 „Kempiniukas”. 15.05 „Simpsonai”.</text:p>
          </table:table-cell>
          <table:table-cell table:number-columns-repeated="16383"/>
        </table:table-row>
        <table:table-row table:style-name="ro4">
          <table:table-cell office:value-type="string" calcext:value-type="string">
            <text:p>15.35 „Vargšė milijonierė”. 16.35 „Maištingoji siela”. 17.35 „Emilija”. 18.25 „Susitikime virtuvėje”. 18.45 TV3 žinios. 19.10 „Akistata”. 20.10 „Dar pažiūrėsim&amp;”. 21.00 „Moterys meluoja geriau”. 21.40 TV3 vakaro žinios. 21.58 „Loto 6”. Loterija. 22.00 „Daktaras Hausas”. 23.00 „CSI kriminalistai”. 0.00 „Eureka”. Drama. 0.50 „Peterburgo banditai”.</text:p>
          </table:table-cell>
          <table:table-cell table:number-columns-repeated="16383"/>
        </table:table-row>
        <table:table-row table:style-name="ro1">
          <table:table-cell office:value-type="string" calcext:value-type="string">
            <text:p>2009 12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Akistata” (k). 12.00 „Nuodėmių dešimtukas” (k). 13.05 „H2O”. 13.35 „Rožinės panteros nuotykiai”. 14.05 „Padaužos bebriukai”. 14.35 „Kempiniukas”. 15.05 Simpsonai”. 15.35 „Vargšė milijonierė”. 16.35 „Maištingoji siela”. 17.35 „Emilija”. 18.25 „Susitikime virtuvėje”. 18.45 TV3 žinios. 19.10 „Nuodėmių dešimtukas”. 20.10 „TV antis”. 21.00 „Moterys meluoja geriau”. 21.40 TV3 vakaro žinios. 21.58 „Loto 6”. Loterija. 22.00 „Spec. būrys”. 23.00 „Kaulai”. 0.00 „Eureka”. Drama. 0.50 „Peterburgo banditai”.</text:p>
          </table:table-cell>
          <table:table-cell table:number-columns-repeated="16383"/>
        </table:table-row>
        <table:table-row table:style-name="ro1">
          <table:table-cell office:value-type="string" calcext:value-type="string">
            <text:p>2009 12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1.00 „Šok su manimi” (k). 14.05 „Padaužos bebriukai”. 14.35 „Kempiniukas”.</text:p>
          </table:table-cell>
          <table:table-cell table:number-columns-repeated="16383"/>
        </table:table-row>
        <table:table-row table:style-name="ro4">
          <table:table-cell office:value-type="string" calcext:value-type="string">
            <text:p>15.05 „Simpsonai”. 15.35 „Vargšė milijonierė”. 16.35 „Maištingoji siela”. 17.35 „Emilija”. 18.25 „Susitikime virtuvėje”. 18.45 TV3 žinios. 19.10 „Muzikinė karuselė”. 20.10 „Vienas namuose 2: pasiklydęs Niujorke”. Komedija. 22.35 „Beverli Hilso policininkas”. Veiksmo f. 0.40 „O, broli, kur tu?” Komedija.</text:p>
          </table:table-cell>
          <table:table-cell table:number-columns-repeated="16383"/>
        </table:table-row>
        <table:table-row table:style-name="ro1">
          <table:table-cell office:value-type="string" calcext:value-type="string">
            <text:p>2009 12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35 „Yu-Gi-Oh! GX” 7.00 „Lėlės Bratz”. 8.00 „‘Winx’ klubas”. 8.30 „Auklė”. 9.00 „Apie ūkį ir bites”. 9.30 „Mamyčių klubas”. 10.00 „Karatė berniukas 2”. Nuotykių f 12.10 „Pingvinas Amundsenas”. Nuotykių f. 13.55 „Šuolis nuo Klauseno molo”. Drama. 15.35 „Santykių terapija”.</text:p>
          </table:table-cell>
          <table:table-cell table:number-columns-repeated="16383"/>
        </table:table-row>
        <table:table-row table:style-name="ro9">
          <table:table-cell office:value-type="string" calcext:value-type="string">
            <text:p>16.40 „Gyvenimas yra gražus” (k). 17.10 „Mados reidas”. 17.40 „Lietuvos perlai. Šauniausios damos rinkimai”. 18.45 TV3 žinios. 19.00 „Šok su manimi”. 22.00 „Džekas Hanteris ir ir Achenateno kapo ieškojimas”. Nuotykių f. 23.55 „Tie žavūs žirgai”. Drama.</text:p>
          </table:table-cell>
          <table:table-cell table:number-columns-repeated="16383"/>
        </table:table-row>
        <table:table-row table:style-name="ro1">
          <table:table-cell office:value-type="string" calcext:value-type="string">
            <text:p>2009 12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ėlės Bratz”. 8.00 „‘Winx’ klubas”. 8.30 „Auklė”. 9.00 „Sveikas žmogus”. 10.00 „Storulis Albertas”. Komedija. 11.45 „Mėlynas drugelis”. Nuotykių f. 13.50 „Maža paslaptis”. Komedija. 15.35 „Santykių terapija”. 16.40 „Autopilotas”. 17.10 „Balsas.lt televizija”. 17.40 „Ekstrasensų mūšis”. 18.45 TV3 žinios. 19.00 „Savaitės komentarai”. 19.30 „Lietuvos talentai 2009”. 21.15 „Saulės ašaros”. Veiksmo f. 23.40 „Už grotų”.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2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Mėlynas drugelis”. Nuotykių f. (k). 13.05 „H2O”. 13.35 „Rožinės panteros nuotykiai”. 14.05 „Padaužos bebriukai”. 14.35 „Kempiniukas”. 15.05 „Simpsonai”. 15.35 „Vargšė milijonierė”. 16.35 „Svetimas veidas”. 17.35 „Emilija”. 18.25 „Susitikime virtuvėje”. 18.45 TV3 žinios. 19.10 „Be grimo”. 20.10 „Gyvenimas yra gražus”. 21.00 „Moterys meluoja geriau”. 21.40 TV3 vakaro žinios. 21.58 „Loto 6”. Loterija. 22.00 „Nusivylusios namų šeimininkės”. 23.00 „CSI Majamis”. 0.00 „Eureka”. 0.50 „Peterburgo banditai”.</text:p>
          </table:table-cell>
          <table:table-cell table:number-columns-repeated="16383"/>
        </table:table-row>
        <table:table-row table:style-name="ro1">
          <table:table-cell office:value-type="string" calcext:value-type="string">
            <text:p>2009 12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Lietuvos talentai 2009” (k). 13.05 „H2O”. 13.35 „Rožinės panteros nuotykiai”. 14.05 „Padaužos bebriukai”. 14.35 „Kempiniukas”. 15.05 „Simpsonai”. 15.35 „Vargšė milijonierė”. 16.35 „Svetimas veidas”. 17.35 „Emilija”. 18.25 „Susitikime virtuvėje”. 18.45 TV3 žinios. 19.10 „Prieš srovę”. 20.10 „Rožių kerai”. 21.00 „Moterys meluoja geriau”. 21.40 TV3 vakaro žinios. 21.58 „Loto 6”. Loterija. 22.00 „Kalėjimo bėgliai”. 23.00 „CSI kriminalistai”. 0.00 „Eurolygos apžvalga”. 0.05 „Andželos akys”. 0.55 „Peterburgo banditai”.</text:p>
          </table:table-cell>
          <table:table-cell table:number-columns-repeated="16383"/>
        </table:table-row>
        <table:table-row table:style-name="ro1">
          <table:table-cell office:value-type="string" calcext:value-type="string">
            <text:p>2009 12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0 „Be grimo” (k). 12.00 „Prieš srovę” (k). 13.05 „H2O”. 13.35 „Rožinės panteros nuotykiai”. 14.05 „Padaužos bebriukai”. 14.35 „Kempiniukas”. 15.05 „Simpsonai”. 15.35 „Vargšė milijonierė”. 16.35 „Svetimas veidas”. 17.35 „Emilija”. 18.25 „Susitikime virtuvėje”. 18.45 TV3 žinios. 19.10 „Akistata”. 20.10 „Dar pažiūrėsim&amp;”. 21.00 „Moterys meluoja geriau”. 21.40 TV3 vakaro žinios. 21.58 „Loto 6”. Loterija. 22.00 „Daktaras Hausas”. 23.00 „CSI Niujorkas”. 0.00 „Andželos akys”. 0.50 „Peterburgo banditai”.</text:p>
          </table:table-cell>
          <table:table-cell table:number-columns-repeated="16383"/>
        </table:table-row>
        <table:table-row table:style-name="ro1">
          <table:table-cell office:value-type="string" calcext:value-type="string">
            <text:p>2009 12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0 „Akistata” (k). 12.00 „Nuodėmių dešimtukas” (k). 13.05 „H2O”. 13.35 „Rožinės panteros nuotykiai”. 14.05 „Padaužos bebriukai”. 14.35 „Kempiniukas”. 15.05 „Simpsonai”. 15.35 „Vargšė milijonierė”. 16.35 „Svetimas veidas”. Drama. 17.35 „Emilija”. 18.25 „Susitikime virtuvėje”. 18.45 TV3 žinios. 19.10 „Nuodėmių dešimtukas20.10 „TV antis”. 21.00 „Moterys meluoja geriau”. 21.40 TV3 vakaro žinios. 21.58 „Loto 6”. Loterija. 22.00 „Spec. būrys”.</text:p>
          </table:table-cell>
          <table:table-cell table:number-columns-repeated="16383"/>
        </table:table-row>
        <table:table-row table:style-name="ro1">
          <table:table-cell office:value-type="string" calcext:value-type="string">
            <text:p>23.00 „Kaulai”. 0.00 „Andželos akys”. 0.50 „Peterburgo banditai”.</text:p>
          </table:table-cell>
          <table:table-cell table:number-columns-repeated="16383"/>
        </table:table-row>
        <table:table-row table:style-name="ro1">
          <table:table-cell office:value-type="string" calcext:value-type="string">
            <text:p>2009 12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1.00 „Šok su manimi” (k). 14.05 „Padaužos bebriukai”. 14.35 „Kempiniukas”.</text:p>
          </table:table-cell>
          <table:table-cell table:number-columns-repeated="16383"/>
        </table:table-row>
        <table:table-row table:style-name="ro9">
          <table:table-cell office:value-type="string" calcext:value-type="string">
            <text:p>15.05 „Simpsonai”. 15.35 „Vargšė milijonierė”. 16.35 „Svetimas veidas”. 17.35 „Emilija”. 18.25 „Susitikime virtuvėje”. 18.45 TV3 žinios. 19.10 „Muzikinė karuselė”. 20.10 „Vienas namuose 3”. Komedija. 22.10 „Beverli Hilso policininkas 2”. Komedija. 0.10 „Konanas – barbaras”. Nuotykių f.</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09 12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6">
          <table:table-cell office:value-type="string" calcext:value-type="string">
            <text:p>6.35 „Yu-Gi-Oh! GX” 7.00 „Lėlės Bratz”. 8.00 „‘Winx’ klubas”. 8.30 „Auklė”. 9.00 „Apie ūkį ir bites”. 9.30 „Mamyčių klubas”. 10.00 „Karatė berniukas 3”. Nuotykių f. 12.30 „Ozis”. Nuotykių f.</text:p>
          </table:table-cell>
          <table:table-cell table:number-columns-repeated="16383"/>
        </table:table-row>
        <table:table-row table:style-name="ro4">
          <table:table-cell office:value-type="string" calcext:value-type="string">
            <text:p>14.10 „Gyvenimas pagal jį”. Komedija. 16.10 „Juokingiausi Amerikos namų vaizdeliai”. 16.40 „Gyvenimas yra gražus” (k). 17.10 „Lietuvos perlai. Šauniausios damos rinkimai”. 18.45 TV3 žinios. 18.58 Lietuvos kaimo naujienos. 19.00 „Šok su manimi”. 22.00 „Džekas Hanteris ir ‘Dangaus žvaigždė'”. Nuotykių f. 23.55 „Mano Afrika”. Drama.</text:p>
          </table:table-cell>
          <table:table-cell table:number-columns-repeated="16383"/>
        </table:table-row>
        <table:table-row table:style-name="ro1">
          <table:table-cell office:value-type="string" calcext:value-type="string">
            <text:p>2009 12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5 „Yu-Gi-Oh! GX” 7.00 „Vėžliukai nindzės”. 7.30 „Smalsutė Dora”. 8.00 „‘Winx’ klubas”.</text:p>
          </table:table-cell>
          <table:table-cell table:number-columns-repeated="16383"/>
        </table:table-row>
        <table:table-row table:style-name="ro9">
          <table:table-cell office:value-type="string" calcext:value-type="string">
            <text:p>8.30 „Auklė”. 9.00 „Sveikas žmogus”. 10.00 „Naujoji karatė legenda”. Veiksmo f. 12.10 „Vejantis gražuoliuką”. Komedija. 13.40 „Plevėsa Helas”. Komedija. 15.50 „Rožių kerai” (k). 16.40 „Autopilotas”. 17.10 „Balsas.lt televizija”. 17.40 „Nuodėmių dešimtukas” (k). 18.45 TV3 žinios.</text:p>
          </table:table-cell>
          <table:table-cell table:number-columns-repeated="16383"/>
        </table:table-row>
        <table:table-row table:style-name="ro6">
          <table:table-cell office:value-type="string" calcext:value-type="string">
            <text:p>19.00 „Savaitės komentarai”. 19.30 „Lietuvos talentai 2009”. 21.15 „Terminatorius 3. Mašinų prisikėlimas”. Veiksmo f. 23.20 „Laukinės aistros 3. Aistros dėl deimantų”. Veiksmo f. 0.55 „Šalin meilę”. Komedija.</text:p>
          </table:table-cell>
          <table:table-cell table:number-columns-repeated="16383"/>
        </table:table-row>
        <table:table-row table:style-name="ro1">
          <table:table-cell table:style-name="Default"/>
          <table:table-cell table:number-columns-repeated="16383"/>
        </table:table-row>
        <table:table-row table:style-name="ro1">
          <table:table-cell office:value-type="string" calcext:value-type="string">
            <text:p>2009 12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5 „Vejantis gražuoliuką”. Komedija (k). 12.35 „Juokingiausi Amerikos namų vaizdeliai” (k). 13.05 „H2O”. 13.35 „Rožinės panteros nuotykiai”. 14.05 „Padaužos bebriukai”. Komedija. 14.35 „Kempiniukas”. 15.05 „Simpsonai”. 15.35 „Vargšė milijonierė”. 16.35 „Svetimas veidas”. 17.35 „Emilija”. 18.25 „Susitikime virtuvėje”. 18.45 TV3 žinios. 19.10 „Be grimo”. 20.10 „Gyvenimas yra gražus”. 21.00 „Moterys meluoja geriau”. 21.40 TV3 vakaro žinios.</text:p>
          </table:table-cell>
          <table:table-cell table:number-columns-repeated="16383"/>
        </table:table-row>
        <table:table-row table:style-name="ro2">
          <table:table-cell office:value-type="string" calcext:value-type="string">
            <text:p>21.58 „Loto 6”. Loterija. 22.00 „Nusivylusios namų šeimininkės”. 23.00 „Kalėdinės vestuvės”. Komedija. 0.40 „Peterburgo banditai”.</text:p>
          </table:table-cell>
          <table:table-cell table:number-columns-repeated="16383"/>
        </table:table-row>
        <table:table-row table:style-name="ro1">
          <table:table-cell office:value-type="string" calcext:value-type="string">
            <text:p>2009 12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10 „Lietuvos talentai 2009” (k). 13.05 „H2O”. 13.35 „Rožinės panteros nuotykiai”. 14.05 „Padaužos bebriukai”. Komedija. 14.35 „Kempiniukas”. 15.05 „Simpsonai”. 15.35 „Vargšė milijonierė”. 16.35 „Svetimas veidas”. 17.35 „Emilija”. 18.25 „Susitikime virtuvėje”. 18.45 TV3 žinios. 19.10 „Prieš srovę”. 20.10 „Rožių kerai”. 21.00 „Moterys meluoja geriau”. 21.40 TV3 vakaro žinios. 21.58 „Loto 6”. Loterija. 22.00 „Kalėjimo bėgliai”. 23.00 „Kietas riešutėlis”. Trileris. 1.40 „Peterburgo banditai”.</text:p>
          </table:table-cell>
          <table:table-cell table:number-columns-repeated="16383"/>
        </table:table-row>
        <table:table-row table:style-name="ro1">
          <table:table-cell office:value-type="string" calcext:value-type="string">
            <text:p>2009 12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5 „Be grimo” (k). 12.05 „Prieš srovę” (k). 13.05 „H2O”. 13.35 „Rožinės panteros nuotykiai”. 14.05 „Padaužos bebriukai”. 14.35 „Kempiniukas”. 15.05 „Simpsonai”. 15.35 „Vargšė milijonierė”. 16.35 „Svetimas veidas”. 17.35 „Emilija”. 18.25 „Susitikime virtuvėje”. 18.45 TV3 žinios. 19.10 „Akistata”. 20.10 „Dar pažiūrėsim&amp;”. 21.00 „Moterys meluoja geriau”. 21.40 TV3 vakaro žinios. 21.58 „Loto 6”. Loterija. 22.00 „Daktaras Hausas”. 23.00 „Kietas riešutėlis 2”. Veiksmo f. 1.20 „Peterburgo banditai</text:p>
          </table:table-cell>
          <table:table-cell table:number-columns-repeated="16383"/>
        </table:table-row>
        <table:table-row table:style-name="ro1">
          <table:table-cell office:value-type="string" calcext:value-type="string">
            <text:p>2009 12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55 „Kempiniukas” (k). 7.25 „Simpsonai” (k). 7.55 „Burtininkai ir milžinai”. Animacinis f. 9.25 „Kerolo Kalėdos”. Komedija. 11.05 „Vejantis Kalėdas”. Komedija. 12.35 „Kalėdų norai”. Nuotykių f. 14.15 „Kaip mama bučiavo Kalėdų Senelį”. Komedija. 15.55 „Ponia Dautfajė”. Komedija. 18.25 „Susitikime virtuvėje”. 18.45 TV3 žinios. 19.00 „Šrekas. Kalėdų bumas”. Animacinis f. 19.20 „Šrekas Trečiasis”. Animacinė komedija. Nuotykių f. 0.10 „Mano geriausio draugo vestuvės”. Komedija.</text:p>
          </table:table-cell>
          <table:table-cell table:number-columns-repeated="16383"/>
        </table:table-row>
        <table:table-row table:style-name="ro1">
          <table:table-cell office:value-type="string" calcext:value-type="string">
            <text:p>2009 12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0 „Stebuklingas Eivos nuotykis”. Nuotykių f. 8.25 „Šrekas Trečiasis”. Animacinė komedija (k).</text:p>
          </table:table-cell>
          <table:table-cell table:number-columns-repeated="16383"/>
        </table:table-row>
        <table:table-row table:style-name="ro7">
          <table:table-cell office:value-type="string" calcext:value-type="string">
            <text:p>10.00 „Išsipildymo akcija 2009”. 10.10 „Kalėdų pinklės”. Nuotykių f.  11.50 „Išsipildymo akcija 2009”. 12.15 „Nykštukas Nosis”. Animacinis f. 13.45 „Išsipildymo akcija 2009”. 14.10 „Kaip Grinčas Kalėdas vogė”. Komedija. 16.10 „Išsipildymo akcija 2009”. 16.30 „Vienas namuose 4”. Komedija. 18.05 „Išsipildymo akcija 2009”. 18.25 „Susitikime virtuvėje”. 18.45 TV3 žinios. 19.00 „Išsipildymo akcijos 2009” labdaros koncertas. 0.00 „Džo Bleko viešnagė”. Drama.</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 </text:p>
          </table:table-cell>
          <table:table-cell table:number-columns-repeated="16383"/>
        </table:table-row>
        <table:table-row table:style-name="ro1">
          <table:table-cell table:style-name="ce1" office:value-type="string" calcext:value-type="string">
            <text:p>2009 12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40 „Oi, tos Kalėdos!”. Komedija. 8.35 „Nesibaigiančios Kalėdos”. Komedija. 10.15 „Kalėdų belaukiant”. Nuotykių f. 12.15 „Vadinkite mane Kalėdų seneliu”. Komedija. 13.55 „Betovenas 4”. Komedija. 15.35 „Alioša Popovičius ir Slibinas Tugorius”. 17.05 „Išdykėlis Danstonas”. Komedija.</text:p>
          </table:table-cell>
          <table:table-cell table:number-columns-repeated="16383"/>
        </table:table-row>
        <table:table-row table:style-name="ro2">
          <table:table-cell office:value-type="string" calcext:value-type="string">
            <text:p>18.45 TV3 žinios. 19.00 „Šok su manimi”. 22.30 „Ilgai ir laimingai: Pelenės istorija”. Komedija. 1.00 „Sveika, sužadėtine!” Komedija.</text:p>
          </table:table-cell>
          <table:table-cell table:number-columns-repeated="16383"/>
        </table:table-row>
        <table:table-row table:style-name="ro1">
          <table:table-cell office:value-type="string" calcext:value-type="string">
            <text:p>2009 12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7.10 „Kai aš užaugsiu”. Fantastinis f. 8.20 „Pakvaišęs dėl Kalėdų”. Nuotykių f. 10.05 „Šrekas. Kalėdų bumas”. Animacinis f. (k). 10.25 „Gyvenimas su Maikiu”. Komedija. 12.05 „Kalėdinės išdaigos”. Komedija. 13.45 „Bethovenas 5”. Komedija. 15.25 „Slibinas Goriničius ir Dobrinia Nikitičius”. Animacinis f. 16.45 „Milijonas šventinių lempučių”. Komedija. 18.45 TV3 žinios.</text:p>
          </table:table-cell>
          <table:table-cell table:number-columns-repeated="16383"/>
        </table:table-row>
        <table:table-row table:style-name="ro2">
          <table:table-cell office:value-type="string" calcext:value-type="string">
            <text:p>19.00 „Lietuvos talentai 2009”. 21.00 „Indiana Džounsas ir krištolo kaukolės karalystė”. Nuotykių f. 23.40 „Bebaimi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09 12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45 „Kai aš užaugsiu”. Fantastinis f. (k). 7.55 „Zoro. Špaga ir rožė”. 8.55 „Meilės sūkuryje”.10.00 „Nemylimi”. 11.05 „Milijonas šventinių lempučių”. Komedija (k). 13.05 „H2O”. 13.35 „Rožinės panteros nuotykiai”. 14.05 „Padaužos bebriukai”. Komedija. 14.35 „Kempiniukas”. 15.05 „Simpsonai”. 15.35 „Vargšė milijonierė”. 16.35 „Svetimas veidas”. 17.35 „Emilija”. 18.25 „Susitikime virtuvėje”. 18.45 TV3 žinios. 19.10 „Be grimo”. 20.10 „Gyvenimas yra gražus”. 21.00 „Moterys meluoja geriau”. 21.40 TV3 vakaro žinios. 21.58 „Loto 6”. Loterija. 22.00 „Nusivylusios namų šeimininkės”. 23.00 „Kalėdos dviems”. Komedija. 0.40 „Peterburgo banditai”.</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12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5 „Slibinas Goriničius ir Dobrinia Nikitičius”. Animacinis f. (k). 12.30 „Juokingiausi Amerikos namų vaizdeliai”. 13.05 „H2O”. 13.35 „Rožinės panteros nuotykiai”. 14.05 „Padaužos bebriukai”. 14.35 „Kempiniukas”. 15.05 „Simpsonai”. 15.35 „Vargšė milijonierė”. 16.35 „Svetimas veidas”. 17.35 „Emilija”. 18.25 „Susitikime virtuvėje”. 18.45 TV3 žinios. 19.10 „Prieš srovę”. 20.10 „Rožių kerai”. 21.00 „Moterys meluoja geriau”. 21.40 TV3 vakaro žinios. 21.58 „Loto 6”. 22.00 „Kalėjimo bėgliai”. 23.00 „Tvirtovė 2: Sugrįžimas”. Veiksmo f. 0.55 „Peterburgo banditai”.</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09 12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7">
          <table:table-cell office:value-type="string" calcext:value-type="string">
            <text:p>10.00 „Nemylimi”. 11.05 „Be grimo” (k). 12.05 „Prieš srovę” (k). 13.05 „H2O”. 13.35 „Rožinės panteros nuotykiai”. 14.05 „Padaužos bebriukai”. 14.35 „Kempiniukas”. 15.05 „Simpsonai”. 15.35 „Vargšė milijonierė”. 16.35 „Svetimas veidas”. 17.35 „Emilija”. 18.25 „Susitikime virtuvėje”. 18.45 TV3 žinios. 19.10 „Akistata”. 20.10 „Dar pažiūrėsim…”. 21.00 „Moterys meluoja geriau”. 21.40 TV3 vakaro žinios. 21.58 „Loto 6”. 22.00 „Daktaras Hausas”. 23.00 „Ugnies linijoje”. Trileris. 1.30 „Peterburgo banditai”.</text:p>
          </table:table-cell>
          <table:table-cell table:number-columns-repeated="16383"/>
        </table:table-row>
        <table:table-row table:style-name="ro1">
          <table:table-cell office:value-type="string" calcext:value-type="string">
            <text:p>2009 12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0 „Elka”. Animacinis f. 8.05 „Pramuštgalviai iškylauja”. 9.30 „Belaisvis medyje”. Nuotykių f. 11.10 „Kaštonas. Centrinio parko didvyris”. Komedija. 12.45 „Misteris Magu”. Komedija. 14.25 „Bratz filmas”. Komedija. 16.25 „Nuleist periskopą!” Komedija. 18.25 „Susitikime virtuvėje”. 18.45 TV3 žinios. 19.00 „Palikimas. Kareivio giminės istorija”. Muzikinis f. 20.50 „Užkerėtoji”. Komedija. 22.55 „Naujieji metai tarp senų pažįstamų”. 0.30 „Likimo ironija, arba Po pirties”.  Komedija.</text:p>
          </table:table-cell>
          <table:table-cell table:number-columns-repeated="16383"/>
        </table:table-row>
        <table:table-row table:style-name="ro1">
          <table:table-cell office:value-type="string" calcext:value-type="string">
            <text:p>2010 01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55 „Kaštonas. Centrinio parko didvyris”. Komedija (k). 8.25 „Princesė Gulbė. Užburtojo lobio paslaptis”. Animacinis f. 9.40 „Laukinis kraštas”. Nuotykių f. 11.40 „Beverli Hilso Būrys”. Komedija. 13.40 „Žaislų istorija”. Animacinis f. 15.05 „Beždžionėlė šnipė”. Nuotykių f. 16.35 „Jaunavedžiai”. Komedija. 18.25 „Susitikime virtuvėje”. 18.45 TV3 žinios. 19.00 „Narnijos kronikos: liūtas, burtininkė ir drabužių spinta”. Nuotykių f. 21.40 „Mergina iš Džersio”. Komedija.</text:p>
          </table:table-cell>
          <table:table-cell table:number-columns-repeated="16383"/>
        </table:table-row>
        <table:table-row table:style-name="ro1">
          <table:table-cell office:value-type="string" calcext:value-type="string">
            <text:p>23.40 „Kelionė į Ameriką”. Komedija.</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10 01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35 „Mergina iš Džersio”. Komedija (k). 8.25 „Bebė – mažoji burtininkė”. Komedija. 10.20 „Mamyčių klubas”. 10.50 „Šok su manimi” (k). 14.20 „Skruzdėliukas Z”. Animacinis f. 15.45 „Karštos galvos”. Komedija. 17.15 „Daktaras Dolitlis”. Komedija. 18.45 TV3 žinios. 19.00 „Gilus sukrėtimas”. Veiksmo f. 21.15 „Didingiausias filmas”. Komedija. 22.45 „Hadsono vanagas”. Veiksmo f. 0.40 „Nelemtą valandą”. Drama.</text:p>
          </table:table-cell>
          <table:table-cell table:number-columns-repeated="16383"/>
        </table:table-row>
        <table:table-row table:style-name="ro5">
          <table:table-cell table:number-columns-repeated="16384"/>
        </table:table-row>
        <table:table-row table:style-name="ro1">
          <table:table-cell table:style-name="ce1" office:value-type="string" calcext:value-type="string">
            <text:p>2010 01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7.20 „Gilus sukrėtimas”. Veiksmo f. (k). 9.25 „Bebė ir mėlynųjų pelėdų paslaptis”. Komedija. 11.35 „Lietuvos talentai 2009” (k). 13.35 „Gamtos jėgos”. Komedija. 15.35 „Karštos galvos! 2” Komedija. 17.10 „Daktaras Dolitlis 2”. Komedija. 18.45 TV3 žinios. 19.00 „Savaitės komentarai”. 19.30 „Operacija Y ir kiti Šuriko nuotykiai”. Komedija. 21.25 „Universalus karys. Sugrįžimas”. Veiksmo f. 22.55 „Laiko įkaitai”. Veiksmo f. 1.10 „Įsakymai”.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1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20 „Elka”. Animacinis f. (k). 7.55 „Zoro. Špaga ir rožė”. 8.55 „Meilės sūkuryje”. 10.00 „Nemylimi”. 11.05 „Gamtos jėgos”. Komedija (k). 13.05 „H2O”. 13.35 „Rožinės panteros nuotykiai”. 14.05 „Padaužos bebriukai”. 14.35 „Kempiniukas”. 15.05 „Simpsonai”. 15.35 „Vargšė milijonierė”. 16.35 „Svetimas veidas”. 17.40 „Naisių vasara”. 18.25 „Susitikime virtuvėje”. 18.45 TV3 žinios. 19.10 „Amžini jausmai”. 19.40 „Be grimo”. 20.30 „Gyvenimas yra gražus”. 21.10 „Moterys meluoja geriau”. 21.45 TV3 vakaro žinios. 21.58 „Loto 6”. Loterija. 22.00 „Nusivylusios namų šeimininkės”. 23.00 „CSI Majamis”. 0.00 „Andželos akys”. 0.50 „Peterburgo banditai”.</text:p>
          </table:table-cell>
          <table:table-cell table:number-columns-repeated="16383"/>
        </table:table-row>
        <table:table-row table:style-name="ro1">
          <table:table-cell office:value-type="string" calcext:value-type="string">
            <text:p>2010 01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2">
          <table:table-cell office:value-type="string" calcext:value-type="string">
            <text:p>10.00 „Nemylimi”. 11.05 „Operacija Y ir kiti Šuriko nuotykiai”. Komedija (k). 13.05 „H2O”.</text:p>
          </table:table-cell>
          <table:table-cell table:number-columns-repeated="16383"/>
        </table:table-row>
        <table:table-row table:style-name="ro7">
          <table:table-cell office:value-type="string" calcext:value-type="string">
            <text:p>13.35 „Rožinės panteros nuotykiai”. 14.05 „Padaužos bebriukai”. 14.35 „Kempiniukas”. 15.05 „Simpsonai”. 15.35 „Vargšė milijonierė”. 16.35 „Svetimas veidas”. 17.40 „Naisių vasara”. 18.25 „Susitikime virtuvėje”. 18.45 TV3 žinios. 19.10 „Amžini jausmai”. 19.40 „Prieš srovę”. 20.30 „3-ias butas”. 21.10 „Moterys meluoja geriau”. 21.45 TV3 vakaro žinios. 21.58 „Loto 6”. Loterija. 22.00 „Kalėjimo bėgliai”. 23.00 „CSI kriminalistai”. 0.00 „Eurolygos apžvalga”. 0.05 „Andželos akys”.</text:p>
          </table:table-cell>
          <table:table-cell table:number-columns-repeated="16383"/>
        </table:table-row>
        <table:table-row table:style-name="ro1">
          <table:table-cell office:value-type="string" calcext:value-type="string">
            <text:p>0.55 „Peterburgo banditai”.</text:p>
          </table:table-cell>
          <table:table-cell table:number-columns-repeated="16383"/>
        </table:table-row>
        <table:table-row table:style-name="ro1">
          <table:table-cell office:value-type="string" calcext:value-type="string">
            <text:p>2010 01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6">
          <table:table-cell office:value-type="string" calcext:value-type="string">
            <text:p>10.00 „Nemylimi”. 11.05 „Be grimo” (k). 11.55 „Prieš srovę” (k). 12.45 „Juokingiausi Amerikos namų vaizdeliai”. 13.05 „H2O”. 13.35 „Rožinės panteros nuotykiai”. 14.05 „Padaužos bebriukai”.</text:p>
          </table:table-cell>
          <table:table-cell table:number-columns-repeated="16383"/>
        </table:table-row>
        <table:table-row table:style-name="ro5">
          <table:table-cell office:value-type="string" calcext:value-type="string">
            <text:p>14.35 „Kempiniukas”. 15.05 „Simpsonai”. 15.35 „Vargšė milijonierė”. 16.35 „Svetimas veidas”. 17.40 „Naisių vasara”. 18.25 „Susitikime virtuvėje”. 18.45 TV3 žinios. 19.10 „Amžini jausmai”. 19.40 „Akistata”. 20.30 „Dar pažiūrėsim… ” 21.10 „Moterys meluoja geriau”. 21.45 TV3 vakaro žinios. 21.58 „Loto 6”. Loterija. 22.00 „Melo teorija”. 23.00 „CSI Niujorkas”. 0.00 „Andželos akys”. 0.50 „Apaštalas”.</text:p>
          </table:table-cell>
          <table:table-cell table:number-columns-repeated="16383"/>
        </table:table-row>
        <table:table-row table:style-name="ro1">
          <table:table-cell office:value-type="string" calcext:value-type="string">
            <text:p>2010 01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10">
          <table:table-cell office:value-type="string" calcext:value-type="string">
            <text:p>10.00 „Nemylimi”. 11.05 „Palikimas. Kareivio giminės istorija”. Muzikinis f. (k). 12.45 „Juokingiausi Amerikos namų vaizdeliai”. 13.05 „H2O”. 13.35 „Rožinės panteros nuotykiai”. 14.05 „Padaužos bebriukai”. 14.35 „Kempiniukas”. 15.05 „Simpsonai”. 15.35 „Vargšė milijonierė”. 16.35 „Svetimas veidas”. 17.40 „Naisių vasara”. 18.25 „Susitikime virtuvėje”. 18.45 TV3 žinios. 19.10 „Amžini jausmai”. 19.40 „Nuodėmių dešimtukas”. 20.30 „Farai”. 21.10 „Moterys meluoja geriau”. 21.45 TV3 vakaro žinios. 21.58 „Loto 6”. Loterija. 22.00 „Spec. būrys”. 23.00 „Kaulai”. 0.00 „Andželos akys”. 0.50 „Apaštalas”.</text:p>
          </table:table-cell>
          <table:table-cell table:number-columns-repeated="16383"/>
        </table:table-row>
        <table:table-row table:style-name="ro1">
          <table:table-cell office:value-type="string" calcext:value-type="string">
            <text:p>2010 01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Kempiniukas” (k). 7.25 „Simpsonai” (k). 7.55 „Zoro. Špaga ir rožė”. 8.55 „Meilės sūkuryje”.</text:p>
          </table:table-cell>
          <table:table-cell table:number-columns-repeated="16383"/>
        </table:table-row>
        <table:table-row table:style-name="ro8">
          <table:table-cell office:value-type="string" calcext:value-type="string">
            <text:p>10.00 „Nemylimi”. 11.05 „Jaunasis Heraklis”. Fantastinis f. (k). 12.45 „Juokingiausi Amerikos namų vaizdeliai”. 13.05 „H2O”. 13.35 „Rožinės panteros nuotykiai”. 14.05 „Padaužos bebriukai”. Komedija. 14.35 „Avataras”. 15.05 „Simpsonai”. 15.35 „Vargšė milijonierė”. 16.35 „Svetimas veidas”. 17.40 „Naisių vasara”. 18.25 „Susitikime virtuvėje”. 18.45 TV3 žinios. 19.10 „Muzikinė karuselė”. 20.10 „Peliukas Stiuartas Litlis”. Komedija. 21.40 „Laukiniai šernai”. Komedija. 23.35 „Suvesti sąskaitas”. Trileris.</text:p>
          </table:table-cell>
          <table:table-cell table:number-columns-repeated="16383"/>
        </table:table-row>
        <table:table-row table:style-name="ro1">
          <table:table-cell office:value-type="string" calcext:value-type="string">
            <text:p>2010 01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5 „Yu-Gi-Oh! GX”. 7.00 „Vėžliukai nindzės”. 7.30 „Smalsutė Dora”. 8.00 „‘Winx’ klubas”.</text:p>
          </table:table-cell>
          <table:table-cell table:number-columns-repeated="16383"/>
        </table:table-row>
        <table:table-row table:style-name="ro7">
          <table:table-cell office:value-type="string" calcext:value-type="string">
            <text:p>8.30 „Auklė”. Komedija. 9.00 „Apie ūkį ir bites”. 9.30 „Mamyčių klubas”. 10.00 „Juodasis katilas”. Animacinis f. 11.30 „Ji nesuvaldoma”. Komedija. 13.25 „Kaip tvarkyti reikalus”. Komedija. 15.35 „Juokingiausi Amerikos namų vaizdeliai”. 15.50 „Gyvenimas yra gražus” (k). 16.30 „3-ias butas” (k). 17.10 „Mados reidas”. 17.40 „Asistentai”. 18.10 „Moterų alėja”. 18.45 TV3 žinios. 19.00 „Šok su manimi”. 21.00 „Naujieji metai tarp senų pažįstamų” (k). 22.30 „Iksmenai 2”. 1.00 „Svajonių laukas”. Drama.</text:p>
          </table:table-cell>
          <table:table-cell table:number-columns-repeated="16383"/>
        </table:table-row>
        <table:table-row table:style-name="ro1">
          <table:table-cell office:value-type="string" calcext:value-type="string">
            <text:p>2010 01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5 „Yu-Gi-Oh! GX”. 7.00 „Vėžliukai nindzės”. 7.30 „Smalsutė Dora”. 8.00 „‘Winx’ klubas”.</text:p>
          </table:table-cell>
          <table:table-cell table:number-columns-repeated="16383"/>
        </table:table-row>
        <table:table-row table:style-name="ro7">
          <table:table-cell office:value-type="string" calcext:value-type="string">
            <text:p>8.30 „Auklė”. 9.00 „Sveikas žmogus”. 10.00 „Šoklusis bičiulis. Septinto padavimo smūgis”. Komedija. 11.40 „Amžinasis nevykėlis Byveris”. 13.20 „Briliantinė ranka”. Komedija. 15.20 „Juokingiausi Amerikos namų vaizdeliai”. 15.50 „Dar pažiūrėsim… ” (k). 16.30 „Farai” (k). 17.10 „Autopilotas”. 17.40 „Balsas.lt televizija”. 18.10 „Moterų alėja”. 18.45 TV3 žinios. 19.00 „Savaitės komentarai”. 19.30 „Taip arba ne”. 20.00 „e LT”. 21.30 „Iksmenai. Žūtbūtinis mūšis”. Veiksmo f. 23.35 „Elžbieta”.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1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6">
          <table:table-cell office:value-type="string" calcext:value-type="string">
            <text:p>6.55 „Avataras” (k). 7.25 „Simpsonai”. 7.55 „Zoro. Špaga ir rožė”. 8.55 „Meilės sūkuryje”. 10.00 „Nemylimi”. 11.05 „Briliantinė ranka”. Komedija (k). 13.05 „H2O”. 13.35 „Raganosio mokykla”.</text:p>
          </table:table-cell>
          <table:table-cell table:number-columns-repeated="16383"/>
        </table:table-row>
        <table:table-row table:style-name="ro6">
          <table:table-cell office:value-type="string" calcext:value-type="string">
            <text:p>14.05 „Padaužos bebriukai”. 14.35 „Avataras”. 15.05 „Simpsonai”. 15.35 „Vargšė milijonierė”. 16.35 „Svetimas veidas”. 17.40 „Naisių vasara”. 18.25 „Susitikime virtuvėje”. 18.45 TV3 žinios.</text:p>
          </table:table-cell>
          <table:table-cell table:number-columns-repeated="16383"/>
        </table:table-row>
        <table:table-row table:style-name="ro9">
          <table:table-cell office:value-type="string" calcext:value-type="string">
            <text:p>19.10 „Amžini jausmai”. 19.40 „Be grimo”. 20.30 „Gyvenimas yra gražus”. 21.10 „Moterys meluoja geriau”. 21.45 TV3 vakaro žinios. 21.58 „Loto 6”. Loterija. 22.00 „Nusivylusios namų šeimininkės”. 23.00 „CSI Majamis”. 0.00 „Andželos akys”. 0.50 „Apaštalas”.</text:p>
          </table:table-cell>
          <table:table-cell table:number-columns-repeated="16383"/>
        </table:table-row>
        <table:table-row table:style-name="ro1">
          <table:table-cell office:value-type="string" calcext:value-type="string">
            <text:p>2010 01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55 „Avataras” (k). 7.25 „Simpsonai”. 7.55 „Zoro. Špaga ir rožė”. 8.55 „Meilės sūkuryje”. 10.00 „Nemylimi”. 11.05 „e LT” (k). 12.35 „Mados reidas” (k). 13.05 „H2O”. 13.35 „Raganosio mokykla”. 14.05 „Padaužos bebriukai”. 14.35 „Avataras”. 15.05 „Simpsonai”. 15.35 „Vargšė milijonierė”. 16.35 „Svetimas veidas”. 17.40 „Naisių vasara”. 18.25 „Susitikime virtuvėje”. 18.45 TV3 žinios. 19.10 „Amžini jausmai19.40 „Prieš srovę”. 20.30 „3-ias butas”. 21.10 „Moterys meluoja geriau”. 21.45 TV3 vakaro žinios. 21.58 „Loto 6”. Loterija. 22.00 „Kalėjimo bėgliai”. 23.00 „CSI kriminalistai”. 0.00 „Eurolygos apžvalga”. 0.05 „Andželos akys”. 0.55 „Apaštalas”.</text:p>
          </table:table-cell>
          <table:table-cell table:number-columns-repeated="16383"/>
        </table:table-row>
        <table:table-row table:style-name="ro1">
          <table:table-cell table:style-name="ce5"/>
          <table:table-cell table:number-columns-repeated="16383"/>
        </table:table-row>
        <table:table-row table:style-name="ro1">
          <table:table-cell office:value-type="string" calcext:value-type="string">
            <text:p>2010 01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1">
          <table:table-cell office:value-type="string" calcext:value-type="string">
            <text:p>6.55 „Avataras” (k). 7.25 „Simpsonai”. 7.55 „Zoro. Špaga ir rožė”. 8.55 „Meilės sūkuryje”. 10.00 „Nemylimi”. 11.05 „Be grimo” (k). 11.55 „Prieš srovę” (k). 12.45 „Juokingiausi Amerikos namų vaizdeliai”. 13.05 „H2O”. 13.35 „Raganosio mokykla”. 14.05 „Padaužos bebriukai”. 14.35 „Avataras”. 15.05 „Simpsonai”. 15.35 „Vargšė milijonierė”. 16.35 „Svetimas veidas”. 17.40 „Naisių vasara”. 18.25 „Susitikime virtuvėje”. 18.45 TV3 žinios. 19.10 „Amžini jausmai”. 19.40 „Akistata”. 20.30 „Dar pažiūrėsim&amp;”. 21.10 „Moterys meluoja geriau”. 21.45 TV3 vakaro žinios. 21.58 „Loto 6”. Loterija. 22.00 „Melo teorija”. 23.00 „CSI Niujorkas”. 0.00 „Andželos akys”. 0.50 „Apaštalas”.</text:p>
          </table:table-cell>
          <table:table-cell table:number-columns-repeated="16383"/>
        </table:table-row>
        <table:table-row table:style-name="ro1">
          <table:table-cell office:value-type="string" calcext:value-type="string">
            <text:p>2010 01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1">
          <table:table-cell office:value-type="string" calcext:value-type="string">
            <text:p>6.55 „Avataras” (k). 7.25 „Simpsonai”. 7.55 „Zoro. Špaga ir rožė”. 8.55 „Meilės sūkuryje”. 10.00 „Nemylimi”. 11.05 „Akistata” (k). 11.55 „Nuodėmių dešimtukas” (k). 12.45 „Juokingiausi Amerikos namų vaizdeliai”. 13.05 „H2O”. 13.35 „Raganosio mokykla”. 14.05 „Padaužos bebriukai”. 14.35 „Avataras”. 15.05 „Simpsonai”. 15.35 „Vargšė milijonierė”. 16.35 „Svetimas veidas”. 17.40 „Naisių vasara”. 18.25 „Susitikime virtuvėje”. 18.45 TV3 žinios. 19.10 „Amžini jausmai”. 19.40 „Nuodėmių dešimtukas”. 20.30 „Farai”. 21.10 „Moterys meluoja geriau”. 21.45 TV3 vakaro žinios. 21.58 „Loto 6”. Loterija. 22.00 „Spec. būrys”. 23.00 „Kaulai”. 0.00 „Andželos akys”. 0.50 „Apaštalas”.</text:p>
          </table:table-cell>
          <table:table-cell table:number-columns-repeated="16383"/>
        </table:table-row>
        <table:table-row table:style-name="ro1">
          <table:table-cell office:value-type="string" calcext:value-type="string">
            <text:p>2010 01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55 „Avataras” (k). 7.25 „Simpsonai”. 7.55 „Zoro. Špaga ir rožė”. 8.55 „Meilės sūkuryje”. 10.00 „Nemylimi”. 11.05 „Šok su manimi” (k). 13.05 „H2O”. 13.35 „Raganosio mokykla”. 14.05 „Padaužos bebriukai”. 14.35 „Avataras”. 15.05 „Simpsonai”. 15.35 „Vargšė milijonierė”. 16.35 „Svetimas veidas”. 17.40 „Naisių vasara”. 18.25 „Susitikime virtuvėje”. 18.45 TV3 žinios. 19.10 „Muzikinė karuselė”. 20.10 „Bitės filmas”. Animacinis f. 21.50 „Mano super buvusioji”. Komedija.</text:p>
          </table:table-cell>
          <table:table-cell table:number-columns-repeated="16383"/>
        </table:table-row>
        <table:table-row table:style-name="ro1">
          <table:table-cell office:value-type="string" calcext:value-type="string">
            <text:p>23.45 „Naujausios kartos policininkai”. Trileris.</text:p>
          </table:table-cell>
          <table:table-cell table:number-columns-repeated="16383"/>
        </table:table-row>
        <table:table-row table:style-name="ro1">
          <table:table-cell office:value-type="string" calcext:value-type="string">
            <text:p>2010 01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5 „Yu-Gi-Oh! GX”. 7.00 „Vėžliukai nindzės”. 7.30 „Smalsutė Dora”. 8.00 „‘Winx’ klubas”. 8.30 „Auklė”. 9.00 „Apie ūkį ir bites”. 9.30 „Mamyčių klubas”. 10.00 „Kito kailyje”. Komedija. 11.55 „Galaktikos gelbėtojai”. Komedija. 13.55 „Milijonas Chuanui”. Komedija. 15.50 „Gyvenimas yra gražus” (k). 16.30 „3-ias butas” (k). 17.10 „Mados reidas”. 17.40 „Asistentai”. 18.10 „Moterų alėja”. 18.45 TV3 žinios. 19.00 „Chorų karai”. 22.00 „Krikštatėvis”. Trileris. 1.30 „Pašėlęs gyvenimas Ridžmonto vidurinėje”. Komedija.</text:p>
          </table:table-cell>
          <table:table-cell table:number-columns-repeated="16383"/>
        </table:table-row>
        <table:table-row table:style-name="ro1">
          <table:table-cell office:value-type="string" calcext:value-type="string">
            <text:p>2010 01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8.00 „‘Winx’ klubas”. 8.30 „Auklė”. 9.00 „Sveikas žmogus”. 10.00 „Šoklusis bičiulis. Sugrįžimas”. Komedija. 11.35 „Šyna”. Veiksmo f. 13.55 „Paauglys Faustas”. 15.50 „Dar pažiūrėsim&amp;” (k). 16.30 „Farai” (k). 17.10 „Autopilotas”. 17.40 „Balsas.lt televizija”. 18.10 „Moterų alėja”. 18.45 TV3 žinios. 19.00 „Savaitės komentarai”. 19.30 „Taip arba Ne”. 20.00 „e LT”. 21.30 „Baimės kaina”. Drama. 0.00 „Rožių gatvė”. Karo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1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6">
          <table:table-cell office:value-type="string" calcext:value-type="string">
            <text:p>6.55 „Avataras” (k). 7.25 „Simpsonai” (k). 7.55 „Zoro. Špaga ir rožė”. 8.55 „Meilės sūkuryje”. 10.00 „Nemylimi”. 11.05 „Paauglys Faustas” (k). 13.05 „H2O”. 13.35 „Raganosio mokykla”.</text:p>
          </table:table-cell>
          <table:table-cell table:number-columns-repeated="16383"/>
        </table:table-row>
        <table:table-row table:style-name="ro6">
          <table:table-cell office:value-type="string" calcext:value-type="string">
            <text:p>14.05 „Padaužos bebriukai”. 14.35 „Avataras”. 15.05 „Simpsonai”. 15.35 „Vargšė milijonierė”. 16.35 „Svetimas veidas”. 17.40 „Naisių vasara”. 18.25 „Susitikime virtuvėje”. 18.45 TV3 žinios.</text:p>
          </table:table-cell>
          <table:table-cell table:number-columns-repeated="16383"/>
        </table:table-row>
        <table:table-row table:style-name="ro9">
          <table:table-cell office:value-type="string" calcext:value-type="string">
            <text:p>19.10 „Amžini jausmai”. 19.40 „Be grimo”. 20.30 „Gyvenimas yra gražus”. 21.10 „Moterys meluoja geriau”. 21.45 TV3 vakaro žinios. 21.58 „Loto 6”. Loterija. 22.00 „Nusivylusios namų šeimininkės”. 23.00 „CSI Majamis”. 0.00 „Andželos akys”. 0.50 „Apaštalas”.</text:p>
          </table:table-cell>
          <table:table-cell table:number-columns-repeated="16383"/>
        </table:table-row>
        <table:table-row table:style-name="ro1">
          <table:table-cell office:value-type="string" calcext:value-type="string">
            <text:p>2010 01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Nemylimi”. 11.05 „e LT” (k). 12.35 „Mados reidas” (k). 13.05 „H2O”. 13.35 „Raganosio mokykla”. 14.05 „Padaužos bebriukai”. 14.35 „Avataras”. 15.05 „Simpsonai”. 15.35 „Vargšė milijonierė”. 16.35 „Svetimas veidas”. 17.40 „Naisių vasara”. 18.25 „Susitikime virtuvėje”. 18.45 TV3 žinios. 19.10 „Amžini jausmai”. 19.40 „Prieš srovę”. 20.30 „3-ias butas”. 21.10 „Moterys meluoja geriau”. 21.45 TV3 vakaro žinios. 21.58 „Loto 6”. Loterija. 22.00 „Kalėjimo bėgliai”. 23.00 „CSI kriminalistai”. 0.00 „Eurolygos apžvalga”. 0.05 „Andželos akys”. 0.55 „Apaštalas”.</text:p>
          </table:table-cell>
          <table:table-cell table:number-columns-repeated="16383"/>
        </table:table-row>
        <table:table-row table:style-name="ro1">
          <table:table-cell office:value-type="string" calcext:value-type="string">
            <text:p>2010 01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Nemylimi”. 11.05 „Be grimo” (k). 11.55 „Prieš srovę” (k). 12.45 „Juokingiausi Amerikos namų vaizdeliai”. 13.05 „H2O”. 13.35 „Raganosio mokykla”. 14.05 „Padaužos bebriukai”. 14.35 „Avataras”. 15.05 „Simpsonai”. 15.35 „Vargšė milijonierė”. 16.35 „Svetimas veidas”. 17.40 „Naisių vasara”. 18.25 „Susitikime virtuvėje”. 18.45 TV3 žinios. 19.10 „Amžini jausmai”. 19.40 „Akistata”. 20.30 „Dar pažiūrėsim&amp;”. 21.10 „Moterys meluoja geriau”. 21.45 TV3 vakaro žinios. 21.58 „Loto 6”. Loterija. 22.00 „Melo teorija”. 23.00 „CSI Niujorkas”. 0.00 „Nuodėmingoji Kalifornija”. 1.10 „Apaštalas”.</text:p>
          </table:table-cell>
          <table:table-cell table:number-columns-repeated="16383"/>
        </table:table-row>
        <table:table-row table:style-name="ro1">
          <table:table-cell office:value-type="string" calcext:value-type="string">
            <text:p>2010 01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10">
          <table:table-cell office:value-type="string" calcext:value-type="string">
            <text:p>10.00 „Nemylimi”. 11.05 „Akistata” (k). 11.55 „Nuodėmių dešimtukas” (k). 12.45 „Juokingiausi Amerikos namų vaizdeliai”. 13.05 „H2O”. 13.35 „Raganosio mokykla”. 14.05 „Padaužos bebriukai”. 14.35 „Avataras”. 15.05 „Simpsonai”. 15.35 „Vargšė milijonierė”. 16.35 „Svetimas veidas”. 17.40 „Naisių vasara”. 18.25 „Susitikime virtuvėje”. 18.45 TV3 žinios. 19.10 „Amžini jausmai”. 19.40 „Nuodėmių dešimtukas”. 20.30 „Farai”. 21.10 „Moterys meluoja geriau”. 21.45 TV3 vakaro žinios. 21.58 „Loto 6”. Loterija. 22.00 „Spec. būrys”. 23.00 „Kaulai”. 0.00 „Nuodėmingoji Kalifornija”. 1.05 „Apaštalas”.</text:p>
          </table:table-cell>
          <table:table-cell table:number-columns-repeated="16383"/>
        </table:table-row>
        <table:table-row table:style-name="ro1">
          <table:table-cell office:value-type="string" calcext:value-type="string">
            <text:p>2010 01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4">
          <table:table-cell office:value-type="string" calcext:value-type="string">
            <text:p>10.00 „Nemylimi”. 11.05 „Chorų karai” (k). 14.05 „Padaužos bebriukai”. 14.35 „Avataras”. 15.05 „Simpsonai”. 15.35 „Vargšė milijonierė”. 16.35 „Svetimas veidas”. 17.40 „Naisių vasara”. 18.25 „Susitikime virtuvėje”. 18.45 TV3 žinios. 19.10 „Muzikinė karuselė”. 20.10 „Princesės dienoraštis”. Komedija. 22.30 „Trenkti draugeliai”. Komedija. 0.05 „Ar pirkti karvę ?”</text:p>
          </table:table-cell>
          <table:table-cell table:number-columns-repeated="16383"/>
        </table:table-row>
        <table:table-row table:style-name="ro1">
          <table:table-cell office:value-type="string" calcext:value-type="string">
            <text:p>1.35 „Baubai”. Komedija.</text:p>
          </table:table-cell>
          <table:table-cell table:number-columns-repeated="16383"/>
        </table:table-row>
        <table:table-row table:style-name="ro1">
          <table:table-cell office:value-type="string" calcext:value-type="string">
            <text:p>2010 01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8.00 „‘Winx’ klubas”. 8.30 „Auklė”. 9.00 „Apie ūkį ir bites”. 9.30 „Mamyčių klubas”. 10.00 „Gaudynės metro stotyje”. Komedija. 11.35 „Kung pau. Gauk į dūdą”. Komedija. 13.00 „Terminalas”. 15.20 „Juokingiausi Amerikos namų vaizdeliai”. 15.50 „Gyvenimas yra gražus” (k). 16.30 „3-ias butas”. 17.10 „Mados reidas”. 17.40 „Asistentai”. 18.10 „Moterų alėja”. 18.45 TV3 žinios. 19.00 „Chorų karai”. 22.00 „Krikštatėvis 2”. Trileris.</text:p>
          </table:table-cell>
          <table:table-cell table:number-columns-repeated="16383"/>
        </table:table-row>
        <table:table-row table:style-name="ro1">
          <table:table-cell office:value-type="string" calcext:value-type="string">
            <text:p>2010 01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5 „Yu-Gi-Oh! GX”. 7.00 „Vėžliukai nindzės”. 7.30 „Smalsutė Dora”. 8.00 „‘Winx’ klubas”. 8.30 „Auklė”. 9.00 „Sveikas žmogus”. 10.00 „Lenktyninis paršelis Rudis”. 12.00 „Širdies kertelės”. Drama. 14.00 „Pasiduok, Dorote”. Drama. 15.30 „Juokingiausi Amerikos namų vaizdeliai”. 15.50 „Dar pažiūrėsim&amp;” (k). 16.30 „Farai” (k). 17.10 „Autopilotas”. 17.40 „Balsas.lt televizija”. 18.10 „Moterų alėja”. 18.45 TV3 žinios. 19.00 „Savaitės komentarai”. 19.30 „Taip arba Ne”. 20.00 „e LT”. 21.30 „Ringo karalius”. Veiksmo f. 23.35 „Blanša”. Nuotykių f. </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1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1">
          <table:table-cell office:value-type="string" calcext:value-type="string">
            <text:p>6.55 „Avataras” (k). 7.25 „Simpsonai” (k). 7.55 „Zoro. Špaga ir rožė”. 8.55 „Meilės sūkuryje”. 10.00 „Nemylimi”. 11.05 „Lenktyninis paršelis Rudis”. Komedija (k). 13.05 „H2O”. 13.35 „Raganosio mokykla”. 14.05 „Padaužos bebriukai”. 14.35 „Avataras”. 15.05 „Simpsonai”. 15.35 „Vargšė milijonierė”. 16.35 „Svetimas veidas”. 17.40 „Naisių vasara”. 18.25 „Susitikime virtuvėje”. 18.45 TV3 žinios. 19.10 „Amžini jausmai”. 19.40 „Be grimo”. 20.30 „Gyvenimas yra gražus”. 21.10 „Moterys meluoja geriau”. 21.45 TV3 vakaro žinios. 21.58 „Loto 6”. Loterija. 22.00 „Nusivylusios namų šeimininkės”. 23.00 „CSI Majamis”. 0.00 „Nuodėmingoji Kalifornija”. Komedija. 1.05 „Apaštalas”.</text:p>
          </table:table-cell>
          <table:table-cell table:number-columns-repeated="16383"/>
        </table:table-row>
        <table:table-row table:style-name="ro1">
          <table:table-cell office:value-type="string" calcext:value-type="string">
            <text:p>2010 01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1">
          <table:table-cell office:value-type="string" calcext:value-type="string">
            <text:p>6.55 „Avataras” (k). 7.25 „Simpsonai” (k). 7.55 „Zoro. Špaga ir rožė”. 8.55 „Meilės sūkuryje”. 10.00 „Nemylimi”. 11.05 „e LT” (k). 12.35 „Mados reidas” (k). 13.05 „H2O”. 13.35 „Raganosio mokykla”. 14.05 „Padaužos bebriukai”. 14.35 „Avataras”. 15.05 „Simpsonai”. 15.35 „Vargšė milijonierė”. 16.35 „Svetimas veidas”. 17.40 „Naisių vasara”. 18.25 „Susitikime virtuvėje”. 18.45 TV3 žinios. 19.10 „Amžini jausmai”. 19.40 „Prieš srovę”. 20.30 „3-ias butas”. 21.10 „Moterys meluoja geriau”. 21.45 TV3 vakaro žinios. 21.58 „Loto 6”. Loterija. 22.00 „Kalėjimo bėgliai”. 23.00 „CSI kriminalistai”. 0.00 „Eurolygos apžvalga”. 0.05 „Nuodėmingoji Kalifornija”. Komedija. 1.10 „Apaštalas”.</text:p>
          </table:table-cell>
          <table:table-cell table:number-columns-repeated="16383"/>
        </table:table-row>
        <table:table-row table:style-name="ro1">
          <table:table-cell office:value-type="string" calcext:value-type="string">
            <text:p>2010 01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Nemylimi”. 11.05 „Be grimo” (k). 11.55 „Prieš srovę” (k). 12.45 „Juokingiausi Amerikos namų vaizdeliai”. 13.05 „H2O”. 13.35 „Raganosio mokykla”. 14.05 „Padaužos bebriukai”. 14.35 „Avataras”. 15.05 „Simpsonai”. 15.35 „Vargšė milijonierė”. 16.35 „Svetimas veidas”. 17.40 „Naisių vasara”. 18.25 „Susitikime virtuvėje”. 18.45 TV3 žinios. 19.10 „Amžini jausmai”. 19.40 „Akistata”. 20.30 „Dar pažiūrėsim…”. 21.10 „Moterys meluoja geriau”. 21.45 TV3 vakaro žinios. 21.58 „Loto 6”. 22.00 „Melo teorija”. 23.00 „CSI Niujorkas”. 0.00 „Nuodėmingoji Kalifornija1.05 „Svingeriai”.</text:p>
          </table:table-cell>
          <table:table-cell table:number-columns-repeated="16383"/>
        </table:table-row>
        <table:table-row table:style-name="ro1">
          <table:table-cell office:value-type="string" calcext:value-type="string">
            <text:p>2010 01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10">
          <table:table-cell office:value-type="string" calcext:value-type="string">
            <text:p>10.00 „Nemylimi”. 11.05 „Akistata” (k). 11.55 „Nuodėmių dešimtukas” (k). 12.45 „Juokingiausi Amerikos namų vaizdeliai”. 13.05 „H2O”. 13.35 „Raganosio mokykla”. 14.05 „Padaužos bebriukai”. 14.35 „Avataras”. 15.05 „Simpsonai”. 15.35 „Vargšė milijonierė”. 16.35 „Svetimas veidas”. 17.40 „Naisių vasara”. 18.25 „Susitikime virtuvėje”. 18.45 TV3 žinios. 19.10 „Amžini jausmai”. 19.40 „Nuodėmių dešimtukas”. 20.30 „Farai”. 21.10 „Moterys meluoja geriau”. 21.45 TV3 vakaro žinios. 21.58 „Loto 6”. 22.00 „Spec. būrys”. 23.00 „Kaulai”. 0.00 „Nuodėmingoji Kalifornija”. 1.05 „Svingeriai”.</text:p>
          </table:table-cell>
          <table:table-cell table:number-columns-repeated="16383"/>
        </table:table-row>
        <table:table-row table:style-name="ro1">
          <table:table-cell office:value-type="string" calcext:value-type="string">
            <text:p>2010 01 2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5">
          <table:table-cell office:value-type="string" calcext:value-type="string">
            <text:p>10.00 „Nemylimi”. 11.15 „Chorų karai” (k). 14.05 „Padaužos bebriukai”. 14.35 „Avataras”. 15.05 „Simpsonai”. 15.35 „Vargšė milijonierė”. 16.35 „Svetimas veidas”. 17.40 „Naisių vasara”. 18.25 „Susitikime virtuvėje”. 18.45 TV3 žinios. 19.10 „Muzikinė karuselė”. 20.10 „Princesės dienoraštis 2. Karališkosios sužadėtuvės”. Komedija. 22.15 „Prisiekusysis”. Komedija. 23.50 „Kasablanka Draiveris”. Komedija. 1.20 „Elkis teisingai”. Komedija.</text:p>
          </table:table-cell>
          <table:table-cell table:number-columns-repeated="16383"/>
        </table:table-row>
        <table:table-row table:style-name="ro1">
          <table:table-cell office:value-type="string" calcext:value-type="string">
            <text:p>2010 01 3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5 „Yu-Gi-Oh! GX”. 7.00 „Vėžliukai nindzės”. 7.30 „Smalsutė Dora”. 8.00 „‘Winx’ klubas”. 8.30 „Auklė”. 9.00 „Apie ūkį ir bites”. 9.30 „Mamyčių klubas”. 10.00 „Neišsaugota”. Drama. 11.40 „Laivo sudužimas”. Nuotykių f. 13.20 „Storulės”. Komedija. 15.15 „Juokingiausi Amerikos namų vaizdeliai”. 15.45 „Be grimo” (k). 16.35 „Gyvenimas yra gražus” (k). 17.10 „Mados reidas”. 17.40 „Asistentai”. 18.10 „Moterų alėja”. 18.45 TV3 žinios. 19.00 „Chorų karai”. 22.00 „Krikštatėvis 3”. Trileris. 1.15 „Pažaboję bangas”. Dokumentinis f.</text:p>
          </table:table-cell>
          <table:table-cell table:number-columns-repeated="16383"/>
        </table:table-row>
        <table:table-row table:style-name="ro1">
          <table:table-cell office:value-type="string" calcext:value-type="string">
            <text:p>2010 01 3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35 „Yu-Gi-Oh! GX”. 7.00 „Vėžliukai nindzės”. 7.30 „Smalsutė Dora”. 8.00 „‘Winx’ klubas”. 8.30 „Auklė”. 9.00 „Sveikas žmogus”. 10.00 „Lenktyninis paršelis Rudis. Sugrįžimas”. Komedija. 12.00 „Kam atiteks namai?” Komedija. 14.05 „Siuzanos dienoraštis Nikolui”. Drama. 15.50 „Akistata” (k). 16.40 „Nuodėmių dešimtukas” (k). 17.30 „Farai” (k). 18.10 „Moterų alėja18.45 TV3 žinios.</text:p>
          </table:table-cell>
          <table:table-cell table:number-columns-repeated="16383"/>
        </table:table-row>
        <table:table-row table:style-name="ro2">
          <table:table-cell office:value-type="string" calcext:value-type="string">
            <text:p>19.00 „Savaitės komentarai”. 19.30 „Taip arba Ne”. 20.00 „e LT”. 21.30 „Nepasiekiamasis”. Veiksmo f. 23.00 „Kaukolės 3”. Trileris.</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2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Nemylimi”. 11.20 „Siuzanos dienoraštis Nikolui”. Drama (k). 13.05 „H2O”. 13.35 „Raganosio mokykla”. 14.05 „Padaužos bebriukai”. 14.35 „Avataras”. 15.05 „Simpsonai”. 15.35 „Vargšė milijonierė”. 16.35 „Svetimas veidas”. 17.40 „Naisių vasara”. 18.25 „Susitikime virtuvėje”. 18.45 TV3 žinios. 19.10 „Amžini jausmai”. 19.40 „Be grimo”. 20.30 „Gyvenimas yra gražus”. 21.10 „Moterys meluoja geriau”. 21.45 TV3 vakaro žinios. 21.58 „Loto 6”. 22.00 „Nusivylusios namų šeimininkės”. Drama. 23.00 „CSI Majamis”. 0.00 „Derybininkai”. 0.55 „Svingeriai”. Drama.</text:p>
          </table:table-cell>
          <table:table-cell table:number-columns-repeated="16383"/>
        </table:table-row>
        <table:table-row table:style-name="ro1">
          <table:table-cell office:value-type="string" calcext:value-type="string">
            <text:p>2010 02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Nemylimi”. 11.20 „e LT” (k). 13.05 „H2O”. 13.35 „Raganosio mokykla”. 14.05 „Padaužos bebriukai”. 14.35 „Avataras”. 15.05 „Simpsonai”. 15.35 „Vargšė milijonierė”. 16.35 „Svetimas veidas”. 17.40 „Naisių vasara”. 18.25 „Susitikime virtuvėje”. 18.45 TV3 žinios. 19.10 „Amžini jausmai”. 19.40 „Prieš srovę”. 20.30 „3-ias butas”. 21.10 „Moterys meluoja geriau”. 21.45 TV3 vakaro žinios. 21.58 „Loto 6”. Loterija. 22.00 „Kalėjimo bėgliai”. 23.00 „CSI kriminalistai”.</text:p>
          </table:table-cell>
          <table:table-cell table:number-columns-repeated="16383"/>
        </table:table-row>
        <table:table-row table:style-name="ro1">
          <table:table-cell office:value-type="string" calcext:value-type="string">
            <text:p>0.00 „Eurolygos apžvalga”. 0.05 „Derybininkai”. 1.00 „Svingeriai”.</text:p>
          </table:table-cell>
          <table:table-cell table:number-columns-repeated="16383"/>
        </table:table-row>
        <table:table-row table:style-name="ro1">
          <table:table-cell office:value-type="string" calcext:value-type="string">
            <text:p>2010 02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9">
          <table:table-cell office:value-type="string" calcext:value-type="string">
            <text:p>0.00 „Nemylimi”. 11.20 „Be grimo” (k). 12.10 „Prieš srovę” (k). 13.05 „H2O”. 13.35 „Raganosio mokykla”. 14.05 „Padaužos bebriukai”. 14.35 „Avataras”. 15.05 „Simpsonai”. 15.35 „Vargšė milijonierė”. 16.35 „Svetimas veidas”. 17.40 „Naisių vasara”. 18.25 „Susitikime virtuvėje”.</text:p>
          </table:table-cell>
          <table:table-cell table:number-columns-repeated="16383"/>
        </table:table-row>
        <table:table-row table:style-name="ro6">
          <table:table-cell office:value-type="string" calcext:value-type="string">
            <text:p>18.45 TV3 žinios. 19.10 „Amžini jausmai”. 19.40 „Akistata”. 20.30 „Dar pažiūrėsim&amp;”. 21.10 „Moterys meluoja geriau”. 21.45 TV3 vakaro žinios. 21.58 „Loto 6”. Loterija. 22.00 „Melo teorija”.</text:p>
          </table:table-cell>
          <table:table-cell table:number-columns-repeated="16383"/>
        </table:table-row>
        <table:table-row table:style-name="ro1">
          <table:table-cell office:value-type="string" calcext:value-type="string">
            <text:p>23.00 „CSI Niujorkas”. 0.00 „Derybininkai”. 0.55 „Svingeriai”.</text:p>
          </table:table-cell>
          <table:table-cell table:number-columns-repeated="16383"/>
        </table:table-row>
        <table:table-row table:style-name="ro1">
          <table:table-cell office:value-type="string" calcext:value-type="string">
            <text:p>2010 02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Nemylimi”. 10.40 „Chorų karai” (k). 13.35 „Raganosio mokykla”. 14.05 „Padaužos bebriukai”. 14.35 „Avataras”. 15.05 „Simpsonai”. 15.35 „Vargšė milijonierė”. 16.35 „Svetimas veidas”. 17.40 „Naisių vasara”. 18.25 „Susitikime virtuvėje”. 18.45 TV3 žinios. 19.10 „Amžini jausmai”. 19.40 „Nuodėmių dešimtukas”. 20.30 „Farai”. 21.10 „Moterys meluoja geriau”. 21.45 TV3 vakaro žinios. 21.58 „Loto 6”. Loterija. 22.00 „Spec. būrys”. 23.00 „Kaulai”. 0.00 „Derybininkai”. 0.55 „Svingeriai”.</text:p>
          </table:table-cell>
          <table:table-cell table:number-columns-repeated="16383"/>
        </table:table-row>
        <table:table-row table:style-name="ro1">
          <table:table-cell office:value-type="string" calcext:value-type="string">
            <text:p>2010 02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Nemylimi”. 12.40 „Juokingiausi Amerikos namų vaizdeliai”. 13.05 „Hana Montana”. 13.35 „Raganosio mokykla”. 14.05 „Padaužos bebriukai”. 14.35 „Avataras”. 15.05 „Simpsonai”. 15.35 „Vargšė milijonierė”. 16.35 „Svetimas veidas”. 17.40 „Naisių vasara”. 18.25 „Susitikime virtuvėje”. 18.45 TV3 žinios. 19.10 „Muzikinė karuselė”. 20.10 „Auklė”. Komedija. 22.05 „Pačiūžomis į šlovę”. Komedija. 23.45 „Kompanionas”. 1.45 „Gyvulių draugija”. Komedija.</text:p>
          </table:table-cell>
          <table:table-cell table:number-columns-repeated="16383"/>
        </table:table-row>
        <table:table-row table:style-name="ro1">
          <table:table-cell office:value-type="string" calcext:value-type="string">
            <text:p>2010 02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8.00 „‘Winx’ klubas”. 8.30 „Auklė”. 9.00 „Apie ūkį ir bites”. 9.30 „Mamyčių klubas”. 10.00 „Loch Neso paslaptis”. Fantastinis f. 11.45 „Gimęs būti čempionu”. Drama. 13.50 „Pasimatymas su nepažįstamąja”. Komedija. 15.45 „Be grimo” (k). 16.35 „Gyvenimas yra gražus” (k). 17.10 „Mados reidas”. 17.40 „Asistentai”. 18.10 „Moterų alėja”. 18.45 TV3 žinios. 19.00 „Chorų karai”. 22.00 „Absoliutus nulis”. Drama. 23.40 „Jardai”. Trileris.</text:p>
          </table:table-cell>
          <table:table-cell table:number-columns-repeated="16383"/>
        </table:table-row>
        <table:table-row table:style-name="ro1">
          <table:table-cell office:value-type="string" calcext:value-type="string">
            <text:p>2010 02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4">
          <table:table-cell office:value-type="string" calcext:value-type="string">
            <text:p>6.35 „Yu-Gi-Oh! GX” 7.00 „Vėžliukai nindzės”. 7.30 „Smalsutė Dora”. 8.00 „Laukinis gyvenimas”. Komedija. 9.00 „Sveikas žmogus”. 10.00 „O tu manei, kad tavo tėvai keisti…” Komedija. 11.40 „Nuoginamoji bomba”. Komedija. 13.25 „Plieninės magnolijos”. Drama. 15.50 „Akistata” (k). 16.40 „Nuodėmių dešimtukas” (k). 17.30 „Farai” (k). 18.10 „Moterų alėja”. 18.45 TV3 žinios.</text:p>
          </table:table-cell>
          <table:table-cell table:number-columns-repeated="16383"/>
        </table:table-row>
        <table:table-row table:style-name="ro6">
          <table:table-cell office:value-type="string" calcext:value-type="string">
            <text:p>19.00 „Savaitės komentarai”. 19.30 „Taip arba Ne”. 20.00 „e LT”. 21.30 „Paranoja”. Drama. 23.30 „Raganų klubas”. Trileris. 1.20 „Lilė žiemą”.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4" office:value-type="string" calcext:value-type="string">
            <text:p>ERROR MISSING DATE</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2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40 „Didysis Barnio nuotykis”. Fantastinis f. 8.00 „Išlaisvinimas”. Drama. 9.55 „Emilis ir sekliai”. Nuotykių f. 12.05 „Mažylis ir aš”. Komedija. 14.00 „Prezidento sūnus”. Komedija. 16.00 „Greitis”. Veiksmo f. 18.25 „Susitikime virtuvėje”. 18.45 TV3 žinios. 19.00 „Didžiosios motušės namai”. Komedija. 20.55 „Nacionalinis saugumas”. Komedija. 22.30 „Pavojingi žaidimai”. Drama. 0.30 „Nieko nematau, nieko negirdžiu”. Komedija.</text:p>
          </table:table-cell>
          <table:table-cell table:number-columns-repeated="16383"/>
        </table:table-row>
        <table:table-row table:style-name="ro1">
          <table:table-cell office:value-type="string" calcext:value-type="string">
            <text:p>2010 02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40 „Skrajojanti klasė”. Nuotykių f. 8.45 „Laukinės vištelės”. Nuotykių f. 10.55 „Šoklieji bičiuliai”. Komedija. 12.25 „Kaip aš gelbėjau Prezidentą”. Nuotykių f. 13.50 „Svečias”. Komedija. 15.55 „Greitis 2: laivo užgrobimas”. Veiksmo f. 18.25 „Susitikime virtuvėje”. 18.45 TV3 žinios.</text:p>
          </table:table-cell>
          <table:table-cell table:number-columns-repeated="16383"/>
        </table:table-row>
        <table:table-row table:style-name="ro2">
          <table:table-cell office:value-type="string" calcext:value-type="string">
            <text:p>19.00 „Nepriklausomybės diena”. Veiksmo f. 21.45 „Didžioji banga”. Drama. 23.45 „Penktadienio vakaro žiburiai”. Drama.</text:p>
          </table:table-cell>
          <table:table-cell table:number-columns-repeated="16383"/>
        </table:table-row>
        <table:table-row table:style-name="ro1">
          <table:table-cell office:value-type="string" calcext:value-type="string">
            <text:p>2010 02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0 „Kaip aš gelbėjau Prezidentą”. Nuotykių f. (k). 7.55 „Zoro. Špaga ir rožė”. Drama. 8.55 „Meilės sūkuryje”. 10.00 „Nepriklausomybės diena” (k). 12.45 „Juokingiausi Amerikos namų vaizdeliai”. 13.05 „Padaužos bebriukai”. 13.35 „Raganosio mokykla”. 14.05 „Hana Montana”. 14.35 „Avataras”. 15.05 „Simpsonai”. 15.35 „Vargšė milijonierė”. 16.35 „Svetimas veidas”. 17.40 „Naisių vasara”. 18.25 „Susitikime virtuvėje”. 18.45 TV3 žinios. 19.10 „Amžini jausmai”. 19.40 „Akistata”. 20.30 „Dar pažiūrėsim&amp;”. 21.10 „Svetimi”. 21.45 TV3 vakaro žinios. 21.58 „Loto 6”.</text:p>
          </table:table-cell>
          <table:table-cell table:number-columns-repeated="16383"/>
        </table:table-row>
        <table:table-row table:style-name="ro2">
          <table:table-cell office:value-type="string" calcext:value-type="string">
            <text:p>22.00 „Melo teorija”. 23.00 „CSI Niujorkas”. 0.00 „Derybininkai”. 0.55 „Svingeriai”.</text:p>
          </table:table-cell>
          <table:table-cell table:number-columns-repeated="16383"/>
        </table:table-row>
        <table:table-row table:style-name="ro1">
          <table:table-cell office:value-type="string" calcext:value-type="string">
            <text:p>2010 02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Emilija”. 10.50 „Muzikinė karuselė” (k). 11.50 „Asistentai” (k). 12.20 „Dar pažiūrėsim&amp;” (k). 13.05 „Padaužos bebriukai”. 13.35 „Raganosio mokykla”. 14.05 „Hana Montana”. 14.35 „Avataras”. 15.05 „Simpsonai”. 15.35 „Vargšė milijonierė”. 16.35 „Svetimas veidas”. 17.40 „Naisių vasara”. 18.25 „Susitikime virtuvėje”. 18.45 TV3 žinios. 19.10 „Amžini jausmai”. 19.40 „Nuodėmių dešimtukas”. 20.30 „Farai”. 21.10 „Svetimi”. 21.45 TV3 vakaro žinios. 21.58 „Loto 6”. 22.00 „Spec. būrys”. 23.00 „Kaulai”. 0.00 „Derybininkai”. 0.55 „Svingeriai”.</text:p>
          </table:table-cell>
          <table:table-cell table:number-columns-repeated="16383"/>
        </table:table-row>
        <table:table-row table:style-name="ro1">
          <table:table-cell office:value-type="string" calcext:value-type="string">
            <text:p>2010 02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Chorų karai” (k). 13.05 „Padaužos bebriukai”. 13.35 „Raganosio mokykla”. 14.05 „Hana Montana”. 14.35 „Avataras”. 15.05 „Simpsonai”. 15.35 „Vargšė milijonierė”. 16.35 „Svetimas veidas”. 17.40 „Naisių vasara”. 18.25 „Susitikime virtuvėje”. 18.45 TV3 žinios. 19.10 „Muzikinė karuselė”. 20.10 „La troškinys”. Animacinė komedija. 22.20 „Aš, kitas aš ir Irena”. Komedija. 0.45 „Klerkai 2”. Komedija. 2.30 „Likimo ironija, arba Po pirties”. Lyrinė komedija.</text:p>
          </table:table-cell>
          <table:table-cell table:number-columns-repeated="16383"/>
        </table:table-row>
        <table:table-row table:style-name="ro1">
          <table:table-cell office:value-type="string" calcext:value-type="string">
            <text:p>2010 02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5 „Yu-Gi-Oh! GX” 7.00 „Laukinis gyvenimas”. 9.00 „Apie ūkį ir bites”. 9.30 „Mamyčių klubas”. 10.00 „Monstrų kūrėjai”. Fantastinis f. 11.40 „Hekas ir čirvų karalius”. Nuotykių f. 13.40 „Mano sėkmės paslaptis”. Komedija. 15.45 „Muzikinė karuselė” (k). 16.45 „Juokingiausi Amerikos namų vaizdeliai”. 17.10 „Mados reidas”. 17.40 „Asistentai”. 18.10 „Moterų alėja”. 18.45 TV3 žinios. 19.00 „Chorų karai”. 22.00 „Skandalo užrašai”. Drama. 23.40 „Ties jausmų riba”. Biografinė drama. 2.05 „Likimo ironija, arba Po pirties”. Lyrinė komedija.</text:p>
          </table:table-cell>
          <table:table-cell table:number-columns-repeated="16383"/>
        </table:table-row>
        <table:table-row table:style-name="ro8">
          <table:table-cell table:number-columns-repeated="16384"/>
        </table:table-row>
        <table:table-row table:style-name="ro1">
          <table:table-cell table:style-name="ce1" office:value-type="string" calcext:value-type="string">
            <text:p>2010 02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35 „Yu-Gi-Oh! GX”. 7.00 „Laukinis gyvenimas”. 9.00 „Sveikas žmogus”. 10.00 „Pabėgęs į laisvę”. Drama. 11.40 „Į kosmosą”. Drama. 13.40 „Misteris Beisbolas”. Komedija. 15.50 „Akistata”  (k). 16.40 „Nuodėmių dešimtukas” (k). 17.30 „Farai” (k). 18.10 „Moterų alėja”. 18.45 TV3 žinios.</text:p>
          </table:table-cell>
          <table:table-cell table:number-columns-repeated="16383"/>
        </table:table-row>
        <table:table-row table:style-name="ro6">
          <table:table-cell office:value-type="string" calcext:value-type="string">
            <text:p>19.00 „Savaitės komentarai”. 19.30 „Taip arba Ne”. 20.00 „e LT”. 21.30 „Žmogėdra”. Trileris. 23.25 „Gataka”. Trileris. 1.25 „Šešiolika žvakučių”. Komedij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2 2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9">
          <table:table-cell office:value-type="string" calcext:value-type="string">
            <text:p>6.55 „Avataras” (k). 7.25 „Simpsonai” (k). 7.55 „Zoro. Špaga ir rožė”. 8.55 „Meilės sūkuryje”. 10.00 „Emilija”. 10.50 „Šoklieji bičiuliai”. Komedija. 12.15 „Mados reidas” (k). 13.05 „Padaužos bebriukai”. 13.35 „Įspūdingasis žmogus – voras”. 14.05 „Hana Montana”. 14.35 „Avataras”.</text:p>
          </table:table-cell>
          <table:table-cell table:number-columns-repeated="16383"/>
        </table:table-row>
        <table:table-row table:style-name="ro2">
          <table:table-cell office:value-type="string" calcext:value-type="string">
            <text:p>15.05 „Simpsonai”. 15.35 „Vargšė milijonierė”. 16.35 „Svetimas veidas”. 17.40 „Naisių vasara”.</text:p>
          </table:table-cell>
          <table:table-cell table:number-columns-repeated="16383"/>
        </table:table-row>
        <table:table-row table:style-name="ro9">
          <table:table-cell office:value-type="string" calcext:value-type="string">
            <text:p>18.25 „Susitikime virtuvėje”. 18.45 TV3 žinios. 19.10 „Amžini jausmai”. 19.40 „Be grimo”. 20.30 „Gyvenimas yra gražus”. 21.10 „Svetimi”. 21.45 TV3 vakaro žinios. 21.58 „Loto 6”. Loterija. 22.00 „Nusivylusios namų šeimininkės”. 23.00 „CSI Majamis”. 0.00 „Derybininkai”. 0.55 „Svingeriai”.</text:p>
          </table:table-cell>
          <table:table-cell table:number-columns-repeated="16383"/>
        </table:table-row>
        <table:table-row table:style-name="ro1">
          <table:table-cell office:value-type="string" calcext:value-type="string">
            <text:p>2010 02 2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Emilija”. 10.50 „e LT” (k). 12.20 „Taip arba Ne” (k). 13.05 „Padaužos bebriukai”. 13.35 „Įspūdingasis žmogus – voras”. 14.05 „Hana Montana”. 14.35 „Avataras”. 15.05 „Simpsonai”. 15.35 „Nuodėmingoji”. 16.35 „Svetimas veidas”. 17.40 „Naisių vasara”. 18.25 „Susitikime virtuvėje”. 18.45 TV3 žinios. 19.10 „Amžini jausmai”. 19.40 „Prieš srovę”. 20.30 „3-ias butas”. 21.10 „Svetimi”. 21.45 TV3 vakaro žinios. 21.58 „Loto 6”. Loterija. 22.00 „Kalėjimo bėgliai”. 23.00 „CSI kriminalistai”. 0.00 „Eurolygos apžvalga”. 0.05 „Derybininkai”. 1.00 „Sukčiai Ričiai”.</text:p>
          </table:table-cell>
          <table:table-cell table:number-columns-repeated="16383"/>
        </table:table-row>
        <table:table-row table:style-name="ro1">
          <table:table-cell office:value-type="string" calcext:value-type="string">
            <text:p>2010 02 2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Emilija”. 10.50 „Prieš srovę” (k). 11.35 „Farai” (k). 12.15 „Dar pažiūrėsim&amp;” (k). 13.05 „Padaužos bebriukai”. 13.35 „Įspūdingasis žmogus – voras”. 14.05 „Hana Montana”. 14.35 „Avataras”. 15.05 „Simpsonai”. 15.35 „Nuodėmingoji”. 16.35 „Svetimas veidas”. 17.40 „Naisių vasara”. 18.25 „Susitikime virtuvėje”. 18.45 TV3 žinios. 19.10 „Amžini jausmai”. 19.40 „Akistata”. 20.30 „Dar pažiūrėsim&amp;”. 21.10 „Svetimi”. 21.45 TV3 vakaro žinios. 21.58 „Loto 6”. Loterija.</text:p>
          </table:table-cell>
          <table:table-cell table:number-columns-repeated="16383"/>
        </table:table-row>
        <table:table-row table:style-name="ro2">
          <table:table-cell office:value-type="string" calcext:value-type="string">
            <text:p>22.00 „Melo teorija”. 23.00 „CSI Niujorkas”. 0.00 „Derybininkai”. 0.55 „Sukčiai Ričiai”.</text:p>
          </table:table-cell>
          <table:table-cell table:number-columns-repeated="16383"/>
        </table:table-row>
        <table:table-row table:style-name="ro1">
          <table:table-cell office:value-type="string" calcext:value-type="string">
            <text:p>2010 02 2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55 „Avataras” (k). 7.25 „Simpsonai” (k). 7.55 „Zoro. Špaga ir rožė”. 8.55 „Meilės sūkuryje”. 10.00 „Emilija”. 10.50 „Muzikinė karuselė” (k). 11.50 „Asistentai” (k). 12.20 „3-ias butas” (k). 13.05 „Padaužos bebriukai”. 13.35 „Įspūdingasis žmogus – voras”. 14.05 „Hana Montana”. 14.35 „Avataras”. 15.05 „Simpsonai”. 15.35 „Nuodėmingoji”. 16.35 „Svetimas veidas”. 17.40 „Naisių vasara”. 18.25 „Susitikime virtuvėje”. 18.45 TV3 žinios. 19.10 „Amžini jausmai”. 19.40 „Nuodėmių dešimtukas”. 20.30 „Farai”. 21.10 „Svetimi”. 21.45 TV3 vakaro žinios. 21.58 „Loto 6”. Loterija.</text:p>
          </table:table-cell>
          <table:table-cell table:number-columns-repeated="16383"/>
        </table:table-row>
        <table:table-row table:style-name="ro2">
          <table:table-cell office:value-type="string" calcext:value-type="string">
            <text:p>22.00 „Spec. būrys”. 23.00 „Kaulai”. 0.00 „Derybininkai”. 0.55 „Sukčiai Ričiai”.</text:p>
          </table:table-cell>
          <table:table-cell table:number-columns-repeated="16383"/>
        </table:table-row>
        <table:table-row table:style-name="ro1">
          <table:table-cell office:value-type="string" calcext:value-type="string">
            <text:p>2010 02 2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2">
          <table:table-cell office:value-type="string" calcext:value-type="string">
            <text:p>10.00 „Chorų karai” (k). 13.05 „Takas ir Džiudžiu galia”. 13.35 „Įspūdingasis žmogus – voras”.</text:p>
          </table:table-cell>
          <table:table-cell table:number-columns-repeated="16383"/>
        </table:table-row>
        <table:table-row table:style-name="ro4">
          <table:table-cell office:value-type="string" calcext:value-type="string">
            <text:p>14.05 „Hana Montana”. 14.35 „Avataras”. 15.05 „Simpsonai”. 15.35 „Nuodėmingoji”. 16.35 „Svetimas veidas”. 17.40 „Naisių vasara”. 18.25 „Susitikime virtuvėje”. 18.45 TV3 žinios. 19.00 TV3 sportas. 19.10 „Muzikinė karuselė”. 20.10 „Undinė”. Komedija. 22.10 „Šuns metai”. Drama. 0.05 „Laikraštis”. Drama. 2.05 „Siuzanos dienoraštis Nikolui”. Drama.</text:p>
          </table:table-cell>
          <table:table-cell table:number-columns-repeated="16383"/>
        </table:table-row>
        <table:table-row table:style-name="ro1">
          <table:table-cell office:value-type="string" calcext:value-type="string">
            <text:p>2010 02 2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Laukinis gyvenimas”. 9.00 „Apie ūkį ir bites”. 9.30 „Mamyčių klubas”. 10.00 „Aš parsisiunčiau vaiduoklį!”. Komedija. 12.00 „Šeimos šventė”. Nuotykių f. 13.40 „Tas pažįstamas jausmas”. Komedija. 15.45 „Be grimo” (k). 16.35 „Gyvenimas yra gražus” (k). 17.10 „Mados reidas”. 17.40 „Asistentai”. 18.10 „Moterų alėja”. 18.45 TV3 žinios. 19.00 „Chorų karai”. 22.00 „Prezidento lėktuvas 2”. Veiksmo f. 23.40 „Visa griaunantis melas”. Drama. 1.10 „Į nežinią”. Komedija.</text:p>
          </table:table-cell>
          <table:table-cell table:number-columns-repeated="16383"/>
        </table:table-row>
        <table:table-row table:style-name="ro1">
          <table:table-cell office:value-type="string" calcext:value-type="string">
            <text:p>2010 02 2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8">
          <table:table-cell office:value-type="string" calcext:value-type="string">
            <text:p>6.35 „Yu-Gi-Oh! GX”. 7.00 „Laukinis gyvenimas”. 9.00 „Sveikas žmogus”. 10.00 „Nemalonumai dėl vyresniojo brolio”. Komedija. 11.40 „Polė”. Nuotykių f. 13.20 „Piršlys”. Komedija. 15.20 „Juokingiausi Amerikos namų vaizdeliai”. 15.50 „Akistata” (k). 16.40 „Nuodėmių dešimtukas” (k). 17.30 „Farai” (k). 18.10 „Moterų alėja”. 18.45 TV3 žinios. 19.00 „Savaitės komentarai”. 19.30 „Taip arba Ne”. 20.00 „Lietuvos metų moteris 2009”. 22.00 „Transporteris”. Trileris. 0.00 „El Mariachi”. Veiksmo f. 1.30 „Karo rūkas”. Biografinis f.</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3 0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Emilija”. 10.50 „Polė”. Nuotykių f. (k). 12.30 „Mados reidas” (k). 13.05 „Takas ir Džiudžiu galia”. 13.35 „Įspūdingasis žmogus – voras”. 14.05 „Hana Montana”. 14.35 „Avataras”. 15.05 „Simpsonai”. 15.35 „Nuodėmingoji”. 16.35 „Svetimas veidas”. 17.40 „Naisių vasara”. 18.25 „Susitikime virtuvėje”. 18.45 TV3 žinios. 19.10 „Amžini jausmai”. 19.40 „Be grimo”. 20.30 „Gyvenimas yra gražus”. 21.10 „Svetimi”. 21.45 TV3 vakaro žinios. 21.58 „Loto 6”. 22.00 „Nusivylusios namų šeimininkės”. 23.00 „CSI Majamis”. 0.00 „Derybininkai”. 0.55 „Sukčiai Ričiai”. Komedija.</text:p>
          </table:table-cell>
          <table:table-cell table:number-columns-repeated="16383"/>
        </table:table-row>
        <table:table-row table:style-name="ro1">
          <table:table-cell office:value-type="string" calcext:value-type="string">
            <text:p>2010 03 0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Emilija”. 10.50 „Lietuvos metų moteris 2009” (k). 13.05 „Takas ir Džiudžiu galia”. 13.35 „Įspūdingasis žmogus – voras”. 14.05 „Hana Montana”. 14.35 „Avataras”. 15.05 „Simpsonai”. 15.35 „Nuodėmingoji”. Drama. 16.35 „Svetimas veidas”. 17.40 „Naisių vasara”. 18.25 „Susitikime virtuvėje”. 18.45 TV3 žinios. 19.10 „Amžini jausmai”. 19.40 „Prieš srovę”. 20.30 „3-ias butas”. 21.10 „Svetimi”. 21.45 TV3 vakaro žinios. 21.58 „Loto 6”. 22.00 „Kalėjimo bėgliai”. 23.00 „CSI kriminalistai”. 0.00 „Eurolygos apžvalga”. 0.05 „Derybininkai”. 1.00 „Sukčiai Ričiai”.</text:p>
          </table:table-cell>
          <table:table-cell table:number-columns-repeated="16383"/>
        </table:table-row>
        <table:table-row table:style-name="ro1">
          <table:table-cell office:value-type="string" calcext:value-type="string">
            <text:p>2010 03 0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8">
          <table:table-cell office:value-type="string" calcext:value-type="string">
            <text:p>10.00 „Emilija”. 10.50 „Prieš srovę” (k). 11.35 „Farai” (k). 12.15 „Dar pažiūrėsim&amp;” (k). 13.05 „Takas ir Džiudžiu galia”. 13.35 „Įspūdingasis žmogus – voras”. 14.05 „Hana Montana”. 14.35 „Avataras”. 15.05 „Simpsonai”. 15.35 „Nuodėmingoji”. 16.35 „Svetimas veidas”. 17.40 „Naisių vasara”. 18.25 „Susitikime virtuvėje”. 18.45 TV3 žinios. 19.10 „Amžini jausmai”. 19.40 „Akistata”. 20.30 „Dar pažiūrėsim&amp;”. 21.10 „Svetimi”. 21.45 TV3 vakaro žinios. 21.58 „Loto 6”. 22.00 „Melo teorija”. 23.00 „CSI Niujorkas”. 0.00 „Derybininkai”. 0.55 „Sukčiai Ričiai”. Komedija.</text:p>
          </table:table-cell>
          <table:table-cell table:number-columns-repeated="16383"/>
        </table:table-row>
        <table:table-row table:style-name="ro1">
          <table:table-cell office:value-type="string" calcext:value-type="string">
            <text:p>2010 03 0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6">
          <table:table-cell office:value-type="string" calcext:value-type="string">
            <text:p>10.00 „Emilija”. 10.50 „Muzikinė karuselė” (k). 11.50 „Asistentai” (k). 12.20 „3-ias butas” (k). 13.05 „Takas ir Džiudžiu galia”. 13.35 „Įspūdingasis žmogus – voras”. 14.05 „Hana Montana”.</text:p>
          </table:table-cell>
          <table:table-cell table:number-columns-repeated="16383"/>
        </table:table-row>
        <table:table-row table:style-name="ro9">
          <table:table-cell office:value-type="string" calcext:value-type="string">
            <text:p>14.35 „Avataras”. 15.05 „Simpsonai”. 15.35 „Nuodėmingoji”. 16.35 „Svetimas veidas”. 17.40 „Naisių vasara”. 18.25 „Susitikime virtuvėje”. 18.45 TV3 žinios. 19.10 „Amžini jausmai”. 19.40 „Nuodėmių dešimtukas”. 20.30 „Farai”. 21.10 „Svetimi”. 21.45 TV3 vakaro žinios. 21.58 „Loto 6”.</text:p>
          </table:table-cell>
          <table:table-cell table:number-columns-repeated="16383"/>
        </table:table-row>
        <table:table-row table:style-name="ro2">
          <table:table-cell office:value-type="string" calcext:value-type="string">
            <text:p>22.00 „Spec. būrys”. 23.00 „Kaulai”. 0.00 „Derybininkai”. 0.55 „Sukčiai Ričiai”.</text:p>
          </table:table-cell>
          <table:table-cell table:number-columns-repeated="16383"/>
        </table:table-row>
        <table:table-row table:style-name="ro1">
          <table:table-cell office:value-type="string" calcext:value-type="string">
            <text:p>2010 03 0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2">
          <table:table-cell office:value-type="string" calcext:value-type="string">
            <text:p>10.00 „Chorų karai” (k). 13.05 „Takas ir Džiudžiu galia”. 13.35 „Įspūdingasis žmogus – voras”.</text:p>
          </table:table-cell>
          <table:table-cell table:number-columns-repeated="16383"/>
        </table:table-row>
        <table:table-row table:style-name="ro4">
          <table:table-cell office:value-type="string" calcext:value-type="string">
            <text:p>14.05 „Hana Montana”. 14.35 „Avataras”. 15.05 „Simpsonai”. 15.35 „Nuodėmingoji”. 16.35 „Svetimas veidas”. 17.40 „Naisių vasara”. 18.25 „Susitikime virtuvėje”. 18.45 TV3 žinios. 19.00 19.10 „Muzikinė karuselė”. 20.10 „Anapus tvoros”. 21.40 „Starskis ir Hečas”. Komedija. 23.45 „Melinda ir Melinda”. Komedija. 1.35 „Po vidurnakčio”. Siaubo f.</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10 03 0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8.00 „H2O”. 9.00 „Apie ūkį ir bites”. 9.30 „Mamyčių klubas”. 10.00 „Mūsų miesto legenda”. Drama. 12.05 „Dieviškas atsitiktinumas”. Drama. 13.45 „Kreivas veidrodis”. 15.45 „Be grimo” (k). 16.35 „Gyvenimas yra gražus” (k). 17.10 „Mados reidas”. 17.40 „Asistentai”. 18.10 „Chorų karai”. 18.45 TV3 žinios. 19.00 „Chorų karai”. 22.00 „Mažoji mis”. Komedija. 0.05 „Žmogus su randu”. Drama.</text:p>
          </table:table-cell>
          <table:table-cell table:number-columns-repeated="16383"/>
        </table:table-row>
        <table:table-row table:style-name="ro1">
          <table:table-cell office:value-type="string" calcext:value-type="string">
            <text:p>2010 03 0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35 „Yu-Gi-Oh! GX” 7.00 „Vėžliukai nindzės”. 7.30 „Smalsutė Dora”. 8.00 „H2O”. 9.00 „Sveikas žmogus”. 10.00 „Kaip mano tėtis”. Komedija. 12.10 „Šuo. Slaptasis agentas”. Nuotykių f. 13.45 „Kreivas veidrodis”. 15.50 „Akistata” (k). 16.40 „Taip arba Ne”. 18.45 TV3 žinios. 19.00 „Savaitės komentarai”. 19.30 „Taip arba Ne”. 20.00 „e LT”. 21.30 „Dingusioji”. Drama. 23.45 „Radijas”.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3 0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Emilija”. 10.50 „Kaip mano tėtis”. Komedija (k). 13.05 „Takas ir Džiudžiu galia”. 13.35 „Įspūdingasis žmogus – voras”. 14.05 „Hana Montana”. 14.35 „Avataras”. 15.05 „Simpsonai”. 15.35 „Nuodėmingoji”. 16.35 „Svetimas veidas”. 17.40 „Naisių vasara”. 18.25 „Susitikime virtuvėje”. 18.45 TV3 žinios. 19.10 „Amžini jausmai”. 19.40 „Be grimo”. 20.30 „Gyvenimas yra gražus”. 21.10 „Svetimi”. 21.45 TV3 vakaro žinios. 21.58 „Loto 6”. 22.00 „Nusivylusios namų šeimininkės”.</text:p>
          </table:table-cell>
          <table:table-cell table:number-columns-repeated="16383"/>
        </table:table-row>
        <table:table-row table:style-name="ro2">
          <table:table-cell office:value-type="string" calcext:value-type="string">
            <text:p>23.00 „CSI Majamis”. 0.00 „Cukrus”. Drama. 0.55 „Sukčiai Ričiai”. Komedija.</text:p>
          </table:table-cell>
          <table:table-cell table:number-columns-repeated="16383"/>
        </table:table-row>
        <table:table-row table:style-name="ro1">
          <table:table-cell office:value-type="string" calcext:value-type="string">
            <text:p>2010 03 0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55 „Avataras” (k). 7.25 „Simpsonai” (k). 7.55 „Zoro. Špaga ir rožė”. 8.55 „Meilės sūkuryje”. 10.00 „Emilija”. 10.50 „e LT” (k). 12.20 „Taip arba Ne” (k). 13.05 „Takas ir Džiudžiu galia”. 13.35 „Įspūdingasis žmogus – voras”. 14.05 „Hana Montana”. 14.35 „Avataras”. 15.05 „Simpsonai”. 15.35 „Nuodėmingoji”. Drama. 16.35 „Svetimas veidas”. 17.40 „Naisių vasara”. 18.25 „Susitikime virtuvėje”. 18.45 TV3 žinios. 19.10 „Amžini jausmai”. 19.40 „Prieš srovę”. 20.30 „Farai”. 21.10 „Svetimi”. 21.45 TV3 vakaro žinios. 21.58 „Loto 6”. 22.00 „Kalėjimo bėgliai”. 23.00 „CSI kriminalistai”. 0.00 „Eurolygos apžvalga”. 0.05 „Cukrus”. Drama. 1.00 „Sukčiai Ričiai”.</text:p>
          </table:table-cell>
          <table:table-cell table:number-columns-repeated="16383"/>
        </table:table-row>
        <table:table-row table:style-name="ro1">
          <table:table-cell office:value-type="string" calcext:value-type="string">
            <text:p>2010 03 1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Emilija”. 10.50 „Chorų karai” (k). 13.05 „Takas ir Džiudžiu galia”. 13.35 „Įspūdingasis žmogus – voras”. 14.05 „Hana Montana”. 14.35 „Avataras”. 15.05 „Simpsonai”. 15.35 „Nuodėmingoji”. 16.35 „Svetimas veidas”. 17.40 „Naisių vasara”. 18.25 „Susitikime virtuvėje”. 18.45 TV3 žinios. 19.10 „Amžini jausmai”. 19.40 „Akistata”. 20.30 „Dar pažiūrėsim&amp;”. 21.10 „Svetimi”. 21.45 TV3 vakaro žinios. 21.58 „Loto 6”. 22.00 „Melo teorija”. 23.00 „Liūtis”. Veiksmo f. 1.00 „Sukčiai Ričiai”.</text:p>
          </table:table-cell>
          <table:table-cell table:number-columns-repeated="16383"/>
        </table:table-row>
        <table:table-row table:style-name="ro1">
          <table:table-cell office:value-type="string" calcext:value-type="string">
            <text:p>2010 03 1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35 „Avataras” (k). 7.05 „Simpsonai” (k). 7.35 „Pirmykštė Žemė XI. Mažozauriukų invazija”.</text:p>
          </table:table-cell>
          <table:table-cell table:number-columns-repeated="16383"/>
        </table:table-row>
        <table:table-row table:style-name="ro4">
          <table:table-cell office:value-type="string" calcext:value-type="string">
            <text:p>9.10 „Dviratininkai”. Komedija. 10.40 „Žvaigždžių vaikis”. Nuotykių f. 12.40 „Daktaras Dolitlis 3”. Komedija. 14.40 „Beždžionėlė riedlentininkė”. Komedija. 16.15 „Oskaras”. Komedija. 18.25 „Susitikime virtuvėje”. 18.45 TV3 žinios. 19.00 „Paskutinis tamplierius”. Nuotykių f. 22.30 „Psichoterapija”. Komedija. 0.30 „Narkotikų prekeiviai”. Drama.</text:p>
          </table:table-cell>
          <table:table-cell table:number-columns-repeated="16383"/>
        </table:table-row>
        <table:table-row table:style-name="ro1">
          <table:table-cell office:value-type="string" calcext:value-type="string">
            <text:p>2010 03 12</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7.40 „Pirmykštė Žemė XII. Didžioji sparnuočių diena”. 9.10 „Kikbokso akademija”. Nuotykių f. 10.50 „Tikrasis makao lobis”. Nuotykių f. 12.30 „Biznio vaikai”. Komedija. 14.35 „Beždžionėlė ekstremalė”. Komedija. 16.15 „Gaisrinės šuo”. Nuotykių f. 18.25 „Susitikime virtuvėje”. 18.45 TV3 žinios. 19.10 „Muzikinė karuselė”. 20.10 „Džonsonų atostogos”. Komedija. 22.10 „Laimingasis Gilmoras”. Komedija. 0.10 „Imperija”. Veiksmo f.</text:p>
          </table:table-cell>
          <table:table-cell table:number-columns-repeated="16383"/>
        </table:table-row>
        <table:table-row table:style-name="ro1">
          <table:table-cell office:value-type="string" calcext:value-type="string">
            <text:p>2010 03 13</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7.55 „H2O”. 9.00 „Apie ūkį ir bites”. 9.30 „Mamyčių klubas”. 10.00 „Stebuklingi batai”. Komedija. 12.00 „Slaptasis brolis”. Komedija. 13.45 „Kreivas veidrodis”. 15.45 „Be grimo” (k). 16.35 „Gyvenimas yra gražus” (k). 17.10 „Moterų alėja”. 18.10 „Chorų karai”. 18.45 TV3 žinios. 19.00 „Chorų karai”. 22.00 „Oskarų” šeštadienis. „Paskutinis Škotijos karalius”. Drama. 0.30 „Senasis Gringo”. Nuotykių f.</text:p>
          </table:table-cell>
          <table:table-cell table:number-columns-repeated="16383"/>
        </table:table-row>
        <table:table-row table:style-name="ro1">
          <table:table-cell office:value-type="string" calcext:value-type="string">
            <text:p>2010 03 14</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5">
          <table:table-cell office:value-type="string" calcext:value-type="string">
            <text:p>6.35 „Yu-Gi-Oh! GX”. 7.00 „Vėžliukai nindzės”. 7.30 „Smalsutė Dora”. 7.55 „H2O”. 9.00 „Sveikas žmogus”. 10.00 „Stebuklingi batai 2”. Komedija. 12.00 „Undinės krėslas”. Drama. 13.45 „Kreivas veidrodis”. 15.50 „Akistata” (k). 16.40 „Nuodėmių dešimtukas” (k). 17.30 „Farai” (k). 18.10 „Asistentai”. 18.45 TV3 žinios. 19.00 „Savaitės komentarai”. 19.30 „Taip arba Ne”. 20.00 „e LT”. 21.30 „Spartanas”. Trileris. 23.35 „Jūra mato”. Drama.</text:p>
          </table:table-cell>
          <table:table-cell table:number-columns-repeated="16383"/>
        </table:table-row>
        <table:table-row table:style-name="ro1">
          <table:table-cell table:style-name="Default"/>
          <table:table-cell table:number-columns-repeated="16383"/>
        </table:table-row>
        <table:table-row table:style-name="ro1">
          <table:table-cell table:style-name="ce1" office:value-type="string" calcext:value-type="string">
            <text:p>2010 03 15</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55 „H2O” (k). 7.55 „Zoro. Špaga ir rožė”. 8.55 „Meilės sūkuryje”. 10.00 „Emilija”. 10.50 „Stebuklingi batai 2”. Komedija (k). 13.05 „Takas ir Džiudžiu galia”. 13.35 „Įspūdingasis žmogus – voras”. 14.05 „Hana Montana”. 14.35 „Avataras”. 15.05 „Simpsonai”. 15.35 „Nuodėmingoji”. 16.35 „Svetimas veidas”. 17.40 „Naisių vasara”. 18.25 „Susitikime virtuvėje”. 18.45 TV3 žinios. 19.10 „Amžini jausmai”. 19.40 „Be grimo”. 20.30 „Gyvenimas yra gražus”. 21.10 „Svetimi”. 21.45 TV3 vakaro žinios. 21.58 „Loto 6”. Loterija. 22.00 „Nusivylusios namų šeimininkės”. 23.00 CSI trilogija. „CSI Majamis”. 0.00 „Cukrus”. 0.55 „Sukčiai Ričiai”.</text:p>
          </table:table-cell>
          <table:table-cell table:number-columns-repeated="16383"/>
        </table:table-row>
        <table:table-row table:style-name="ro10">
          <table:table-cell table:number-columns-repeated="16384"/>
        </table:table-row>
        <table:table-row table:style-name="ro1">
          <table:table-cell table:style-name="ce1" office:value-type="string" calcext:value-type="string">
            <text:p>2010 03 16</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2">
          <table:table-cell office:value-type="string" calcext:value-type="string">
            <text:p>10.00 „Emilija”. 10.50 „e LT” (k). 12.20 „Taip arba Ne” (k). 13.05 „Takas ir Džiudžiu galia”.</text:p>
          </table:table-cell>
          <table:table-cell table:number-columns-repeated="16383"/>
        </table:table-row>
        <table:table-row table:style-name="ro2">
          <table:table-cell office:value-type="string" calcext:value-type="string">
            <text:p>13.35 „Įspūdingasis žmogus – voras”. 14.05 „Hana Montana”. 14.35 „Avataras”. 15.05 „Simpsonai”.</text:p>
          </table:table-cell>
          <table:table-cell table:number-columns-repeated="16383"/>
        </table:table-row>
        <table:table-row table:style-name="ro4">
          <table:table-cell office:value-type="string" calcext:value-type="string">
            <text:p>15.35 „Nuodėmingoji”. 16.35 „Svetimas veidas”. 17.40 „Naisių vasara”. 18.25 „Susitikime virtuvėje”. 18.45 TV3 žinios. 19.10 „Amžini jausmai”. 19.40 „Prieš srovę”. 20.30 „Žiūrim, ką turim”. 21.10 „Svetimi”. 21.45 TV3 vakaro žinios. 21.58 „Loto 6”. Loterija. 22.00 „Kalėjimo bėgliai”. 23.00 CSI trilogija. „CSI Niujorkas”. 0.00 „Cukrus”. 0.55 „Sukčiai Ričiai”.</text:p>
          </table:table-cell>
          <table:table-cell table:number-columns-repeated="16383"/>
        </table:table-row>
        <table:table-row table:style-name="ro1">
          <table:table-cell office:value-type="string" calcext:value-type="string">
            <text:p>2010 03 17</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7">
          <table:table-cell office:value-type="string" calcext:value-type="string">
            <text:p>10.00 „Emilija”. 10.50 „Prieš srovę” (k). 11.35 „Gyvenimas yra gražus” (k). 12.15 „Dar pažiūrėsim…” (k). 13.05 „Takas ir Džiudžiu galia”. 13.35 „Įspūdingasis žmogus – voras”. 14.05 „Hana Montana”. 14.35 „Avataras”. 15.05 „Simpsonai”. 15.35 „Nuodėmingoji”. 16.35 „Svetimas veidas”. 17.40 „Naisių vasara”. 18.25 „Susitikime virtuvėje”. 18.45 TV3 žinios. 19.10 „Amžini jausmai”. 19.40 „Akistata”. 20.30 „Dar pažiūrėsim&amp;”. 21.10 „Svetimi”. 21.45 TV3 vakaro žinios.</text:p>
          </table:table-cell>
          <table:table-cell table:number-columns-repeated="16383"/>
        </table:table-row>
        <table:table-row table:style-name="ro2">
          <table:table-cell office:value-type="string" calcext:value-type="string">
            <text:p>21.58 „Loto 6”. Loterija. 22.00 „Melo teorija”. 23.00 CSI trilogija. „CSI kriminalistai”. 0.00 „Cukrus”. 0.55 „Sukčiai Ričiai”.</text:p>
          </table:table-cell>
          <table:table-cell table:number-columns-repeated="16383"/>
        </table:table-row>
        <table:table-row table:style-name="ro1">
          <table:table-cell office:value-type="string" calcext:value-type="string">
            <text:p>2010 03 18</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10">
          <table:table-cell office:value-type="string" calcext:value-type="string">
            <text:p>6.55 „Avataras” (k). 7.25 „Simpsonai” (k). 7.55 „Zoro. Špaga ir rožė”. 8.55 „Meilės sūkuryje”. 10.00 „Emilija”. 10.50 „… ir širdis iškeliauja”. 11.50 „Asistentai” (k). 12.30 „Žiūrim, ką turim” (k). 13.05 „Takas ir Džiudžiu galia”. 13.35 „Įspūdingasis žmogus – voras”. 14.05 „Hana Montana”. 14.35 „Avataras”. 15.05 „Simpsonai”. 15.35 „Nuodėmingoji”. 16.35 „Svetimas veidas”. 17.40 „Naisių vasara”. 18.25 „Susitikime virtuvėje”. 18.45 TV3 žinios. 19.10 „Amžini jausmai”. 19.40 „Nuodėmių dešimtukas”. 20.30 „Farai”. 21.10 „Svetimi”. 21.45 TV3 vakaro žinios. 21.58 „Loto 6”. Loterija. 22.00 „Spec. būrys”. 23.00 „Kaulai”. 0.00 „Cukrus”. 0.55 „Sukčiai Ričiai”.</text:p>
          </table:table-cell>
          <table:table-cell table:number-columns-repeated="16383"/>
        </table:table-row>
        <table:table-row table:style-name="ro10">
          <table:table-cell table:number-columns-repeated="16384"/>
        </table:table-row>
        <table:table-row table:style-name="ro1">
          <table:table-cell table:style-name="ce1" office:value-type="string" calcext:value-type="string">
            <text:p>2010 03 19</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2">
          <table:table-cell office:value-type="string" calcext:value-type="string">
            <text:p>6.55 „Avataras” (k). 7.25 „Simpsonai” (k). 7.55 „Zoro. Špaga ir rožė”. 8.55 „Meilės sūkuryje”.</text:p>
          </table:table-cell>
          <table:table-cell table:number-columns-repeated="16383"/>
        </table:table-row>
        <table:table-row table:style-name="ro2">
          <table:table-cell office:value-type="string" calcext:value-type="string">
            <text:p>10.00 „Chorų karai” (k). 13.05 „Takas ir Džiudžiu galia”. 13.35 „Įspūdingasis žmogus – voras”.</text:p>
          </table:table-cell>
          <table:table-cell table:number-columns-repeated="16383"/>
        </table:table-row>
        <table:table-row table:style-name="ro4">
          <table:table-cell office:value-type="string" calcext:value-type="string">
            <text:p>14.05 „Hana Montana”. 14.35 „Avataras”. 15.05 „Simpsonai”. 15.35 „Nuodėmingoji”. 16.35 „Svetimas veidas”. 17.40 „Naisių vasara”. 18.25 „Susitikime virtuvėje”. 18.45 TV3 žinios. 19.10 „Muzikinė karuselė”. 20.10 „Kodas: L.O.B.I.A.I”. Nuotykių f. 22.45 „Dingti iš akių”. Veiksmo f. 1.05 „Šventa santuoka”. Komedija.</text:p>
          </table:table-cell>
          <table:table-cell table:number-columns-repeated="16383"/>
        </table:table-row>
        <table:table-row table:style-name="ro1">
          <table:table-cell table:style-name="ce5"/>
          <table:table-cell table:number-columns-repeated="16383"/>
        </table:table-row>
        <table:table-row table:style-name="ro1">
          <table:table-cell table:style-name="ce1" office:value-type="string" calcext:value-type="string">
            <text:p>2010 03 20</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7.55 „H2O”. 9.00 „Apie ūkį ir bites”. 9.30 „Mamyčių klubas”. 10.00 „Keturi draugai ir šuo Mocartas”. Nuotykių f. 11.25 „Gyvenimas be Diko”. Komedija. 13.45 „Kreivas veidrodis”. 15.45 „Be grimo” (k). 16.35 „Gyvenimas yra gražus” (k). 17.10 „Moterų alėja”. 18.10 „Chorų karai”. 18.45 TV3 žinios. 19.00 „Chorų karai”. 22.00 „Oskarų” šeštadienis. „Bus kraujo”. Trileris. 1.00 „Draugai ir kaimynai”. Komedija.</text:p>
          </table:table-cell>
          <table:table-cell table:number-columns-repeated="16383"/>
        </table:table-row>
        <table:table-row table:style-name="ro1">
          <table:table-cell office:value-type="string" calcext:value-type="string">
            <text:p>2010 03 21</text:p>
          </table:table-cell>
          <table:table-cell table:number-columns-repeated="16383"/>
        </table:table-row>
        <table:table-row table:style-name="ro1">
          <table:table-cell office:value-type="string" calcext:value-type="string">
            <text:p>TV3</text:p>
          </table:table-cell>
          <table:table-cell table:number-columns-repeated="16383"/>
        </table:table-row>
        <table:table-row table:style-name="ro7">
          <table:table-cell office:value-type="string" calcext:value-type="string">
            <text:p>6.35 „Yu-Gi-Oh! GX”. 7.00 „Vėžliukai nindzės”. 7.30 „Smalsutė Dora”. 7.55 „H2O”. 9.00 „Sveikas žmogus”. 10.00 „Šnipų vaikučiai”. Nuotykių f. 11.35 „Legenda”. Nuotykių f. 13.45 „Kreivas veidrodis”. 15.50 „Akistata” (k). 16.40 „Nuodėmių dešimtukas” (k). 17.30 „Farai” (k). 18.10 „Asistentai”. 18.45 TV3 žinios. 19.00 „Savaitės komentarai”. 19.30 „Taip arba Ne”. 20.00 „Paskutinis jaunikio išbandymas”. Komedija. 22.10 „Baikeriai”. Veiksmo f. 0.20 „Džesis Stounas. Mirtis Rojuje”. Drama. 1.55 „Nei šis, nei tas”. Komedija.</text:p>
          </table:table-cell>
          <table:table-cell table:number-columns-repeated="163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1">00/00/0000</text:date>, <text:time style:data-style-name="N2" text:time-value="21:26:37.7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8:05:28.772000000</meta:creation-date>
    <dc:date>2023-10-31T21:27:08.284000000</dc:date>
    <meta:editing-duration>PT1H54M</meta:editing-duration>
    <meta:editing-cycles>4</meta:editing-cycles>
    <meta:generator>LibreOffice/7.6.2.1$Windows_X86_64 LibreOffice_project/56f7684011345957bbf33a7ee678afaf4d2ba333</meta:generator>
    <meta:document-statistic meta:table-count="1" meta:cell-count="8729" meta:object-count="0"/>
  </office:meta>
</office:document-meta>
</file>